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_input" table:style-name="ta1">
        <table:table-column table:style-name="co1" table:number-columns-repeated="566" table:default-cell-style-name="Default"/>
        <table:table-row table:style-name="ro1">
          <table:table-cell table:style-name="pd1" office:value-type="string" calcext:value-type="string">
            <text:p>Instance</text:p>
          </table:table-cell>
          <table:table-cell table:style-name="pd1" office:value-type="string" calcext:value-type="string">
            <text:p>Nantes</text:p>
          </table:table-cell>
          <table:table-cell table:style-name="pd1" office:value-type="string" calcext:value-type="string">
            <text:p>netherlands_amsterdam_166_.pb</text:p>
          </table:table-cell>
          <table:table-cell table:style-name="pd1" office:value-type="string" calcext:value-type="string">
            <text:p>netherlands_amsterdam_179_.pb</text:p>
          </table:table-cell>
          <table:table-cell table:style-name="pd1" office:value-type="string" calcext:value-type="string">
            <text:p>netherlands_amsterdam_212_.pb</text:p>
          </table:table-cell>
          <table:table-cell table:style-name="pd1" office:value-type="string" calcext:value-type="string">
            <text:p>netherlands_amsterdam_267_.pb</text:p>
          </table:table-cell>
          <table:table-cell table:style-name="pd1" office:value-type="string" calcext:value-type="string">
            <text:p>netherlands_amsterdam_252_.pb</text:p>
          </table:table-cell>
          <table:table-cell table:style-name="pd1" office:value-type="string" calcext:value-type="string">
            <text:p>netherlands_amsterdam_644_.pb</text:p>
          </table:table-cell>
          <table:table-cell table:style-name="pd1" office:value-type="string" calcext:value-type="string">
            <text:p>netherlands_amsterdam_646_.pb</text:p>
          </table:table-cell>
          <table:table-cell table:style-name="pd1" office:value-type="string" calcext:value-type="string">
            <text:p>netherlands_amsterdam_287_.pb</text:p>
          </table:table-cell>
          <table:table-cell table:style-name="pd1" office:value-type="string" calcext:value-type="string">
            <text:p>netherlands_amsterdam_332_.pb</text:p>
          </table:table-cell>
          <table:table-cell table:style-name="pd1" office:value-type="string" calcext:value-type="string">
            <text:p>netherlands_amsterdam_524_.pb</text:p>
          </table:table-cell>
          <table:table-cell table:style-name="pd1" office:value-type="string" calcext:value-type="string">
            <text:p>netherlands_amsterdam_335_.pb</text:p>
          </table:table-cell>
          <table:table-cell table:style-name="pd1" office:value-type="string" calcext:value-type="string">
            <text:p>netherlands_amsterdam_622_.pb</text:p>
          </table:table-cell>
          <table:table-cell table:style-name="pd1" office:value-type="string" calcext:value-type="string">
            <text:p>netherlands_amsterdam_605_.pb</text:p>
          </table:table-cell>
          <table:table-cell table:style-name="pd1" office:value-type="string" calcext:value-type="string">
            <text:p>netherlands_amsterdam_631_.pb</text:p>
          </table:table-cell>
          <table:table-cell table:style-name="pd1" office:value-type="string" calcext:value-type="string">
            <text:p>netherlands_amsterdam_490_.pb</text:p>
          </table:table-cell>
          <table:table-cell table:style-name="pd1" office:value-type="string" calcext:value-type="string">
            <text:p>netherlands_amsterdam_613_.pb</text:p>
          </table:table-cell>
          <table:table-cell table:style-name="pd1" office:value-type="string" calcext:value-type="string">
            <text:p>netherlands_amsterdam_621_.pb</text:p>
          </table:table-cell>
          <table:table-cell table:style-name="pd1" office:value-type="string" calcext:value-type="string">
            <text:p>netherlands_amsterdam_285_.pb</text:p>
          </table:table-cell>
          <table:table-cell table:style-name="pd1" office:value-type="string" calcext:value-type="string">
            <text:p>netherlands_amsterdam_492_.pb</text:p>
          </table:table-cell>
          <table:table-cell table:style-name="pd1" office:value-type="string" calcext:value-type="string">
            <text:p>netherlands_amsterdam_417_.pb</text:p>
          </table:table-cell>
          <table:table-cell table:style-name="pd1" office:value-type="string" calcext:value-type="string">
            <text:p>netherlands_amsterdam_588_.pb</text:p>
          </table:table-cell>
          <table:table-cell table:style-name="pd1" office:value-type="string" calcext:value-type="string">
            <text:p>netherlands_amsterdam_604_.pb</text:p>
          </table:table-cell>
          <table:table-cell table:style-name="pd1" office:value-type="string" calcext:value-type="string">
            <text:p>netherlands_amsterdam_509_.pb</text:p>
          </table:table-cell>
          <table:table-cell table:style-name="pd1" office:value-type="string" calcext:value-type="string">
            <text:p>netherlands_amsterdam_619_.pb</text:p>
          </table:table-cell>
          <table:table-cell table:style-name="pd1" office:value-type="string" calcext:value-type="string">
            <text:p>netherlands_amsterdam_304_.pb</text:p>
          </table:table-cell>
          <table:table-cell table:style-name="pd1" office:value-type="string" calcext:value-type="string">
            <text:p>netherlands_amsterdam_324_.pb</text:p>
          </table:table-cell>
          <table:table-cell table:style-name="pd1" office:value-type="string" calcext:value-type="string">
            <text:p>netherlands_amsterdam_515_.pb</text:p>
          </table:table-cell>
          <table:table-cell table:style-name="pd1" office:value-type="string" calcext:value-type="string">
            <text:p>netherlands_amsterdam_645_.pb</text:p>
          </table:table-cell>
          <table:table-cell table:style-name="pd1" office:value-type="string" calcext:value-type="string">
            <text:p>netherlands_amsterdam_358_.pb</text:p>
          </table:table-cell>
          <table:table-cell table:style-name="pd1" office:value-type="string" calcext:value-type="string">
            <text:p>netherlands_amsterdam_289_.pb</text:p>
          </table:table-cell>
          <table:table-cell table:style-name="pd1" office:value-type="string" calcext:value-type="string">
            <text:p>netherlands_amsterdam_489_.pb</text:p>
          </table:table-cell>
          <table:table-cell table:style-name="pd1" office:value-type="string" calcext:value-type="string">
            <text:p>netherlands_amsterdam_491_.pb</text:p>
          </table:table-cell>
          <table:table-cell table:style-name="pd1" office:value-type="string" calcext:value-type="string">
            <text:p>netherlands_amsterdam_523_.pb</text:p>
          </table:table-cell>
          <table:table-cell table:style-name="pd1" office:value-type="string" calcext:value-type="string">
            <text:p>netherlands_amsterdam_288_.pb</text:p>
          </table:table-cell>
          <table:table-cell table:style-name="pd1" office:value-type="string" calcext:value-type="string">
            <text:p>netherlands_amsterdam_628_.pb</text:p>
          </table:table-cell>
          <table:table-cell table:style-name="pd1" office:value-type="string" calcext:value-type="string">
            <text:p>netherlands_amsterdam_522_.pb</text:p>
          </table:table-cell>
          <table:table-cell table:style-name="pd1" office:value-type="string" calcext:value-type="string">
            <text:p>netherlands_amsterdam_525_.pb</text:p>
          </table:table-cell>
          <table:table-cell table:style-name="pd1" office:value-type="string" calcext:value-type="string">
            <text:p>netherlands_amsterdam_647_.pb</text:p>
          </table:table-cell>
          <table:table-cell table:style-name="pd1" office:value-type="string" calcext:value-type="string">
            <text:p>netherlands_amsterdam_309_.pb</text:p>
          </table:table-cell>
          <table:table-cell table:style-name="pd1" office:value-type="string" calcext:value-type="string">
            <text:p>poland_gdynia_2020_karwiny-small.pb</text:p>
          </table:table-cell>
          <table:table-cell table:style-name="pd1" office:value-type="string" calcext:value-type="string">
            <text:p>poland_gdynia_2020_wzgorze-sw-maksymiliana-small.pb</text:p>
          </table:table-cell>
          <table:table-cell table:style-name="pd1" office:value-type="string" calcext:value-type="string">
            <text:p>poland_gdynia_2020_cisowa-small.pb</text:p>
          </table:table-cell>
          <table:table-cell table:style-name="pd1" office:value-type="string" calcext:value-type="string">
            <text:p>poland_gdynia_2020_oksywie-large.pb</text:p>
          </table:table-cell>
          <table:table-cell table:style-name="pd1" office:value-type="string" calcext:value-type="string">
            <text:p>poland_gdynia_2020_dzialki-lesne-small.pb</text:p>
          </table:table-cell>
          <table:table-cell table:style-name="pd1" office:value-type="string" calcext:value-type="string">
            <text:p>poland_gdynia_2020_pustki-cisowskie-demptowo-large.pb</text:p>
          </table:table-cell>
          <table:table-cell table:style-name="pd1" office:value-type="string" calcext:value-type="string">
            <text:p>poland_gdynia_2020_leszczynki-large.pb</text:p>
          </table:table-cell>
          <table:table-cell table:style-name="pd1" office:value-type="string" calcext:value-type="string">
            <text:p>poland_gdynia_2020_babie-doly-small.pb</text:p>
          </table:table-cell>
          <table:table-cell table:style-name="pd1" office:value-type="string" calcext:value-type="string">
            <text:p>poland_gdynia_2020_wielki-kack-small.pb</text:p>
          </table:table-cell>
          <table:table-cell table:style-name="pd1" office:value-type="string" calcext:value-type="string">
            <text:p>poland_gdynia_2020_pogorze-large.pb</text:p>
          </table:table-cell>
          <table:table-cell table:style-name="pd1" office:value-type="string" calcext:value-type="string">
            <text:p>poland_gdynia_2020_maly-kack-small.pb</text:p>
          </table:table-cell>
          <table:table-cell table:style-name="pd1" office:value-type="string" calcext:value-type="string">
            <text:p>poland_gdynia_2020_wielki-kack-large.pb</text:p>
          </table:table-cell>
          <table:table-cell table:style-name="pd1" office:value-type="string" calcext:value-type="string">
            <text:p>poland_gdynia_2020_chylonia-small.pb</text:p>
          </table:table-cell>
          <table:table-cell table:style-name="pd1" office:value-type="string" calcext:value-type="string">
            <text:p>poland_gdynia_2020_cisowa-large.pb</text:p>
          </table:table-cell>
          <table:table-cell table:style-name="pd1" office:value-type="string" calcext:value-type="string">
            <text:p>poland_gdynia_2020_chylonia-large.pb</text:p>
          </table:table-cell>
          <table:table-cell table:style-name="pd1" office:value-type="string" calcext:value-type="string">
            <text:p>poland_gdynia_2020_.pb</text:p>
          </table:table-cell>
          <table:table-cell table:style-name="pd1" office:value-type="string" calcext:value-type="string">
            <text:p>poland_gdynia_2020_redlowo-large.pb</text:p>
          </table:table-cell>
          <table:table-cell table:style-name="pd1" office:value-type="string" calcext:value-type="string">
            <text:p>poland_gdynia_2020_orlowo-small.pb</text:p>
          </table:table-cell>
          <table:table-cell table:style-name="pd1" office:value-type="string" calcext:value-type="string">
            <text:p>poland_gdynia_2020_redlowo-small.pb</text:p>
          </table:table-cell>
          <table:table-cell table:style-name="pd1" office:value-type="string" calcext:value-type="string">
            <text:p>poland_gdynia_2020_witomino-small.pb</text:p>
          </table:table-cell>
          <table:table-cell table:style-name="pd1" office:value-type="string" calcext:value-type="string">
            <text:p>poland_gdynia_2020_grabowek-large.pb</text:p>
          </table:table-cell>
          <table:table-cell table:style-name="pd1" office:value-type="string" calcext:value-type="string">
            <text:p>poland_gdynia_2020_witomino-large.pb</text:p>
          </table:table-cell>
          <table:table-cell table:style-name="pd1" office:value-type="string" calcext:value-type="string">
            <text:p>poland_gdynia_2020_leszczynki-small.pb</text:p>
          </table:table-cell>
          <table:table-cell table:style-name="pd1" office:value-type="string" calcext:value-type="string">
            <text:p>poland_gdynia_2020_wzgorze-sw-maksymiliana-large.pb</text:p>
          </table:table-cell>
          <table:table-cell table:style-name="pd1" office:value-type="string" calcext:value-type="string">
            <text:p>poland_gdynia_2020_pustki-cisowskie-demptowo-small.pb</text:p>
          </table:table-cell>
          <table:table-cell table:style-name="pd1" office:value-type="string" calcext:value-type="string">
            <text:p>poland_gdynia_2020_srodmiescie-large.pb</text:p>
          </table:table-cell>
          <table:table-cell table:style-name="pd1" office:value-type="string" calcext:value-type="string">
            <text:p>poland_gdynia_2020_obluze-large.pb</text:p>
          </table:table-cell>
          <table:table-cell table:style-name="pd1" office:value-type="string" calcext:value-type="string">
            <text:p>poland_gdynia_2020_dzialki-lesne-large.pb</text:p>
          </table:table-cell>
          <table:table-cell table:style-name="pd1" office:value-type="string" calcext:value-type="string">
            <text:p>poland_gdynia_2020_babie-doly-large.pb</text:p>
          </table:table-cell>
          <table:table-cell table:style-name="pd1" office:value-type="string" calcext:value-type="string">
            <text:p>poland_gdynia_2020_kamienna-gora-large.pb</text:p>
          </table:table-cell>
          <table:table-cell table:style-name="pd1" office:value-type="string" calcext:value-type="string">
            <text:p>poland_gdynia_2020_karwiny-large.pb</text:p>
          </table:table-cell>
          <table:table-cell table:style-name="pd1" office:value-type="string" calcext:value-type="string">
            <text:p>poland_gdynia_2020_orlowo-large.pb</text:p>
          </table:table-cell>
          <table:table-cell table:style-name="pd1" office:value-type="string" calcext:value-type="string">
            <text:p>poland_gdynia_2020_obluze-small.pb</text:p>
          </table:table-cell>
          <table:table-cell table:style-name="pd1" office:value-type="string" calcext:value-type="string">
            <text:p>poland_gdynia_2020_pogorze-small.pb</text:p>
          </table:table-cell>
          <table:table-cell table:style-name="pd1" office:value-type="string" calcext:value-type="string">
            <text:p>poland_warszawa_2023_mokotow.pb</text:p>
          </table:table-cell>
          <table:table-cell table:style-name="pd1" office:value-type="string" calcext:value-type="string">
            <text:p>poland_warszawa_2019_wesola.pb</text:p>
          </table:table-cell>
          <table:table-cell table:style-name="pd1" office:value-type="string" calcext:value-type="string">
            <text:p>poland_gdynia_2020_maly-kack-large.pb</text:p>
          </table:table-cell>
          <table:table-cell table:style-name="pd1" office:value-type="string" calcext:value-type="string">
            <text:p>poland_gdynia_2020_kamienna-gora-small.pb</text:p>
          </table:table-cell>
          <table:table-cell table:style-name="pd1" office:value-type="string" calcext:value-type="string">
            <text:p>poland_gdynia_2020_srodmiescie-small.pb</text:p>
          </table:table-cell>
          <table:table-cell table:style-name="pd1" office:value-type="string" calcext:value-type="string">
            <text:p>poland_gdynia_2020_dabrowa-large.pb</text:p>
          </table:table-cell>
          <table:table-cell table:style-name="pd1" office:value-type="string" calcext:value-type="string">
            <text:p>poland_gdynia_2020_oksywie-small.pb</text:p>
          </table:table-cell>
          <table:table-cell table:style-name="pd1" office:value-type="string" calcext:value-type="string">
            <text:p>poland_warszawa_2021_bielany.pb</text:p>
          </table:table-cell>
          <table:table-cell table:style-name="pd1" office:value-type="string" calcext:value-type="string">
            <text:p>poland_gdynia_2020_grabowek-small.pb</text:p>
          </table:table-cell>
          <table:table-cell table:style-name="pd1" office:value-type="string" calcext:value-type="string">
            <text:p>poland_gdynia_2020_dabrowa-small.pb</text:p>
          </table:table-cell>
          <table:table-cell table:style-name="pd1" office:value-type="string" calcext:value-type="string">
            <text:p>poland_lodz_2023_ruda.pb</text:p>
          </table:table-cell>
          <table:table-cell table:style-name="pd1" office:value-type="string" calcext:value-type="string">
            <text:p>poland_lodz_2020_srodmiescie-wschod.pb</text:p>
          </table:table-cell>
          <table:table-cell table:style-name="pd1" office:value-type="string" calcext:value-type="string">
            <text:p>poland_lodz_2020_ruda.pb</text:p>
          </table:table-cell>
          <table:table-cell table:style-name="pd1" office:value-type="string" calcext:value-type="string">
            <text:p>poland_lodz_2022_radogoszcz.pb</text:p>
          </table:table-cell>
          <table:table-cell table:style-name="pd1" office:value-type="string" calcext:value-type="string">
            <text:p>poland_lodz_2020_wzniesien-lodzkich.pb</text:p>
          </table:table-cell>
          <table:table-cell table:style-name="pd1" office:value-type="string" calcext:value-type="string">
            <text:p>poland_lodz_2023_rokicie.pb</text:p>
          </table:table-cell>
          <table:table-cell table:style-name="pd1" office:value-type="string" calcext:value-type="string">
            <text:p>poland_lodz_2023_chojny-dabrowa.pb</text:p>
          </table:table-cell>
          <table:table-cell table:style-name="pd1" office:value-type="string" calcext:value-type="string">
            <text:p>poland_lodz_2020_radogoszcz.pb</text:p>
          </table:table-cell>
          <table:table-cell table:style-name="pd1" office:value-type="string" calcext:value-type="string">
            <text:p>poland_lodz_2022_stare-polesie.pb</text:p>
          </table:table-cell>
          <table:table-cell table:style-name="pd1" office:value-type="string" calcext:value-type="string">
            <text:p>poland_lodz_2022_widzew-wschod.pb</text:p>
          </table:table-cell>
          <table:table-cell table:style-name="pd1" office:value-type="string" calcext:value-type="string">
            <text:p>poland_lodz_2022_wzniesien-lodzkich.pb</text:p>
          </table:table-cell>
          <table:table-cell table:style-name="pd1" office:value-type="string" calcext:value-type="string">
            <text:p>poland_lodz_2022_karolew-retkinia-wschod.pb</text:p>
          </table:table-cell>
          <table:table-cell table:style-name="pd1" office:value-type="string" calcext:value-type="string">
            <text:p>poland_lodz_2023_piastow-kurak.pb</text:p>
          </table:table-cell>
          <table:table-cell table:style-name="pd1" office:value-type="string" calcext:value-type="string">
            <text:p>poland_lodz_2020_rokicie.pb</text:p>
          </table:table-cell>
          <table:table-cell table:style-name="pd1" office:value-type="string" calcext:value-type="string">
            <text:p>poland_lodz_2023_stare-polesie.pb</text:p>
          </table:table-cell>
          <table:table-cell table:style-name="pd1" office:value-type="string" calcext:value-type="string">
            <text:p>poland_lodz_2020_stoki-sikawa-podgorze.pb</text:p>
          </table:table-cell>
          <table:table-cell table:style-name="pd1" office:value-type="string" calcext:value-type="string">
            <text:p>poland_lodz_2022_zdrowie-mania.pb</text:p>
          </table:table-cell>
          <table:table-cell table:style-name="pd1" office:value-type="string" calcext:value-type="string">
            <text:p>poland_lodz_2020_gorniak.pb</text:p>
          </table:table-cell>
          <table:table-cell table:style-name="pd1" office:value-type="string" calcext:value-type="string">
            <text:p>poland_lodz_2022_wiskitno.pb</text:p>
          </table:table-cell>
          <table:table-cell table:style-name="pd1" office:value-type="string" calcext:value-type="string">
            <text:p>poland_lodz_2022_lagiewniki.pb</text:p>
          </table:table-cell>
          <table:table-cell table:style-name="pd1" office:value-type="string" calcext:value-type="string">
            <text:p>poland_lodz_2023_baluty-centrum.pb</text:p>
          </table:table-cell>
          <table:table-cell table:style-name="pd1" office:value-type="string" calcext:value-type="string">
            <text:p>poland_lodz_2020_lublinek-pienista.pb</text:p>
          </table:table-cell>
          <table:table-cell table:style-name="pd1" office:value-type="string" calcext:value-type="string">
            <text:p>poland_lodz_2023_nowosolna.pb</text:p>
          </table:table-cell>
          <table:table-cell table:style-name="pd1" office:value-type="string" calcext:value-type="string">
            <text:p>poland_lodz_2022_olechow-janow.pb</text:p>
          </table:table-cell>
          <table:table-cell table:style-name="pd1" office:value-type="string" calcext:value-type="string">
            <text:p>poland_lodz_2020_zlotno.pb</text:p>
          </table:table-cell>
          <table:table-cell table:style-name="pd1" office:value-type="string" calcext:value-type="string">
            <text:p>poland_lodz_2022_zlotno.pb</text:p>
          </table:table-cell>
          <table:table-cell table:style-name="pd1" office:value-type="string" calcext:value-type="string">
            <text:p>poland_lodz_2023_olechow-janow.pb</text:p>
          </table:table-cell>
          <table:table-cell table:style-name="pd1" office:value-type="string" calcext:value-type="string">
            <text:p>poland_lodz_2020_wiskitno.pb</text:p>
          </table:table-cell>
          <table:table-cell table:style-name="pd1" office:value-type="string" calcext:value-type="string">
            <text:p>poland_lodz_2020_widzew-wschod.pb</text:p>
          </table:table-cell>
          <table:table-cell table:style-name="pd1" office:value-type="string" calcext:value-type="string">
            <text:p>poland_lodz_2022_dolina-lodki.pb</text:p>
          </table:table-cell>
          <table:table-cell table:style-name="pd1" office:value-type="string" calcext:value-type="string">
            <text:p>poland_lodz_2023_chojny.pb</text:p>
          </table:table-cell>
          <table:table-cell table:style-name="pd1" office:value-type="string" calcext:value-type="string">
            <text:p>poland_lodz_2023_.pb</text:p>
          </table:table-cell>
          <table:table-cell table:style-name="pd1" office:value-type="string" calcext:value-type="string">
            <text:p>poland_lodz_2022_mileszki.pb</text:p>
          </table:table-cell>
          <table:table-cell table:style-name="pd1" office:value-type="string" calcext:value-type="string">
            <text:p>poland_lodz_2023_nad-nerem.pb</text:p>
          </table:table-cell>
          <table:table-cell table:style-name="pd1" office:value-type="string" calcext:value-type="string">
            <text:p>poland_lodz_2020_lagiewniki.pb</text:p>
          </table:table-cell>
          <table:table-cell table:style-name="pd1" office:value-type="string" calcext:value-type="string">
            <text:p>poland_lodz_2022_rokicie.pb</text:p>
          </table:table-cell>
          <table:table-cell table:style-name="pd1" office:value-type="string" calcext:value-type="string">
            <text:p>poland_lodz_2022_gorniak.pb</text:p>
          </table:table-cell>
          <table:table-cell table:style-name="pd1" office:value-type="string" calcext:value-type="string">
            <text:p>poland_lodz_2023_stoki-sikawa-podgorze.pb</text:p>
          </table:table-cell>
          <table:table-cell table:style-name="pd1" office:value-type="string" calcext:value-type="string">
            <text:p>poland_lodz_2020_nr-33.pb</text:p>
          </table:table-cell>
          <table:table-cell table:style-name="pd1" office:value-type="string" calcext:value-type="string">
            <text:p>poland_lodz_2023_gorniak.pb</text:p>
          </table:table-cell>
          <table:table-cell table:style-name="pd1" office:value-type="string" calcext:value-type="string">
            <text:p>poland_lodz_2023_widzew-wschod.pb</text:p>
          </table:table-cell>
          <table:table-cell table:style-name="pd1" office:value-type="string" calcext:value-type="string">
            <text:p>poland_lodz_2020_koziny.pb</text:p>
          </table:table-cell>
          <table:table-cell table:style-name="pd1" office:value-type="string" calcext:value-type="string">
            <text:p>poland_lodz_2020_piastow-kurak.pb</text:p>
          </table:table-cell>
          <table:table-cell table:style-name="pd1" office:value-type="string" calcext:value-type="string">
            <text:p>poland_lodz_2020_chojny-dabrowa.pb</text:p>
          </table:table-cell>
          <table:table-cell table:style-name="pd1" office:value-type="string" calcext:value-type="string">
            <text:p>poland_warszawa_2021_wilanow.pb</text:p>
          </table:table-cell>
          <table:table-cell table:style-name="pd1" office:value-type="string" calcext:value-type="string">
            <text:p>poland_warszawa_2021_.pb</text:p>
          </table:table-cell>
          <table:table-cell table:style-name="pd1" office:value-type="string" calcext:value-type="string">
            <text:p>poland_warszawa_2024_rembertow.pb</text:p>
          </table:table-cell>
          <table:table-cell table:style-name="pd1" office:value-type="string" calcext:value-type="string">
            <text:p>poland_warszawa_2021_ochota.pb</text:p>
          </table:table-cell>
          <table:table-cell table:style-name="pd1" office:value-type="string" calcext:value-type="string">
            <text:p>poland_wroclaw_2018_.pb</text:p>
          </table:table-cell>
          <table:table-cell table:style-name="pd1" office:value-type="string" calcext:value-type="string">
            <text:p>poland_wroclaw_2016_.pb</text:p>
          </table:table-cell>
          <table:table-cell table:style-name="pd1" office:value-type="string" calcext:value-type="string">
            <text:p>poland_warszawa_2017_nowe-wlochy.pb</text:p>
          </table:table-cell>
          <table:table-cell table:style-name="pd1" office:value-type="string" calcext:value-type="string">
            <text:p>poland_warszawa_2017_sady-zoliborskie-zatrasie.pb</text:p>
          </table:table-cell>
          <table:table-cell table:style-name="pd1" office:value-type="string" calcext:value-type="string">
            <text:p>poland_warszawa_2017_anin.pb</text:p>
          </table:table-cell>
          <table:table-cell table:style-name="pd1" office:value-type="string" calcext:value-type="string">
            <text:p>poland_warszawa_2017_rejon-e.pb</text:p>
          </table:table-cell>
          <table:table-cell table:style-name="pd1" office:value-type="string" calcext:value-type="string">
            <text:p>poland_warszawa_2017_rejon-b.pb</text:p>
          </table:table-cell>
          <table:table-cell table:style-name="pd1" office:value-type="string" calcext:value-type="string">
            <text:p>poland_warszawa_2017_aleksandrow.pb</text:p>
          </table:table-cell>
          <table:table-cell table:style-name="pd1" office:value-type="string" calcext:value-type="string">
            <text:p>poland_warszawa_2017_ursus-polnocny.pb</text:p>
          </table:table-cell>
          <table:table-cell table:style-name="pd1" office:value-type="string" calcext:value-type="string">
            <text:p>poland_warszawa_2017_srodmiescie.pb</text:p>
          </table:table-cell>
          <table:table-cell table:style-name="pd1" office:value-type="string" calcext:value-type="string">
            <text:p>poland_warszawa_2017_grochow-kinowa.pb</text:p>
          </table:table-cell>
          <table:table-cell table:style-name="pd1" office:value-type="string" calcext:value-type="string">
            <text:p>poland_warszawa_2017_nowa-praga-z-pelcowizna.pb</text:p>
          </table:table-cell>
          <table:table-cell table:style-name="pd1" office:value-type="string" calcext:value-type="string">
            <text:p>poland_warszawa_2017_wawer.pb</text:p>
          </table:table-cell>
          <table:table-cell table:style-name="pd1" office:value-type="string" calcext:value-type="string">
            <text:p>poland_warszawa_2017_grochow-poludniowy.pb</text:p>
          </table:table-cell>
          <table:table-cell table:style-name="pd1" office:value-type="string" calcext:value-type="string">
            <text:p>poland_warszawa_2017_boernerowo-fort-radiowo-groty-gorce.pb</text:p>
          </table:table-cell>
          <table:table-cell table:style-name="pd1" office:value-type="string" calcext:value-type="string">
            <text:p>poland_warszawa_2017_praga-poludnie.pb</text:p>
          </table:table-cell>
          <table:table-cell table:style-name="pd1" office:value-type="string" calcext:value-type="string">
            <text:p>poland_warszawa_2017_wilanow-obszar-i.pb</text:p>
          </table:table-cell>
          <table:table-cell table:style-name="pd1" office:value-type="string" calcext:value-type="string">
            <text:p>poland_warszawa_2017_wawrzyszew.pb</text:p>
          </table:table-cell>
          <table:table-cell table:style-name="pd1" office:value-type="string" calcext:value-type="string">
            <text:p>poland_warszawa_2017_wysokie-okecie.pb</text:p>
          </table:table-cell>
          <table:table-cell table:style-name="pd1" office:value-type="string" calcext:value-type="string">
            <text:p>poland_warszawa_2017_ursynow-wysoki-polnocny.pb</text:p>
          </table:table-cell>
          <table:table-cell table:style-name="pd1" office:value-type="string" calcext:value-type="string">
            <text:p>poland_warszawa_2017_nadwisle.pb</text:p>
          </table:table-cell>
          <table:table-cell table:style-name="pd1" office:value-type="string" calcext:value-type="string">
            <text:p>poland_warszawa_2017_rejon-a.pb</text:p>
          </table:table-cell>
          <table:table-cell table:style-name="pd1" office:value-type="string" calcext:value-type="string">
            <text:p>poland_warszawa_2017_miedzylesie.pb</text:p>
          </table:table-cell>
          <table:table-cell table:style-name="pd1" office:value-type="string" calcext:value-type="string">
            <text:p>poland_warszawa_2017_targowek-fabryczny-elsnerow-i-utrata.pb</text:p>
          </table:table-cell>
          <table:table-cell table:style-name="pd1" office:value-type="string" calcext:value-type="string">
            <text:p>poland_warszawa_2017_choszczowka-dabrowka-szlachecka-bialoleka-dworska-henrykow-szamocin.pb</text:p>
          </table:table-cell>
          <table:table-cell table:style-name="pd1" office:value-type="string" calcext:value-type="string">
            <text:p>poland_warszawa_2017_falenica.pb</text:p>
          </table:table-cell>
          <table:table-cell table:style-name="pd1" office:value-type="string" calcext:value-type="string">
            <text:p>poland_warszawa_2017_stare-wlochy.pb</text:p>
          </table:table-cell>
          <table:table-cell table:style-name="pd1" office:value-type="string" calcext:value-type="string">
            <text:p>poland_warszawa_2017_marysin-poludniowy.pb</text:p>
          </table:table-cell>
          <table:table-cell table:style-name="pd1" office:value-type="string" calcext:value-type="string">
            <text:p>poland_warszawa_2017_subunit-wawer.pb</text:p>
          </table:table-cell>
          <table:table-cell table:style-name="pd1" office:value-type="string" calcext:value-type="string">
            <text:p>poland_warszawa_2017_marymont-potok-zoliborz-dziennikarski.pb</text:p>
          </table:table-cell>
          <table:table-cell table:style-name="pd1" office:value-type="string" calcext:value-type="string">
            <text:p>poland_warszawa_2017_ochota.pb</text:p>
          </table:table-cell>
          <table:table-cell table:style-name="pd1" office:value-type="string" calcext:value-type="string">
            <text:p>poland_warszawa_2017_rakowiec.pb</text:p>
          </table:table-cell>
          <table:table-cell table:style-name="pd1" office:value-type="string" calcext:value-type="string">
            <text:p>poland_warszawa_2017_zacisze.pb</text:p>
          </table:table-cell>
          <table:table-cell table:style-name="pd1" office:value-type="string" calcext:value-type="string">
            <text:p>poland_warszawa_2017_bielany.pb</text:p>
          </table:table-cell>
          <table:table-cell table:style-name="pd1" office:value-type="string" calcext:value-type="string">
            <text:p>poland_warszawa_2017_zielona-grzybowa.pb</text:p>
          </table:table-cell>
          <table:table-cell table:style-name="pd1" office:value-type="string" calcext:value-type="string">
            <text:p>poland_warszawa_2017_kobialka-augustow-brzeziny-grodzisk-lewandow-annopol-zeran.pb</text:p>
          </table:table-cell>
          <table:table-cell table:style-name="pd1" office:value-type="string" calcext:value-type="string">
            <text:p>poland_warszawa_2017_grochow-centrum.pb</text:p>
          </table:table-cell>
          <table:table-cell table:style-name="pd1" office:value-type="string" calcext:value-type="string">
            <text:p>poland_warszawa_2017_mlynow.pb</text:p>
          </table:table-cell>
          <table:table-cell table:style-name="pd1" office:value-type="string" calcext:value-type="string">
            <text:p>poland_warszawa_2017_bemowo.pb</text:p>
          </table:table-cell>
          <table:table-cell table:style-name="pd1" office:value-type="string" calcext:value-type="string">
            <text:p>poland_warszawa_2017_praga-polnoc.pb</text:p>
          </table:table-cell>
          <table:table-cell table:style-name="pd1" office:value-type="string" calcext:value-type="string">
            <text:p>poland_warszawa_2017_stara-ochota.pb</text:p>
          </table:table-cell>
          <table:table-cell table:style-name="pd1" office:value-type="string" calcext:value-type="string">
            <text:p>poland_warszawa_2017_wrzeciono-mlociny.pb</text:p>
          </table:table-cell>
          <table:table-cell table:style-name="pd1" office:value-type="string" calcext:value-type="string">
            <text:p>poland_warszawa_2017_las.pb</text:p>
          </table:table-cell>
          <table:table-cell table:style-name="pd1" office:value-type="string" calcext:value-type="string">
            <text:p>poland_warszawa_2017_kolo.pb</text:p>
          </table:table-cell>
          <table:table-cell table:style-name="pd1" office:value-type="string" calcext:value-type="string">
            <text:p>poland_warszawa_2017_lotnisko-bemowo-lotnisko-fort-bema.pb</text:p>
          </table:table-cell>
          <table:table-cell table:style-name="pd1" office:value-type="string" calcext:value-type="string">
            <text:p>poland_warszawa_2017_centrum-wola-grzybowska-groszowka.pb</text:p>
          </table:table-cell>
          <table:table-cell table:style-name="pd1" office:value-type="string" calcext:value-type="string">
            <text:p>poland_warszawa_2017_zoliborz-centralny.pb</text:p>
          </table:table-cell>
          <table:table-cell table:style-name="pd1" office:value-type="string" calcext:value-type="string">
            <text:p>poland_warszawa_2017_radosc.pb</text:p>
          </table:table-cell>
          <table:table-cell table:style-name="pd1" office:value-type="string" calcext:value-type="string">
            <text:p>poland_warszawa_2017_saska-kepa.pb</text:p>
          </table:table-cell>
          <table:table-cell table:style-name="pd1" office:value-type="string" calcext:value-type="string">
            <text:p>poland_warszawa_2017_szczesliwice.pb</text:p>
          </table:table-cell>
          <table:table-cell table:style-name="pd1" office:value-type="string" calcext:value-type="string">
            <text:p>poland_warszawa_2017_grochow-polnocny.pb</text:p>
          </table:table-cell>
          <table:table-cell table:style-name="pd1" office:value-type="string" calcext:value-type="string">
            <text:p>poland_warszawa_2017_zerzen.pb</text:p>
          </table:table-cell>
          <table:table-cell table:style-name="pd1" office:value-type="string" calcext:value-type="string">
            <text:p>poland_warszawa_2017_miedzeszyn.pb</text:p>
          </table:table-cell>
          <table:table-cell table:style-name="pd1" office:value-type="string" calcext:value-type="string">
            <text:p>poland_warszawa_2017_rejon-f.pb</text:p>
          </table:table-cell>
          <table:table-cell table:style-name="pd1" office:value-type="string" calcext:value-type="string">
            <text:p>poland_warszawa_2017_ruda-marymont-las-bielanski.pb</text:p>
          </table:table-cell>
          <table:table-cell table:style-name="pd1" office:value-type="string" calcext:value-type="string">
            <text:p>poland_warszawa_2017_sadul.pb</text:p>
          </table:table-cell>
          <table:table-cell table:style-name="pd1" office:value-type="string" calcext:value-type="string">
            <text:p>poland_warszawa_2017_tarchomin-nowodwory-piekielko.pb</text:p>
          </table:table-cell>
          <table:table-cell table:style-name="pd1" office:value-type="string" calcext:value-type="string">
            <text:p>poland_warszawa_2017_niskie-okecie.pb</text:p>
          </table:table-cell>
          <table:table-cell table:style-name="pd1" office:value-type="string" calcext:value-type="string">
            <text:p>poland_warszawa_2017_ulrychow-odolany.pb</text:p>
          </table:table-cell>
          <table:table-cell table:style-name="pd1" office:value-type="string" calcext:value-type="string">
            <text:p>poland_warszawa_2017_ursynow.pb</text:p>
          </table:table-cell>
          <table:table-cell table:style-name="pd1" office:value-type="string" calcext:value-type="string">
            <text:p>poland_warszawa_2017_plac-wojska-polskiego.pb</text:p>
          </table:table-cell>
          <table:table-cell table:style-name="pd1" office:value-type="string" calcext:value-type="string">
            <text:p>poland_warszawa_2017_wars.pb</text:p>
          </table:table-cell>
          <table:table-cell table:style-name="pd1" office:value-type="string" calcext:value-type="string">
            <text:p>poland_warszawa_2017_kamionek.pb</text:p>
          </table:table-cell>
          <table:table-cell table:style-name="pd1" office:value-type="string" calcext:value-type="string">
            <text:p>poland_warszawa_2017_marysin-polnocny.pb</text:p>
          </table:table-cell>
          <table:table-cell table:style-name="pd1" office:value-type="string" calcext:value-type="string">
            <text:p>poland_warszawa_2017_stara-praga-i-szmulowizna-z-michalowem.pb</text:p>
          </table:table-cell>
          <table:table-cell table:style-name="pd1" office:value-type="string" calcext:value-type="string">
            <text:p>poland_warszawa_2017_brodno-podgrodzie.pb</text:p>
          </table:table-cell>
          <table:table-cell table:style-name="pd1" office:value-type="string" calcext:value-type="string">
            <text:p>poland_warszawa_2017_nowolipki-powazki.pb</text:p>
          </table:table-cell>
          <table:table-cell table:style-name="pd1" office:value-type="string" calcext:value-type="string">
            <text:p>poland_warszawa_2017_targowek-mieszkaniowy.pb</text:p>
          </table:table-cell>
          <table:table-cell table:style-name="pd1" office:value-type="string" calcext:value-type="string">
            <text:p>poland_warszawa_2017_sawa.pb</text:p>
          </table:table-cell>
          <table:table-cell table:style-name="pd1" office:value-type="string" calcext:value-type="string">
            <text:p>poland_warszawa_2017_czyste-mirow.pb</text:p>
          </table:table-cell>
          <table:table-cell table:style-name="pd1" office:value-type="string" calcext:value-type="string">
            <text:p>poland_warszawa_2017_radiowo-wolka-weglowa-placowka-huta.pb</text:p>
          </table:table-cell>
          <table:table-cell table:style-name="pd1" office:value-type="string" calcext:value-type="string">
            <text:p>poland_warszawa_2017_piaski.pb</text:p>
          </table:table-cell>
          <table:table-cell table:style-name="pd1" office:value-type="string" calcext:value-type="string">
            <text:p>poland_warszawa_2017_goclaw.pb</text:p>
          </table:table-cell>
          <table:table-cell table:style-name="pd1" office:value-type="string" calcext:value-type="string">
            <text:p>poland_warszawa_2017_stara-milosna.pb</text:p>
          </table:table-cell>
          <table:table-cell table:style-name="pd1" office:value-type="string" calcext:value-type="string">
            <text:p>poland_warszawa_2017_brodno.pb</text:p>
          </table:table-cell>
          <table:table-cell table:style-name="pd1" office:value-type="string" calcext:value-type="string">
            <text:p>poland_warszawa_2017_rejon-d.pb</text:p>
          </table:table-cell>
          <table:table-cell table:style-name="pd1" office:value-type="string" calcext:value-type="string">
            <text:p>poland_warszawa_2017_ursynow-wysoki-poludniowy.pb</text:p>
          </table:table-cell>
          <table:table-cell table:style-name="pd1" office:value-type="string" calcext:value-type="string">
            <text:p>poland_warszawa_2017_chomiczowka.pb</text:p>
          </table:table-cell>
          <table:table-cell table:style-name="pd1" office:value-type="string" calcext:value-type="string">
            <text:p>poland_warszawa_2017_zielony-ursynow.pb</text:p>
          </table:table-cell>
          <table:table-cell table:style-name="pd1" office:value-type="string" calcext:value-type="string">
            <text:p>poland_warszawa_2017_rejon-c.pb</text:p>
          </table:table-cell>
          <table:table-cell table:style-name="pd1" office:value-type="string" calcext:value-type="string">
            <text:p>poland_warszawa_2017_rembertow.pb</text:p>
          </table:table-cell>
          <table:table-cell table:style-name="pd1" office:value-type="string" calcext:value-type="string">
            <text:p>poland_warszawa_2017_slodowiec.pb</text:p>
          </table:table-cell>
          <table:table-cell table:style-name="pd1" office:value-type="string" calcext:value-type="string">
            <text:p>poland_warszawa_2017_stare-bielany.pb</text:p>
          </table:table-cell>
          <table:table-cell table:style-name="pd1" office:value-type="string" calcext:value-type="string">
            <text:p>poland_warszawa_2017_ursus-poludniowy.pb</text:p>
          </table:table-cell>
          <table:table-cell table:style-name="pd1" office:value-type="string" calcext:value-type="string">
            <text:p>poland_warszawa_2017_chrzanow-jelonki-polnocne-jelonki-poludniowe.pb</text:p>
          </table:table-cell>
          <table:table-cell table:style-name="pd1" office:value-type="string" calcext:value-type="string">
            <text:p>poland_warszawa_2017_przyczolek-grochowski.pb</text:p>
          </table:table-cell>
          <table:table-cell table:style-name="pd1" office:value-type="string" calcext:value-type="string">
            <text:p>poland_warszawa_2017_wilanow-obszar-ii.pb</text:p>
          </table:table-cell>
          <table:table-cell table:style-name="pd1" office:value-type="string" calcext:value-type="string">
            <text:p>poland_warszawa_2017_zoliborz-poludniowy-powazki.pb</text:p>
          </table:table-cell>
          <table:table-cell table:style-name="pd1" office:value-type="string" calcext:value-type="string">
            <text:p>poland_warszawa_2018_ursynow-wysoki-poludniowy.pb</text:p>
          </table:table-cell>
          <table:table-cell table:style-name="pd1" office:value-type="string" calcext:value-type="string">
            <text:p>poland_warszawa_2018_wilanow-obszar-i.pb</text:p>
          </table:table-cell>
          <table:table-cell table:style-name="pd1" office:value-type="string" calcext:value-type="string">
            <text:p>poland_warszawa_2018_rejon-4.pb</text:p>
          </table:table-cell>
          <table:table-cell table:style-name="pd1" office:value-type="string" calcext:value-type="string">
            <text:p>poland_warszawa_2018_ursus-poludniowy.pb</text:p>
          </table:table-cell>
          <table:table-cell table:style-name="pd1" office:value-type="string" calcext:value-type="string">
            <text:p>poland_warszawa_2018_przyczolek-grochowski.pb</text:p>
          </table:table-cell>
          <table:table-cell table:style-name="pd1" office:value-type="string" calcext:value-type="string">
            <text:p>poland_warszawa_2018_subunit-wawer.pb</text:p>
          </table:table-cell>
          <table:table-cell table:style-name="pd1" office:value-type="string" calcext:value-type="string">
            <text:p>poland_warszawa_2018_zacisze.pb</text:p>
          </table:table-cell>
          <table:table-cell table:style-name="pd1" office:value-type="string" calcext:value-type="string">
            <text:p>poland_warszawa_2018_sadul.pb</text:p>
          </table:table-cell>
          <table:table-cell table:style-name="pd1" office:value-type="string" calcext:value-type="string">
            <text:p>poland_warszawa_2018_obszar-ii-stara-praga-ze-szmulowizna-z-michalowem.pb</text:p>
          </table:table-cell>
          <table:table-cell table:style-name="pd1" office:value-type="string" calcext:value-type="string">
            <text:p>poland_warszawa_2018_grochow-poludniowy.pb</text:p>
          </table:table-cell>
          <table:table-cell table:style-name="pd1" office:value-type="string" calcext:value-type="string">
            <text:p>poland_warszawa_2018_srodmiescie-polnocne.pb</text:p>
          </table:table-cell>
          <table:table-cell table:style-name="pd1" office:value-type="string" calcext:value-type="string">
            <text:p>poland_warszawa_2018_nadwisle.pb</text:p>
          </table:table-cell>
          <table:table-cell table:style-name="pd1" office:value-type="string" calcext:value-type="string">
            <text:p>poland_warszawa_2018_targowek.pb</text:p>
          </table:table-cell>
          <table:table-cell table:style-name="pd1" office:value-type="string" calcext:value-type="string">
            <text:p>poland_warszawa_2018_rejon-8.pb</text:p>
          </table:table-cell>
          <table:table-cell table:style-name="pd1" office:value-type="string" calcext:value-type="string">
            <text:p>poland_warszawa_2018_rakowiec.pb</text:p>
          </table:table-cell>
          <table:table-cell table:style-name="pd1" office:value-type="string" calcext:value-type="string">
            <text:p>poland_warszawa_2018_wilanow-obszar-ii.pb</text:p>
          </table:table-cell>
          <table:table-cell table:style-name="pd1" office:value-type="string" calcext:value-type="string">
            <text:p>poland_warszawa_2018_rejon-6.pb</text:p>
          </table:table-cell>
          <table:table-cell table:style-name="pd1" office:value-type="string" calcext:value-type="string">
            <text:p>poland_warszawa_2018_grochow-kinowa.pb</text:p>
          </table:table-cell>
          <table:table-cell table:style-name="pd1" office:value-type="string" calcext:value-type="string">
            <text:p>poland_warszawa_2018_srodmiescie-poludniowe.pb</text:p>
          </table:table-cell>
          <table:table-cell table:style-name="pd1" office:value-type="string" calcext:value-type="string">
            <text:p>poland_warszawa_2018_miedzylesie.pb</text:p>
          </table:table-cell>
          <table:table-cell table:style-name="pd1" office:value-type="string" calcext:value-type="string">
            <text:p>poland_warszawa_2018_marysin-wawerski-poludniowy.pb</text:p>
          </table:table-cell>
          <table:table-cell table:style-name="pd1" office:value-type="string" calcext:value-type="string">
            <text:p>poland_warszawa_2018_rejon-3.pb</text:p>
          </table:table-cell>
          <table:table-cell table:style-name="pd1" office:value-type="string" calcext:value-type="string">
            <text:p>poland_warszawa_2018_praga-poludnie.pb</text:p>
          </table:table-cell>
          <table:table-cell table:style-name="pd1" office:value-type="string" calcext:value-type="string">
            <text:p>poland_warszawa_2018_stara-ochota.pb</text:p>
          </table:table-cell>
          <table:table-cell table:style-name="pd1" office:value-type="string" calcext:value-type="string">
            <text:p>poland_warszawa_2018_targowek-mieszkaniowy.pb</text:p>
          </table:table-cell>
          <table:table-cell table:style-name="pd1" office:value-type="string" calcext:value-type="string">
            <text:p>poland_warszawa_2018_boernerowo-fort-radiowo-groty-gorce.pb</text:p>
          </table:table-cell>
          <table:table-cell table:style-name="pd1" office:value-type="string" calcext:value-type="string">
            <text:p>poland_warszawa_2018_stare-bielany.pb</text:p>
          </table:table-cell>
          <table:table-cell table:style-name="pd1" office:value-type="string" calcext:value-type="string">
            <text:p>poland_warszawa_2018_stare-wlochy.pb</text:p>
          </table:table-cell>
          <table:table-cell table:style-name="pd1" office:value-type="string" calcext:value-type="string">
            <text:p>poland_warszawa_2018_marysin-wawerski-polnocny.pb</text:p>
          </table:table-cell>
          <table:table-cell table:style-name="pd1" office:value-type="string" calcext:value-type="string">
            <text:p>poland_warszawa_2018_nowolipki-powazki.pb</text:p>
          </table:table-cell>
          <table:table-cell table:style-name="pd1" office:value-type="string" calcext:value-type="string">
            <text:p>poland_warszawa_2018_bialoleka-obszar-1.pb</text:p>
          </table:table-cell>
          <table:table-cell table:style-name="pd1" office:value-type="string" calcext:value-type="string">
            <text:p>poland_warszawa_2018_wysokie-okecie.pb</text:p>
          </table:table-cell>
          <table:table-cell table:style-name="pd1" office:value-type="string" calcext:value-type="string">
            <text:p>poland_warszawa_2018_grochow-polnocny.pb</text:p>
          </table:table-cell>
          <table:table-cell table:style-name="pd1" office:value-type="string" calcext:value-type="string">
            <text:p>poland_warszawa_2018_bialoleka.pb</text:p>
          </table:table-cell>
          <table:table-cell table:style-name="pd1" office:value-type="string" calcext:value-type="string">
            <text:p>poland_warszawa_2018_czyste-mirow.pb</text:p>
          </table:table-cell>
          <table:table-cell table:style-name="pd1" office:value-type="string" calcext:value-type="string">
            <text:p>poland_warszawa_2018_slodowiec.pb</text:p>
          </table:table-cell>
          <table:table-cell table:style-name="pd1" office:value-type="string" calcext:value-type="string">
            <text:p>poland_warszawa_2018_anin.pb</text:p>
          </table:table-cell>
          <table:table-cell table:style-name="pd1" office:value-type="string" calcext:value-type="string">
            <text:p>poland_warszawa_2018_obszar-2-sady-zoliborskie-zatrasie.pb</text:p>
          </table:table-cell>
          <table:table-cell table:style-name="pd1" office:value-type="string" calcext:value-type="string">
            <text:p>poland_warszawa_2018_targowek-fabryczny-elsnerow-i-utrata.pb</text:p>
          </table:table-cell>
          <table:table-cell table:style-name="pd1" office:value-type="string" calcext:value-type="string">
            <text:p>poland_warszawa_2018_chomiczowka.pb</text:p>
          </table:table-cell>
          <table:table-cell table:style-name="pd1" office:value-type="string" calcext:value-type="string">
            <text:p>poland_warszawa_2018_rejon-5.pb</text:p>
          </table:table-cell>
          <table:table-cell table:style-name="pd1" office:value-type="string" calcext:value-type="string">
            <text:p>poland_warszawa_2018_ursus-polnocny.pb</text:p>
          </table:table-cell>
          <table:table-cell table:style-name="pd1" office:value-type="string" calcext:value-type="string">
            <text:p>poland_warszawa_2018_szczesliwice.pb</text:p>
          </table:table-cell>
          <table:table-cell table:style-name="pd1" office:value-type="string" calcext:value-type="string">
            <text:p>poland_warszawa_2018_wilanow.pb</text:p>
          </table:table-cell>
          <table:table-cell table:style-name="pd1" office:value-type="string" calcext:value-type="string">
            <text:p>poland_warszawa_2018_ulrychow-odolany.pb</text:p>
          </table:table-cell>
          <table:table-cell table:style-name="pd1" office:value-type="string" calcext:value-type="string">
            <text:p>poland_warszawa_2018_grochow-centrum.pb</text:p>
          </table:table-cell>
          <table:table-cell table:style-name="pd1" office:value-type="string" calcext:value-type="string">
            <text:p>poland_warszawa_2018_obszar-i-nowa-praga-z-pelcowizna.pb</text:p>
          </table:table-cell>
          <table:table-cell table:style-name="pd1" office:value-type="string" calcext:value-type="string">
            <text:p>poland_warszawa_2018_pole-mokotowskie.pb</text:p>
          </table:table-cell>
          <table:table-cell table:style-name="pd1" office:value-type="string" calcext:value-type="string">
            <text:p>poland_warszawa_2018_falenica.pb</text:p>
          </table:table-cell>
          <table:table-cell table:style-name="pd1" office:value-type="string" calcext:value-type="string">
            <text:p>poland_warszawa_2018_radosc.pb</text:p>
          </table:table-cell>
          <table:table-cell table:style-name="pd1" office:value-type="string" calcext:value-type="string">
            <text:p>poland_warszawa_2018_zerzen.pb</text:p>
          </table:table-cell>
          <table:table-cell table:style-name="pd1" office:value-type="string" calcext:value-type="string">
            <text:p>poland_warszawa_2018_obszar-2-stara-milosna.pb</text:p>
          </table:table-cell>
          <table:table-cell table:style-name="pd1" office:value-type="string" calcext:value-type="string">
            <text:p>poland_warszawa_2018_wawrzyszew.pb</text:p>
          </table:table-cell>
          <table:table-cell table:style-name="pd1" office:value-type="string" calcext:value-type="string">
            <text:p>poland_warszawa_2018_las.pb</text:p>
          </table:table-cell>
          <table:table-cell table:style-name="pd1" office:value-type="string" calcext:value-type="string">
            <text:p>poland_warszawa_2018_radiowo-wolka-weglowa-placowka-huta.pb</text:p>
          </table:table-cell>
          <table:table-cell table:style-name="pd1" office:value-type="string" calcext:value-type="string">
            <text:p>poland_warszawa_2018_rembertow.pb</text:p>
          </table:table-cell>
          <table:table-cell table:style-name="pd1" office:value-type="string" calcext:value-type="string">
            <text:p>poland_warszawa_2018_obszar-4-zoliborz-poludniowy-powazki.pb</text:p>
          </table:table-cell>
          <table:table-cell table:style-name="pd1" office:value-type="string" calcext:value-type="string">
            <text:p>poland_warszawa_2018_ursynow-wysoki-polnocny.pb</text:p>
          </table:table-cell>
          <table:table-cell table:style-name="pd1" office:value-type="string" calcext:value-type="string">
            <text:p>poland_warszawa_2018_obszar-1-zoliborz-centralny.pb</text:p>
          </table:table-cell>
          <table:table-cell table:style-name="pd1" office:value-type="string" calcext:value-type="string">
            <text:p>poland_warszawa_2018_zielony-ursynow.pb</text:p>
          </table:table-cell>
          <table:table-cell table:style-name="pd1" office:value-type="string" calcext:value-type="string">
            <text:p>poland_warszawa_2018_stare-miasto.pb</text:p>
          </table:table-cell>
          <table:table-cell table:style-name="pd1" office:value-type="string" calcext:value-type="string">
            <text:p>poland_warszawa_2018_nowe-wlochy.pb</text:p>
          </table:table-cell>
          <table:table-cell table:style-name="pd1" office:value-type="string" calcext:value-type="string">
            <text:p>poland_warszawa_2018_niskie-okecie.pb</text:p>
          </table:table-cell>
          <table:table-cell table:style-name="pd1" office:value-type="string" calcext:value-type="string">
            <text:p>poland_warszawa_2018_rejon-9.pb</text:p>
          </table:table-cell>
          <table:table-cell table:style-name="pd1" office:value-type="string" calcext:value-type="string">
            <text:p>poland_warszawa_2018_saska-kepa.pb</text:p>
          </table:table-cell>
          <table:table-cell table:style-name="pd1" office:value-type="string" calcext:value-type="string">
            <text:p>poland_warszawa_2018_brodno-podgrodzie.pb</text:p>
          </table:table-cell>
          <table:table-cell table:style-name="pd1" office:value-type="string" calcext:value-type="string">
            <text:p>poland_warszawa_2018_bielany.pb</text:p>
          </table:table-cell>
          <table:table-cell table:style-name="pd1" office:value-type="string" calcext:value-type="string">
            <text:p>poland_warszawa_2018_muranow.pb</text:p>
          </table:table-cell>
          <table:table-cell table:style-name="pd1" office:value-type="string" calcext:value-type="string">
            <text:p>poland_warszawa_2018_bialoleka-obszar-2.pb</text:p>
          </table:table-cell>
          <table:table-cell table:style-name="pd1" office:value-type="string" calcext:value-type="string">
            <text:p>poland_warszawa_2018_goclaw.pb</text:p>
          </table:table-cell>
          <table:table-cell table:style-name="pd1" office:value-type="string" calcext:value-type="string">
            <text:p>poland_warszawa_2018_mlynow.pb</text:p>
          </table:table-cell>
          <table:table-cell table:style-name="pd1" office:value-type="string" calcext:value-type="string">
            <text:p>poland_warszawa_2018_obszar-3-marymont-potok-zoliborz-dziennikarski.pb</text:p>
          </table:table-cell>
          <table:table-cell table:style-name="pd1" office:value-type="string" calcext:value-type="string">
            <text:p>poland_warszawa_2018_kamionek.pb</text:p>
          </table:table-cell>
          <table:table-cell table:style-name="pd1" office:value-type="string" calcext:value-type="string">
            <text:p>poland_warszawa_2018_rejon-1.pb</text:p>
          </table:table-cell>
          <table:table-cell table:style-name="pd1" office:value-type="string" calcext:value-type="string">
            <text:p>poland_warszawa_2018_obszar-1-plac-wojska-polskiego-wola-grzybowska-centrum-groszowka-grzybowa-zielona.pb</text:p>
          </table:table-cell>
          <table:table-cell table:style-name="pd1" office:value-type="string" calcext:value-type="string">
            <text:p>poland_warszawa_2018_bialoleka-obszar-3.pb</text:p>
          </table:table-cell>
          <table:table-cell table:style-name="pd1" office:value-type="string" calcext:value-type="string">
            <text:p>poland_warszawa_2018_chrzanow-jelonki-polnocne-jelonki-poludniowe.pb</text:p>
          </table:table-cell>
          <table:table-cell table:style-name="pd1" office:value-type="string" calcext:value-type="string">
            <text:p>poland_warszawa_2018_rejon-2.pb</text:p>
          </table:table-cell>
          <table:table-cell table:style-name="pd1" office:value-type="string" calcext:value-type="string">
            <text:p>poland_warszawa_2018_rejon-7.pb</text:p>
          </table:table-cell>
          <table:table-cell table:style-name="pd1" office:value-type="string" calcext:value-type="string">
            <text:p>poland_warszawa_2018_przywisle.pb</text:p>
          </table:table-cell>
          <table:table-cell table:style-name="pd1" office:value-type="string" calcext:value-type="string">
            <text:p>poland_warszawa_2018_kolo.pb</text:p>
          </table:table-cell>
          <table:table-cell table:style-name="pd1" office:value-type="string" calcext:value-type="string">
            <text:p>poland_warszawa_2018_wawer.pb</text:p>
          </table:table-cell>
          <table:table-cell table:style-name="pd1" office:value-type="string" calcext:value-type="string">
            <text:p>poland_warszawa_2018_miedzeszyn.pb</text:p>
          </table:table-cell>
          <table:table-cell table:style-name="pd1" office:value-type="string" calcext:value-type="string">
            <text:p>poland_warszawa_2018_srodmiescie.pb</text:p>
          </table:table-cell>
          <table:table-cell table:style-name="pd1" office:value-type="string" calcext:value-type="string">
            <text:p>poland_warszawa_2018_ruda-marymont-las-bielanski.pb</text:p>
          </table:table-cell>
          <table:table-cell table:style-name="pd1" office:value-type="string" calcext:value-type="string">
            <text:p>poland_warszawa_2018_wola.pb</text:p>
          </table:table-cell>
          <table:table-cell table:style-name="pd1" office:value-type="string" calcext:value-type="string">
            <text:p>poland_warszawa_2018_piaski.pb</text:p>
          </table:table-cell>
          <table:table-cell table:style-name="pd1" office:value-type="string" calcext:value-type="string">
            <text:p>poland_warszawa_2018_wrzeciono-mlociny.pb</text:p>
          </table:table-cell>
          <table:table-cell table:style-name="pd1" office:value-type="string" calcext:value-type="string">
            <text:p>poland_warszawa_2018_lotnisko-bemowo-lotnisko-fort-bema.pb</text:p>
          </table:table-cell>
          <table:table-cell table:style-name="pd1" office:value-type="string" calcext:value-type="string">
            <text:p>poland_warszawa_2018_aleksandrow.pb</text:p>
          </table:table-cell>
          <table:table-cell table:style-name="pd1" office:value-type="string" calcext:value-type="string">
            <text:p>poland_warszawa_2018_praga-polnoc.pb</text:p>
          </table:table-cell>
          <table:table-cell table:style-name="pd1" office:value-type="string" calcext:value-type="string">
            <text:p>poland_warszawa_2018_brodno.pb</text:p>
          </table:table-cell>
          <table:table-cell table:style-name="pd1" office:value-type="string" calcext:value-type="string">
            <text:p>poland_warszawa_2019_praga-polnoc.pb</text:p>
          </table:table-cell>
          <table:table-cell table:style-name="pd1" office:value-type="string" calcext:value-type="string">
            <text:p>poland_warszawa_2019_marysin-wawerski-poludniowy.pb</text:p>
          </table:table-cell>
          <table:table-cell table:style-name="pd1" office:value-type="string" calcext:value-type="string">
            <text:p>poland_warszawa_2019_przywisle.pb</text:p>
          </table:table-cell>
          <table:table-cell table:style-name="pd1" office:value-type="string" calcext:value-type="string">
            <text:p>poland_warszawa_2019_ursynow.pb</text:p>
          </table:table-cell>
          <table:table-cell table:style-name="pd1" office:value-type="string" calcext:value-type="string">
            <text:p>poland_warszawa_2019_obszar-1-zoliborz-centralny.pb</text:p>
          </table:table-cell>
          <table:table-cell table:style-name="pd1" office:value-type="string" calcext:value-type="string">
            <text:p>poland_warszawa_2019_stary-mokotow.pb</text:p>
          </table:table-cell>
          <table:table-cell table:style-name="pd1" office:value-type="string" calcext:value-type="string">
            <text:p>poland_warszawa_2019_rembertow.pb</text:p>
          </table:table-cell>
          <table:table-cell table:style-name="pd1" office:value-type="string" calcext:value-type="string">
            <text:p>poland_warszawa_2019_srodmiescie.pb</text:p>
          </table:table-cell>
          <table:table-cell table:style-name="pd1" office:value-type="string" calcext:value-type="string">
            <text:p>poland_warszawa_2019_targowek-fabryczny-elsnerow-i-utrata.pb</text:p>
          </table:table-cell>
          <table:table-cell table:style-name="pd1" office:value-type="string" calcext:value-type="string">
            <text:p>poland_warszawa_2019_stara-ochota.pb</text:p>
          </table:table-cell>
          <table:table-cell table:style-name="pd1" office:value-type="string" calcext:value-type="string">
            <text:p>poland_warszawa_2019_zielony-ursynow.pb</text:p>
          </table:table-cell>
          <table:table-cell table:style-name="pd1" office:value-type="string" calcext:value-type="string">
            <text:p>poland_warszawa_2019_radiowo-wolka-weglowa-placowka-huta.pb</text:p>
          </table:table-cell>
          <table:table-cell table:style-name="pd1" office:value-type="string" calcext:value-type="string">
            <text:p>poland_warszawa_2019_obszar-1-tarchomin-nowodwory-kepa-tarchominska.pb</text:p>
          </table:table-cell>
          <table:table-cell table:style-name="pd1" office:value-type="string" calcext:value-type="string">
            <text:p>poland_warszawa_2019_kamionek.pb</text:p>
          </table:table-cell>
          <table:table-cell table:style-name="pd1" office:value-type="string" calcext:value-type="string">
            <text:p>poland_warszawa_2019_miedzylesie.pb</text:p>
          </table:table-cell>
          <table:table-cell table:style-name="pd1" office:value-type="string" calcext:value-type="string">
            <text:p>poland_warszawa_2019_muranow.pb</text:p>
          </table:table-cell>
          <table:table-cell table:style-name="pd1" office:value-type="string" calcext:value-type="string">
            <text:p>poland_warszawa_2019_ursus-polnocny.pb</text:p>
          </table:table-cell>
          <table:table-cell table:style-name="pd1" office:value-type="string" calcext:value-type="string">
            <text:p>poland_warszawa_2019_sluzew.pb</text:p>
          </table:table-cell>
          <table:table-cell table:style-name="pd1" office:value-type="string" calcext:value-type="string">
            <text:p>poland_warszawa_2019_piaski.pb</text:p>
          </table:table-cell>
          <table:table-cell table:style-name="pd1" office:value-type="string" calcext:value-type="string">
            <text:p>poland_warszawa_2019_wierzbno-wygledow.pb</text:p>
          </table:table-cell>
          <table:table-cell table:style-name="pd1" office:value-type="string" calcext:value-type="string">
            <text:p>poland_warszawa_2019_grochow-poludniowy.pb</text:p>
          </table:table-cell>
          <table:table-cell table:style-name="pd1" office:value-type="string" calcext:value-type="string">
            <text:p>poland_warszawa_2019_aleksandrow.pb</text:p>
          </table:table-cell>
          <table:table-cell table:style-name="pd1" office:value-type="string" calcext:value-type="string">
            <text:p>poland_warszawa_2019_przyczolek-grochowski.pb</text:p>
          </table:table-cell>
          <table:table-cell table:style-name="pd1" office:value-type="string" calcext:value-type="string">
            <text:p>poland_warszawa_2019_obszar-3-kobialka-augustow-brzeziny-grodzisk-lewandow.pb</text:p>
          </table:table-cell>
          <table:table-cell table:style-name="pd1" office:value-type="string" calcext:value-type="string">
            <text:p>poland_warszawa_2019_saska-kepa.pb</text:p>
          </table:table-cell>
          <table:table-cell table:style-name="pd1" office:value-type="string" calcext:value-type="string">
            <text:p>poland_warszawa_2019_chomiczowka.pb</text:p>
          </table:table-cell>
          <table:table-cell table:style-name="pd1" office:value-type="string" calcext:value-type="string">
            <text:p>poland_warszawa_2019_zerzen.pb</text:p>
          </table:table-cell>
          <table:table-cell table:style-name="pd1" office:value-type="string" calcext:value-type="string">
            <text:p>poland_warszawa_2019_grochow-polnocny.pb</text:p>
          </table:table-cell>
          <table:table-cell table:style-name="pd1" office:value-type="string" calcext:value-type="string">
            <text:p>poland_warszawa_2019_miasto-ogrod-sadyba.pb</text:p>
          </table:table-cell>
          <table:table-cell table:style-name="pd1" office:value-type="string" calcext:value-type="string">
            <text:p>poland_warszawa_2019_miedzeszyn.pb</text:p>
          </table:table-cell>
          <table:table-cell table:style-name="pd1" office:value-type="string" calcext:value-type="string">
            <text:p>poland_warszawa_2019_obszar-ii-stara-praga-ze-szmulowizna-z-michalowem.pb</text:p>
          </table:table-cell>
          <table:table-cell table:style-name="pd1" office:value-type="string" calcext:value-type="string">
            <text:p>poland_warszawa_2019_wola.pb</text:p>
          </table:table-cell>
          <table:table-cell table:style-name="pd1" office:value-type="string" calcext:value-type="string">
            <text:p>poland_warszawa_2019_boernerowo-fort-radiowo-gorce-groty.pb</text:p>
          </table:table-cell>
          <table:table-cell table:style-name="pd1" office:value-type="string" calcext:value-type="string">
            <text:p>poland_warszawa_2019_brodno.pb</text:p>
          </table:table-cell>
          <table:table-cell table:style-name="pd1" office:value-type="string" calcext:value-type="string">
            <text:p>poland_warszawa_2019_subunit-wlochy.pb</text:p>
          </table:table-cell>
          <table:table-cell table:style-name="pd1" office:value-type="string" calcext:value-type="string">
            <text:p>poland_warszawa_2019_obszar-4-piekielko-zeran-annopol.pb</text:p>
          </table:table-cell>
          <table:table-cell table:style-name="pd1" office:value-type="string" calcext:value-type="string">
            <text:p>poland_warszawa_2019_obszar-3-marymont-potok-zoliborz-dziennikarski.pb</text:p>
          </table:table-cell>
          <table:table-cell table:style-name="pd1" office:value-type="string" calcext:value-type="string">
            <text:p>poland_warszawa_2019_bemowo.pb</text:p>
          </table:table-cell>
          <table:table-cell table:style-name="pd1" office:value-type="string" calcext:value-type="string">
            <text:p>poland_warszawa_2019_srodmiescie-poludniowe.pb</text:p>
          </table:table-cell>
          <table:table-cell table:style-name="pd1" office:value-type="string" calcext:value-type="string">
            <text:p>poland_warszawa_2019_chrzanow-jelonki-poludniowe-jelonki-polnocne.pb</text:p>
          </table:table-cell>
          <table:table-cell table:style-name="pd1" office:value-type="string" calcext:value-type="string">
            <text:p>poland_warszawa_2019_zacisze.pb</text:p>
          </table:table-cell>
          <table:table-cell table:style-name="pd1" office:value-type="string" calcext:value-type="string">
            <text:p>poland_warszawa_2019_ursynow-poludniowy.pb</text:p>
          </table:table-cell>
          <table:table-cell table:style-name="pd1" office:value-type="string" calcext:value-type="string">
            <text:p>poland_warszawa_2019_stare-bielany.pb</text:p>
          </table:table-cell>
          <table:table-cell table:style-name="pd1" office:value-type="string" calcext:value-type="string">
            <text:p>poland_warszawa_2019_radosc.pb</text:p>
          </table:table-cell>
          <table:table-cell table:style-name="pd1" office:value-type="string" calcext:value-type="string">
            <text:p>poland_warszawa_2019_brodno-podgrodzie.pb</text:p>
          </table:table-cell>
          <table:table-cell table:style-name="pd1" office:value-type="string" calcext:value-type="string">
            <text:p>poland_warszawa_2019_sielce.pb</text:p>
          </table:table-cell>
          <table:table-cell table:style-name="pd1" office:value-type="string" calcext:value-type="string">
            <text:p>poland_warszawa_2019_wawrzyszew.pb</text:p>
          </table:table-cell>
          <table:table-cell table:style-name="pd1" office:value-type="string" calcext:value-type="string">
            <text:p>poland_warszawa_2019_praga-poludnie.pb</text:p>
          </table:table-cell>
          <table:table-cell table:style-name="pd1" office:value-type="string" calcext:value-type="string">
            <text:p>poland_warszawa_2019_targowek.pb</text:p>
          </table:table-cell>
          <table:table-cell table:style-name="pd1" office:value-type="string" calcext:value-type="string">
            <text:p>poland_warszawa_2019_sluzewiec.pb</text:p>
          </table:table-cell>
          <table:table-cell table:style-name="pd1" office:value-type="string" calcext:value-type="string">
            <text:p>poland_warszawa_2019_rejon-poludniowy.pb</text:p>
          </table:table-cell>
          <table:table-cell table:style-name="pd1" office:value-type="string" calcext:value-type="string">
            <text:p>poland_warszawa_2019_rejon-polnocno-wschodni.pb</text:p>
          </table:table-cell>
          <table:table-cell table:style-name="pd1" office:value-type="string" calcext:value-type="string">
            <text:p>poland_warszawa_2019_sadyba-stegny.pb</text:p>
          </table:table-cell>
          <table:table-cell table:style-name="pd1" office:value-type="string" calcext:value-type="string">
            <text:p>poland_warszawa_2019_obszar-ii-wilanow-niski-wschodni-zawady-powsinek-kepa-zawadowska.pb</text:p>
          </table:table-cell>
          <table:table-cell table:style-name="pd1" office:value-type="string" calcext:value-type="string">
            <text:p>poland_warszawa_2019_szczesliwice.pb</text:p>
          </table:table-cell>
          <table:table-cell table:style-name="pd1" office:value-type="string" calcext:value-type="string">
            <text:p>poland_warszawa_2019_obszar-2-sady-zoliborskie-zatrasie-rudawka.pb</text:p>
          </table:table-cell>
          <table:table-cell table:style-name="pd1" office:value-type="string" calcext:value-type="string">
            <text:p>poland_warszawa_2019_ochota.pb</text:p>
          </table:table-cell>
          <table:table-cell table:style-name="pd1" office:value-type="string" calcext:value-type="string">
            <text:p>poland_warszawa_2019_ursus-poludniowy.pb</text:p>
          </table:table-cell>
          <table:table-cell table:style-name="pd1" office:value-type="string" calcext:value-type="string">
            <text:p>poland_warszawa_2019_bemowo-lotnisko-fort-bema.pb</text:p>
          </table:table-cell>
          <table:table-cell table:style-name="pd1" office:value-type="string" calcext:value-type="string">
            <text:p>poland_warszawa_2019_ursynow-polnocny.pb</text:p>
          </table:table-cell>
          <table:table-cell table:style-name="pd1" office:value-type="string" calcext:value-type="string">
            <text:p>poland_warszawa_2019_nadwisle.pb</text:p>
          </table:table-cell>
          <table:table-cell table:style-name="pd1" office:value-type="string" calcext:value-type="string">
            <text:p>poland_warszawa_2019_targowek-mieszkaniowy.pb</text:p>
          </table:table-cell>
          <table:table-cell table:style-name="pd1" office:value-type="string" calcext:value-type="string">
            <text:p>poland_warszawa_2019_anin.pb</text:p>
          </table:table-cell>
          <table:table-cell table:style-name="pd1" office:value-type="string" calcext:value-type="string">
            <text:p>poland_warszawa_2019_slodowiec.pb</text:p>
          </table:table-cell>
          <table:table-cell table:style-name="pd1" office:value-type="string" calcext:value-type="string">
            <text:p>poland_warszawa_2019_stare-miasto.pb</text:p>
          </table:table-cell>
          <table:table-cell table:style-name="pd1" office:value-type="string" calcext:value-type="string">
            <text:p>poland_warszawa_2019_obszar-iii-powsin-kepa-latoszkowa-zamosc-latoszki.pb</text:p>
          </table:table-cell>
          <table:table-cell table:style-name="pd1" office:value-type="string" calcext:value-type="string">
            <text:p>poland_warszawa_2019_obszar-4-zoliborz-poludniowy.pb</text:p>
          </table:table-cell>
          <table:table-cell table:style-name="pd1" office:value-type="string" calcext:value-type="string">
            <text:p>poland_warszawa_2019_siekierki-augustowka.pb</text:p>
          </table:table-cell>
          <table:table-cell table:style-name="pd1" office:value-type="string" calcext:value-type="string">
            <text:p>poland_warszawa_2019_rakowiec.pb</text:p>
          </table:table-cell>
          <table:table-cell table:style-name="pd1" office:value-type="string" calcext:value-type="string">
            <text:p>poland_warszawa_2019_subunit-wawer.pb</text:p>
          </table:table-cell>
          <table:table-cell table:style-name="pd1" office:value-type="string" calcext:value-type="string">
            <text:p>poland_warszawa_2019_ruda-marymont-las-bielanski.pb</text:p>
          </table:table-cell>
          <table:table-cell table:style-name="pd1" office:value-type="string" calcext:value-type="string">
            <text:p>poland_warszawa_2019_bielany.pb</text:p>
          </table:table-cell>
          <table:table-cell table:style-name="pd1" office:value-type="string" calcext:value-type="string">
            <text:p>poland_warszawa_2019_obszar-5-powazki.pb</text:p>
          </table:table-cell>
          <table:table-cell table:style-name="pd1" office:value-type="string" calcext:value-type="string">
            <text:p>poland_warszawa_2019_las.pb</text:p>
          </table:table-cell>
          <table:table-cell table:style-name="pd1" office:value-type="string" calcext:value-type="string">
            <text:p>poland_warszawa_2019_srodmiescie-polnocne.pb</text:p>
          </table:table-cell>
          <table:table-cell table:style-name="pd1" office:value-type="string" calcext:value-type="string">
            <text:p>poland_warszawa_2019_rejon-polnocno-zachodni.pb</text:p>
          </table:table-cell>
          <table:table-cell table:style-name="pd1" office:value-type="string" calcext:value-type="string">
            <text:p>poland_warszawa_2019_obszar-i-nowa-praga-z-pelcowizna.pb</text:p>
          </table:table-cell>
          <table:table-cell table:style-name="pd1" office:value-type="string" calcext:value-type="string">
            <text:p>poland_warszawa_2019_obszar-i-wilanow-wysoki-wilanow-niski-zachodni.pb</text:p>
          </table:table-cell>
          <table:table-cell table:style-name="pd1" office:value-type="string" calcext:value-type="string">
            <text:p>poland_warszawa_2019_wrzeciono-mlociny.pb</text:p>
          </table:table-cell>
          <table:table-cell table:style-name="pd1" office:value-type="string" calcext:value-type="string">
            <text:p>poland_warszawa_2019_grochow-centrum.pb</text:p>
          </table:table-cell>
          <table:table-cell table:style-name="pd1" office:value-type="string" calcext:value-type="string">
            <text:p>poland_warszawa_2019_okecie.pb</text:p>
          </table:table-cell>
          <table:table-cell table:style-name="pd1" office:value-type="string" calcext:value-type="string">
            <text:p>poland_warszawa_2019_falenica.pb</text:p>
          </table:table-cell>
          <table:table-cell table:style-name="pd1" office:value-type="string" calcext:value-type="string">
            <text:p>poland_warszawa_2019_grochow-kinowa.pb</text:p>
          </table:table-cell>
          <table:table-cell table:style-name="pd1" office:value-type="string" calcext:value-type="string">
            <text:p>poland_warszawa_2019_wawer.pb</text:p>
          </table:table-cell>
          <table:table-cell table:style-name="pd1" office:value-type="string" calcext:value-type="string">
            <text:p>poland_warszawa_2019_marysin-wawerski-polnocny.pb</text:p>
          </table:table-cell>
          <table:table-cell table:style-name="pd1" office:value-type="string" calcext:value-type="string">
            <text:p>poland_warszawa_2019_goclaw.pb</text:p>
          </table:table-cell>
          <table:table-cell table:style-name="pd1" office:value-type="string" calcext:value-type="string">
            <text:p>poland_warszawa_2019_sadul.pb</text:p>
          </table:table-cell>
          <table:table-cell table:style-name="pd1" office:value-type="string" calcext:value-type="string">
            <text:p>poland_warszawa_2019_obszar-2-choszczowka-bialoleka-dworska-dabrowka-szlachecka-henrykow-szamocin.pb</text:p>
          </table:table-cell>
          <table:table-cell table:style-name="pd1" office:value-type="string" calcext:value-type="string">
            <text:p>poland_warszawa_2019_obszar-iv-wilanow-zachodni-osiedle-arbuzowa.pb</text:p>
          </table:table-cell>
          <table:table-cell table:style-name="pd1" office:value-type="string" calcext:value-type="string">
            <text:p>poland_warszawa_2020_praga-polnoc.pb</text:p>
          </table:table-cell>
          <table:table-cell table:style-name="pd1" office:value-type="string" calcext:value-type="string">
            <text:p>poland_warszawa_2020_bialoleka.pb</text:p>
          </table:table-cell>
          <table:table-cell table:style-name="pd1" office:value-type="string" calcext:value-type="string">
            <text:p>poland_warszawa_2020_wawer.pb</text:p>
          </table:table-cell>
          <table:table-cell table:style-name="pd1" office:value-type="string" calcext:value-type="string">
            <text:p>poland_warszawa_2020_praga-poludnie.pb</text:p>
          </table:table-cell>
          <table:table-cell table:style-name="pd1" office:value-type="string" calcext:value-type="string">
            <text:p>poland_warszawa_2020_bielany.pb</text:p>
          </table:table-cell>
          <table:table-cell table:style-name="pd1" office:value-type="string" calcext:value-type="string">
            <text:p>poland_warszawa_2020_wesola.pb</text:p>
          </table:table-cell>
          <table:table-cell table:style-name="pd1" office:value-type="string" calcext:value-type="string">
            <text:p>poland_warszawa_2020_zoliborz.pb</text:p>
          </table:table-cell>
          <table:table-cell table:style-name="pd1" office:value-type="string" calcext:value-type="string">
            <text:p>poland_warszawa_2020_wlochy.pb</text:p>
          </table:table-cell>
          <table:table-cell table:style-name="pd1" office:value-type="string" calcext:value-type="string">
            <text:p>poland_warszawa_2020_ursynow.pb</text:p>
          </table:table-cell>
          <table:table-cell table:style-name="pd1" office:value-type="string" calcext:value-type="string">
            <text:p>poland_warszawa_2020_ochota.pb</text:p>
          </table:table-cell>
          <table:table-cell table:style-name="pd1" office:value-type="string" calcext:value-type="string">
            <text:p>poland_warszawa_2020_.pb</text:p>
          </table:table-cell>
          <table:table-cell table:style-name="pd1" office:value-type="string" calcext:value-type="string">
            <text:p>poland_warszawa_2020_mokotow.pb</text:p>
          </table:table-cell>
          <table:table-cell table:style-name="pd1" office:value-type="string" calcext:value-type="string">
            <text:p>poland_warszawa_2020_bemowo.pb</text:p>
          </table:table-cell>
          <table:table-cell table:style-name="pd1" office:value-type="string" calcext:value-type="string">
            <text:p>poland_warszawa_2020_wola.pb</text:p>
          </table:table-cell>
          <table:table-cell table:style-name="pd1" office:value-type="string" calcext:value-type="string">
            <text:p>poland_warszawa_2020_srodmiescie.pb</text:p>
          </table:table-cell>
          <table:table-cell table:style-name="pd1" office:value-type="string" calcext:value-type="string">
            <text:p>poland_warszawa_2020_rembertow.pb</text:p>
          </table:table-cell>
          <table:table-cell table:style-name="pd1" office:value-type="string" calcext:value-type="string">
            <text:p>poland_warszawa_2020_targowek.pb</text:p>
          </table:table-cell>
          <table:table-cell table:style-name="pd1" office:value-type="string" calcext:value-type="string">
            <text:p>poland_warszawa_2020_ursus.pb</text:p>
          </table:table-cell>
          <table:table-cell table:style-name="pd1" office:value-type="string" calcext:value-type="string">
            <text:p>poland_warszawa_2020_wilanow.pb</text:p>
          </table:table-cell>
          <table:table-cell table:style-name="pd1" office:value-type="string" calcext:value-type="string">
            <text:p>poland_warszawa_2021_ursus.pb</text:p>
          </table:table-cell>
          <table:table-cell table:style-name="pd1" office:value-type="string" calcext:value-type="string">
            <text:p>poland_warszawa_2021_rembertow.pb</text:p>
          </table:table-cell>
          <table:table-cell table:style-name="pd1" office:value-type="string" calcext:value-type="string">
            <text:p>poland_warszawa_2021_praga-poludnie.pb</text:p>
          </table:table-cell>
          <table:table-cell table:style-name="pd1" office:value-type="string" calcext:value-type="string">
            <text:p>poland_warszawa_2021_wesola.pb</text:p>
          </table:table-cell>
          <table:table-cell table:style-name="pd1" office:value-type="string" calcext:value-type="string">
            <text:p>poland_warszawa_2021_wawer.pb</text:p>
          </table:table-cell>
          <table:table-cell table:style-name="pd1" office:value-type="string" calcext:value-type="string">
            <text:p>poland_warszawa_2021_ursynow.pb</text:p>
          </table:table-cell>
          <table:table-cell table:style-name="pd1" office:value-type="string" calcext:value-type="string">
            <text:p>poland_warszawa_2021_zoliborz.pb</text:p>
          </table:table-cell>
          <table:table-cell table:style-name="pd1" office:value-type="string" calcext:value-type="string">
            <text:p>poland_warszawa_2021_mokotow.pb</text:p>
          </table:table-cell>
          <table:table-cell table:style-name="pd1" office:value-type="string" calcext:value-type="string">
            <text:p>poland_warszawa_2021_praga-polnoc.pb</text:p>
          </table:table-cell>
          <table:table-cell table:style-name="pd1" office:value-type="string" calcext:value-type="string">
            <text:p>poland_warszawa_2021_bemowo.pb</text:p>
          </table:table-cell>
          <table:table-cell table:style-name="pd1" office:value-type="string" calcext:value-type="string">
            <text:p>poland_warszawa_2021_bialoleka.pb</text:p>
          </table:table-cell>
          <table:table-cell table:style-name="pd1" office:value-type="string" calcext:value-type="string">
            <text:p>poland_warszawa_2021_wlochy.pb</text:p>
          </table:table-cell>
          <table:table-cell table:style-name="pd1" office:value-type="string" calcext:value-type="string">
            <text:p>poland_warszawa_2021_targowek.pb</text:p>
          </table:table-cell>
          <table:table-cell table:style-name="pd1" office:value-type="string" calcext:value-type="string">
            <text:p>poland_warszawa_2021_wola.pb</text:p>
          </table:table-cell>
          <table:table-cell table:style-name="pd1" office:value-type="string" calcext:value-type="string">
            <text:p>poland_warszawa_2021_srodmiescie.pb</text:p>
          </table:table-cell>
          <table:table-cell table:style-name="pd1" office:value-type="string" calcext:value-type="string">
            <text:p>poland_warszawa_2022_bemowo.pb</text:p>
          </table:table-cell>
          <table:table-cell table:style-name="pd1" office:value-type="string" calcext:value-type="string">
            <text:p>poland_warszawa_2022_mokotow.pb</text:p>
          </table:table-cell>
          <table:table-cell table:style-name="pd1" office:value-type="string" calcext:value-type="string">
            <text:p>poland_warszawa_2022_wilanow.pb</text:p>
          </table:table-cell>
          <table:table-cell table:style-name="pd1" office:value-type="string" calcext:value-type="string">
            <text:p>poland_warszawa_2022_ursynow.pb</text:p>
          </table:table-cell>
          <table:table-cell table:style-name="pd1" office:value-type="string" calcext:value-type="string">
            <text:p>poland_warszawa_2022_praga-poludnie.pb</text:p>
          </table:table-cell>
          <table:table-cell table:style-name="pd1" office:value-type="string" calcext:value-type="string">
            <text:p>poland_warszawa_2022_bielany.pb</text:p>
          </table:table-cell>
          <table:table-cell table:style-name="pd1" office:value-type="string" calcext:value-type="string">
            <text:p>poland_warszawa_2022_zoliborz.pb</text:p>
          </table:table-cell>
          <table:table-cell table:style-name="pd1" office:value-type="string" calcext:value-type="string">
            <text:p>poland_warszawa_2022_bialoleka.pb</text:p>
          </table:table-cell>
          <table:table-cell table:style-name="pd1" office:value-type="string" calcext:value-type="string">
            <text:p>poland_warszawa_2022_ochota.pb</text:p>
          </table:table-cell>
          <table:table-cell table:style-name="pd1" office:value-type="string" calcext:value-type="string">
            <text:p>poland_warszawa_2022_rembertow.pb</text:p>
          </table:table-cell>
          <table:table-cell table:style-name="pd1" office:value-type="string" calcext:value-type="string">
            <text:p>poland_warszawa_2022_ursus.pb</text:p>
          </table:table-cell>
          <table:table-cell table:style-name="pd1" office:value-type="string" calcext:value-type="string">
            <text:p>poland_warszawa_2022_wola.pb</text:p>
          </table:table-cell>
          <table:table-cell table:style-name="pd1" office:value-type="string" calcext:value-type="string">
            <text:p>poland_warszawa_2022_.pb</text:p>
          </table:table-cell>
          <table:table-cell table:style-name="pd1" office:value-type="string" calcext:value-type="string">
            <text:p>poland_warszawa_2022_srodmiescie.pb</text:p>
          </table:table-cell>
          <table:table-cell table:style-name="pd1" office:value-type="string" calcext:value-type="string">
            <text:p>poland_warszawa_2022_wawer.pb</text:p>
          </table:table-cell>
          <table:table-cell table:style-name="pd1" office:value-type="string" calcext:value-type="string">
            <text:p>poland_warszawa_2022_targowek.pb</text:p>
          </table:table-cell>
          <table:table-cell table:style-name="pd1" office:value-type="string" calcext:value-type="string">
            <text:p>poland_warszawa_2022_wlochy.pb</text:p>
          </table:table-cell>
          <table:table-cell table:style-name="pd1" office:value-type="string" calcext:value-type="string">
            <text:p>poland_warszawa_2022_wesola.pb</text:p>
          </table:table-cell>
          <table:table-cell table:style-name="pd1" office:value-type="string" calcext:value-type="string">
            <text:p>poland_warszawa_2022_praga-polnoc.pb</text:p>
          </table:table-cell>
          <table:table-cell table:style-name="pd1" office:value-type="string" calcext:value-type="string">
            <text:p>poland_warszawa_2023_bielany.pb</text:p>
          </table:table-cell>
          <table:table-cell table:style-name="pd1" office:value-type="string" calcext:value-type="string">
            <text:p>poland_warszawa_2023_rembertow.pb</text:p>
          </table:table-cell>
          <table:table-cell table:style-name="pd1" office:value-type="string" calcext:value-type="string">
            <text:p>poland_warszawa_2023_praga-polnoc.pb</text:p>
          </table:table-cell>
          <table:table-cell table:style-name="pd1" office:value-type="string" calcext:value-type="string">
            <text:p>poland_warszawa_2023_bialoleka.pb</text:p>
          </table:table-cell>
          <table:table-cell table:style-name="pd1" office:value-type="string" calcext:value-type="string">
            <text:p>poland_warszawa_2023_wlochy.pb</text:p>
          </table:table-cell>
          <table:table-cell table:style-name="pd1" office:value-type="string" calcext:value-type="string">
            <text:p>poland_warszawa_2023_bemowo.pb</text:p>
          </table:table-cell>
          <table:table-cell table:style-name="pd1" office:value-type="string" calcext:value-type="string">
            <text:p>poland_warszawa_2023_wola.pb</text:p>
          </table:table-cell>
          <table:table-cell table:style-name="pd1" office:value-type="string" calcext:value-type="string">
            <text:p>poland_warszawa_2023_zoliborz.pb</text:p>
          </table:table-cell>
          <table:table-cell table:style-name="pd1" office:value-type="string" calcext:value-type="string">
            <text:p>poland_warszawa_2023_.pb</text:p>
          </table:table-cell>
          <table:table-cell table:style-name="pd1" office:value-type="string" calcext:value-type="string">
            <text:p>poland_warszawa_2023_wilanow.pb</text:p>
          </table:table-cell>
          <table:table-cell table:style-name="pd1" office:value-type="string" calcext:value-type="string">
            <text:p>poland_warszawa_2023_ursus.pb</text:p>
          </table:table-cell>
          <table:table-cell table:style-name="pd1" office:value-type="string" calcext:value-type="string">
            <text:p>poland_warszawa_2023_praga-poludnie.pb</text:p>
          </table:table-cell>
          <table:table-cell table:style-name="pd1" office:value-type="string" calcext:value-type="string">
            <text:p>poland_warszawa_2023_wesola.pb</text:p>
          </table:table-cell>
          <table:table-cell table:style-name="pd1" office:value-type="string" calcext:value-type="string">
            <text:p>poland_warszawa_2023_ursynow.pb</text:p>
          </table:table-cell>
          <table:table-cell table:style-name="pd1" office:value-type="string" calcext:value-type="string">
            <text:p>poland_warszawa_2023_targowek.pb</text:p>
          </table:table-cell>
          <table:table-cell table:style-name="pd1" office:value-type="string" calcext:value-type="string">
            <text:p>poland_warszawa_2023_srodmiescie.pb</text:p>
          </table:table-cell>
          <table:table-cell table:style-name="pd1" office:value-type="string" calcext:value-type="string">
            <text:p>poland_warszawa_2023_wawer.pb</text:p>
          </table:table-cell>
          <table:table-cell table:style-name="pd1" office:value-type="string" calcext:value-type="string">
            <text:p>poland_warszawa_2023_ochota.pb</text:p>
          </table:table-cell>
          <table:table-cell table:style-name="pd1" office:value-type="string" calcext:value-type="string">
            <text:p>poland_warszawa_2024_praga-polnoc.pb</text:p>
          </table:table-cell>
          <table:table-cell table:style-name="pd1" office:value-type="string" calcext:value-type="string">
            <text:p>poland_warszawa_2024_zoliborz.pb</text:p>
          </table:table-cell>
          <table:table-cell table:style-name="pd1" office:value-type="string" calcext:value-type="string">
            <text:p>poland_warszawa_2024_mokotow.pb</text:p>
          </table:table-cell>
          <table:table-cell table:style-name="pd1" office:value-type="string" calcext:value-type="string">
            <text:p>poland_warszawa_2024_wilanow.pb</text:p>
          </table:table-cell>
          <table:table-cell table:style-name="pd1" office:value-type="string" calcext:value-type="string">
            <text:p>poland_warszawa_2024_bielany.pb</text:p>
          </table:table-cell>
          <table:table-cell table:style-name="pd1" office:value-type="string" calcext:value-type="string">
            <text:p>poland_warszawa_2024_ochota.pb</text:p>
          </table:table-cell>
          <table:table-cell table:style-name="pd1" office:value-type="string" calcext:value-type="string">
            <text:p>poland_warszawa_2024_srodmiescie.pb</text:p>
          </table:table-cell>
          <table:table-cell table:style-name="pd1" office:value-type="string" calcext:value-type="string">
            <text:p>poland_warszawa_2024_targowek.pb</text:p>
          </table:table-cell>
          <table:table-cell table:style-name="pd1" office:value-type="string" calcext:value-type="string">
            <text:p>poland_warszawa_2024_bialoleka.pb</text:p>
          </table:table-cell>
          <table:table-cell table:style-name="pd1" office:value-type="string" calcext:value-type="string">
            <text:p>poland_warszawa_2024_wawer.pb</text:p>
          </table:table-cell>
          <table:table-cell table:style-name="pd1" office:value-type="string" calcext:value-type="string">
            <text:p>poland_warszawa_2024_wesola.pb</text:p>
          </table:table-cell>
          <table:table-cell table:style-name="pd1" office:value-type="string" calcext:value-type="string">
            <text:p>poland_warszawa_2024_wlochy.pb</text:p>
          </table:table-cell>
          <table:table-cell table:style-name="pd1" office:value-type="string" calcext:value-type="string">
            <text:p>poland_warszawa_2024_ursus.pb</text:p>
          </table:table-cell>
          <table:table-cell table:style-name="pd1" office:value-type="string" calcext:value-type="string">
            <text:p>poland_warszawa_2024_ursynow.pb</text:p>
          </table:table-cell>
          <table:table-cell table:style-name="pd1" office:value-type="string" calcext:value-type="string">
            <text:p>poland_warszawa_2024_.pb</text:p>
          </table:table-cell>
          <table:table-cell table:style-name="pd1" office:value-type="string" calcext:value-type="string">
            <text:p>poland_warszawa_2024_praga-poludnie.pb</text:p>
          </table:table-cell>
          <table:table-cell table:style-name="pd1" office:value-type="string" calcext:value-type="string">
            <text:p>poland_warszawa_2024_wola.pb</text:p>
          </table:table-cell>
          <table:table-cell table:style-name="pd1" office:value-type="string" calcext:value-type="string">
            <text:p>poland_warszawa_2024_bemowo.pb</text:p>
          </table:table-cell>
          <table:table-cell table:style-name="pd1" office:value-type="string" calcext:value-type="string">
            <text:p>poland_poznan_2023_13-jezyce-sw-lazarz.pb</text:p>
          </table:table-cell>
          <table:table-cell table:style-name="pd1" office:value-type="string" calcext:value-type="string">
            <text:p>poland_poznan_2023_5-grunwald-polnoc-grunwald-poludnie-stary-grunwald.pb</text:p>
          </table:table-cell>
          <table:table-cell table:style-name="pd1" office:value-type="string" calcext:value-type="string">
            <text:p>poland_poznan_2023_11-fabianowo-kotowo-gorczyn-junikowo-kwiatowe-lawica.pb</text:p>
          </table:table-cell>
          <table:table-cell table:style-name="pd1" office:value-type="string" calcext:value-type="string">
            <text:p>poland_poznan_2023_4-gluszyna-krzesiny-pokrzywno-garaszewo-staroleka-minikowo-szczepankowo-splawie-krzesinki.pb</text:p>
          </table:table-cell>
          <table:table-cell table:style-name="pd1" office:value-type="string" calcext:value-type="string">
            <text:p>poland_poznan_2023_8-chartowo-rataje-zegrze.pb</text:p>
          </table:table-cell>
          <table:table-cell table:style-name="pd1" office:value-type="string" calcext:value-type="string">
            <text:p>poland_poznan_2023_2-kiekrz-krzyzowniki-smochowice-podolany-strzeszyn.pb</text:p>
          </table:table-cell>
          <table:table-cell table:style-name="pd1" office:value-type="string" calcext:value-type="string">
            <text:p>poland_poznan_2023_9-stare-miasto.pb</text:p>
          </table:table-cell>
          <table:table-cell table:style-name="pd1" office:value-type="string" calcext:value-type="string">
            <text:p>poland_poznan_2023_10-swierczewo-wilda-zielony-debiec.pb</text:p>
          </table:table-cell>
          <table:table-cell table:style-name="pd1" office:value-type="string" calcext:value-type="string">
            <text:p>poland_gdynia_2020_chwarzno-wiczlino-small.pb</text:p>
          </table:table-cell>
          <table:table-cell table:style-name="pd1" office:value-type="string" calcext:value-type="string">
            <text:p>poland_gdynia_2020_chwarzno-wiczlino-large.pb</text:p>
          </table:table-cell>
          <table:table-cell table:style-name="pd1" office:value-type="string" calcext:value-type="string">
            <text:p>poland_lodz_2020_andrzejow.pb</text:p>
          </table:table-cell>
          <table:table-cell table:style-name="pd1" office:value-type="string" calcext:value-type="string">
            <text:p>poland_lodz_2020_im-montwilla-mireckiego.pb</text:p>
          </table:table-cell>
          <table:table-cell table:style-name="pd1" office:value-type="string" calcext:value-type="string">
            <text:p>poland_lodz_2023_radogoszcz.pb</text:p>
          </table:table-cell>
          <table:table-cell table:style-name="pd1" office:value-type="string" calcext:value-type="string">
            <text:p>poland_lodz_2020_stary-widzew.pb</text:p>
          </table:table-cell>
          <table:table-cell table:style-name="pd1" office:value-type="string" calcext:value-type="string">
            <text:p>poland_lodz_2020_baluty-centrum.pb</text:p>
          </table:table-cell>
          <table:table-cell table:style-name="pd1" office:value-type="string" calcext:value-type="string">
            <text:p>poland_lodz_2023_lublinek-pienista.pb</text:p>
          </table:table-cell>
          <table:table-cell table:style-name="pd1" office:value-type="string" calcext:value-type="string">
            <text:p>poland_lodz_2022_lublinek-pienista.pb</text:p>
          </table:table-cell>
          <table:table-cell table:style-name="pd1" office:value-type="string" calcext:value-type="string">
            <text:p>poland_lodz_2023_im-jozefa-montwilla-mireckiego.pb</text:p>
          </table:table-cell>
          <table:table-cell table:style-name="pd1" office:value-type="string" calcext:value-type="string">
            <text:p>poland_lodz_2023_baluty-doly.pb</text:p>
          </table:table-cell>
          <table:table-cell table:style-name="pd1" office:value-type="string" calcext:value-type="string">
            <text:p>poland_lodz_2020_baluty-doly.pb</text:p>
          </table:table-cell>
          <table:table-cell table:style-name="pd1" office:value-type="string" calcext:value-type="string">
            <text:p>poland_lodz_2022_chojny-dabrowa.pb</text:p>
          </table:table-cell>
          <table:table-cell table:style-name="pd1" office:value-type="string" calcext:value-type="string">
            <text:p>poland_lodz_2023_wiskitno.pb</text:p>
          </table:table-cell>
          <table:table-cell table:style-name="pd1" office:value-type="string" calcext:value-type="string">
            <text:p>poland_lodz_2022_baluty-zachodnie.pb</text:p>
          </table:table-cell>
          <table:table-cell table:style-name="pd1" office:value-type="string" calcext:value-type="string">
            <text:p>poland_lodz_2022_nad-nerem.pb</text:p>
          </table:table-cell>
          <table:table-cell table:style-name="pd1" office:value-type="string" calcext:value-type="string">
            <text:p>poland_lodz_2020_zdrowie-mania.pb</text:p>
          </table:table-cell>
          <table:table-cell table:style-name="pd1" office:value-type="string" calcext:value-type="string">
            <text:p>poland_lodz_2022_im-jozefa-montwilla-mireckiego.pb</text:p>
          </table:table-cell>
          <table:table-cell table:style-name="pd1" office:value-type="string" calcext:value-type="string">
            <text:p>poland_lodz_2020_dolina-lodki.pb</text:p>
          </table:table-cell>
          <table:table-cell table:style-name="pd1" office:value-type="string" calcext:value-type="string">
            <text:p>poland_lodz_2022_stoki-sikawa-podgorze.pb</text:p>
          </table:table-cell>
          <table:table-cell table:style-name="pd1" office:value-type="string" calcext:value-type="string">
            <text:p>poland_lodz_2020_karolew-retkinia-wschod.pb</text:p>
          </table:table-cell>
          <table:table-cell table:style-name="pd1" office:value-type="string" calcext:value-type="string">
            <text:p>poland_lodz_2022_julianow-marysin-rogi.pb</text:p>
          </table:table-cell>
          <table:table-cell table:style-name="pd1" office:value-type="string" calcext:value-type="string">
            <text:p>poland_lodz_2020_chojny.pb</text:p>
          </table:table-cell>
          <table:table-cell table:style-name="pd1" office:value-type="string" calcext:value-type="string">
            <text:p>poland_lodz_2022_ruda.pb</text:p>
          </table:table-cell>
          <table:table-cell table:style-name="pd1" office:value-type="string" calcext:value-type="string">
            <text:p>poland_lodz_2022_teofilow-wielkopolska.pb</text:p>
          </table:table-cell>
          <table:table-cell table:style-name="pd1" office:value-type="string" calcext:value-type="string">
            <text:p>poland_lodz_2022_.pb</text:p>
          </table:table-cell>
          <table:table-cell table:style-name="pd1" office:value-type="string" calcext:value-type="string">
            <text:p>poland_lodz_2022_koziny.pb</text:p>
          </table:table-cell>
          <table:table-cell table:style-name="pd1" office:value-type="string" calcext:value-type="string">
            <text:p>poland_lodz_2020_baluty-zachodnie.pb</text:p>
          </table:table-cell>
          <table:table-cell table:style-name="pd1" office:value-type="string" calcext:value-type="string">
            <text:p>poland_lodz_2023_teofilow-wielkopolska.pb</text:p>
          </table:table-cell>
          <table:table-cell table:style-name="pd1" office:value-type="string" calcext:value-type="string">
            <text:p>poland_lodz_2022_nowosolna.pb</text:p>
          </table:table-cell>
          <table:table-cell table:style-name="pd1" office:value-type="string" calcext:value-type="string">
            <text:p>poland_lodz_2022_andrzejow.pb</text:p>
          </table:table-cell>
          <table:table-cell table:style-name="pd1" office:value-type="string" calcext:value-type="string">
            <text:p>poland_lodz_2022_srodmiescie-wschod.pb</text:p>
          </table:table-cell>
          <table:table-cell table:style-name="pd1" office:value-type="string" calcext:value-type="string">
            <text:p>poland_lodz_2023_zlotno.pb</text:p>
          </table:table-cell>
          <table:table-cell table:style-name="pd1" office:value-type="string" calcext:value-type="string">
            <text:p>poland_lodz_2023_karolew-retkinia-wschod.pb</text:p>
          </table:table-cell>
          <table:table-cell table:style-name="pd1" office:value-type="string" calcext:value-type="string">
            <text:p>poland_lodz_2020_mileszki.pb</text:p>
          </table:table-cell>
          <table:table-cell table:style-name="pd1" office:value-type="string" calcext:value-type="string">
            <text:p>poland_lodz_2020_julianow-marysin-rogi.pb</text:p>
          </table:table-cell>
          <table:table-cell table:style-name="pd1" office:value-type="string" calcext:value-type="string">
            <text:p>poland_lodz_2023_zarzew.pb</text:p>
          </table:table-cell>
          <table:table-cell table:style-name="pd1" office:value-type="string" calcext:value-type="string">
            <text:p>poland_lodz_2023_lagiewniki.pb</text:p>
          </table:table-cell>
          <table:table-cell table:style-name="pd1" office:value-type="string" calcext:value-type="string">
            <text:p>poland_lodz_2023_nr-33.pb</text:p>
          </table:table-cell>
          <table:table-cell table:style-name="pd1" office:value-type="string" calcext:value-type="string">
            <text:p>poland_lodz_2020_nowosolna.pb</text:p>
          </table:table-cell>
          <table:table-cell table:style-name="pd1" office:value-type="string" calcext:value-type="string">
            <text:p>poland_lodz_2023_srodmiescie-wschod.pb</text:p>
          </table:table-cell>
          <table:table-cell table:style-name="pd1" office:value-type="string" calcext:value-type="string">
            <text:p>poland_lodz_2020_teofilow-wielkopolska.pb</text:p>
          </table:table-cell>
          <table:table-cell table:style-name="pd1" office:value-type="string" calcext:value-type="string">
            <text:p>poland_lodz_2022_chojny.pb</text:p>
          </table:table-cell>
          <table:table-cell table:style-name="pd1" office:value-type="string" calcext:value-type="string">
            <text:p>poland_lodz_2022_stary-widzew.pb</text:p>
          </table:table-cell>
          <table:table-cell table:style-name="pd1" office:value-type="string" calcext:value-type="string">
            <text:p>poland_lodz_2020_stare-polesie.pb</text:p>
          </table:table-cell>
          <table:table-cell table:style-name="pd1" office:value-type="string" calcext:value-type="string">
            <text:p>poland_lodz_2023_retkinia-zachod-smulsko.pb</text:p>
          </table:table-cell>
          <table:table-cell table:style-name="pd1" office:value-type="string" calcext:value-type="string">
            <text:p>poland_lodz_2020_.pb</text:p>
          </table:table-cell>
          <table:table-cell table:style-name="pd1" office:value-type="string" calcext:value-type="string">
            <text:p>poland_lodz_2023_koziny.pb</text:p>
          </table:table-cell>
          <table:table-cell table:style-name="pd1" office:value-type="string" calcext:value-type="string">
            <text:p>poland_lodz_2022_piastow-kurak.pb</text:p>
          </table:table-cell>
          <table:table-cell table:style-name="pd1" office:value-type="string" calcext:value-type="string">
            <text:p>poland_lodz_2022_zarzew.pb</text:p>
          </table:table-cell>
          <table:table-cell table:style-name="pd1" office:value-type="string" calcext:value-type="string">
            <text:p>poland_lodz_2022_baluty-centrum.pb</text:p>
          </table:table-cell>
          <table:table-cell table:style-name="pd1" office:value-type="string" calcext:value-type="string">
            <text:p>poland_lodz_2023_baluty-zachodnie.pb</text:p>
          </table:table-cell>
          <table:table-cell table:style-name="pd1" office:value-type="string" calcext:value-type="string">
            <text:p>poland_lodz_2020_olechow-janow.pb</text:p>
          </table:table-cell>
          <table:table-cell table:style-name="pd1" office:value-type="string" calcext:value-type="string">
            <text:p>poland_lodz_2022_katedralna.pb</text:p>
          </table:table-cell>
          <table:table-cell table:style-name="pd1" office:value-type="string" calcext:value-type="string">
            <text:p>poland_lodz_2020_retkinia-zachod-smulsko.pb</text:p>
          </table:table-cell>
          <table:table-cell table:style-name="pd1" office:value-type="string" calcext:value-type="string">
            <text:p>poland_lodz_2023_julianow-marysin-rogi.pb</text:p>
          </table:table-cell>
          <table:table-cell table:style-name="pd1" office:value-type="string" calcext:value-type="string">
            <text:p>poland_lodz_2022_retkinia-zachod-smulsko.pb</text:p>
          </table:table-cell>
          <table:table-cell table:style-name="pd1" office:value-type="string" calcext:value-type="string">
            <text:p>poland_lodz_2023_mileszki.pb</text:p>
          </table:table-cell>
          <table:table-cell table:style-name="pd1" office:value-type="string" calcext:value-type="string">
            <text:p>poland_lodz_2023_wzniesien-lodzkich.pb</text:p>
          </table:table-cell>
          <table:table-cell table:style-name="pd1" office:value-type="string" calcext:value-type="string">
            <text:p>poland_lodz_2023_stary-widzew.pb</text:p>
          </table:table-cell>
          <table:table-cell table:style-name="pd1" office:value-type="string" calcext:value-type="string">
            <text:p>poland_lodz_2022_nr-33.pb</text:p>
          </table:table-cell>
          <table:table-cell table:style-name="pd1" office:value-type="string" calcext:value-type="string">
            <text:p>poland_lodz_2020_srodmiescie-katedralna.pb</text:p>
          </table:table-cell>
          <table:table-cell table:style-name="pd1" office:value-type="string" calcext:value-type="string">
            <text:p>poland_lodz_2020_zarzew.pb</text:p>
          </table:table-cell>
          <table:table-cell table:style-name="pd1" office:value-type="string" calcext:value-type="string">
            <text:p>poland_lodz_2020_nad-nerem.pb</text:p>
          </table:table-cell>
          <table:table-cell table:style-name="pd1" office:value-type="string" calcext:value-type="string">
            <text:p>poland_lodz_2022_baluty-doly.pb</text:p>
          </table:table-cell>
          <table:table-cell table:style-name="pd1" office:value-type="string" calcext:value-type="string">
            <text:p>poland_lodz_2023_katedralna.pb</text:p>
          </table:table-cell>
          <table:table-cell table:style-name="pd1" office:value-type="string" calcext:value-type="string">
            <text:p>poland_lodz_2023_andrzejow.pb</text:p>
          </table:table-cell>
        </table:table-row>
        <table:table-row table:style-name="ro1">
          <table:table-cell office:value-type="string" calcext:value-type="string">
            <text:p>nb_voters</text:p>
          </table:table-cell>
          <table:table-cell office:value-type="float" office:value="5" calcext:value-type="float">
            <text:p>5</text:p>
          </table:table-cell>
          <table:table-cell office:value-type="float" office:value="426" calcext:value-type="float">
            <text:p>426</text:p>
          </table:table-cell>
          <table:table-cell office:value-type="float" office:value="219" calcext:value-type="float">
            <text:p>219</text:p>
          </table:table-cell>
          <table:table-cell office:value-type="float" office:value="3834" calcext:value-type="float">
            <text:p>3834</text:p>
          </table:table-cell>
          <table:table-cell office:value-type="float" office:value="3184" calcext:value-type="float">
            <text:p>3184</text:p>
          </table:table-cell>
          <table:table-cell office:value-type="float" office:value="8520" calcext:value-type="float">
            <text:p>8520</text:p>
          </table:table-cell>
          <table:table-cell office:value-type="float" office:value="2742" calcext:value-type="float">
            <text:p>2742</text:p>
          </table:table-cell>
          <table:table-cell office:value-type="float" office:value="2323" calcext:value-type="float">
            <text:p>2323</text:p>
          </table:table-cell>
          <table:table-cell office:value-type="float" office:value="6187" calcext:value-type="float">
            <text:p>6187</text:p>
          </table:table-cell>
          <table:table-cell office:value-type="float" office:value="4984" calcext:value-type="float">
            <text:p>4984</text:p>
          </table:table-cell>
          <table:table-cell office:value-type="float" office:value="3162" calcext:value-type="float">
            <text:p>3162</text:p>
          </table:table-cell>
          <table:table-cell office:value-type="float" office:value="5448" calcext:value-type="float">
            <text:p>5448</text:p>
          </table:table-cell>
          <table:table-cell office:value-type="float" office:value="2575" calcext:value-type="float">
            <text:p>2575</text:p>
          </table:table-cell>
          <table:table-cell office:value-type="float" office:value="2037" calcext:value-type="float">
            <text:p>2037</text:p>
          </table:table-cell>
          <table:table-cell office:value-type="float" office:value="11519" calcext:value-type="float">
            <text:p>11519</text:p>
          </table:table-cell>
          <table:table-cell office:value-type="float" office:value="2791" calcext:value-type="float">
            <text:p>2791</text:p>
          </table:table-cell>
          <table:table-cell office:value-type="float" office:value="1961" calcext:value-type="float">
            <text:p>1961</text:p>
          </table:table-cell>
          <table:table-cell office:value-type="float" office:value="10081" calcext:value-type="float">
            <text:p>10081</text:p>
          </table:table-cell>
          <table:table-cell office:value-type="float" office:value="5510" calcext:value-type="float">
            <text:p>5510</text:p>
          </table:table-cell>
          <table:table-cell office:value-type="float" office:value="4528" calcext:value-type="float">
            <text:p>4528</text:p>
          </table:table-cell>
          <table:table-cell office:value-type="float" office:value="9562" calcext:value-type="float">
            <text:p>9562</text:p>
          </table:table-cell>
          <table:table-cell office:value-type="float" office:value="212" calcext:value-type="float">
            <text:p>212</text:p>
          </table:table-cell>
          <table:table-cell office:value-type="float" office:value="2324" calcext:value-type="float">
            <text:p>2324</text:p>
          </table:table-cell>
          <table:table-cell office:value-type="float" office:value="12283" calcext:value-type="float">
            <text:p>12283</text:p>
          </table:table-cell>
          <table:table-cell office:value-type="float" office:value="865" calcext:value-type="float">
            <text:p>865</text:p>
          </table:table-cell>
          <table:table-cell office:value-type="float" office:value="624" calcext:value-type="float">
            <text:p>624</text:p>
          </table:table-cell>
          <table:table-cell office:value-type="float" office:value="4453" calcext:value-type="float">
            <text:p>4453</text:p>
          </table:table-cell>
          <table:table-cell office:value-type="float" office:value="3140" calcext:value-type="float">
            <text:p>3140</text:p>
          </table:table-cell>
          <table:table-cell office:value-type="float" office:value="3908" calcext:value-type="float">
            <text:p>3908</text:p>
          </table:table-cell>
          <table:table-cell office:value-type="float" office:value="1182" calcext:value-type="float">
            <text:p>1182</text:p>
          </table:table-cell>
          <table:table-cell office:value-type="float" office:value="7045" calcext:value-type="float">
            <text:p>7045</text:p>
          </table:table-cell>
          <table:table-cell office:value-type="float" office:value="3978" calcext:value-type="float">
            <text:p>3978</text:p>
          </table:table-cell>
          <table:table-cell office:value-type="float" office:value="3218" calcext:value-type="float">
            <text:p>3218</text:p>
          </table:table-cell>
          <table:table-cell office:value-type="float" office:value="938" calcext:value-type="float">
            <text:p>938</text:p>
          </table:table-cell>
          <table:table-cell office:value-type="float" office:value="3057" calcext:value-type="float">
            <text:p>3057</text:p>
          </table:table-cell>
          <table:table-cell office:value-type="float" office:value="2472" calcext:value-type="float">
            <text:p>2472</text:p>
          </table:table-cell>
          <table:table-cell office:value-type="float" office:value="318" calcext:value-type="float">
            <text:p>318</text:p>
          </table:table-cell>
          <table:table-cell office:value-type="float" office:value="3428" calcext:value-type="float">
            <text:p>3428</text:p>
          </table:table-cell>
          <table:table-cell office:value-type="float" office:value="3190" calcext:value-type="float">
            <text:p>3190</text:p>
          </table:table-cell>
          <table:table-cell office:value-type="float" office:value="14411" calcext:value-type="float">
            <text:p>14411</text:p>
          </table:table-cell>
          <table:table-cell office:value-type="float" office:value="1056" calcext:value-type="float">
            <text:p>1056</text:p>
          </table:table-cell>
          <table:table-cell office:value-type="float" office:value="1300" calcext:value-type="float">
            <text:p>1300</text:p>
          </table:table-cell>
          <table:table-cell office:value-type="float" office:value="572" calcext:value-type="float">
            <text:p>572</text:p>
          </table:table-cell>
          <table:table-cell office:value-type="float" office:value="819" calcext:value-type="float">
            <text:p>819</text:p>
          </table:table-cell>
          <table:table-cell office:value-type="float" office:value="697" calcext:value-type="float">
            <text:p>697</text:p>
          </table:table-cell>
          <table:table-cell office:value-type="float" office:value="1056" calcext:value-type="float">
            <text:p>1056</text:p>
          </table:table-cell>
          <table:table-cell office:value-type="float" office:value="727" calcext:value-type="float">
            <text:p>727</text:p>
          </table:table-cell>
          <table:table-cell office:value-type="float" office:value="306" calcext:value-type="float">
            <text:p>306</text:p>
          </table:table-cell>
          <table:table-cell office:value-type="float" office:value="1228" calcext:value-type="float">
            <text:p>1228</text:p>
          </table:table-cell>
          <table:table-cell office:value-type="float" office:value="1197" calcext:value-type="float">
            <text:p>1197</text:p>
          </table:table-cell>
          <table:table-cell office:value-type="float" office:value="2881" calcext:value-type="float">
            <text:p>2881</text:p>
          </table:table-cell>
          <table:table-cell office:value-type="float" office:value="1192" calcext:value-type="float">
            <text:p>1192</text:p>
          </table:table-cell>
          <table:table-cell office:value-type="float" office:value="1218" calcext:value-type="float">
            <text:p>1218</text:p>
          </table:table-cell>
          <table:table-cell office:value-type="float" office:value="671" calcext:value-type="float">
            <text:p>671</text:p>
          </table:table-cell>
          <table:table-cell office:value-type="float" office:value="1231" calcext:value-type="float">
            <text:p>1231</text:p>
          </table:table-cell>
          <table:table-cell office:value-type="float" office:value="27073" calcext:value-type="float">
            <text:p>27073</text:p>
          </table:table-cell>
          <table:table-cell office:value-type="float" office:value="2316" calcext:value-type="float">
            <text:p>2316</text:p>
          </table:table-cell>
          <table:table-cell office:value-type="float" office:value="399" calcext:value-type="float">
            <text:p>399</text:p>
          </table:table-cell>
          <table:table-cell office:value-type="float" office:value="2122" calcext:value-type="float">
            <text:p>2122</text:p>
          </table:table-cell>
          <table:table-cell office:value-type="float" office:value="946" calcext:value-type="float">
            <text:p>946</text:p>
          </table:table-cell>
          <table:table-cell office:value-type="float" office:value="1511" calcext:value-type="float">
            <text:p>1511</text:p>
          </table:table-cell>
          <table:table-cell office:value-type="float" office:value="966" calcext:value-type="float">
            <text:p>966</text:p>
          </table:table-cell>
          <table:table-cell office:value-type="float" office:value="675" calcext:value-type="float">
            <text:p>675</text:p>
          </table:table-cell>
          <table:table-cell office:value-type="float" office:value="1277" calcext:value-type="float">
            <text:p>1277</text:p>
          </table:table-cell>
          <table:table-cell office:value-type="float" office:value="1046" calcext:value-type="float">
            <text:p>1046</text:p>
          </table:table-cell>
          <table:table-cell office:value-type="float" office:value="1020" calcext:value-type="float">
            <text:p>1020</text:p>
          </table:table-cell>
          <table:table-cell office:value-type="float" office:value="1973" calcext:value-type="float">
            <text:p>1973</text:p>
          </table:table-cell>
          <table:table-cell office:value-type="float" office:value="745" calcext:value-type="float">
            <text:p>745</text:p>
          </table:table-cell>
          <table:table-cell office:value-type="float" office:value="318" calcext:value-type="float">
            <text:p>318</text:p>
          </table:table-cell>
          <table:table-cell office:value-type="float" office:value="477" calcext:value-type="float">
            <text:p>477</text:p>
          </table:table-cell>
          <table:table-cell office:value-type="float" office:value="1104" calcext:value-type="float">
            <text:p>1104</text:p>
          </table:table-cell>
          <table:table-cell office:value-type="float" office:value="368" calcext:value-type="float">
            <text:p>368</text:p>
          </table:table-cell>
          <table:table-cell office:value-type="float" office:value="1811" calcext:value-type="float">
            <text:p>1811</text:p>
          </table:table-cell>
          <table:table-cell office:value-type="float" office:value="849" calcext:value-type="float">
            <text:p>849</text:p>
          </table:table-cell>
          <table:table-cell office:value-type="float" office:value="11067" calcext:value-type="float">
            <text:p>11067</text:p>
          </table:table-cell>
          <table:table-cell office:value-type="float" office:value="1578" calcext:value-type="float">
            <text:p>1578</text:p>
          </table:table-cell>
          <table:table-cell office:value-type="float" office:value="3050" calcext:value-type="float">
            <text:p>3050</text:p>
          </table:table-cell>
          <table:table-cell office:value-type="float" office:value="429" calcext:value-type="float">
            <text:p>429</text:p>
          </table:table-cell>
          <table:table-cell office:value-type="float" office:value="940" calcext:value-type="float">
            <text:p>940</text:p>
          </table:table-cell>
          <table:table-cell office:value-type="float" office:value="2100" calcext:value-type="float">
            <text:p>2100</text:p>
          </table:table-cell>
          <table:table-cell office:value-type="float" office:value="789" calcext:value-type="float">
            <text:p>789</text:p>
          </table:table-cell>
          <table:table-cell office:value-type="float" office:value="8172" calcext:value-type="float">
            <text:p>8172</text:p>
          </table:table-cell>
          <table:table-cell office:value-type="float" office:value="1380" calcext:value-type="float">
            <text:p>1380</text:p>
          </table:table-cell>
          <table:table-cell office:value-type="float" office:value="2066" calcext:value-type="float">
            <text:p>2066</text:p>
          </table:table-cell>
          <table:table-cell office:value-type="float" office:value="1896" calcext:value-type="float">
            <text:p>1896</text:p>
          </table:table-cell>
          <table:table-cell office:value-type="float" office:value="2167" calcext:value-type="float">
            <text:p>2167</text:p>
          </table:table-cell>
          <table:table-cell office:value-type="float" office:value="2322" calcext:value-type="float">
            <text:p>2322</text:p>
          </table:table-cell>
          <table:table-cell office:value-type="float" office:value="3752" calcext:value-type="float">
            <text:p>3752</text:p>
          </table:table-cell>
          <table:table-cell office:value-type="float" office:value="689" calcext:value-type="float">
            <text:p>689</text:p>
          </table:table-cell>
          <table:table-cell office:value-type="float" office:value="2270" calcext:value-type="float">
            <text:p>2270</text:p>
          </table:table-cell>
          <table:table-cell office:value-type="float" office:value="5368" calcext:value-type="float">
            <text:p>5368</text:p>
          </table:table-cell>
          <table:table-cell office:value-type="float" office:value="3610" calcext:value-type="float">
            <text:p>3610</text:p>
          </table:table-cell>
          <table:table-cell office:value-type="float" office:value="3003" calcext:value-type="float">
            <text:p>3003</text:p>
          </table:table-cell>
          <table:table-cell office:value-type="float" office:value="3300" calcext:value-type="float">
            <text:p>3300</text:p>
          </table:table-cell>
          <table:table-cell office:value-type="float" office:value="784" calcext:value-type="float">
            <text:p>784</text:p>
          </table:table-cell>
          <table:table-cell office:value-type="float" office:value="4461" calcext:value-type="float">
            <text:p>4461</text:p>
          </table:table-cell>
          <table:table-cell office:value-type="float" office:value="1420" calcext:value-type="float">
            <text:p>1420</text:p>
          </table:table-cell>
          <table:table-cell office:value-type="float" office:value="1960" calcext:value-type="float">
            <text:p>1960</text:p>
          </table:table-cell>
          <table:table-cell office:value-type="float" office:value="2830" calcext:value-type="float">
            <text:p>2830</text:p>
          </table:table-cell>
          <table:table-cell office:value-type="float" office:value="2331" calcext:value-type="float">
            <text:p>2331</text:p>
          </table:table-cell>
          <table:table-cell office:value-type="float" office:value="460" calcext:value-type="float">
            <text:p>460</text:p>
          </table:table-cell>
          <table:table-cell office:value-type="float" office:value="759" calcext:value-type="float">
            <text:p>759</text:p>
          </table:table-cell>
          <table:table-cell office:value-type="float" office:value="1130" calcext:value-type="float">
            <text:p>1130</text:p>
          </table:table-cell>
          <table:table-cell office:value-type="float" office:value="981" calcext:value-type="float">
            <text:p>981</text:p>
          </table:table-cell>
          <table:table-cell office:value-type="float" office:value="5329" calcext:value-type="float">
            <text:p>5329</text:p>
          </table:table-cell>
          <table:table-cell office:value-type="float" office:value="1717" calcext:value-type="float">
            <text:p>1717</text:p>
          </table:table-cell>
          <table:table-cell office:value-type="float" office:value="1557" calcext:value-type="float">
            <text:p>1557</text:p>
          </table:table-cell>
          <table:table-cell office:value-type="float" office:value="2843" calcext:value-type="float">
            <text:p>2843</text:p>
          </table:table-cell>
          <table:table-cell office:value-type="float" office:value="3600" calcext:value-type="float">
            <text:p>3600</text:p>
          </table:table-cell>
          <table:table-cell office:value-type="float" office:value="3452" calcext:value-type="float">
            <text:p>3452</text:p>
          </table:table-cell>
          <table:table-cell office:value-type="float" office:value="3484" calcext:value-type="float">
            <text:p>3484</text:p>
          </table:table-cell>
          <table:table-cell office:value-type="float" office:value="1362" calcext:value-type="float">
            <text:p>1362</text:p>
          </table:table-cell>
          <table:table-cell office:value-type="float" office:value="2426" calcext:value-type="float">
            <text:p>2426</text:p>
          </table:table-cell>
          <table:table-cell office:value-type="float" office:value="1622" calcext:value-type="float">
            <text:p>1622</text:p>
          </table:table-cell>
          <table:table-cell office:value-type="float" office:value="3623" calcext:value-type="float">
            <text:p>3623</text:p>
          </table:table-cell>
          <table:table-cell office:value-type="float" office:value="70747" calcext:value-type="float">
            <text:p>70747</text:p>
          </table:table-cell>
          <table:table-cell office:value-type="float" office:value="619" calcext:value-type="float">
            <text:p>619</text:p>
          </table:table-cell>
          <table:table-cell office:value-type="float" office:value="409" calcext:value-type="float">
            <text:p>409</text:p>
          </table:table-cell>
          <table:table-cell office:value-type="float" office:value="435" calcext:value-type="float">
            <text:p>435</text:p>
          </table:table-cell>
          <table:table-cell office:value-type="float" office:value="1962" calcext:value-type="float">
            <text:p>1962</text:p>
          </table:table-cell>
          <table:table-cell office:value-type="float" office:value="1402" calcext:value-type="float">
            <text:p>1402</text:p>
          </table:table-cell>
          <table:table-cell office:value-type="float" office:value="2585" calcext:value-type="float">
            <text:p>2585</text:p>
          </table:table-cell>
          <table:table-cell office:value-type="float" office:value="237" calcext:value-type="float">
            <text:p>237</text:p>
          </table:table-cell>
          <table:table-cell office:value-type="float" office:value="1275" calcext:value-type="float">
            <text:p>1275</text:p>
          </table:table-cell>
          <table:table-cell office:value-type="float" office:value="4639" calcext:value-type="float">
            <text:p>4639</text:p>
          </table:table-cell>
          <table:table-cell office:value-type="float" office:value="1270" calcext:value-type="float">
            <text:p>1270</text:p>
          </table:table-cell>
          <table:table-cell office:value-type="float" office:value="2079" calcext:value-type="float">
            <text:p>2079</text:p>
          </table:table-cell>
          <table:table-cell office:value-type="float" office:value="5220" calcext:value-type="float">
            <text:p>5220</text:p>
          </table:table-cell>
          <table:table-cell office:value-type="float" office:value="3007" calcext:value-type="float">
            <text:p>3007</text:p>
          </table:table-cell>
          <table:table-cell office:value-type="float" office:value="95899" calcext:value-type="float">
            <text:p>95899</text:p>
          </table:table-cell>
          <table:table-cell office:value-type="float" office:value="1374" calcext:value-type="float">
            <text:p>1374</text:p>
          </table:table-cell>
          <table:table-cell office:value-type="float" office:value="5552" calcext:value-type="float">
            <text:p>5552</text:p>
          </table:table-cell>
          <table:table-cell office:value-type="float" office:value="53801" calcext:value-type="float">
            <text:p>53801</text:p>
          </table:table-cell>
          <table:table-cell office:value-type="float" office:value="67103" calcext:value-type="float">
            <text:p>67103</text:p>
          </table:table-cell>
          <table:table-cell office:value-type="float" office:value="923" calcext:value-type="float">
            <text:p>923</text:p>
          </table:table-cell>
          <table:table-cell office:value-type="float" office:value="1135" calcext:value-type="float">
            <text:p>1135</text:p>
          </table:table-cell>
          <table:table-cell office:value-type="float" office:value="510" calcext:value-type="float">
            <text:p>510</text:p>
          </table:table-cell>
          <table:table-cell office:value-type="float" office:value="654" calcext:value-type="float">
            <text:p>654</text:p>
          </table:table-cell>
          <table:table-cell office:value-type="float" office:value="4377" calcext:value-type="float">
            <text:p>4377</text:p>
          </table:table-cell>
          <table:table-cell office:value-type="float" office:value="422" calcext:value-type="float">
            <text:p>422</text:p>
          </table:table-cell>
          <table:table-cell office:value-type="float" office:value="1158" calcext:value-type="float">
            <text:p>1158</text:p>
          </table:table-cell>
          <table:table-cell office:value-type="float" office:value="5765" calcext:value-type="float">
            <text:p>5765</text:p>
          </table:table-cell>
          <table:table-cell office:value-type="float" office:value="713" calcext:value-type="float">
            <text:p>713</text:p>
          </table:table-cell>
          <table:table-cell office:value-type="float" office:value="1105" calcext:value-type="float">
            <text:p>1105</text:p>
          </table:table-cell>
          <table:table-cell office:value-type="float" office:value="3604" calcext:value-type="float">
            <text:p>3604</text:p>
          </table:table-cell>
          <table:table-cell office:value-type="float" office:value="1684" calcext:value-type="float">
            <text:p>1684</text:p>
          </table:table-cell>
          <table:table-cell office:value-type="float" office:value="647" calcext:value-type="float">
            <text:p>647</text:p>
          </table:table-cell>
          <table:table-cell office:value-type="float" office:value="7565" calcext:value-type="float">
            <text:p>7565</text:p>
          </table:table-cell>
          <table:table-cell office:value-type="float" office:value="1669" calcext:value-type="float">
            <text:p>1669</text:p>
          </table:table-cell>
          <table:table-cell office:value-type="float" office:value="2238" calcext:value-type="float">
            <text:p>2238</text:p>
          </table:table-cell>
          <table:table-cell office:value-type="float" office:value="729" calcext:value-type="float">
            <text:p>729</text:p>
          </table:table-cell>
          <table:table-cell office:value-type="float" office:value="4313" calcext:value-type="float">
            <text:p>4313</text:p>
          </table:table-cell>
          <table:table-cell office:value-type="float" office:value="108" calcext:value-type="float">
            <text:p>108</text:p>
          </table:table-cell>
          <table:table-cell office:value-type="float" office:value="2064" calcext:value-type="float">
            <text:p>2064</text:p>
          </table:table-cell>
          <table:table-cell office:value-type="float" office:value="465" calcext:value-type="float">
            <text:p>465</text:p>
          </table:table-cell>
          <table:table-cell office:value-type="float" office:value="377" calcext:value-type="float">
            <text:p>377</text:p>
          </table:table-cell>
          <table:table-cell office:value-type="float" office:value="1572" calcext:value-type="float">
            <text:p>1572</text:p>
          </table:table-cell>
          <table:table-cell office:value-type="float" office:value="494" calcext:value-type="float">
            <text:p>494</text:p>
          </table:table-cell>
          <table:table-cell office:value-type="float" office:value="851" calcext:value-type="float">
            <text:p>851</text:p>
          </table:table-cell>
          <table:table-cell office:value-type="float" office:value="265" calcext:value-type="float">
            <text:p>265</text:p>
          </table:table-cell>
          <table:table-cell office:value-type="float" office:value="373" calcext:value-type="float">
            <text:p>373</text:p>
          </table:table-cell>
          <table:table-cell office:value-type="float" office:value="587" calcext:value-type="float">
            <text:p>587</text:p>
          </table:table-cell>
          <table:table-cell office:value-type="float" office:value="3112" calcext:value-type="float">
            <text:p>3112</text:p>
          </table:table-cell>
          <table:table-cell office:value-type="float" office:value="1012" calcext:value-type="float">
            <text:p>1012</text:p>
          </table:table-cell>
          <table:table-cell office:value-type="float" office:value="1107" calcext:value-type="float">
            <text:p>1107</text:p>
          </table:table-cell>
          <table:table-cell office:value-type="float" office:value="7477" calcext:value-type="float">
            <text:p>7477</text:p>
          </table:table-cell>
          <table:table-cell office:value-type="float" office:value="268" calcext:value-type="float">
            <text:p>268</text:p>
          </table:table-cell>
          <table:table-cell office:value-type="float" office:value="2333" calcext:value-type="float">
            <text:p>2333</text:p>
          </table:table-cell>
          <table:table-cell office:value-type="float" office:value="826" calcext:value-type="float">
            <text:p>826</text:p>
          </table:table-cell>
          <table:table-cell office:value-type="float" office:value="1438" calcext:value-type="float">
            <text:p>1438</text:p>
          </table:table-cell>
          <table:table-cell office:value-type="float" office:value="4197" calcext:value-type="float">
            <text:p>4197</text:p>
          </table:table-cell>
          <table:table-cell office:value-type="float" office:value="1978" calcext:value-type="float">
            <text:p>1978</text:p>
          </table:table-cell>
          <table:table-cell office:value-type="float" office:value="1265" calcext:value-type="float">
            <text:p>1265</text:p>
          </table:table-cell>
          <table:table-cell office:value-type="float" office:value="1735" calcext:value-type="float">
            <text:p>1735</text:p>
          </table:table-cell>
          <table:table-cell office:value-type="float" office:value="135" calcext:value-type="float">
            <text:p>135</text:p>
          </table:table-cell>
          <table:table-cell office:value-type="float" office:value="1006" calcext:value-type="float">
            <text:p>1006</text:p>
          </table:table-cell>
          <table:table-cell office:value-type="float" office:value="1386" calcext:value-type="float">
            <text:p>1386</text:p>
          </table:table-cell>
          <table:table-cell office:value-type="float" office:value="580" calcext:value-type="float">
            <text:p>580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 office:value-type="float" office:value="1470" calcext:value-type="float">
            <text:p>1470</text:p>
          </table:table-cell>
          <table:table-cell office:value-type="float" office:value="1326" calcext:value-type="float">
            <text:p>1326</text:p>
          </table:table-cell>
          <table:table-cell office:value-type="float" office:value="1375" calcext:value-type="float">
            <text:p>1375</text:p>
          </table:table-cell>
          <table:table-cell office:value-type="float" office:value="327" calcext:value-type="float">
            <text:p>327</text:p>
          </table:table-cell>
          <table:table-cell office:value-type="float" office:value="545" calcext:value-type="float">
            <text:p>545</text:p>
          </table:table-cell>
          <table:table-cell office:value-type="float" office:value="3203" calcext:value-type="float">
            <text:p>3203</text:p>
          </table:table-cell>
          <table:table-cell office:value-type="float" office:value="1147" calcext:value-type="float">
            <text:p>1147</text:p>
          </table:table-cell>
          <table:table-cell office:value-type="float" office:value="120" calcext:value-type="float">
            <text:p>120</text:p>
          </table:table-cell>
          <table:table-cell office:value-type="float" office:value="4849" calcext:value-type="float">
            <text:p>4849</text:p>
          </table:table-cell>
          <table:table-cell office:value-type="float" office:value="440" calcext:value-type="float">
            <text:p>440</text:p>
          </table:table-cell>
          <table:table-cell office:value-type="float" office:value="2784" calcext:value-type="float">
            <text:p>2784</text:p>
          </table:table-cell>
          <table:table-cell office:value-type="float" office:value="7493" calcext:value-type="float">
            <text:p>7493</text:p>
          </table:table-cell>
          <table:table-cell office:value-type="float" office:value="27" calcext:value-type="float">
            <text:p>27</text:p>
          </table:table-cell>
          <table:table-cell office:value-type="float" office:value="1751" calcext:value-type="float">
            <text:p>1751</text:p>
          </table:table-cell>
          <table:table-cell office:value-type="float" office:value="927" calcext:value-type="float">
            <text:p>927</text:p>
          </table:table-cell>
          <table:table-cell office:value-type="float" office:value="397" calcext:value-type="float">
            <text:p>397</text:p>
          </table:table-cell>
          <table:table-cell office:value-type="float" office:value="967" calcext:value-type="float">
            <text:p>967</text:p>
          </table:table-cell>
          <table:table-cell office:value-type="float" office:value="793" calcext:value-type="float">
            <text:p>793</text:p>
          </table:table-cell>
          <table:table-cell office:value-type="float" office:value="2850" calcext:value-type="float">
            <text:p>2850</text:p>
          </table:table-cell>
          <table:table-cell office:value-type="float" office:value="765" calcext:value-type="float">
            <text:p>765</text:p>
          </table:table-cell>
          <table:table-cell office:value-type="float" office:value="2370" calcext:value-type="float">
            <text:p>2370</text:p>
          </table:table-cell>
          <table:table-cell office:value-type="float" office:value="1326" calcext:value-type="float">
            <text:p>1326</text:p>
          </table:table-cell>
          <table:table-cell office:value-type="float" office:value="228" calcext:value-type="float">
            <text:p>228</text:p>
          </table:table-cell>
          <table:table-cell office:value-type="float" office:value="577" calcext:value-type="float">
            <text:p>577</text:p>
          </table:table-cell>
          <table:table-cell office:value-type="float" office:value="2093" calcext:value-type="float">
            <text:p>2093</text:p>
          </table:table-cell>
          <table:table-cell office:value-type="float" office:value="1078" calcext:value-type="float">
            <text:p>1078</text:p>
          </table:table-cell>
          <table:table-cell office:value-type="float" office:value="3507" calcext:value-type="float">
            <text:p>3507</text:p>
          </table:table-cell>
          <table:table-cell office:value-type="float" office:value="4480" calcext:value-type="float">
            <text:p>4480</text:p>
          </table:table-cell>
          <table:table-cell office:value-type="float" office:value="3258" calcext:value-type="float">
            <text:p>3258</text:p>
          </table:table-cell>
          <table:table-cell office:value-type="float" office:value="723" calcext:value-type="float">
            <text:p>723</text:p>
          </table:table-cell>
          <table:table-cell office:value-type="float" office:value="743" calcext:value-type="float">
            <text:p>743</text:p>
          </table:table-cell>
          <table:table-cell office:value-type="float" office:value="3371" calcext:value-type="float">
            <text:p>3371</text:p>
          </table:table-cell>
          <table:table-cell office:value-type="float" office:value="1774" calcext:value-type="float">
            <text:p>1774</text:p>
          </table:table-cell>
          <table:table-cell office:value-type="float" office:value="674" calcext:value-type="float">
            <text:p>674</text:p>
          </table:table-cell>
          <table:table-cell office:value-type="float" office:value="1335" calcext:value-type="float">
            <text:p>1335</text:p>
          </table:table-cell>
          <table:table-cell office:value-type="float" office:value="1987" calcext:value-type="float">
            <text:p>1987</text:p>
          </table:table-cell>
          <table:table-cell office:value-type="float" office:value="2215" calcext:value-type="float">
            <text:p>2215</text:p>
          </table:table-cell>
          <table:table-cell office:value-type="float" office:value="176" calcext:value-type="float">
            <text:p>176</text:p>
          </table:table-cell>
          <table:table-cell office:value-type="float" office:value="777" calcext:value-type="float">
            <text:p>777</text:p>
          </table:table-cell>
          <table:table-cell office:value-type="float" office:value="1733" calcext:value-type="float">
            <text:p>1733</text:p>
          </table:table-cell>
          <table:table-cell office:value-type="float" office:value="4392" calcext:value-type="float">
            <text:p>4392</text:p>
          </table:table-cell>
          <table:table-cell office:value-type="float" office:value="1664" calcext:value-type="float">
            <text:p>1664</text:p>
          </table:table-cell>
          <table:table-cell office:value-type="float" office:value="1058" calcext:value-type="float">
            <text:p>1058</text:p>
          </table:table-cell>
          <table:table-cell office:value-type="float" office:value="2242" calcext:value-type="float">
            <text:p>2242</text:p>
          </table:table-cell>
          <table:table-cell office:value-type="float" office:value="94" calcext:value-type="float">
            <text:p>94</text:p>
          </table:table-cell>
          <table:table-cell office:value-type="float" office:value="301" calcext:value-type="float">
            <text:p>301</text:p>
          </table:table-cell>
          <table:table-cell office:value-type="float" office:value="780" calcext:value-type="float">
            <text:p>780</text:p>
          </table:table-cell>
          <table:table-cell office:value-type="float" office:value="91" calcext:value-type="float">
            <text:p>91</text:p>
          </table:table-cell>
          <table:table-cell office:value-type="float" office:value="1507" calcext:value-type="float">
            <text:p>1507</text:p>
          </table:table-cell>
          <table:table-cell office:value-type="float" office:value="2260" calcext:value-type="float">
            <text:p>2260</text:p>
          </table:table-cell>
          <table:table-cell office:value-type="float" office:value="477" calcext:value-type="float">
            <text:p>477</text:p>
          </table:table-cell>
          <table:table-cell office:value-type="float" office:value="157" calcext:value-type="float">
            <text:p>157</text:p>
          </table:table-cell>
          <table:table-cell office:value-type="float" office:value="4091" calcext:value-type="float">
            <text:p>4091</text:p>
          </table:table-cell>
          <table:table-cell office:value-type="float" office:value="2119" calcext:value-type="float">
            <text:p>2119</text:p>
          </table:table-cell>
          <table:table-cell office:value-type="float" office:value="1364" calcext:value-type="float">
            <text:p>1364</text:p>
          </table:table-cell>
          <table:table-cell office:value-type="float" office:value="901" calcext:value-type="float">
            <text:p>901</text:p>
          </table:table-cell>
          <table:table-cell office:value-type="float" office:value="2736" calcext:value-type="float">
            <text:p>2736</text:p>
          </table:table-cell>
          <table:table-cell office:value-type="float" office:value="826" calcext:value-type="float">
            <text:p>826</text:p>
          </table:table-cell>
          <table:table-cell office:value-type="float" office:value="1391" calcext:value-type="float">
            <text:p>1391</text:p>
          </table:table-cell>
          <table:table-cell office:value-type="float" office:value="446" calcext:value-type="float">
            <text:p>446</text:p>
          </table:table-cell>
          <table:table-cell office:value-type="float" office:value="506" calcext:value-type="float">
            <text:p>506</text:p>
          </table:table-cell>
          <table:table-cell office:value-type="float" office:value="1601" calcext:value-type="float">
            <text:p>1601</text:p>
          </table:table-cell>
          <table:table-cell office:value-type="float" office:value="8699" calcext:value-type="float">
            <text:p>8699</text:p>
          </table:table-cell>
          <table:table-cell office:value-type="float" office:value="1717" calcext:value-type="float">
            <text:p>1717</text:p>
          </table:table-cell>
          <table:table-cell office:value-type="float" office:value="652" calcext:value-type="float">
            <text:p>652</text:p>
          </table:table-cell>
          <table:table-cell office:value-type="float" office:value="1147" calcext:value-type="float">
            <text:p>1147</text:p>
          </table:table-cell>
          <table:table-cell office:value-type="float" office:value="1205" calcext:value-type="float">
            <text:p>1205</text:p>
          </table:table-cell>
          <table:table-cell office:value-type="float" office:value="1253" calcext:value-type="float">
            <text:p>1253</text:p>
          </table:table-cell>
          <table:table-cell office:value-type="float" office:value="300" calcext:value-type="float">
            <text:p>300</text:p>
          </table:table-cell>
          <table:table-cell office:value-type="float" office:value="1672" calcext:value-type="float">
            <text:p>1672</text:p>
          </table:table-cell>
          <table:table-cell office:value-type="float" office:value="5220" calcext:value-type="float">
            <text:p>5220</text:p>
          </table:table-cell>
          <table:table-cell office:value-type="float" office:value="426" calcext:value-type="float">
            <text:p>426</text:p>
          </table:table-cell>
          <table:table-cell office:value-type="float" office:value="936" calcext:value-type="float">
            <text:p>936</text:p>
          </table:table-cell>
          <table:table-cell office:value-type="float" office:value="8274" calcext:value-type="float">
            <text:p>8274</text:p>
          </table:table-cell>
          <table:table-cell office:value-type="float" office:value="586" calcext:value-type="float">
            <text:p>586</text:p>
          </table:table-cell>
          <table:table-cell office:value-type="float" office:value="716" calcext:value-type="float">
            <text:p>716</text:p>
          </table:table-cell>
          <table:table-cell office:value-type="float" office:value="585" calcext:value-type="float">
            <text:p>585</text:p>
          </table:table-cell>
          <table:table-cell office:value-type="float" office:value="1518" calcext:value-type="float">
            <text:p>1518</text:p>
          </table:table-cell>
          <table:table-cell office:value-type="float" office:value="605" calcext:value-type="float">
            <text:p>605</text:p>
          </table:table-cell>
          <table:table-cell office:value-type="float" office:value="1541" calcext:value-type="float">
            <text:p>1541</text:p>
          </table:table-cell>
          <table:table-cell office:value-type="float" office:value="1286" calcext:value-type="float">
            <text:p>1286</text:p>
          </table:table-cell>
          <table:table-cell office:value-type="float" office:value="1551" calcext:value-type="float">
            <text:p>1551</text:p>
          </table:table-cell>
          <table:table-cell office:value-type="float" office:value="2082" calcext:value-type="float">
            <text:p>2082</text:p>
          </table:table-cell>
          <table:table-cell office:value-type="float" office:value="2413" calcext:value-type="float">
            <text:p>2413</text:p>
          </table:table-cell>
          <table:table-cell office:value-type="float" office:value="2777" calcext:value-type="float">
            <text:p>2777</text:p>
          </table:table-cell>
          <table:table-cell office:value-type="float" office:value="976" calcext:value-type="float">
            <text:p>976</text:p>
          </table:table-cell>
          <table:table-cell office:value-type="float" office:value="2149" calcext:value-type="float">
            <text:p>2149</text:p>
          </table:table-cell>
          <table:table-cell office:value-type="float" office:value="8" calcext:value-type="float">
            <text:p>8</text:p>
          </table:table-cell>
          <table:table-cell office:value-type="float" office:value="498" calcext:value-type="float">
            <text:p>498</text:p>
          </table:table-cell>
          <table:table-cell office:value-type="float" office:value="792" calcext:value-type="float">
            <text:p>792</text:p>
          </table:table-cell>
          <table:table-cell office:value-type="float" office:value="678" calcext:value-type="float">
            <text:p>678</text:p>
          </table:table-cell>
          <table:table-cell office:value-type="float" office:value="856" calcext:value-type="float">
            <text:p>856</text:p>
          </table:table-cell>
          <table:table-cell office:value-type="float" office:value="1866" calcext:value-type="float">
            <text:p>1866</text:p>
          </table:table-cell>
          <table:table-cell office:value-type="float" office:value="388" calcext:value-type="float">
            <text:p>388</text:p>
          </table:table-cell>
          <table:table-cell office:value-type="float" office:value="149" calcext:value-type="float">
            <text:p>149</text:p>
          </table:table-cell>
          <table:table-cell office:value-type="float" office:value="1517" calcext:value-type="float">
            <text:p>1517</text:p>
          </table:table-cell>
          <table:table-cell office:value-type="float" office:value="3482" calcext:value-type="float">
            <text:p>3482</text:p>
          </table:table-cell>
          <table:table-cell office:value-type="float" office:value="5201" calcext:value-type="float">
            <text:p>5201</text:p>
          </table:table-cell>
          <table:table-cell office:value-type="float" office:value="1131" calcext:value-type="float">
            <text:p>1131</text:p>
          </table:table-cell>
          <table:table-cell office:value-type="float" office:value="1533" calcext:value-type="float">
            <text:p>1533</text:p>
          </table:table-cell>
          <table:table-cell office:value-type="float" office:value="302" calcext:value-type="float">
            <text:p>302</text:p>
          </table:table-cell>
          <table:table-cell office:value-type="float" office:value="1067" calcext:value-type="float">
            <text:p>1067</text:p>
          </table:table-cell>
          <table:table-cell office:value-type="float" office:value="229" calcext:value-type="float">
            <text:p>229</text:p>
          </table:table-cell>
          <table:table-cell office:value-type="float" office:value="1069" calcext:value-type="float">
            <text:p>1069</text:p>
          </table:table-cell>
          <table:table-cell office:value-type="float" office:value="1472" calcext:value-type="float">
            <text:p>1472</text:p>
          </table:table-cell>
          <table:table-cell office:value-type="float" office:value="2006" calcext:value-type="float">
            <text:p>2006</text:p>
          </table:table-cell>
          <table:table-cell office:value-type="float" office:value="8171" calcext:value-type="float">
            <text:p>8171</text:p>
          </table:table-cell>
          <table:table-cell office:value-type="float" office:value="882" calcext:value-type="float">
            <text:p>882</text:p>
          </table:table-cell>
          <table:table-cell office:value-type="float" office:value="2438" calcext:value-type="float">
            <text:p>2438</text:p>
          </table:table-cell>
          <table:table-cell office:value-type="float" office:value="2827" calcext:value-type="float">
            <text:p>2827</text:p>
          </table:table-cell>
          <table:table-cell office:value-type="float" office:value="2136" calcext:value-type="float">
            <text:p>2136</text:p>
          </table:table-cell>
          <table:table-cell office:value-type="float" office:value="861" calcext:value-type="float">
            <text:p>861</text:p>
          </table:table-cell>
          <table:table-cell office:value-type="float" office:value="1225" calcext:value-type="float">
            <text:p>1225</text:p>
          </table:table-cell>
          <table:table-cell office:value-type="float" office:value="1484" calcext:value-type="float">
            <text:p>1484</text:p>
          </table:table-cell>
          <table:table-cell office:value-type="float" office:value="1061" calcext:value-type="float">
            <text:p>1061</text:p>
          </table:table-cell>
          <table:table-cell office:value-type="float" office:value="2176" calcext:value-type="float">
            <text:p>2176</text:p>
          </table:table-cell>
          <table:table-cell office:value-type="float" office:value="2632" calcext:value-type="float">
            <text:p>2632</text:p>
          </table:table-cell>
          <table:table-cell office:value-type="float" office:value="3995" calcext:value-type="float">
            <text:p>3995</text:p>
          </table:table-cell>
          <table:table-cell office:value-type="float" office:value="955" calcext:value-type="float">
            <text:p>955</text:p>
          </table:table-cell>
          <table:table-cell office:value-type="float" office:value="824" calcext:value-type="float">
            <text:p>824</text:p>
          </table:table-cell>
          <table:table-cell office:value-type="float" office:value="609" calcext:value-type="float">
            <text:p>609</text:p>
          </table:table-cell>
          <table:table-cell office:value-type="float" office:value="4641" calcext:value-type="float">
            <text:p>4641</text:p>
          </table:table-cell>
          <table:table-cell office:value-type="float" office:value="454" calcext:value-type="float">
            <text:p>454</text:p>
          </table:table-cell>
          <table:table-cell office:value-type="float" office:value="3819" calcext:value-type="float">
            <text:p>3819</text:p>
          </table:table-cell>
          <table:table-cell office:value-type="float" office:value="1746" calcext:value-type="float">
            <text:p>1746</text:p>
          </table:table-cell>
          <table:table-cell office:value-type="float" office:value="5544" calcext:value-type="float">
            <text:p>5544</text:p>
          </table:table-cell>
          <table:table-cell office:value-type="float" office:value="823" calcext:value-type="float">
            <text:p>823</text:p>
          </table:table-cell>
          <table:table-cell office:value-type="float" office:value="1356" calcext:value-type="float">
            <text:p>1356</text:p>
          </table:table-cell>
          <table:table-cell office:value-type="float" office:value="1448" calcext:value-type="float">
            <text:p>1448</text:p>
          </table:table-cell>
          <table:table-cell office:value-type="float" office:value="475" calcext:value-type="float">
            <text:p>475</text:p>
          </table:table-cell>
          <table:table-cell office:value-type="float" office:value="3157" calcext:value-type="float">
            <text:p>3157</text:p>
          </table:table-cell>
          <table:table-cell office:value-type="float" office:value="1779" calcext:value-type="float">
            <text:p>1779</text:p>
          </table:table-cell>
          <table:table-cell office:value-type="float" office:value="1929" calcext:value-type="float">
            <text:p>1929</text:p>
          </table:table-cell>
          <table:table-cell office:value-type="float" office:value="85" calcext:value-type="float">
            <text:p>85</text:p>
          </table:table-cell>
          <table:table-cell office:value-type="float" office:value="1030" calcext:value-type="float">
            <text:p>1030</text:p>
          </table:table-cell>
          <table:table-cell office:value-type="float" office:value="7683" calcext:value-type="float">
            <text:p>7683</text:p>
          </table:table-cell>
          <table:table-cell office:value-type="float" office:value="756" calcext:value-type="float">
            <text:p>756</text:p>
          </table:table-cell>
          <table:table-cell office:value-type="float" office:value="5318" calcext:value-type="float">
            <text:p>5318</text:p>
          </table:table-cell>
          <table:table-cell office:value-type="float" office:value="740" calcext:value-type="float">
            <text:p>740</text:p>
          </table:table-cell>
          <table:table-cell office:value-type="float" office:value="2458" calcext:value-type="float">
            <text:p>2458</text:p>
          </table:table-cell>
          <table:table-cell office:value-type="float" office:value="344" calcext:value-type="float">
            <text:p>344</text:p>
          </table:table-cell>
          <table:table-cell office:value-type="float" office:value="631" calcext:value-type="float">
            <text:p>631</text:p>
          </table:table-cell>
          <table:table-cell office:value-type="float" office:value="1506" calcext:value-type="float">
            <text:p>1506</text:p>
          </table:table-cell>
          <table:table-cell office:value-type="float" office:value="142" calcext:value-type="float">
            <text:p>142</text:p>
          </table:table-cell>
          <table:table-cell office:value-type="float" office:value="3976" calcext:value-type="float">
            <text:p>3976</text:p>
          </table:table-cell>
          <table:table-cell office:value-type="float" office:value="669" calcext:value-type="float">
            <text:p>669</text:p>
          </table:table-cell>
          <table:table-cell office:value-type="float" office:value="466" calcext:value-type="float">
            <text:p>466</text:p>
          </table:table-cell>
          <table:table-cell office:value-type="float" office:value="182" calcext:value-type="float">
            <text:p>182</text:p>
          </table:table-cell>
          <table:table-cell office:value-type="float" office:value="1534" calcext:value-type="float">
            <text:p>1534</text:p>
          </table:table-cell>
          <table:table-cell office:value-type="float" office:value="663" calcext:value-type="float">
            <text:p>663</text:p>
          </table:table-cell>
          <table:table-cell office:value-type="float" office:value="558" calcext:value-type="float">
            <text:p>558</text:p>
          </table:table-cell>
          <table:table-cell office:value-type="float" office:value="3005" calcext:value-type="float">
            <text:p>3005</text:p>
          </table:table-cell>
          <table:table-cell office:value-type="float" office:value="2106" calcext:value-type="float">
            <text:p>2106</text:p>
          </table:table-cell>
          <table:table-cell office:value-type="float" office:value="529" calcext:value-type="float">
            <text:p>529</text:p>
          </table:table-cell>
          <table:table-cell office:value-type="float" office:value="274" calcext:value-type="float">
            <text:p>274</text:p>
          </table:table-cell>
          <table:table-cell office:value-type="float" office:value="2494" calcext:value-type="float">
            <text:p>2494</text:p>
          </table:table-cell>
          <table:table-cell office:value-type="float" office:value="1308" calcext:value-type="float">
            <text:p>1308</text:p>
          </table:table-cell>
          <table:table-cell office:value-type="float" office:value="1175" calcext:value-type="float">
            <text:p>1175</text:p>
          </table:table-cell>
          <table:table-cell office:value-type="float" office:value="331" calcext:value-type="float">
            <text:p>331</text:p>
          </table:table-cell>
          <table:table-cell office:value-type="float" office:value="642" calcext:value-type="float">
            <text:p>642</text:p>
          </table:table-cell>
          <table:table-cell office:value-type="float" office:value="1063" calcext:value-type="float">
            <text:p>1063</text:p>
          </table:table-cell>
          <table:table-cell office:value-type="float" office:value="295" calcext:value-type="float">
            <text:p>295</text:p>
          </table:table-cell>
          <table:table-cell office:value-type="float" office:value="1123" calcext:value-type="float">
            <text:p>1123</text:p>
          </table:table-cell>
          <table:table-cell office:value-type="float" office:value="4076" calcext:value-type="float">
            <text:p>4076</text:p>
          </table:table-cell>
          <table:table-cell office:value-type="float" office:value="963" calcext:value-type="float">
            <text:p>963</text:p>
          </table:table-cell>
          <table:table-cell office:value-type="float" office:value="972" calcext:value-type="float">
            <text:p>972</text:p>
          </table:table-cell>
          <table:table-cell office:value-type="float" office:value="1667" calcext:value-type="float">
            <text:p>1667</text:p>
          </table:table-cell>
          <table:table-cell office:value-type="float" office:value="748" calcext:value-type="float">
            <text:p>748</text:p>
          </table:table-cell>
          <table:table-cell office:value-type="float" office:value="606" calcext:value-type="float">
            <text:p>606</text:p>
          </table:table-cell>
          <table:table-cell office:value-type="float" office:value="2696" calcext:value-type="float">
            <text:p>2696</text:p>
          </table:table-cell>
          <table:table-cell office:value-type="float" office:value="934" calcext:value-type="float">
            <text:p>934</text:p>
          </table:table-cell>
          <table:table-cell office:value-type="float" office:value="1588" calcext:value-type="float">
            <text:p>1588</text:p>
          </table:table-cell>
          <table:table-cell office:value-type="float" office:value="454" calcext:value-type="float">
            <text:p>454</text:p>
          </table:table-cell>
          <table:table-cell office:value-type="float" office:value="3990" calcext:value-type="float">
            <text:p>3990</text:p>
          </table:table-cell>
          <table:table-cell office:value-type="float" office:value="847" calcext:value-type="float">
            <text:p>847</text:p>
          </table:table-cell>
          <table:table-cell office:value-type="float" office:value="185" calcext:value-type="float">
            <text:p>185</text:p>
          </table:table-cell>
          <table:table-cell office:value-type="float" office:value="494" calcext:value-type="float">
            <text:p>494</text:p>
          </table:table-cell>
          <table:table-cell office:value-type="float" office:value="1439" calcext:value-type="float">
            <text:p>1439</text:p>
          </table:table-cell>
          <table:table-cell office:value-type="float" office:value="1837" calcext:value-type="float">
            <text:p>1837</text:p>
          </table:table-cell>
          <table:table-cell office:value-type="float" office:value="7343" calcext:value-type="float">
            <text:p>7343</text:p>
          </table:table-cell>
          <table:table-cell office:value-type="float" office:value="2701" calcext:value-type="float">
            <text:p>2701</text:p>
          </table:table-cell>
          <table:table-cell office:value-type="float" office:value="1006" calcext:value-type="float">
            <text:p>1006</text:p>
          </table:table-cell>
          <table:table-cell office:value-type="float" office:value="929" calcext:value-type="float">
            <text:p>929</text:p>
          </table:table-cell>
          <table:table-cell office:value-type="float" office:value="2680" calcext:value-type="float">
            <text:p>2680</text:p>
          </table:table-cell>
          <table:table-cell office:value-type="float" office:value="2207" calcext:value-type="float">
            <text:p>2207</text:p>
          </table:table-cell>
          <table:table-cell office:value-type="float" office:value="512" calcext:value-type="float">
            <text:p>512</text:p>
          </table:table-cell>
          <table:table-cell office:value-type="float" office:value="1552" calcext:value-type="float">
            <text:p>1552</text:p>
          </table:table-cell>
          <table:table-cell office:value-type="float" office:value="752" calcext:value-type="float">
            <text:p>752</text:p>
          </table:table-cell>
          <table:table-cell office:value-type="float" office:value="2751" calcext:value-type="float">
            <text:p>2751</text:p>
          </table:table-cell>
          <table:table-cell office:value-type="float" office:value="1887" calcext:value-type="float">
            <text:p>1887</text:p>
          </table:table-cell>
          <table:table-cell office:value-type="float" office:value="606" calcext:value-type="float">
            <text:p>606</text:p>
          </table:table-cell>
          <table:table-cell office:value-type="float" office:value="3779" calcext:value-type="float">
            <text:p>3779</text:p>
          </table:table-cell>
          <table:table-cell office:value-type="float" office:value="205" calcext:value-type="float">
            <text:p>205</text:p>
          </table:table-cell>
          <table:table-cell office:value-type="float" office:value="623" calcext:value-type="float">
            <text:p>623</text:p>
          </table:table-cell>
          <table:table-cell office:value-type="float" office:value="457" calcext:value-type="float">
            <text:p>457</text:p>
          </table:table-cell>
          <table:table-cell office:value-type="float" office:value="447" calcext:value-type="float">
            <text:p>447</text:p>
          </table:table-cell>
          <table:table-cell office:value-type="float" office:value="413" calcext:value-type="float">
            <text:p>413</text:p>
          </table:table-cell>
          <table:table-cell office:value-type="float" office:value="154" calcext:value-type="float">
            <text:p>154</text:p>
          </table:table-cell>
          <table:table-cell office:value-type="float" office:value="439" calcext:value-type="float">
            <text:p>439</text:p>
          </table:table-cell>
          <table:table-cell office:value-type="float" office:value="687" calcext:value-type="float">
            <text:p>687</text:p>
          </table:table-cell>
          <table:table-cell office:value-type="float" office:value="1357" calcext:value-type="float">
            <text:p>1357</text:p>
          </table:table-cell>
          <table:table-cell office:value-type="float" office:value="287" calcext:value-type="float">
            <text:p>287</text:p>
          </table:table-cell>
          <table:table-cell office:value-type="float" office:value="718" calcext:value-type="float">
            <text:p>718</text:p>
          </table:table-cell>
          <table:table-cell office:value-type="float" office:value="6134" calcext:value-type="float">
            <text:p>6134</text:p>
          </table:table-cell>
          <table:table-cell office:value-type="float" office:value="364" calcext:value-type="float">
            <text:p>364</text:p>
          </table:table-cell>
          <table:table-cell office:value-type="float" office:value="127" calcext:value-type="float">
            <text:p>127</text:p>
          </table:table-cell>
          <table:table-cell office:value-type="float" office:value="396" calcext:value-type="float">
            <text:p>396</text:p>
          </table:table-cell>
          <table:table-cell office:value-type="float" office:value="1485" calcext:value-type="float">
            <text:p>1485</text:p>
          </table:table-cell>
          <table:table-cell office:value-type="float" office:value="1134" calcext:value-type="float">
            <text:p>1134</text:p>
          </table:table-cell>
          <table:table-cell office:value-type="float" office:value="242" calcext:value-type="float">
            <text:p>242</text:p>
          </table:table-cell>
          <table:table-cell office:value-type="float" office:value="1560" calcext:value-type="float">
            <text:p>1560</text:p>
          </table:table-cell>
          <table:table-cell office:value-type="float" office:value="598" calcext:value-type="float">
            <text:p>598</text:p>
          </table:table-cell>
          <table:table-cell office:value-type="float" office:value="791" calcext:value-type="float">
            <text:p>791</text:p>
          </table:table-cell>
          <table:table-cell office:value-type="float" office:value="652" calcext:value-type="float">
            <text:p>652</text:p>
          </table:table-cell>
          <table:table-cell office:value-type="float" office:value="491" calcext:value-type="float">
            <text:p>491</text:p>
          </table:table-cell>
          <table:table-cell office:value-type="float" office:value="3495" calcext:value-type="float">
            <text:p>3495</text:p>
          </table:table-cell>
          <table:table-cell office:value-type="float" office:value="421" calcext:value-type="float">
            <text:p>421</text:p>
          </table:table-cell>
          <table:table-cell office:value-type="float" office:value="2706" calcext:value-type="float">
            <text:p>2706</text:p>
          </table:table-cell>
          <table:table-cell office:value-type="float" office:value="110" calcext:value-type="float">
            <text:p>110</text:p>
          </table:table-cell>
          <table:table-cell office:value-type="float" office:value="1773" calcext:value-type="float">
            <text:p>1773</text:p>
          </table:table-cell>
          <table:table-cell office:value-type="float" office:value="1622" calcext:value-type="float">
            <text:p>1622</text:p>
          </table:table-cell>
          <table:table-cell office:value-type="float" office:value="2948" calcext:value-type="float">
            <text:p>2948</text:p>
          </table:table-cell>
          <table:table-cell office:value-type="float" office:value="10756" calcext:value-type="float">
            <text:p>10756</text:p>
          </table:table-cell>
          <table:table-cell office:value-type="float" office:value="5452" calcext:value-type="float">
            <text:p>5452</text:p>
          </table:table-cell>
          <table:table-cell office:value-type="float" office:value="14897" calcext:value-type="float">
            <text:p>14897</text:p>
          </table:table-cell>
          <table:table-cell office:value-type="float" office:value="8003" calcext:value-type="float">
            <text:p>8003</text:p>
          </table:table-cell>
          <table:table-cell office:value-type="float" office:value="1505" calcext:value-type="float">
            <text:p>1505</text:p>
          </table:table-cell>
          <table:table-cell office:value-type="float" office:value="3522" calcext:value-type="float">
            <text:p>3522</text:p>
          </table:table-cell>
          <table:table-cell office:value-type="float" office:value="2374" calcext:value-type="float">
            <text:p>2374</text:p>
          </table:table-cell>
          <table:table-cell office:value-type="float" office:value="10105" calcext:value-type="float">
            <text:p>10105</text:p>
          </table:table-cell>
          <table:table-cell office:value-type="float" office:value="5115" calcext:value-type="float">
            <text:p>5115</text:p>
          </table:table-cell>
          <table:table-cell office:value-type="float" office:value="86721" calcext:value-type="float">
            <text:p>86721</text:p>
          </table:table-cell>
          <table:table-cell office:value-type="float" office:value="12021" calcext:value-type="float">
            <text:p>12021</text:p>
          </table:table-cell>
          <table:table-cell office:value-type="float" office:value="5458" calcext:value-type="float">
            <text:p>5458</text:p>
          </table:table-cell>
          <table:table-cell office:value-type="float" office:value="6848" calcext:value-type="float">
            <text:p>6848</text:p>
          </table:table-cell>
          <table:table-cell office:value-type="float" office:value="3197" calcext:value-type="float">
            <text:p>3197</text:p>
          </table:table-cell>
          <table:table-cell office:value-type="float" office:value="1515" calcext:value-type="float">
            <text:p>1515</text:p>
          </table:table-cell>
          <table:table-cell office:value-type="float" office:value="5438" calcext:value-type="float">
            <text:p>5438</text:p>
          </table:table-cell>
          <table:table-cell office:value-type="float" office:value="3187" calcext:value-type="float">
            <text:p>3187</text:p>
          </table:table-cell>
          <table:table-cell office:value-type="float" office:value="2600" calcext:value-type="float">
            <text:p>2600</text:p>
          </table:table-cell>
          <table:table-cell office:value-type="float" office:value="4255" calcext:value-type="float">
            <text:p>4255</text:p>
          </table:table-cell>
          <table:table-cell office:value-type="float" office:value="1811" calcext:value-type="float">
            <text:p>1811</text:p>
          </table:table-cell>
          <table:table-cell office:value-type="float" office:value="10568" calcext:value-type="float">
            <text:p>10568</text:p>
          </table:table-cell>
          <table:table-cell office:value-type="float" office:value="1487" calcext:value-type="float">
            <text:p>1487</text:p>
          </table:table-cell>
          <table:table-cell office:value-type="float" office:value="4662" calcext:value-type="float">
            <text:p>4662</text:p>
          </table:table-cell>
          <table:table-cell office:value-type="float" office:value="9338" calcext:value-type="float">
            <text:p>9338</text:p>
          </table:table-cell>
          <table:table-cell office:value-type="float" office:value="4697" calcext:value-type="float">
            <text:p>4697</text:p>
          </table:table-cell>
          <table:table-cell office:value-type="float" office:value="12933" calcext:value-type="float">
            <text:p>12933</text:p>
          </table:table-cell>
          <table:table-cell office:value-type="float" office:value="3007" calcext:value-type="float">
            <text:p>3007</text:p>
          </table:table-cell>
          <table:table-cell office:value-type="float" office:value="5867" calcext:value-type="float">
            <text:p>5867</text:p>
          </table:table-cell>
          <table:table-cell office:value-type="float" office:value="11063" calcext:value-type="float">
            <text:p>11063</text:p>
          </table:table-cell>
          <table:table-cell office:value-type="float" office:value="3079" calcext:value-type="float">
            <text:p>3079</text:p>
          </table:table-cell>
          <table:table-cell office:value-type="float" office:value="5495" calcext:value-type="float">
            <text:p>5495</text:p>
          </table:table-cell>
          <table:table-cell office:value-type="float" office:value="8647" calcext:value-type="float">
            <text:p>8647</text:p>
          </table:table-cell>
          <table:table-cell office:value-type="float" office:value="4092" calcext:value-type="float">
            <text:p>4092</text:p>
          </table:table-cell>
          <table:table-cell office:value-type="float" office:value="4940" calcext:value-type="float">
            <text:p>4940</text:p>
          </table:table-cell>
          <table:table-cell office:value-type="float" office:value="11039" calcext:value-type="float">
            <text:p>11039</text:p>
          </table:table-cell>
          <table:table-cell office:value-type="float" office:value="2400" calcext:value-type="float">
            <text:p>2400</text:p>
          </table:table-cell>
          <table:table-cell office:value-type="float" office:value="6672" calcext:value-type="float">
            <text:p>6672</text:p>
          </table:table-cell>
          <table:table-cell office:value-type="float" office:value="10424" calcext:value-type="float">
            <text:p>10424</text:p>
          </table:table-cell>
          <table:table-cell office:value-type="float" office:value="6603" calcext:value-type="float">
            <text:p>6603</text:p>
          </table:table-cell>
          <table:table-cell office:value-type="float" office:value="2718" calcext:value-type="float">
            <text:p>2718</text:p>
          </table:table-cell>
          <table:table-cell office:value-type="float" office:value="7405" calcext:value-type="float">
            <text:p>7405</text:p>
          </table:table-cell>
          <table:table-cell office:value-type="float" office:value="4930" calcext:value-type="float">
            <text:p>4930</text:p>
          </table:table-cell>
          <table:table-cell office:value-type="float" office:value="1288" calcext:value-type="float">
            <text:p>1288</text:p>
          </table:table-cell>
          <table:table-cell office:value-type="float" office:value="3628" calcext:value-type="float">
            <text:p>3628</text:p>
          </table:table-cell>
          <table:table-cell office:value-type="float" office:value="9256" calcext:value-type="float">
            <text:p>9256</text:p>
          </table:table-cell>
          <table:table-cell office:value-type="float" office:value="81234" calcext:value-type="float">
            <text:p>81234</text:p>
          </table:table-cell>
          <table:table-cell office:value-type="float" office:value="3880" calcext:value-type="float">
            <text:p>3880</text:p>
          </table:table-cell>
          <table:table-cell office:value-type="float" office:value="5045" calcext:value-type="float">
            <text:p>5045</text:p>
          </table:table-cell>
          <table:table-cell office:value-type="float" office:value="4940" calcext:value-type="float">
            <text:p>4940</text:p>
          </table:table-cell>
          <table:table-cell office:value-type="float" office:value="2468" calcext:value-type="float">
            <text:p>2468</text:p>
          </table:table-cell>
          <table:table-cell office:value-type="float" office:value="1320" calcext:value-type="float">
            <text:p>1320</text:p>
          </table:table-cell>
          <table:table-cell office:value-type="float" office:value="2614" calcext:value-type="float">
            <text:p>2614</text:p>
          </table:table-cell>
          <table:table-cell office:value-type="float" office:value="4956" calcext:value-type="float">
            <text:p>4956</text:p>
          </table:table-cell>
          <table:table-cell office:value-type="float" office:value="1172" calcext:value-type="float">
            <text:p>1172</text:p>
          </table:table-cell>
          <table:table-cell office:value-type="float" office:value="2818" calcext:value-type="float">
            <text:p>2818</text:p>
          </table:table-cell>
          <table:table-cell office:value-type="float" office:value="9173" calcext:value-type="float">
            <text:p>9173</text:p>
          </table:table-cell>
          <table:table-cell office:value-type="float" office:value="2220" calcext:value-type="float">
            <text:p>2220</text:p>
          </table:table-cell>
          <table:table-cell office:value-type="float" office:value="5180" calcext:value-type="float">
            <text:p>5180</text:p>
          </table:table-cell>
          <table:table-cell office:value-type="float" office:value="6760" calcext:value-type="float">
            <text:p>6760</text:p>
          </table:table-cell>
          <table:table-cell office:value-type="float" office:value="2506" calcext:value-type="float">
            <text:p>2506</text:p>
          </table:table-cell>
          <table:table-cell office:value-type="float" office:value="78904" calcext:value-type="float">
            <text:p>78904</text:p>
          </table:table-cell>
          <table:table-cell office:value-type="float" office:value="2358" calcext:value-type="float">
            <text:p>2358</text:p>
          </table:table-cell>
          <table:table-cell office:value-type="float" office:value="4519" calcext:value-type="float">
            <text:p>4519</text:p>
          </table:table-cell>
          <table:table-cell office:value-type="float" office:value="8922" calcext:value-type="float">
            <text:p>8922</text:p>
          </table:table-cell>
          <table:table-cell office:value-type="float" office:value="1181" calcext:value-type="float">
            <text:p>1181</text:p>
          </table:table-cell>
          <table:table-cell office:value-type="float" office:value="6260" calcext:value-type="float">
            <text:p>6260</text:p>
          </table:table-cell>
          <table:table-cell office:value-type="float" office:value="4680" calcext:value-type="float">
            <text:p>4680</text:p>
          </table:table-cell>
          <table:table-cell office:value-type="float" office:value="3883" calcext:value-type="float">
            <text:p>3883</text:p>
          </table:table-cell>
          <table:table-cell office:value-type="float" office:value="5091" calcext:value-type="float">
            <text:p>5091</text:p>
          </table:table-cell>
          <table:table-cell office:value-type="float" office:value="4392" calcext:value-type="float">
            <text:p>4392</text:p>
          </table:table-cell>
          <table:table-cell office:value-type="float" office:value="2601" calcext:value-type="float">
            <text:p>2601</text:p>
          </table:table-cell>
          <table:table-cell office:value-type="float" office:value="2845" calcext:value-type="float">
            <text:p>2845</text:p>
          </table:table-cell>
          <table:table-cell office:value-type="float" office:value="9442" calcext:value-type="float">
            <text:p>9442</text:p>
          </table:table-cell>
          <table:table-cell office:value-type="float" office:value="1837" calcext:value-type="float">
            <text:p>1837</text:p>
          </table:table-cell>
          <table:table-cell office:value-type="float" office:value="5501" calcext:value-type="float">
            <text:p>5501</text:p>
          </table:table-cell>
          <table:table-cell office:value-type="float" office:value="4038" calcext:value-type="float">
            <text:p>4038</text:p>
          </table:table-cell>
          <table:table-cell office:value-type="float" office:value="4044" calcext:value-type="float">
            <text:p>4044</text:p>
          </table:table-cell>
          <table:table-cell office:value-type="float" office:value="4510" calcext:value-type="float">
            <text:p>4510</text:p>
          </table:table-cell>
          <table:table-cell office:value-type="float" office:value="8422" calcext:value-type="float">
            <text:p>8422</text:p>
          </table:table-cell>
          <table:table-cell office:value-type="float" office:value="4761" calcext:value-type="float">
            <text:p>4761</text:p>
          </table:table-cell>
          <table:table-cell office:value-type="float" office:value="1009" calcext:value-type="float">
            <text:p>1009</text:p>
          </table:table-cell>
          <table:table-cell office:value-type="float" office:value="1754" calcext:value-type="float">
            <text:p>1754</text:p>
          </table:table-cell>
          <table:table-cell office:value-type="float" office:value="4235" calcext:value-type="float">
            <text:p>4235</text:p>
          </table:table-cell>
          <table:table-cell office:value-type="float" office:value="5870" calcext:value-type="float">
            <text:p>5870</text:p>
          </table:table-cell>
          <table:table-cell office:value-type="float" office:value="75255" calcext:value-type="float">
            <text:p>75255</text:p>
          </table:table-cell>
          <table:table-cell office:value-type="float" office:value="8244" calcext:value-type="float">
            <text:p>8244</text:p>
          </table:table-cell>
          <table:table-cell office:value-type="float" office:value="5689" calcext:value-type="float">
            <text:p>5689</text:p>
          </table:table-cell>
          <table:table-cell office:value-type="float" office:value="5951" calcext:value-type="float">
            <text:p>5951</text:p>
          </table:table-cell>
          <table:table-cell office:value-type="float" office:value="11402" calcext:value-type="float">
            <text:p>11402</text:p>
          </table:table-cell>
          <table:table-cell office:value-type="float" office:value="19257" calcext:value-type="float">
            <text:p>19257</text:p>
          </table:table-cell>
          <table:table-cell office:value-type="float" office:value="10857" calcext:value-type="float">
            <text:p>10857</text:p>
          </table:table-cell>
          <table:table-cell office:value-type="float" office:value="12546" calcext:value-type="float">
            <text:p>12546</text:p>
          </table:table-cell>
          <table:table-cell office:value-type="float" office:value="16243" calcext:value-type="float">
            <text:p>16243</text:p>
          </table:table-cell>
          <table:table-cell office:value-type="float" office:value="9552" calcext:value-type="float">
            <text:p>9552</text:p>
          </table:table-cell>
          <table:table-cell office:value-type="float" office:value="6119" calcext:value-type="float">
            <text:p>6119</text:p>
          </table:table-cell>
          <table:table-cell office:value-type="float" office:value="10923" calcext:value-type="float">
            <text:p>10923</text:p>
          </table:table-cell>
          <table:table-cell office:value-type="float" office:value="3815" calcext:value-type="float">
            <text:p>3815</text:p>
          </table:table-cell>
          <table:table-cell office:value-type="float" office:value="3849" calcext:value-type="float">
            <text:p>3849</text:p>
          </table:table-cell>
          <table:table-cell office:value-type="float" office:value="1036" calcext:value-type="float">
            <text:p>1036</text:p>
          </table:table-cell>
          <table:table-cell office:value-type="float" office:value="594" calcext:value-type="float">
            <text:p>594</text:p>
          </table:table-cell>
          <table:table-cell office:value-type="float" office:value="3874" calcext:value-type="float">
            <text:p>3874</text:p>
          </table:table-cell>
          <table:table-cell office:value-type="float" office:value="4262" calcext:value-type="float">
            <text:p>4262</text:p>
          </table:table-cell>
          <table:table-cell office:value-type="float" office:value="2967" calcext:value-type="float">
            <text:p>2967</text:p>
          </table:table-cell>
          <table:table-cell office:value-type="float" office:value="2607" calcext:value-type="float">
            <text:p>2607</text:p>
          </table:table-cell>
          <table:table-cell office:value-type="float" office:value="1557" calcext:value-type="float">
            <text:p>1557</text:p>
          </table:table-cell>
          <table:table-cell office:value-type="float" office:value="458" calcext:value-type="float">
            <text:p>458</text:p>
          </table:table-cell>
          <table:table-cell office:value-type="float" office:value="4202" calcext:value-type="float">
            <text:p>4202</text:p>
          </table:table-cell>
          <table:table-cell office:value-type="float" office:value="3031" calcext:value-type="float">
            <text:p>3031</text:p>
          </table:table-cell>
          <table:table-cell office:value-type="float" office:value="4542" calcext:value-type="float">
            <text:p>4542</text:p>
          </table:table-cell>
          <table:table-cell office:value-type="float" office:value="1907" calcext:value-type="float">
            <text:p>1907</text:p>
          </table:table-cell>
          <table:table-cell office:value-type="float" office:value="14465" calcext:value-type="float">
            <text:p>14465</text:p>
          </table:table-cell>
          <table:table-cell office:value-type="float" office:value="315" calcext:value-type="float">
            <text:p>315</text:p>
          </table:table-cell>
          <table:table-cell office:value-type="float" office:value="890" calcext:value-type="float">
            <text:p>890</text:p>
          </table:table-cell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float" office:value="1680" calcext:value-type="float">
            <text:p>1680</text:p>
          </table:table-cell>
          <table:table-cell office:value-type="float" office:value="3843" calcext:value-type="float">
            <text:p>3843</text:p>
          </table:table-cell>
          <table:table-cell office:value-type="float" office:value="3091" calcext:value-type="float">
            <text:p>3091</text:p>
          </table:table-cell>
          <table:table-cell office:value-type="float" office:value="5376" calcext:value-type="float">
            <text:p>5376</text:p>
          </table:table-cell>
          <table:table-cell office:value-type="float" office:value="1954" calcext:value-type="float">
            <text:p>1954</text:p>
          </table:table-cell>
          <table:table-cell office:value-type="float" office:value="16771" calcext:value-type="float">
            <text:p>16771</text:p>
          </table:table-cell>
          <table:table-cell office:value-type="float" office:value="90494" calcext:value-type="float">
            <text:p>90494</text:p>
          </table:table-cell>
          <table:table-cell office:value-type="float" office:value="1824" calcext:value-type="float">
            <text:p>1824</text:p>
          </table:table-cell>
          <table:table-cell office:value-type="float" office:value="2227" calcext:value-type="float">
            <text:p>2227</text:p>
          </table:table-cell>
          <table:table-cell office:value-type="float" office:value="6180" calcext:value-type="float">
            <text:p>6180</text:p>
          </table:table-cell>
          <table:table-cell office:value-type="float" office:value="652" calcext:value-type="float">
            <text:p>652</text:p>
          </table:table-cell>
          <table:table-cell office:value-type="float" office:value="1044" calcext:value-type="float">
            <text:p>1044</text:p>
          </table:table-cell>
          <table:table-cell office:value-type="float" office:value="2331" calcext:value-type="float">
            <text:p>2331</text:p>
          </table:table-cell>
          <table:table-cell office:value-type="float" office:value="1943" calcext:value-type="float">
            <text:p>1943</text:p>
          </table:table-cell>
          <table:table-cell office:value-type="float" office:value="4802" calcext:value-type="float">
            <text:p>4802</text:p>
          </table:table-cell>
          <table:table-cell office:value-type="float" office:value="955" calcext:value-type="float">
            <text:p>955</text:p>
          </table:table-cell>
          <table:table-cell office:value-type="float" office:value="2255" calcext:value-type="float">
            <text:p>2255</text:p>
          </table:table-cell>
          <table:table-cell office:value-type="float" office:value="2268" calcext:value-type="float">
            <text:p>2268</text:p>
          </table:table-cell>
          <table:table-cell office:value-type="float" office:value="1250" calcext:value-type="float">
            <text:p>1250</text:p>
          </table:table-cell>
          <table:table-cell office:value-type="float" office:value="978" calcext:value-type="float">
            <text:p>978</text:p>
          </table:table-cell>
          <table:table-cell office:value-type="float" office:value="1442" calcext:value-type="float">
            <text:p>1442</text:p>
          </table:table-cell>
          <table:table-cell office:value-type="float" office:value="2823" calcext:value-type="float">
            <text:p>2823</text:p>
          </table:table-cell>
          <table:table-cell office:value-type="float" office:value="4807" calcext:value-type="float">
            <text:p>4807</text:p>
          </table:table-cell>
          <table:table-cell office:value-type="float" office:value="3276" calcext:value-type="float">
            <text:p>3276</text:p>
          </table:table-cell>
          <table:table-cell office:value-type="float" office:value="2503" calcext:value-type="float">
            <text:p>2503</text:p>
          </table:table-cell>
          <table:table-cell office:value-type="float" office:value="2847" calcext:value-type="float">
            <text:p>2847</text:p>
          </table:table-cell>
          <table:table-cell office:value-type="float" office:value="3424" calcext:value-type="float">
            <text:p>3424</text:p>
          </table:table-cell>
          <table:table-cell office:value-type="float" office:value="51472" calcext:value-type="float">
            <text:p>51472</text:p>
          </table:table-cell>
          <table:table-cell office:value-type="float" office:value="1423" calcext:value-type="float">
            <text:p>1423</text:p>
          </table:table-cell>
          <table:table-cell office:value-type="float" office:value="2936" calcext:value-type="float">
            <text:p>2936</text:p>
          </table:table-cell>
          <table:table-cell office:value-type="float" office:value="2507" calcext:value-type="float">
            <text:p>2507</text:p>
          </table:table-cell>
          <table:table-cell office:value-type="float" office:value="3778" calcext:value-type="float">
            <text:p>3778</text:p>
          </table:table-cell>
          <table:table-cell office:value-type="float" office:value="3253" calcext:value-type="float">
            <text:p>3253</text:p>
          </table:table-cell>
          <table:table-cell office:value-type="float" office:value="3313" calcext:value-type="float">
            <text:p>3313</text:p>
          </table:table-cell>
          <table:table-cell office:value-type="float" office:value="1920" calcext:value-type="float">
            <text:p>1920</text:p>
          </table:table-cell>
          <table:table-cell office:value-type="float" office:value="2650" calcext:value-type="float">
            <text:p>2650</text:p>
          </table:table-cell>
          <table:table-cell office:value-type="float" office:value="2634" calcext:value-type="float">
            <text:p>2634</text:p>
          </table:table-cell>
          <table:table-cell office:value-type="float" office:value="2466" calcext:value-type="float">
            <text:p>2466</text:p>
          </table:table-cell>
          <table:table-cell office:value-type="float" office:value="1281" calcext:value-type="float">
            <text:p>1281</text:p>
          </table:table-cell>
          <table:table-cell office:value-type="float" office:value="362" calcext:value-type="float">
            <text:p>362</text:p>
          </table:table-cell>
          <table:table-cell office:value-type="float" office:value="3238" calcext:value-type="float">
            <text:p>3238</text:p>
          </table:table-cell>
          <table:table-cell office:value-type="float" office:value="579" calcext:value-type="float">
            <text:p>579</text:p>
          </table:table-cell>
          <table:table-cell office:value-type="float" office:value="3093" calcext:value-type="float">
            <text:p>3093</text:p>
          </table:table-cell>
          <table:table-cell office:value-type="float" office:value="2666" calcext:value-type="float">
            <text:p>2666</text:p>
          </table:table-cell>
          <table:table-cell office:value-type="float" office:value="608" calcext:value-type="float">
            <text:p>608</text:p>
          </table:table-cell>
          <table:table-cell office:value-type="float" office:value="3988" calcext:value-type="float">
            <text:p>3988</text:p>
          </table:table-cell>
          <table:table-cell office:value-type="float" office:value="2442" calcext:value-type="float">
            <text:p>2442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nb_projects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dget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0000" calcext:value-type="float">
            <text:p>250000</text:p>
          </table:table-cell>
          <table:table-cell table:number-columns-repeated="2" office:value-type="float" office:value="200000" calcext:value-type="float">
            <text:p>2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65900" calcext:value-type="float">
            <text:p>265900</text:p>
          </table:table-cell>
          <table:table-cell office:value-type="float" office:value="227800" calcext:value-type="float">
            <text:p>2278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56769" calcext:value-type="float">
            <text:p>256769</text:p>
          </table:table-cell>
          <table:table-cell table:number-columns-repeated="2" office:value-type="float" office:value="300000" calcext:value-type="float">
            <text:p>300000</text:p>
          </table:table-cell>
          <table:table-cell office:value-type="float" office:value="215000" calcext:value-type="float">
            <text:p>215000</text:p>
          </table:table-cell>
          <table:table-cell office:value-type="float" office:value="262474" calcext:value-type="float">
            <text:p>262474</text:p>
          </table:table-cell>
          <table:table-cell office:value-type="float" office:value="450000" calcext:value-type="float">
            <text:p>45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300000" calcext:value-type="float">
            <text:p>3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float" office:value="254200" calcext:value-type="float">
            <text:p>2542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154000" calcext:value-type="float">
            <text:p>154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0068" calcext:value-type="float">
            <text:p>3200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163000" calcext:value-type="float">
            <text:p>163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31930" calcext:value-type="float">
            <text:p>31930</text:p>
          </table:table-cell>
          <table:table-cell office:value-type="float" office:value="35230" calcext:value-type="float">
            <text:p>35230</text:p>
          </table:table-cell>
          <table:table-cell office:value-type="float" office:value="49790" calcext:value-type="float">
            <text:p>49790</text:p>
          </table:table-cell>
          <table:table-cell office:value-type="float" office:value="456930" calcext:value-type="float">
            <text:p>456930</text:p>
          </table:table-cell>
          <table:table-cell office:value-type="float" office:value="31850" calcext:value-type="float">
            <text:p>31850</text:p>
          </table:table-cell>
          <table:table-cell office:value-type="float" office:value="271440" calcext:value-type="float">
            <text:p>271440</text:p>
          </table:table-cell>
          <table:table-cell office:value-type="float" office:value="278370" calcext:value-type="float">
            <text:p>278370</text:p>
          </table:table-cell>
          <table:table-cell office:value-type="float" office:value="24420" calcext:value-type="float">
            <text:p>24420</text:p>
          </table:table-cell>
          <table:table-cell office:value-type="float" office:value="49970" calcext:value-type="float">
            <text:p>49970</text:p>
          </table:table-cell>
          <table:table-cell office:value-type="float" office:value="347932" calcext:value-type="float">
            <text:p>347932</text:p>
          </table:table-cell>
          <table:table-cell office:value-type="float" office:value="54660" calcext:value-type="float">
            <text:p>54660</text:p>
          </table:table-cell>
          <table:table-cell office:value-type="float" office:value="449730" calcext:value-type="float">
            <text:p>449730</text:p>
          </table:table-cell>
          <table:table-cell office:value-type="float" office:value="56790" calcext:value-type="float">
            <text:p>56790</text:p>
          </table:table-cell>
          <table:table-cell office:value-type="float" office:value="448110" calcext:value-type="float">
            <text:p>448110</text:p>
          </table:table-cell>
          <table:table-cell office:value-type="float" office:value="511110" calcext:value-type="float">
            <text:p>51111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80350" calcext:value-type="float">
            <text:p>280350</text:p>
          </table:table-cell>
          <table:table-cell office:value-type="float" office:value="41780" calcext:value-type="float">
            <text:p>41780</text:p>
          </table:table-cell>
          <table:table-cell office:value-type="float" office:value="31150" calcext:value-type="float">
            <text:p>31150</text:p>
          </table:table-cell>
          <table:table-cell office:value-type="float" office:value="63640" calcext:value-type="float">
            <text:p>63640</text:p>
          </table:table-cell>
          <table:table-cell office:value-type="float" office:value="295110" calcext:value-type="float">
            <text:p>295110</text:p>
          </table:table-cell>
          <table:table-cell office:value-type="float" office:value="572760" calcext:value-type="float">
            <text:p>572760</text:p>
          </table:table-cell>
          <table:table-cell office:value-type="float" office:value="30930" calcext:value-type="float">
            <text:p>30930</text:p>
          </table:table-cell>
          <table:table-cell office:value-type="float" office:value="317070" calcext:value-type="float">
            <text:p>317070</text:p>
          </table:table-cell>
          <table:table-cell office:value-type="float" office:value="30160" calcext:value-type="float">
            <text:p>30160</text:p>
          </table:table-cell>
          <table:table-cell office:value-type="float" office:value="361890" calcext:value-type="float">
            <text:p>361890</text:p>
          </table:table-cell>
          <table:table-cell office:value-type="float" office:value="467100" calcext:value-type="float">
            <text:p>467100</text:p>
          </table:table-cell>
          <table:table-cell office:value-type="float" office:value="286650" calcext:value-type="float">
            <text:p>286650</text:p>
          </table:table-cell>
          <table:table-cell office:value-type="float" office:value="219780" calcext:value-type="float">
            <text:p>219780</text:p>
          </table:table-cell>
          <table:table-cell office:value-type="float" office:value="190170" calcext:value-type="float">
            <text:p>190170</text:p>
          </table:table-cell>
          <table:table-cell office:value-type="float" office:value="287370" calcext:value-type="float">
            <text:p>287370</text:p>
          </table:table-cell>
          <table:table-cell office:value-type="float" office:value="376020" calcext:value-type="float">
            <text:p>376020</text:p>
          </table:table-cell>
          <table:table-cell office:value-type="float" office:value="51900" calcext:value-type="float">
            <text:p>51900</text:p>
          </table:table-cell>
          <table:table-cell office:value-type="float" office:value="38380" calcext:value-type="float">
            <text:p>38380</text:p>
          </table:table-cell>
          <table:table-cell office:value-type="float" office:value="8697250" calcext:value-type="float">
            <text:p>8697250</text:p>
          </table:table-cell>
          <table:table-cell office:value-type="float" office:value="730000" calcext:value-type="float">
            <text:p>730000</text:p>
          </table:table-cell>
          <table:table-cell office:value-type="float" office:value="491940" calcext:value-type="float">
            <text:p>491940</text:p>
          </table:table-cell>
          <table:table-cell office:value-type="float" office:value="21130" calcext:value-type="float">
            <text:p>21130</text:p>
          </table:table-cell>
          <table:table-cell office:value-type="float" office:value="40210" calcext:value-type="float">
            <text:p>40210</text:p>
          </table:table-cell>
          <table:table-cell office:value-type="float" office:value="598410" calcext:value-type="float">
            <text:p>598410</text:p>
          </table:table-cell>
          <table:table-cell office:value-type="float" office:value="50770" calcext:value-type="float">
            <text:p>50770</text:p>
          </table:table-cell>
          <table:table-cell office:value-type="float" office:value="4321791" calcext:value-type="float">
            <text:p>4321791</text:p>
          </table:table-cell>
          <table:table-cell office:value-type="float" office:value="32790" calcext:value-type="float">
            <text:p>32790</text:p>
          </table:table-cell>
          <table:table-cell office:value-type="float" office:value="66490" calcext:value-type="float">
            <text:p>66490</text:p>
          </table:table-cell>
          <table:table-cell office:value-type="float" office:value="550000" calcext:value-type="float">
            <text:p>550000</text:p>
          </table:table-cell>
          <table:table-cell office:value-type="float" office:value="537000" calcext:value-type="float">
            <text:p>537000</text:p>
          </table:table-cell>
          <table:table-cell office:value-type="float" office:value="491000" calcext:value-type="float">
            <text:p>491000</text:p>
          </table:table-cell>
          <table:table-cell office:value-type="float" office:value="714000" calcext:value-type="float">
            <text:p>714000</text:p>
          </table:table-cell>
          <table:table-cell office:value-type="float" office:value="411000" calcext:value-type="float">
            <text:p>411000</text:p>
          </table:table-cell>
          <table:table-cell office:value-type="float" office:value="621000" calcext:value-type="float">
            <text:p>621000</text:p>
          </table:table-cell>
          <table:table-cell office:value-type="float" office:value="1002000" calcext:value-type="float">
            <text:p>1002000</text:p>
          </table:table-cell>
          <table:table-cell office:value-type="float" office:value="646000" calcext:value-type="float">
            <text:p>646000</text:p>
          </table:table-cell>
          <table:table-cell office:value-type="float" office:value="717000" calcext:value-type="float">
            <text:p>717000</text:p>
          </table:table-cell>
          <table:table-cell office:value-type="float" office:value="774000" calcext:value-type="float">
            <text:p>774000</text:p>
          </table:table-cell>
          <table:table-cell office:value-type="float" office:value="414000" calcext:value-type="float">
            <text:p>414000</text:p>
          </table:table-cell>
          <table:table-cell office:value-type="float" office:value="753000" calcext:value-type="float">
            <text:p>753000</text:p>
          </table:table-cell>
          <table:table-cell office:value-type="float" office:value="648000" calcext:value-type="float">
            <text:p>648000</text:p>
          </table:table-cell>
          <table:table-cell office:value-type="float" office:value="533000" calcext:value-type="float">
            <text:p>533000</text:p>
          </table:table-cell>
          <table:table-cell office:value-type="float" office:value="817000" calcext:value-type="float">
            <text:p>817000</text:p>
          </table:table-cell>
          <table:table-cell office:value-type="float" office:value="486000" calcext:value-type="float">
            <text:p>486000</text:p>
          </table:table-cell>
          <table:table-cell office:value-type="float" office:value="433000" calcext:value-type="float">
            <text:p>433000</text:p>
          </table:table-cell>
          <table:table-cell office:value-type="float" office:value="538000" calcext:value-type="float">
            <text:p>538000</text:p>
          </table:table-cell>
          <table:table-cell office:value-type="float" office:value="438000" calcext:value-type="float">
            <text:p>438000</text:p>
          </table:table-cell>
          <table:table-cell office:value-type="float" office:value="416000" calcext:value-type="float">
            <text:p>416000</text:p>
          </table:table-cell>
          <table:table-cell office:value-type="float" office:value="993000" calcext:value-type="float">
            <text:p>993000</text:p>
          </table:table-cell>
          <table:table-cell office:value-type="float" office:value="446000" calcext:value-type="float">
            <text:p>446000</text:p>
          </table:table-cell>
          <table:table-cell office:value-type="float" office:value="465000" calcext:value-type="float">
            <text:p>46500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70000" calcext:value-type="float">
            <text:p>470000</text:p>
          </table:table-cell>
          <table:table-cell office:value-type="float" office:value="497000" calcext:value-type="float">
            <text:p>497000</text:p>
          </table:table-cell>
          <table:table-cell office:value-type="float" office:value="691000" calcext:value-type="float">
            <text:p>691000</text:p>
          </table:table-cell>
          <table:table-cell office:value-type="float" office:value="428000" calcext:value-type="float">
            <text:p>428000</text:p>
          </table:table-cell>
          <table:table-cell office:value-type="float" office:value="694000" calcext:value-type="float">
            <text:p>694000</text:p>
          </table:table-cell>
          <table:table-cell office:value-type="float" office:value="425000" calcext:value-type="float">
            <text:p>425000</text:p>
          </table:table-cell>
          <table:table-cell office:value-type="float" office:value="838000" calcext:value-type="float">
            <text:p>838000</text:p>
          </table:table-cell>
          <table:table-cell office:value-type="float" office:value="7605325" calcext:value-type="float">
            <text:p>7605325</text:p>
          </table:table-cell>
          <table:table-cell office:value-type="float" office:value="422000" calcext:value-type="float">
            <text:p>422000</text:p>
          </table:table-cell>
          <table:table-cell office:value-type="float" office:value="415000" calcext:value-type="float">
            <text:p>415000</text:p>
          </table:table-cell>
          <table:table-cell office:value-type="float" office:value="414000" calcext:value-type="float">
            <text:p>414000</text:p>
          </table:table-cell>
          <table:table-cell office:value-type="float" office:value="567000" calcext:value-type="float">
            <text:p>567000</text:p>
          </table:table-cell>
          <table:table-cell office:value-type="float" office:value="572000" calcext:value-type="float">
            <text:p>572000</text:p>
          </table:table-cell>
          <table:table-cell office:value-type="float" office:value="554000" calcext:value-type="float">
            <text:p>554000</text:p>
          </table:table-cell>
          <table:table-cell office:value-type="float" office:value="411000" calcext:value-type="float">
            <text:p>411000</text:p>
          </table:table-cell>
          <table:table-cell office:value-type="float" office:value="627000" calcext:value-type="float">
            <text:p>627000</text:p>
          </table:table-cell>
          <table:table-cell office:value-type="float" office:value="897000" calcext:value-type="float">
            <text:p>897000</text:p>
          </table:table-cell>
          <table:table-cell office:value-type="float" office:value="478000" calcext:value-type="float">
            <text:p>478000</text:p>
          </table:table-cell>
          <table:table-cell office:value-type="float" office:value="552000" calcext:value-type="float">
            <text:p>552000</text:p>
          </table:table-cell>
          <table:table-cell office:value-type="float" office:value="768000" calcext:value-type="float">
            <text:p>768000</text:p>
          </table:table-cell>
          <table:table-cell office:value-type="float" office:value="1246670" calcext:value-type="float">
            <text:p>1246670</text:p>
          </table:table-cell>
          <table:table-cell office:value-type="float" office:value="24933409" calcext:value-type="float">
            <text:p>24933409</text:p>
          </table:table-cell>
          <table:table-cell office:value-type="float" office:value="1014271" calcext:value-type="float">
            <text:p>1014271</text:p>
          </table:table-cell>
          <table:table-cell office:value-type="float" office:value="2742675" calcext:value-type="float">
            <text:p>27426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336250" calcext:value-type="float">
            <text:p>336250</text:p>
          </table:table-cell>
          <table:table-cell office:value-type="float" office:value="475000" calcext:value-type="float">
            <text:p>475000</text:p>
          </table:table-cell>
          <table:table-cell office:value-type="float" office:value="122468" calcext:value-type="float">
            <text:p>122468</text:p>
          </table:table-cell>
          <table:table-cell office:value-type="float" office:value="374200" calcext:value-type="float">
            <text:p>374200</text:p>
          </table:table-cell>
          <table:table-cell office:value-type="float" office:value="1045538" calcext:value-type="float">
            <text:p>1045538</text:p>
          </table:table-cell>
          <table:table-cell office:value-type="float" office:value="110411" calcext:value-type="float">
            <text:p>110411</text:p>
          </table:table-cell>
          <table:table-cell office:value-type="float" office:value="763500" calcext:value-type="float">
            <text:p>763500</text:p>
          </table:table-cell>
          <table:table-cell office:value-type="float" office:value="3200000" calcext:value-type="float">
            <text:p>3200000</text:p>
          </table:table-cell>
          <table:table-cell office:value-type="string" calcext:value-type="string">
            <text:p>21682941/1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6483" calcext:value-type="float">
            <text:p>426483</text:p>
          </table:table-cell>
          <table:table-cell office:value-type="string" calcext:value-type="string">
            <text:p>77631403/100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2234147/5</text:p>
          </table:table-cell>
          <table:table-cell office:value-type="float" office:value="600000" calcext:value-type="float">
            <text:p>6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336250" calcext:value-type="float">
            <text:p>336250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98600" calcext:value-type="float">
            <text:p>98600</text:p>
          </table:table-cell>
          <table:table-cell office:value-type="float" office:value="1048158" calcext:value-type="float">
            <text:p>1048158</text:p>
          </table:table-cell>
          <table:table-cell office:value-type="float" office:value="133458" calcext:value-type="float">
            <text:p>133458</text:p>
          </table:table-cell>
          <table:table-cell office:value-type="float" office:value="625320" calcext:value-type="float">
            <text:p>62532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6165" calcext:value-type="float">
            <text:p>136165</text:p>
          </table:table-cell>
          <table:table-cell office:value-type="float" office:value="336250" calcext:value-type="float">
            <text:p>336250</text:p>
          </table:table-cell>
          <table:table-cell office:value-type="float" office:value="128824" calcext:value-type="float">
            <text:p>128824</text:p>
          </table:table-cell>
          <table:table-cell office:value-type="float" office:value="115208" calcext:value-type="float">
            <text:p>115208</text:p>
          </table:table-cell>
          <table:table-cell office:value-type="float" office:value="475000" calcext:value-type="float">
            <text:p>475000</text:p>
          </table:table-cell>
          <table:table-cell office:value-type="float" office:value="505000" calcext:value-type="float">
            <text:p>505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625320" calcext:value-type="float">
            <text:p>625320</text:p>
          </table:table-cell>
          <table:table-cell office:value-type="float" office:value="1227000" calcext:value-type="float">
            <text:p>1227000</text:p>
          </table:table-cell>
          <table:table-cell office:value-type="float" office:value="148884" calcext:value-type="float">
            <text:p>148884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9093372/25</text:p>
          </table:table-cell>
          <table:table-cell office:value-type="float" office:value="1330900" calcext:value-type="float">
            <text:p>1330900</text:p>
          </table:table-cell>
          <table:table-cell office:value-type="float" office:value="725000" calcext:value-type="float">
            <text:p>725000</text:p>
          </table:table-cell>
          <table:table-cell office:value-type="float" office:value="743000" calcext:value-type="float">
            <text:p>743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13800" calcext:value-type="float">
            <text:p>113800</text:p>
          </table:table-cell>
          <table:table-cell office:value-type="float" office:value="827525" calcext:value-type="float">
            <text:p>827525</text:p>
          </table:table-cell>
          <table:table-cell office:value-type="float" office:value="760000" calcext:value-type="float">
            <text:p>760000</text:p>
          </table:table-cell>
          <table:table-cell office:value-type="float" office:value="143007" calcext:value-type="float">
            <text:p>143007</text:p>
          </table:table-cell>
          <table:table-cell office:value-type="float" office:value="475000" calcext:value-type="float">
            <text:p>475000</text:p>
          </table:table-cell>
          <table:table-cell office:value-type="float" office:value="130502" calcext:value-type="float">
            <text:p>130502</text:p>
          </table:table-cell>
          <table:table-cell office:value-type="string" calcext:value-type="string">
            <text:p>14815861/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13592891/25</text:p>
          </table:table-cell>
          <table:table-cell office:value-type="float" office:value="132036" calcext:value-type="float">
            <text:p>132036</text:p>
          </table:table-cell>
          <table:table-cell office:value-type="float" office:value="117063" calcext:value-type="float">
            <text:p>117063</text:p>
          </table:table-cell>
          <table:table-cell office:value-type="float" office:value="862148" calcext:value-type="float">
            <text:p>862148</text:p>
          </table:table-cell>
          <table:table-cell office:value-type="float" office:value="550000" calcext:value-type="float">
            <text:p>550000</text:p>
          </table:table-cell>
          <table:table-cell office:value-type="float" office:value="110180" calcext:value-type="float">
            <text:p>11018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6250" calcext:value-type="float">
            <text:p>336250</text:p>
          </table:table-cell>
          <table:table-cell office:value-type="float" office:value="1058150" calcext:value-type="float">
            <text:p>1058150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51195" calcext:value-type="float">
            <text:p>51195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6165977/20</text:p>
          </table:table-cell>
          <table:table-cell office:value-type="float" office:value="124802" calcext:value-type="float">
            <text:p>12480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25320" calcext:value-type="float">
            <text:p>625320</text:p>
          </table:table-cell>
          <table:table-cell office:value-type="float" office:value="886525" calcext:value-type="float">
            <text:p>886525</text:p>
          </table:table-cell>
          <table:table-cell office:value-type="float" office:value="625320" calcext:value-type="float">
            <text:p>62532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096900" calcext:value-type="float">
            <text:p>10969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48462269/50</text:p>
          </table:table-cell>
          <table:table-cell office:value-type="float" office:value="309914" calcext:value-type="float">
            <text:p>309914</text:p>
          </table:table-cell>
          <table:table-cell office:value-type="float" office:value="625320" calcext:value-type="float">
            <text:p>625320</text:p>
          </table:table-cell>
          <table:table-cell office:value-type="float" office:value="1152321" calcext:value-type="float">
            <text:p>1152321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1117635" calcext:value-type="float">
            <text:p>1117635</text:p>
          </table:table-cell>
          <table:table-cell office:value-type="float" office:value="694000" calcext:value-type="float">
            <text:p>694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763500" calcext:value-type="float">
            <text:p>763500</text:p>
          </table:table-cell>
          <table:table-cell office:value-type="float" office:value="815000" calcext:value-type="float">
            <text:p>815000</text:p>
          </table:table-cell>
          <table:table-cell office:value-type="string" calcext:value-type="string">
            <text:p>2563334/25</text:p>
          </table:table-cell>
          <table:table-cell office:value-type="float" office:value="600000" calcext:value-type="float">
            <text:p>600000</text:p>
          </table:table-cell>
          <table:table-cell office:value-type="float" office:value="475000" calcext:value-type="float">
            <text:p>475000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280330" calcext:value-type="float">
            <text:p>280330</text:p>
          </table:table-cell>
          <table:table-cell office:value-type="string" calcext:value-type="string">
            <text:p>1655677/2</text:p>
          </table:table-cell>
          <table:table-cell office:value-type="string" calcext:value-type="string">
            <text:p>2654141/25</text:p>
          </table:table-cell>
          <table:table-cell office:value-type="float" office:value="125794" calcext:value-type="float">
            <text:p>125794</text:p>
          </table:table-cell>
          <table:table-cell office:value-type="float" office:value="521100" calcext:value-type="float">
            <text:p>521100</text:p>
          </table:table-cell>
          <table:table-cell office:value-type="float" office:value="116735" calcext:value-type="float">
            <text:p>11673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19250988/25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124744" calcext:value-type="float">
            <text:p>124744</text:p>
          </table:table-cell>
          <table:table-cell office:value-type="float" office:value="583109" calcext:value-type="float">
            <text:p>583109</text:p>
          </table:table-cell>
          <table:table-cell office:value-type="float" office:value="850340" calcext:value-type="float">
            <text:p>850340</text:p>
          </table:table-cell>
          <table:table-cell office:value-type="float" office:value="820000" calcext:value-type="float">
            <text:p>82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881160" calcext:value-type="float">
            <text:p>881160</text:p>
          </table:table-cell>
          <table:table-cell office:value-type="string" calcext:value-type="string">
            <text:p>1071932/5</text:p>
          </table:table-cell>
          <table:table-cell office:value-type="float" office:value="1846775" calcext:value-type="float">
            <text:p>1846775</text:p>
          </table:table-cell>
          <table:table-cell office:value-type="float" office:value="156239" calcext:value-type="float">
            <text:p>156239</text:p>
          </table:table-cell>
          <table:table-cell office:value-type="float" office:value="148188" calcext:value-type="float">
            <text:p>148188</text:p>
          </table:table-cell>
          <table:table-cell office:value-type="float" office:value="791850" calcext:value-type="float">
            <text:p>791850</text:p>
          </table:table-cell>
          <table:table-cell office:value-type="string" calcext:value-type="string">
            <text:p>18719316/25</text:p>
          </table:table-cell>
          <table:table-cell office:value-type="float" office:value="710000" calcext:value-type="float">
            <text:p>710000</text:p>
          </table:table-cell>
          <table:table-cell office:value-type="float" office:value="521100" calcext:value-type="float">
            <text:p>521100</text:p>
          </table:table-cell>
          <table:table-cell office:value-type="float" office:value="616000" calcext:value-type="float">
            <text:p>616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372500" calcext:value-type="float">
            <text:p>372500</text:p>
          </table:table-cell>
          <table:table-cell office:value-type="float" office:value="141968" calcext:value-type="float">
            <text:p>141968</text:p>
          </table:table-cell>
          <table:table-cell office:value-type="float" office:value="805637" calcext:value-type="float">
            <text:p>80563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2500" calcext:value-type="float">
            <text:p>372500</text:p>
          </table:table-cell>
          <table:table-cell office:value-type="string" calcext:value-type="string">
            <text:p>54105709/1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11464" calcext:value-type="float">
            <text:p>1011464</text:p>
          </table:table-cell>
          <table:table-cell office:value-type="float" office:value="650000" calcext:value-type="float">
            <text:p>650000</text:p>
          </table:table-cell>
          <table:table-cell office:value-type="float" office:value="136877" calcext:value-type="float">
            <text:p>136877</text:p>
          </table:table-cell>
          <table:table-cell office:value-type="float" office:value="487500" calcext:value-type="float">
            <text:p>487500</text:p>
          </table:table-cell>
          <table:table-cell office:value-type="float" office:value="521100" calcext:value-type="float">
            <text:p>5211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553670" calcext:value-type="float">
            <text:p>553670</text:p>
          </table:table-cell>
          <table:table-cell office:value-type="string" calcext:value-type="string">
            <text:p>1655677/2</text:p>
          </table:table-cell>
          <table:table-cell office:value-type="float" office:value="1070000" calcext:value-type="float">
            <text:p>107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37382" calcext:value-type="float">
            <text:p>1037382</text:p>
          </table:table-cell>
          <table:table-cell office:value-type="string" calcext:value-type="string">
            <text:p>1808389/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1064" calcext:value-type="float">
            <text:p>21064</text:p>
          </table:table-cell>
          <table:table-cell office:value-type="float" office:value="162175" calcext:value-type="float">
            <text:p>162175</text:p>
          </table:table-cell>
          <table:table-cell office:value-type="float" office:value="162345" calcext:value-type="float">
            <text:p>162345</text:p>
          </table:table-cell>
          <table:table-cell office:value-type="float" office:value="156573" calcext:value-type="float">
            <text:p>156573</text:p>
          </table:table-cell>
          <table:table-cell office:value-type="float" office:value="327724" calcext:value-type="float">
            <text:p>327724</text:p>
          </table:table-cell>
          <table:table-cell office:value-type="float" office:value="700000" calcext:value-type="float">
            <text:p>700000</text:p>
          </table:table-cell>
          <table:table-cell office:value-type="float" office:value="123927" calcext:value-type="float">
            <text:p>123927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487500" calcext:value-type="float">
            <text:p>487500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487500" calcext:value-type="float">
            <text:p>4875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920000" calcext:value-type="float">
            <text:p>920000</text:p>
          </table:table-cell>
          <table:table-cell table:number-columns-repeated="2" office:value-type="float" office:value="372500" calcext:value-type="float">
            <text:p>372500</text:p>
          </table:table-cell>
          <table:table-cell office:value-type="float" office:value="459900" calcext:value-type="float">
            <text:p>459900</text:p>
          </table:table-cell>
          <table:table-cell office:value-type="string" calcext:value-type="string">
            <text:p>2942465/4</text:p>
          </table:table-cell>
          <table:table-cell office:value-type="float" office:value="521100" calcext:value-type="float">
            <text:p>521100</text:p>
          </table:table-cell>
          <table:table-cell office:value-type="float" office:value="1535183" calcext:value-type="float">
            <text:p>1535183</text:p>
          </table:table-cell>
          <table:table-cell office:value-type="float" office:value="920000" calcext:value-type="float">
            <text:p>920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24316976/25</text:p>
          </table:table-cell>
          <table:table-cell office:value-type="float" office:value="1091081" calcext:value-type="float">
            <text:p>1091081</text:p>
          </table:table-cell>
          <table:table-cell office:value-type="float" office:value="487500" calcext:value-type="float">
            <text:p>487500</text:p>
          </table:table-cell>
          <table:table-cell office:value-type="string" calcext:value-type="string">
            <text:p>15407563/50</text:p>
          </table:table-cell>
          <table:table-cell office:value-type="float" office:value="406430" calcext:value-type="float">
            <text:p>406430</text:p>
          </table:table-cell>
          <table:table-cell office:value-type="float" office:value="354466" calcext:value-type="float">
            <text:p>35446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08000" calcext:value-type="float">
            <text:p>1108000</text:p>
          </table:table-cell>
          <table:table-cell office:value-type="float" office:value="936760" calcext:value-type="float">
            <text:p>936760</text:p>
          </table:table-cell>
          <table:table-cell office:value-type="float" office:value="639560" calcext:value-type="float">
            <text:p>639560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754436" calcext:value-type="float">
            <text:p>754436</text:p>
          </table:table-cell>
          <table:table-cell office:value-type="float" office:value="450087" calcext:value-type="float">
            <text:p>450087</text:p>
          </table:table-cell>
          <table:table-cell office:value-type="float" office:value="126341" calcext:value-type="float">
            <text:p>126341</text:p>
          </table:table-cell>
          <table:table-cell office:value-type="float" office:value="900000" calcext:value-type="float">
            <text:p>900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26000" calcext:value-type="float">
            <text:p>1026000</text:p>
          </table:table-cell>
          <table:table-cell office:value-type="float" office:value="117431" calcext:value-type="float">
            <text:p>11743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21100" calcext:value-type="float">
            <text:p>5211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100" calcext:value-type="float">
            <text:p>27100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27500" calcext:value-type="float">
            <text:p>527500</text:p>
          </table:table-cell>
          <table:table-cell office:value-type="float" office:value="1039053" calcext:value-type="float">
            <text:p>1039053</text:p>
          </table:table-cell>
          <table:table-cell office:value-type="float" office:value="700000" calcext:value-type="float">
            <text:p>700000</text:p>
          </table:table-cell>
          <table:table-cell office:value-type="float" office:value="825000" calcext:value-type="float">
            <text:p>825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73927" calcext:value-type="float">
            <text:p>37392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6444791/20</text:p>
          </table:table-cell>
          <table:table-cell office:value-type="float" office:value="179370" calcext:value-type="float">
            <text:p>179370</text:p>
          </table:table-cell>
          <table:table-cell office:value-type="float" office:value="920000" calcext:value-type="float">
            <text:p>920000</text:p>
          </table:table-cell>
          <table:table-cell office:value-type="float" office:value="850000" calcext:value-type="float">
            <text:p>850000</text:p>
          </table:table-cell>
          <table:table-cell office:value-type="float" office:value="670085" calcext:value-type="float">
            <text:p>670085</text:p>
          </table:table-cell>
          <table:table-cell office:value-type="float" office:value="900000" calcext:value-type="float">
            <text:p>900000</text:p>
          </table:table-cell>
          <table:table-cell office:value-type="float" office:value="1005065" calcext:value-type="float">
            <text:p>1005065</text:p>
          </table:table-cell>
          <table:table-cell office:value-type="string" calcext:value-type="string">
            <text:p>80482879/100</text:p>
          </table:table-cell>
          <table:table-cell office:value-type="float" office:value="125362" calcext:value-type="float">
            <text:p>125362</text:p>
          </table:table-cell>
          <table:table-cell office:value-type="string" calcext:value-type="string">
            <text:p>11433991/100</text:p>
          </table:table-cell>
          <table:table-cell office:value-type="float" office:value="1226744" calcext:value-type="float">
            <text:p>1226744</text:p>
          </table:table-cell>
          <table:table-cell office:value-type="string" calcext:value-type="string">
            <text:p>75732773/1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81561" calcext:value-type="float">
            <text:p>181561</text:p>
          </table:table-cell>
          <table:table-cell office:value-type="float" office:value="381500" calcext:value-type="float">
            <text:p>381500</text:p>
          </table:table-cell>
          <table:table-cell office:value-type="float" office:value="462911" calcext:value-type="float">
            <text:p>462911</text:p>
          </table:table-cell>
          <table:table-cell office:value-type="float" office:value="137672" calcext:value-type="float">
            <text:p>1376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766000" calcext:value-type="float">
            <text:p>766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546512" calcext:value-type="float">
            <text:p>546512</text:p>
          </table:table-cell>
          <table:table-cell office:value-type="float" office:value="527500" calcext:value-type="float">
            <text:p>527500</text:p>
          </table:table-cell>
          <table:table-cell office:value-type="float" office:value="588000" calcext:value-type="float">
            <text:p>588000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1323000" calcext:value-type="float">
            <text:p>1323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151250" calcext:value-type="float">
            <text:p>151250</text:p>
          </table:table-cell>
          <table:table-cell office:value-type="float" office:value="400000" calcext:value-type="float">
            <text:p>400000</text:p>
          </table:table-cell>
          <table:table-cell office:value-type="float" office:value="827476" calcext:value-type="float">
            <text:p>827476</text:p>
          </table:table-cell>
          <table:table-cell office:value-type="float" office:value="700000" calcext:value-type="float">
            <text:p>700000</text:p>
          </table:table-cell>
          <table:table-cell office:value-type="string" calcext:value-type="string">
            <text:p>46050603/50</text:p>
          </table:table-cell>
          <table:table-cell office:value-type="float" office:value="1130000" calcext:value-type="float">
            <text:p>1130000</text:p>
          </table:table-cell>
          <table:table-cell office:value-type="float" office:value="686996" calcext:value-type="float">
            <text:p>686996</text:p>
          </table:table-cell>
          <table:table-cell table:number-columns-repeated="2" office:value-type="float" office:value="1700000" calcext:value-type="float">
            <text:p>1700000</text:p>
          </table:table-cell>
          <table:table-cell office:value-type="float" office:value="898387" calcext:value-type="float">
            <text:p>898387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56186" calcext:value-type="float">
            <text:p>1056186</text:p>
          </table:table-cell>
          <table:table-cell office:value-type="float" office:value="527500" calcext:value-type="float">
            <text:p>527500</text:p>
          </table:table-cell>
          <table:table-cell office:value-type="float" office:value="550560" calcext:value-type="float">
            <text:p>550560</text:p>
          </table:table-cell>
          <table:table-cell office:value-type="float" office:value="850000" calcext:value-type="float">
            <text:p>850000</text:p>
          </table:table-cell>
          <table:table-cell office:value-type="float" office:value="1233000" calcext:value-type="float">
            <text:p>1233000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35502" calcext:value-type="float">
            <text:p>13550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52813" calcext:value-type="float">
            <text:p>152813</text:p>
          </table:table-cell>
          <table:table-cell office:value-type="float" office:value="462000" calcext:value-type="float">
            <text:p>462000</text:p>
          </table:table-cell>
          <table:table-cell office:value-type="float" office:value="920000" calcext:value-type="float">
            <text:p>9200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263750" calcext:value-type="float">
            <text:p>263750</text:p>
          </table:table-cell>
          <table:table-cell office:value-type="float" office:value="310027" calcext:value-type="float">
            <text:p>310027</text:p>
          </table:table-cell>
          <table:table-cell office:value-type="float" office:value="736557" calcext:value-type="float">
            <text:p>736557</text:p>
          </table:table-cell>
          <table:table-cell office:value-type="float" office:value="136447" calcext:value-type="float">
            <text:p>136447</text:p>
          </table:table-cell>
          <table:table-cell office:value-type="float" office:value="550000" calcext:value-type="float">
            <text:p>550000</text:p>
          </table:table-cell>
          <table:table-cell office:value-type="float" office:value="1415000" calcext:value-type="float">
            <text:p>1415000</text:p>
          </table:table-cell>
          <table:table-cell office:value-type="float" office:value="263750" calcext:value-type="float">
            <text:p>263750</text:p>
          </table:table-cell>
          <table:table-cell office:value-type="float" office:value="120905" calcext:value-type="float">
            <text:p>120905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59000" calcext:value-type="float">
            <text:p>459000</text:p>
          </table:table-cell>
          <table:table-cell office:value-type="float" office:value="1300000" calcext:value-type="float">
            <text:p>1300000</text:p>
          </table:table-cell>
          <table:table-cell office:value-type="string" calcext:value-type="string">
            <text:p>18831737/50</text:p>
          </table:table-cell>
          <table:table-cell office:value-type="float" office:value="900000" calcext:value-type="float">
            <text:p>900000</text:p>
          </table:table-cell>
          <table:table-cell office:value-type="float" office:value="187723" calcext:value-type="float">
            <text:p>187723</text:p>
          </table:table-cell>
          <table:table-cell office:value-type="string" calcext:value-type="string">
            <text:p>4443537/20</text:p>
          </table:table-cell>
          <table:table-cell office:value-type="float" office:value="394076" calcext:value-type="float">
            <text:p>394076</text:p>
          </table:table-cell>
          <table:table-cell office:value-type="float" office:value="161719" calcext:value-type="float">
            <text:p>161719</text:p>
          </table:table-cell>
          <table:table-cell office:value-type="string" calcext:value-type="string">
            <text:p>101994037/100</text:p>
          </table:table-cell>
          <table:table-cell office:value-type="float" office:value="123500" calcext:value-type="float">
            <text:p>123500</text:p>
          </table:table-cell>
          <table:table-cell office:value-type="float" office:value="1226744" calcext:value-type="float">
            <text:p>1226744</text:p>
          </table:table-cell>
          <table:table-cell office:value-type="float" office:value="721000" calcext:value-type="float">
            <text:p>721000</text:p>
          </table:table-cell>
          <table:table-cell office:value-type="float" office:value="2160895" calcext:value-type="float">
            <text:p>2160895</text:p>
          </table:table-cell>
          <table:table-cell office:value-type="float" office:value="3906234" calcext:value-type="float">
            <text:p>3906234</text:p>
          </table:table-cell>
          <table:table-cell office:value-type="float" office:value="2493341" calcext:value-type="float">
            <text:p>2493341</text:p>
          </table:table-cell>
          <table:table-cell office:value-type="float" office:value="5900907" calcext:value-type="float">
            <text:p>5900907</text:p>
          </table:table-cell>
          <table:table-cell office:value-type="float" office:value="4321791" calcext:value-type="float">
            <text:p>4321791</text:p>
          </table:table-cell>
          <table:table-cell office:value-type="float" office:value="831114" calcext:value-type="float">
            <text:p>831114</text:p>
          </table:table-cell>
          <table:table-cell office:value-type="float" office:value="1662227" calcext:value-type="float">
            <text:p>1662227</text:p>
          </table:table-cell>
          <table:table-cell office:value-type="float" office:value="1412893" calcext:value-type="float">
            <text:p>1412893</text:p>
          </table:table-cell>
          <table:table-cell office:value-type="float" office:value="4986682" calcext:value-type="float">
            <text:p>4986682</text:p>
          </table:table-cell>
          <table:table-cell office:value-type="float" office:value="2742675" calcext:value-type="float">
            <text:p>2742675</text:p>
          </table:table-cell>
          <table:table-cell office:value-type="float" office:value="24933409" calcext:value-type="float">
            <text:p>24933409</text:p>
          </table:table-cell>
          <table:table-cell office:value-type="float" office:value="7147577" calcext:value-type="float">
            <text:p>7147577</text:p>
          </table:table-cell>
          <table:table-cell office:value-type="float" office:value="3989345" calcext:value-type="float">
            <text:p>3989345</text:p>
          </table:table-cell>
          <table:table-cell office:value-type="float" office:value="4654236" calcext:value-type="float">
            <text:p>4654236</text:p>
          </table:table-cell>
          <table:table-cell office:value-type="float" office:value="3823123" calcext:value-type="float">
            <text:p>3823123</text:p>
          </table:table-cell>
          <table:table-cell office:value-type="float" office:value="831114" calcext:value-type="float">
            <text:p>831114</text:p>
          </table:table-cell>
          <table:table-cell office:value-type="float" office:value="4072457" calcext:value-type="float">
            <text:p>4072457</text:p>
          </table:table-cell>
          <table:table-cell office:value-type="float" office:value="1994673" calcext:value-type="float">
            <text:p>1994673</text:p>
          </table:table-cell>
          <table:table-cell office:value-type="float" office:value="1246670" calcext:value-type="float">
            <text:p>1246670</text:p>
          </table:table-cell>
          <table:table-cell office:value-type="float" office:value="1994673" calcext:value-type="float">
            <text:p>1994673</text:p>
          </table:table-cell>
          <table:table-cell office:value-type="float" office:value="831114" calcext:value-type="float">
            <text:p>831114</text:p>
          </table:table-cell>
          <table:table-cell office:value-type="float" office:value="5900907" calcext:value-type="float">
            <text:p>5900907</text:p>
          </table:table-cell>
          <table:table-cell office:value-type="float" office:value="831114" calcext:value-type="float">
            <text:p>831114</text:p>
          </table:table-cell>
          <table:table-cell office:value-type="float" office:value="2493341" calcext:value-type="float">
            <text:p>2493341</text:p>
          </table:table-cell>
          <table:table-cell office:value-type="float" office:value="4986682" calcext:value-type="float">
            <text:p>4986682</text:p>
          </table:table-cell>
          <table:table-cell office:value-type="float" office:value="1662227" calcext:value-type="float">
            <text:p>1662227</text:p>
          </table:table-cell>
          <table:table-cell office:value-type="float" office:value="7147577" calcext:value-type="float">
            <text:p>7147577</text:p>
          </table:table-cell>
          <table:table-cell office:value-type="float" office:value="2160895" calcext:value-type="float">
            <text:p>2160895</text:p>
          </table:table-cell>
          <table:table-cell office:value-type="float" office:value="3989345" calcext:value-type="float">
            <text:p>3989345</text:p>
          </table:table-cell>
          <table:table-cell office:value-type="float" office:value="3906234" calcext:value-type="float">
            <text:p>3906234</text:p>
          </table:table-cell>
          <table:table-cell office:value-type="float" office:value="1412893" calcext:value-type="float">
            <text:p>1412893</text:p>
          </table:table-cell>
          <table:table-cell office:value-type="float" office:value="4072457" calcext:value-type="float">
            <text:p>4072457</text:p>
          </table:table-cell>
          <table:table-cell office:value-type="float" office:value="4654236" calcext:value-type="float">
            <text:p>4654236</text:p>
          </table:table-cell>
          <table:table-cell office:value-type="float" office:value="3823123" calcext:value-type="float">
            <text:p>3823123</text:p>
          </table:table-cell>
          <table:table-cell office:value-type="float" office:value="4491605" calcext:value-type="float">
            <text:p>4491605</text:p>
          </table:table-cell>
          <table:table-cell office:value-type="float" office:value="8047458" calcext:value-type="float">
            <text:p>8047458</text:p>
          </table:table-cell>
          <table:table-cell office:value-type="float" office:value="1403626" calcext:value-type="float">
            <text:p>1403626</text:p>
          </table:table-cell>
          <table:table-cell office:value-type="float" office:value="5614506" calcext:value-type="float">
            <text:p>5614506</text:p>
          </table:table-cell>
          <table:table-cell office:value-type="float" office:value="6643832" calcext:value-type="float">
            <text:p>6643832</text:p>
          </table:table-cell>
          <table:table-cell office:value-type="float" office:value="4865905" calcext:value-type="float">
            <text:p>4865905</text:p>
          </table:table-cell>
          <table:table-cell office:value-type="float" office:value="1871502" calcext:value-type="float">
            <text:p>1871502</text:p>
          </table:table-cell>
          <table:table-cell office:value-type="float" office:value="4398029" calcext:value-type="float">
            <text:p>4398029</text:p>
          </table:table-cell>
          <table:table-cell office:value-type="float" office:value="3087978" calcext:value-type="float">
            <text:p>3087978</text:p>
          </table:table-cell>
          <table:table-cell office:value-type="float" office:value="935751" calcext:value-type="float">
            <text:p>935751</text:p>
          </table:table-cell>
          <table:table-cell office:value-type="float" office:value="2245802" calcext:value-type="float">
            <text:p>2245802</text:p>
          </table:table-cell>
          <table:table-cell office:value-type="float" office:value="5240205" calcext:value-type="float">
            <text:p>5240205</text:p>
          </table:table-cell>
          <table:table-cell office:value-type="float" office:value="28072528" calcext:value-type="float">
            <text:p>28072528</text:p>
          </table:table-cell>
          <table:table-cell office:value-type="float" office:value="4304454" calcext:value-type="float">
            <text:p>4304454</text:p>
          </table:table-cell>
          <table:table-cell office:value-type="float" office:value="2807253" calcext:value-type="float">
            <text:p>2807253</text:p>
          </table:table-cell>
          <table:table-cell office:value-type="float" office:value="4585180" calcext:value-type="float">
            <text:p>4585180</text:p>
          </table:table-cell>
          <table:table-cell office:value-type="float" office:value="1590777" calcext:value-type="float">
            <text:p>1590777</text:p>
          </table:table-cell>
          <table:table-cell office:value-type="float" office:value="935751" calcext:value-type="float">
            <text:p>935751</text:p>
          </table:table-cell>
          <table:table-cell office:value-type="float" office:value="2432952" calcext:value-type="float">
            <text:p>2432952</text:p>
          </table:table-cell>
          <table:table-cell office:value-type="float" office:value="5258802" calcext:value-type="float">
            <text:p>5258802</text:p>
          </table:table-cell>
          <table:table-cell office:value-type="float" office:value="1011308" calcext:value-type="float">
            <text:p>1011308</text:p>
          </table:table-cell>
          <table:table-cell office:value-type="float" office:value="2629401" calcext:value-type="float">
            <text:p>2629401</text:p>
          </table:table-cell>
          <table:table-cell office:value-type="float" office:value="4753148" calcext:value-type="float">
            <text:p>4753148</text:p>
          </table:table-cell>
          <table:table-cell office:value-type="float" office:value="1719224" calcext:value-type="float">
            <text:p>1719224</text:p>
          </table:table-cell>
          <table:table-cell office:value-type="float" office:value="4854279" calcext:value-type="float">
            <text:p>4854279</text:p>
          </table:table-cell>
          <table:table-cell office:value-type="float" office:value="5663326" calcext:value-type="float">
            <text:p>5663326</text:p>
          </table:table-cell>
          <table:table-cell office:value-type="float" office:value="2022616" calcext:value-type="float">
            <text:p>2022616</text:p>
          </table:table-cell>
          <table:table-cell office:value-type="float" office:value="30339246" calcext:value-type="float">
            <text:p>30339246</text:p>
          </table:table-cell>
          <table:table-cell office:value-type="float" office:value="1516962" calcext:value-type="float">
            <text:p>1516962</text:p>
          </table:table-cell>
          <table:table-cell office:value-type="float" office:value="2427140" calcext:value-type="float">
            <text:p>2427140</text:p>
          </table:table-cell>
          <table:table-cell office:value-type="float" office:value="7180288" calcext:value-type="float">
            <text:p>7180288</text:p>
          </table:table-cell>
          <table:table-cell office:value-type="float" office:value="1011308" calcext:value-type="float">
            <text:p>1011308</text:p>
          </table:table-cell>
          <table:table-cell office:value-type="float" office:value="6067849" calcext:value-type="float">
            <text:p>6067849</text:p>
          </table:table-cell>
          <table:table-cell office:value-type="float" office:value="4955410" calcext:value-type="float">
            <text:p>4955410</text:p>
          </table:table-cell>
          <table:table-cell office:value-type="float" office:value="4652017" calcext:value-type="float">
            <text:p>4652017</text:p>
          </table:table-cell>
          <table:table-cell office:value-type="float" office:value="3033924" calcext:value-type="float">
            <text:p>3033924</text:p>
          </table:table-cell>
          <table:table-cell office:value-type="float" office:value="3337317" calcext:value-type="float">
            <text:p>3337317</text:p>
          </table:table-cell>
          <table:table-cell office:value-type="float" office:value="2637105" calcext:value-type="float">
            <text:p>2637105</text:p>
          </table:table-cell>
          <table:table-cell office:value-type="float" office:value="2028543" calcext:value-type="float">
            <text:p>2028543</text:p>
          </table:table-cell>
          <table:table-cell office:value-type="float" office:value="8722733" calcext:value-type="float">
            <text:p>8722733</text:p>
          </table:table-cell>
          <table:table-cell office:value-type="float" office:value="1521407" calcext:value-type="float">
            <text:p>1521407</text:p>
          </table:table-cell>
          <table:table-cell office:value-type="float" office:value="5274211" calcext:value-type="float">
            <text:p>5274211</text:p>
          </table:table-cell>
          <table:table-cell office:value-type="float" office:value="3347095" calcext:value-type="float">
            <text:p>3347095</text:p>
          </table:table-cell>
          <table:table-cell office:value-type="float" office:value="4665648" calcext:value-type="float">
            <text:p>4665648</text:p>
          </table:table-cell>
          <table:table-cell office:value-type="float" office:value="4969929" calcext:value-type="float">
            <text:p>4969929</text:p>
          </table:table-cell>
          <table:table-cell office:value-type="float" office:value="4767075" calcext:value-type="float">
            <text:p>4767075</text:p>
          </table:table-cell>
          <table:table-cell office:value-type="float" office:value="3042814" calcext:value-type="float">
            <text:p>3042814</text:p>
          </table:table-cell>
          <table:table-cell office:value-type="float" office:value="1014271" calcext:value-type="float">
            <text:p>1014271</text:p>
          </table:table-cell>
          <table:table-cell office:value-type="float" office:value="1724261" calcext:value-type="float">
            <text:p>1724261</text:p>
          </table:table-cell>
          <table:table-cell office:value-type="float" office:value="2434251" calcext:value-type="float">
            <text:p>2434251</text:p>
          </table:table-cell>
          <table:table-cell office:value-type="float" office:value="6085628" calcext:value-type="float">
            <text:p>6085628</text:p>
          </table:table-cell>
          <table:table-cell office:value-type="float" office:value="30428140" calcext:value-type="float">
            <text:p>30428140</text:p>
          </table:table-cell>
          <table:table-cell office:value-type="float" office:value="7201326" calcext:value-type="float">
            <text:p>7201326</text:p>
          </table:table-cell>
          <table:table-cell office:value-type="float" office:value="5679919" calcext:value-type="float">
            <text:p>5679919</text:p>
          </table:table-cell>
          <table:table-cell office:value-type="float" office:value="4868502" calcext:value-type="float">
            <text:p>4868502</text:p>
          </table:table-cell>
          <table:table-cell office:value-type="float" office:value="1310000" calcext:value-type="float">
            <text:p>1310000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1820000" calcext:value-type="float">
            <text:p>1820000</text:p>
          </table:table-cell>
          <table:table-cell table:number-columns-repeated="2" office:value-type="float" office:value="2030000" calcext:value-type="float">
            <text:p>2030000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76850</text:p>
          </table:table-cell>
          <table:table-cell office:value-type="string" calcext:value-type="string">
            <text:p>691650</text:p>
          </table:table-cell>
          <table:table-cell office:value-type="string" calcext:value-type="string">
            <text:p>447000</text:p>
          </table:table-cell>
          <table:table-cell office:value-type="string" calcext:value-type="string">
            <text:p>413000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753000</text:p>
          </table:table-cell>
          <table:table-cell office:value-type="string" calcext:value-type="string">
            <text:p>482000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21000</text:p>
          </table:table-cell>
          <table:table-cell office:value-type="string" calcext:value-type="string">
            <text:p>941000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856000</text:p>
          </table:table-cell>
          <table:table-cell office:value-type="string" calcext:value-type="string">
            <text:p>453000</text:p>
          </table:table-cell>
          <table:table-cell office:value-type="string" calcext:value-type="string">
            <text:p>474000</text:p>
          </table:table-cell>
          <table:table-cell office:value-type="string" calcext:value-type="string">
            <text:p>411000</text:p>
          </table:table-cell>
          <table:table-cell office:value-type="string" calcext:value-type="string">
            <text:p>425000</text:p>
          </table:table-cell>
          <table:table-cell office:value-type="string" calcext:value-type="string">
            <text:p>416000</text:p>
          </table:table-cell>
          <table:table-cell office:value-type="string" calcext:value-type="string">
            <text:p>42000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683000</text:p>
          </table:table-cell>
          <table:table-cell office:value-type="string" calcext:value-type="string">
            <text:p>519000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512000</text:p>
          </table:table-cell>
          <table:table-cell office:value-type="string" calcext:value-type="string">
            <text:p>826000</text:p>
          </table:table-cell>
          <table:table-cell office:value-type="string" calcext:value-type="string">
            <text:p>6112868</text:p>
          </table:table-cell>
          <table:table-cell office:value-type="string" calcext:value-type="string">
            <text:p>496000</text:p>
          </table:table-cell>
          <table:table-cell office:value-type="string" calcext:value-type="string">
            <text:p>457000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1000</text:p>
          </table:table-cell>
          <table:table-cell office:value-type="string" calcext:value-type="string">
            <text:p>568000</text:p>
          </table:table-cell>
          <table:table-cell office:value-type="string" calcext:value-type="string">
            <text:p>539000</text:p>
          </table:table-cell>
          <table:table-cell office:value-type="string" calcext:value-type="string">
            <text:p>868000</text:p>
          </table:table-cell>
          <table:table-cell office:value-type="string" calcext:value-type="string">
            <text:p>417000</text:p>
          </table:table-cell>
          <table:table-cell office:value-type="string" calcext:value-type="string">
            <text:p>492000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422000</text:p>
          </table:table-cell>
          <table:table-cell office:value-type="string" calcext:value-type="string">
            <text:p>420000</text:p>
          </table:table-cell>
          <table:table-cell office:value-type="string" calcext:value-type="string">
            <text:p>434000</text:p>
          </table:table-cell>
          <table:table-cell office:value-type="string" calcext:value-type="string">
            <text:p>620000</text:p>
          </table:table-cell>
          <table:table-cell office:value-type="string" calcext:value-type="string">
            <text:p>739000</text:p>
          </table:table-cell>
          <table:table-cell office:value-type="string" calcext:value-type="string">
            <text:p>727000</text:p>
          </table:table-cell>
          <table:table-cell office:value-type="string" calcext:value-type="string">
            <text:p>60700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742000</text:p>
          </table:table-cell>
          <table:table-cell office:value-type="string" calcext:value-type="string">
            <text:p>5715627</text:p>
          </table:table-cell>
          <table:table-cell office:value-type="string" calcext:value-type="string">
            <text:p>526000</text:p>
          </table:table-cell>
          <table:table-cell office:value-type="string" calcext:value-type="string">
            <text:p>588000</text:p>
          </table:table-cell>
          <table:table-cell office:value-type="string" calcext:value-type="string">
            <text:p>598000</text:p>
          </table:table-cell>
          <table:table-cell office:value-type="string" calcext:value-type="string">
            <text:p>847000</text:p>
          </table:table-cell>
          <table:table-cell office:value-type="string" calcext:value-type="string">
            <text:p>499000</text:p>
          </table:table-cell>
          <table:table-cell office:value-type="string" calcext:value-type="string">
            <text:p>569000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56100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7700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409000</text:p>
          </table:table-cell>
          <table:table-cell office:value-type="string" calcext:value-type="string">
            <text:p>805000</text:p>
          </table:table-cell>
          <table:table-cell office:value-type="string" calcext:value-type="string">
            <text:p>851000</text:p>
          </table:table-cell>
          <table:table-cell office:value-type="string" calcext:value-type="string">
            <text:p>484000</text:p>
          </table:table-cell>
        </table:table-row>
        <table:table-row table:style-name="ro1">
          <table:table-cell office:value-type="string" calcext:value-type="string">
            <text:p>avg_sat</text:p>
          </table:table-cell>
          <table:table-cell office:value-type="float" office:value="3.1" calcext:value-type="float">
            <text:p>3,1</text:p>
          </table:table-cell>
          <table:table-cell office:value-type="float" office:value="52122.9812206573" calcext:value-type="float">
            <text:p>52122,9812206573</text:p>
          </table:table-cell>
          <table:table-cell office:value-type="float" office:value="83050.5570776256" calcext:value-type="float">
            <text:p>83050,5570776256</text:p>
          </table:table-cell>
          <table:table-cell office:value-type="float" office:value="38759.9940010433" calcext:value-type="float">
            <text:p>38759,9940010433</text:p>
          </table:table-cell>
          <table:table-cell office:value-type="float" office:value="29872.477701005" calcext:value-type="float">
            <text:p>29872,477701005</text:p>
          </table:table-cell>
          <table:table-cell office:value-type="float" office:value="116319.730046948" calcext:value-type="float">
            <text:p>116319,730046948</text:p>
          </table:table-cell>
          <table:table-cell office:value-type="float" office:value="36450.014587892" calcext:value-type="float">
            <text:p>36450,014587892</text:p>
          </table:table-cell>
          <table:table-cell office:value-type="float" office:value="51029.7460180801" calcext:value-type="float">
            <text:p>51029,7460180801</text:p>
          </table:table-cell>
          <table:table-cell office:value-type="float" office:value="26338.3403911427" calcext:value-type="float">
            <text:p>26338,3403911427</text:p>
          </table:table-cell>
          <table:table-cell office:value-type="float" office:value="45483.1577046549" calcext:value-type="float">
            <text:p>45483,1577046549</text:p>
          </table:table-cell>
          <table:table-cell office:value-type="float" office:value="65422.9364326376" calcext:value-type="float">
            <text:p>65422,9364326376</text:p>
          </table:table-cell>
          <table:table-cell office:value-type="float" office:value="48792.0357929515" calcext:value-type="float">
            <text:p>48792,0357929515</text:p>
          </table:table-cell>
          <table:table-cell office:value-type="float" office:value="21547.4504854369" calcext:value-type="float">
            <text:p>21547,4504854369</text:p>
          </table:table-cell>
          <table:table-cell office:value-type="float" office:value="95046.4496809033" calcext:value-type="float">
            <text:p>95046,4496809033</text:p>
          </table:table-cell>
          <table:table-cell office:value-type="float" office:value="73548.4134907544" calcext:value-type="float">
            <text:p>73548,4134907544</text:p>
          </table:table-cell>
          <table:table-cell office:value-type="float" office:value="35918.6958079541" calcext:value-type="float">
            <text:p>35918,6958079541</text:p>
          </table:table-cell>
          <table:table-cell office:value-type="float" office:value="35061.4869964304" calcext:value-type="float">
            <text:p>35061,4869964304</text:p>
          </table:table-cell>
          <table:table-cell office:value-type="float" office:value="166161.240849122" calcext:value-type="float">
            <text:p>166161,240849122</text:p>
          </table:table-cell>
          <table:table-cell office:value-type="float" office:value="21310.7622504537" calcext:value-type="float">
            <text:p>21310,7622504537</text:p>
          </table:table-cell>
          <table:table-cell office:value-type="float" office:value="55016.8264134276" calcext:value-type="float">
            <text:p>55016,8264134276</text:p>
          </table:table-cell>
          <table:table-cell office:value-type="float" office:value="97601.6053126961" calcext:value-type="float">
            <text:p>97601,6053126961</text:p>
          </table:table-cell>
          <table:table-cell office:value-type="float" office:value="28488.0943396226" calcext:value-type="float">
            <text:p>28488,0943396226</text:p>
          </table:table-cell>
          <table:table-cell office:value-type="float" office:value="133671.127366609" calcext:value-type="float">
            <text:p>133671,127366609</text:p>
          </table:table-cell>
          <table:table-cell office:value-type="float" office:value="142030.461125132" calcext:value-type="float">
            <text:p>142030,461125132</text:p>
          </table:table-cell>
          <table:table-cell office:value-type="float" office:value="46584.7398843931" calcext:value-type="float">
            <text:p>46584,7398843931</text:p>
          </table:table-cell>
          <table:table-cell office:value-type="float" office:value="83832.6842948718" calcext:value-type="float">
            <text:p>83832,6842948718</text:p>
          </table:table-cell>
          <table:table-cell office:value-type="float" office:value="4491.3541432742" calcext:value-type="float">
            <text:p>4491,3541432742</text:p>
          </table:table-cell>
          <table:table-cell office:value-type="float" office:value="9369.42675159236" calcext:value-type="float">
            <text:p>9369,42675159236</text:p>
          </table:table-cell>
          <table:table-cell office:value-type="float" office:value="37781.2807062436" calcext:value-type="float">
            <text:p>37781,2807062436</text:p>
          </table:table-cell>
          <table:table-cell office:value-type="float" office:value="55366.8240270728" calcext:value-type="float">
            <text:p>55366,8240270728</text:p>
          </table:table-cell>
          <table:table-cell office:value-type="float" office:value="12371.8587650816" calcext:value-type="float">
            <text:p>12371,8587650816</text:p>
          </table:table-cell>
          <table:table-cell office:value-type="float" office:value="56298.5168426345" calcext:value-type="float">
            <text:p>56298,5168426345</text:p>
          </table:table-cell>
          <table:table-cell office:value-type="float" office:value="32915.3822249845" calcext:value-type="float">
            <text:p>32915,3822249845</text:p>
          </table:table-cell>
          <table:table-cell office:value-type="float" office:value="46020.8955223881" calcext:value-type="float">
            <text:p>46020,8955223881</text:p>
          </table:table-cell>
          <table:table-cell office:value-type="float" office:value="28165.5861956166" calcext:value-type="float">
            <text:p>28165,5861956166</text:p>
          </table:table-cell>
          <table:table-cell office:value-type="float" office:value="43443.0396440129" calcext:value-type="float">
            <text:p>43443,0396440129</text:p>
          </table:table-cell>
          <table:table-cell office:value-type="float" office:value="34221.3836477987" calcext:value-type="float">
            <text:p>34221,3836477987</text:p>
          </table:table-cell>
          <table:table-cell office:value-type="float" office:value="40927.5962660443" calcext:value-type="float">
            <text:p>40927,5962660443</text:p>
          </table:table-cell>
          <table:table-cell office:value-type="float" office:value="32677.1307210031" calcext:value-type="float">
            <text:p>32677,1307210031</text:p>
          </table:table-cell>
          <table:table-cell office:value-type="float" office:value="65685.0417736451" calcext:value-type="float">
            <text:p>65685,0417736451</text:p>
          </table:table-cell>
          <table:table-cell office:value-type="float" office:value="7610.08996212121" calcext:value-type="float">
            <text:p>7610,08996212121</text:p>
          </table:table-cell>
          <table:table-cell office:value-type="float" office:value="6580.57692307692" calcext:value-type="float">
            <text:p>6580,57692307692</text:p>
          </table:table-cell>
          <table:table-cell office:value-type="float" office:value="21709.5804195804" calcext:value-type="float">
            <text:p>21709,5804195804</text:p>
          </table:table-cell>
          <table:table-cell office:value-type="float" office:value="82783.8827838828" calcext:value-type="float">
            <text:p>82783,8827838828</text:p>
          </table:table-cell>
          <table:table-cell office:value-type="float" office:value="8803.0774748924" calcext:value-type="float">
            <text:p>8803,0774748924</text:p>
          </table:table-cell>
          <table:table-cell office:value-type="float" office:value="44577.2727272727" calcext:value-type="float">
            <text:p>44577,2727272727</text:p>
          </table:table-cell>
          <table:table-cell office:value-type="float" office:value="0" calcext:value-type="float">
            <text:p>0</text:p>
          </table:table-cell>
          <table:table-cell office:value-type="float" office:value="6795.55555555556" calcext:value-type="float">
            <text:p>6795,55555555556</text:p>
          </table:table-cell>
          <table:table-cell office:value-type="float" office:value="12374.6050488599" calcext:value-type="float">
            <text:p>12374,6050488599</text:p>
          </table:table-cell>
          <table:table-cell office:value-type="float" office:value="48993.1578947368" calcext:value-type="float">
            <text:p>48993,1578947368</text:p>
          </table:table-cell>
          <table:table-cell office:value-type="float" office:value="8769.49461992364" calcext:value-type="float">
            <text:p>8769,49461992364</text:p>
          </table:table-cell>
          <table:table-cell office:value-type="float" office:value="448945" calcext:value-type="float">
            <text:p>448945</text:p>
          </table:table-cell>
          <table:table-cell office:value-type="float" office:value="9812.03201970443" calcext:value-type="float">
            <text:p>9812,03201970443</text:p>
          </table:table-cell>
          <table:table-cell office:value-type="float" office:value="113754.509687034" calcext:value-type="float">
            <text:p>113754,509687034</text:p>
          </table:table-cell>
          <table:table-cell office:value-type="float" office:value="60796.5881397238" calcext:value-type="float">
            <text:p>60796,5881397238</text:p>
          </table:table-cell>
          <table:table-cell office:value-type="float" office:value="62819.0448047871" calcext:value-type="float">
            <text:p>62819,0448047871</text:p>
          </table:table-cell>
          <table:table-cell office:value-type="float" office:value="13995.6822107081" calcext:value-type="float">
            <text:p>13995,6822107081</text:p>
          </table:table-cell>
          <table:table-cell office:value-type="float" office:value="14127.969924812" calcext:value-type="float">
            <text:p>14127,969924812</text:p>
          </table:table-cell>
          <table:table-cell office:value-type="float" office:value="3498.30584354383" calcext:value-type="float">
            <text:p>3498,30584354383</text:p>
          </table:table-cell>
          <table:table-cell office:value-type="float" office:value="16298.6596194503" calcext:value-type="float">
            <text:p>16298,6596194503</text:p>
          </table:table-cell>
          <table:table-cell office:value-type="float" office:value="12927.7961614825" calcext:value-type="float">
            <text:p>12927,7961614825</text:p>
          </table:table-cell>
          <table:table-cell office:value-type="float" office:value="69639.751552795" calcext:value-type="float">
            <text:p>69639,751552795</text:p>
          </table:table-cell>
          <table:table-cell office:value-type="float" office:value="4950" calcext:value-type="float">
            <text:p>4950</text:p>
          </table:table-cell>
          <table:table-cell office:value-type="float" office:value="6006.57791699295" calcext:value-type="float">
            <text:p>6006,57791699295</text:p>
          </table:table-cell>
          <table:table-cell office:value-type="float" office:value="9224.56978967495" calcext:value-type="float">
            <text:p>9224,56978967495</text:p>
          </table:table-cell>
          <table:table-cell office:value-type="float" office:value="6235.29411764706" calcext:value-type="float">
            <text:p>6235,29411764706</text:p>
          </table:table-cell>
          <table:table-cell office:value-type="float" office:value="26164.6122655854" calcext:value-type="float">
            <text:p>26164,6122655854</text:p>
          </table:table-cell>
          <table:table-cell office:value-type="float" office:value="16138.5838926174" calcext:value-type="float">
            <text:p>16138,5838926174</text:p>
          </table:table-cell>
          <table:table-cell office:value-type="float" office:value="21654.2452830189" calcext:value-type="float">
            <text:p>21654,2452830189</text:p>
          </table:table-cell>
          <table:table-cell office:value-type="float" office:value="78263.1341719077" calcext:value-type="float">
            <text:p>78263,1341719077</text:p>
          </table:table-cell>
          <table:table-cell office:value-type="float" office:value="35171.5126811594" calcext:value-type="float">
            <text:p>35171,5126811594</text:p>
          </table:table-cell>
          <table:table-cell office:value-type="float" office:value="9782.60869565217" calcext:value-type="float">
            <text:p>9782,60869565217</text:p>
          </table:table-cell>
          <table:table-cell office:value-type="float" office:value="19276.7531750414" calcext:value-type="float">
            <text:p>19276,7531750414</text:p>
          </table:table-cell>
          <table:table-cell office:value-type="float" office:value="4687.86808009423" calcext:value-type="float">
            <text:p>4687,86808009423</text:p>
          </table:table-cell>
          <table:table-cell office:value-type="float" office:value="1196037.99801211" calcext:value-type="float">
            <text:p>1196037,99801211</text:p>
          </table:table-cell>
          <table:table-cell office:value-type="float" office:value="77275.2585551331" calcext:value-type="float">
            <text:p>77275,2585551331</text:p>
          </table:table-cell>
          <table:table-cell office:value-type="float" office:value="18959.6721311475" calcext:value-type="float">
            <text:p>18959,6721311475</text:p>
          </table:table-cell>
          <table:table-cell office:value-type="float" office:value="8504.05594405594" calcext:value-type="float">
            <text:p>8504,05594405594</text:p>
          </table:table-cell>
          <table:table-cell office:value-type="float" office:value="6955.4" calcext:value-type="float">
            <text:p>6955,4</text:p>
          </table:table-cell>
          <table:table-cell office:value-type="float" office:value="175037.952380952" calcext:value-type="float">
            <text:p>175037,952380952</text:p>
          </table:table-cell>
          <table:table-cell office:value-type="float" office:value="13130.0380228137" calcext:value-type="float">
            <text:p>13130,0380228137</text:p>
          </table:table-cell>
          <table:table-cell office:value-type="float" office:value="444080.16103769" calcext:value-type="float">
            <text:p>444080,16103769</text:p>
          </table:table-cell>
          <table:table-cell office:value-type="float" office:value="5151.21376811594" calcext:value-type="float">
            <text:p>5151,21376811594</text:p>
          </table:table-cell>
          <table:table-cell office:value-type="float" office:value="12534.7918683446" calcext:value-type="float">
            <text:p>12534,7918683446</text:p>
          </table:table-cell>
          <table:table-cell office:value-type="float" office:value="39190.9282700422" calcext:value-type="float">
            <text:p>39190,9282700422</text:p>
          </table:table-cell>
          <table:table-cell office:value-type="float" office:value="32625.7498846331" calcext:value-type="float">
            <text:p>32625,7498846331</text:p>
          </table:table-cell>
          <table:table-cell office:value-type="float" office:value="123817.269595177" calcext:value-type="float">
            <text:p>123817,269595177</text:p>
          </table:table-cell>
          <table:table-cell office:value-type="float" office:value="67718.0170575693" calcext:value-type="float">
            <text:p>67718,0170575693</text:p>
          </table:table-cell>
          <table:table-cell office:value-type="float" office:value="24275.6168359942" calcext:value-type="float">
            <text:p>24275,6168359942</text:p>
          </table:table-cell>
          <table:table-cell office:value-type="float" office:value="26337.2246696035" calcext:value-type="float">
            <text:p>26337,2246696035</text:p>
          </table:table-cell>
          <table:table-cell office:value-type="float" office:value="45213.4500745157" calcext:value-type="float">
            <text:p>45213,4500745157</text:p>
          </table:table-cell>
          <table:table-cell office:value-type="float" office:value="49395.567867036" calcext:value-type="float">
            <text:p>49395,567867036</text:p>
          </table:table-cell>
          <table:table-cell office:value-type="float" office:value="15363.3033633034" calcext:value-type="float">
            <text:p>15363,3033633034</text:p>
          </table:table-cell>
          <table:table-cell office:value-type="float" office:value="67701.3333333333" calcext:value-type="float">
            <text:p>67701,3333333333</text:p>
          </table:table-cell>
          <table:table-cell office:value-type="float" office:value="6412.5" calcext:value-type="float">
            <text:p>6412,5</text:p>
          </table:table-cell>
          <table:table-cell office:value-type="float" office:value="37034.5214077561" calcext:value-type="float">
            <text:p>37034,5214077561</text:p>
          </table:table-cell>
          <table:table-cell office:value-type="float" office:value="86511.1971830986" calcext:value-type="float">
            <text:p>86511,1971830986</text:p>
          </table:table-cell>
          <table:table-cell office:value-type="float" office:value="70409.2857142857" calcext:value-type="float">
            <text:p>70409,2857142857</text:p>
          </table:table-cell>
          <table:table-cell office:value-type="float" office:value="25501.3639575972" calcext:value-type="float">
            <text:p>25501,3639575972</text:p>
          </table:table-cell>
          <table:table-cell office:value-type="float" office:value="45693.7365937366" calcext:value-type="float">
            <text:p>45693,7365937366</text:p>
          </table:table-cell>
          <table:table-cell office:value-type="float" office:value="78431.5217391304" calcext:value-type="float">
            <text:p>78431,5217391304</text:p>
          </table:table-cell>
          <table:table-cell office:value-type="float" office:value="9634.65085638999" calcext:value-type="float">
            <text:p>9634,65085638999</text:p>
          </table:table-cell>
          <table:table-cell office:value-type="float" office:value="290771.238938053" calcext:value-type="float">
            <text:p>290771,238938053</text:p>
          </table:table-cell>
          <table:table-cell office:value-type="float" office:value="30886.8501529052" calcext:value-type="float">
            <text:p>30886,8501529052</text:p>
          </table:table-cell>
          <table:table-cell office:value-type="float" office:value="22155.0197035091" calcext:value-type="float">
            <text:p>22155,0197035091</text:p>
          </table:table-cell>
          <table:table-cell office:value-type="float" office:value="111243.040186372" calcext:value-type="float">
            <text:p>111243,040186372</text:p>
          </table:table-cell>
          <table:table-cell office:value-type="float" office:value="22659.922928709" calcext:value-type="float">
            <text:p>22659,922928709</text:p>
          </table:table-cell>
          <table:table-cell office:value-type="float" office:value="151975.378121702" calcext:value-type="float">
            <text:p>151975,378121702</text:p>
          </table:table-cell>
          <table:table-cell office:value-type="float" office:value="47158.6111111111" calcext:value-type="float">
            <text:p>47158,6111111111</text:p>
          </table:table-cell>
          <table:table-cell office:value-type="float" office:value="91810.6604866744" calcext:value-type="float">
            <text:p>91810,6604866744</text:p>
          </table:table-cell>
          <table:table-cell office:value-type="float" office:value="56258.8691159587" calcext:value-type="float">
            <text:p>56258,8691159587</text:p>
          </table:table-cell>
          <table:table-cell office:value-type="float" office:value="172676.945668135" calcext:value-type="float">
            <text:p>172676,945668135</text:p>
          </table:table-cell>
          <table:table-cell office:value-type="float" office:value="60651.6900247321" calcext:value-type="float">
            <text:p>60651,6900247321</text:p>
          </table:table-cell>
          <table:table-cell office:value-type="float" office:value="4488.28606658446" calcext:value-type="float">
            <text:p>4488,28606658446</text:p>
          </table:table-cell>
          <table:table-cell office:value-type="float" office:value="69082.0866685068" calcext:value-type="float">
            <text:p>69082,0866685068</text:p>
          </table:table-cell>
          <table:table-cell office:value-type="float" office:value="537822.908250526" calcext:value-type="float">
            <text:p>537822,908250526</text:p>
          </table:table-cell>
          <table:table-cell office:value-type="float" office:value="4723.42487883683" calcext:value-type="float">
            <text:p>4723,42487883683</text:p>
          </table:table-cell>
          <table:table-cell office:value-type="float" office:value="114528.117359413" calcext:value-type="float">
            <text:p>114528,117359413</text:p>
          </table:table-cell>
          <table:table-cell office:value-type="float" office:value="67114.9425287356" calcext:value-type="float">
            <text:p>67114,9425287356</text:p>
          </table:table-cell>
          <table:table-cell office:value-type="float" office:value="55768.6034658512" calcext:value-type="float">
            <text:p>55768,6034658512</text:p>
          </table:table-cell>
          <table:table-cell office:value-type="float" office:value="46137.1398002853" calcext:value-type="float">
            <text:p>46137,1398002853</text:p>
          </table:table-cell>
          <table:table-cell office:value-type="float" office:value="31525.1450676983" calcext:value-type="float">
            <text:p>31525,1450676983</text:p>
          </table:table-cell>
          <table:table-cell office:value-type="float" office:value="20379.746835443" calcext:value-type="float">
            <text:p>20379,746835443</text:p>
          </table:table-cell>
          <table:table-cell office:value-type="float" office:value="46145.0980392157" calcext:value-type="float">
            <text:p>46145,0980392157</text:p>
          </table:table-cell>
          <table:table-cell office:value-type="float" office:value="109305.863332615" calcext:value-type="float">
            <text:p>109305,863332615</text:p>
          </table:table-cell>
          <table:table-cell office:value-type="float" office:value="79042.3622047244" calcext:value-type="float">
            <text:p>79042,3622047244</text:p>
          </table:table-cell>
          <table:table-cell office:value-type="float" office:value="34759.9807599808" calcext:value-type="float">
            <text:p>34759,9807599808</text:p>
          </table:table-cell>
          <table:table-cell office:value-type="float" office:value="22268.6590038314" calcext:value-type="float">
            <text:p>22268,6590038314</text:p>
          </table:table-cell>
          <table:table-cell office:value-type="float" office:value="398606.582307948" calcext:value-type="float">
            <text:p>398606,582307948</text:p>
          </table:table-cell>
          <table:table-cell office:value-type="float" office:value="3113648.22796901" calcext:value-type="float">
            <text:p>3113648,22796901</text:p>
          </table:table-cell>
          <table:table-cell office:value-type="float" office:value="246748.245997089" calcext:value-type="float">
            <text:p>246748,245997089</text:p>
          </table:table-cell>
          <table:table-cell office:value-type="float" office:value="444894.007564842" calcext:value-type="float">
            <text:p>444894,007564842</text:p>
          </table:table-cell>
          <table:table-cell office:value-type="float" office:value="267926.990204643" calcext:value-type="float">
            <text:p>267926,990204643</text:p>
          </table:table-cell>
          <table:table-cell office:value-type="float" office:value="7878.93238752366" calcext:value-type="float">
            <text:p>7878,93238752366</text:p>
          </table:table-cell>
          <table:table-cell office:value-type="float" office:value="101110.851570964" calcext:value-type="float">
            <text:p>101110,851570964</text:p>
          </table:table-cell>
          <table:table-cell office:value-type="float" office:value="88857.0396475771" calcext:value-type="float">
            <text:p>88857,0396475771</text:p>
          </table:table-cell>
          <table:table-cell office:value-type="float" office:value="10933.8039215686" calcext:value-type="float">
            <text:p>10933,8039215686</text:p>
          </table:table-cell>
          <table:table-cell office:value-type="float" office:value="105792.079510703" calcext:value-type="float">
            <text:p>105792,079510703</text:p>
          </table:table-cell>
          <table:table-cell office:value-type="float" office:value="68168.2801005255" calcext:value-type="float">
            <text:p>68168,2801005255</text:p>
          </table:table-cell>
          <table:table-cell office:value-type="float" office:value="2158.29383886256" calcext:value-type="float">
            <text:p>2158,29383886256</text:p>
          </table:table-cell>
          <table:table-cell office:value-type="float" office:value="174479.706390328" calcext:value-type="float">
            <text:p>174479,706390328</text:p>
          </table:table-cell>
          <table:table-cell office:value-type="float" office:value="222565.814397225" calcext:value-type="float">
            <text:p>222565,814397225</text:p>
          </table:table-cell>
          <table:table-cell office:value-type="float" office:value="20185.1093969144" calcext:value-type="float">
            <text:p>20185,1093969144</text:p>
          </table:table-cell>
          <table:table-cell office:value-type="float" office:value="149759.004524887" calcext:value-type="float">
            <text:p>149759,004524887</text:p>
          </table:table-cell>
          <table:table-cell office:value-type="float" office:value="27307.4594894562" calcext:value-type="float">
            <text:p>27307,4594894562</text:p>
          </table:table-cell>
          <table:table-cell office:value-type="float" office:value="151718.152612827" calcext:value-type="float">
            <text:p>151718,152612827</text:p>
          </table:table-cell>
          <table:table-cell office:value-type="float" office:value="266899.536321484" calcext:value-type="float">
            <text:p>266899,536321484</text:p>
          </table:table-cell>
          <table:table-cell office:value-type="float" office:value="33549.7234633179" calcext:value-type="float">
            <text:p>33549,7234633179</text:p>
          </table:table-cell>
          <table:table-cell office:value-type="float" office:value="86146.9994008388" calcext:value-type="float">
            <text:p>86146,9994008388</text:p>
          </table:table-cell>
          <table:table-cell office:value-type="float" office:value="174458.248436104" calcext:value-type="float">
            <text:p>174458,248436104</text:p>
          </table:table-cell>
          <table:table-cell office:value-type="float" office:value="39981.9478737997" calcext:value-type="float">
            <text:p>39981,9478737997</text:p>
          </table:table-cell>
          <table:table-cell office:value-type="float" office:value="210157.500579643" calcext:value-type="float">
            <text:p>210157,500579643</text:p>
          </table:table-cell>
          <table:table-cell office:value-type="float" office:value="50423.1481481482" calcext:value-type="float">
            <text:p>50423,1481481482</text:p>
          </table:table-cell>
          <table:table-cell office:value-type="float" office:value="77900.9244186046" calcext:value-type="float">
            <text:p>77900,9244186046</text:p>
          </table:table-cell>
          <table:table-cell office:value-type="float" office:value="20273.9053763441" calcext:value-type="float">
            <text:p>20273,9053763441</text:p>
          </table:table-cell>
          <table:table-cell office:value-type="float" office:value="165711.026525199" calcext:value-type="float">
            <text:p>165711,026525199</text:p>
          </table:table-cell>
          <table:table-cell office:value-type="float" office:value="196577.212468193" calcext:value-type="float">
            <text:p>196577,212468193</text:p>
          </table:table-cell>
          <table:table-cell office:value-type="float" office:value="29239.5748987854" calcext:value-type="float">
            <text:p>29239,5748987854</text:p>
          </table:table-cell>
          <table:table-cell office:value-type="float" office:value="68549.8801410106" calcext:value-type="float">
            <text:p>68549,8801410106</text:p>
          </table:table-cell>
          <table:table-cell office:value-type="float" office:value="16843.0188679245" calcext:value-type="float">
            <text:p>16843,0188679245</text:p>
          </table:table-cell>
          <table:table-cell office:value-type="float" office:value="4759.7855227882" calcext:value-type="float">
            <text:p>4759,7855227882</text:p>
          </table:table-cell>
          <table:table-cell office:value-type="float" office:value="127642.078364566" calcext:value-type="float">
            <text:p>127642,078364566</text:p>
          </table:table-cell>
          <table:table-cell office:value-type="float" office:value="55867.6275706941" calcext:value-type="float">
            <text:p>55867,6275706941</text:p>
          </table:table-cell>
          <table:table-cell office:value-type="float" office:value="57354.4960474308" calcext:value-type="float">
            <text:p>57354,4960474308</text:p>
          </table:table-cell>
          <table:table-cell office:value-type="float" office:value="155003.733514002" calcext:value-type="float">
            <text:p>155003,733514002</text:p>
          </table:table-cell>
          <table:table-cell office:value-type="float" office:value="97213.1796174937" calcext:value-type="float">
            <text:p>97213,1796174937</text:p>
          </table:table-cell>
          <table:table-cell office:value-type="float" office:value="31894.776119403" calcext:value-type="float">
            <text:p>31894,776119403</text:p>
          </table:table-cell>
          <table:table-cell office:value-type="float" office:value="169299.110158594" calcext:value-type="float">
            <text:p>169299,110158594</text:p>
          </table:table-cell>
          <table:table-cell office:value-type="float" office:value="39214.7699757869" calcext:value-type="float">
            <text:p>39214,7699757869</text:p>
          </table:table-cell>
          <table:table-cell office:value-type="float" office:value="125204.728789986" calcext:value-type="float">
            <text:p>125204,728789986</text:p>
          </table:table-cell>
          <table:table-cell office:value-type="float" office:value="71458.731474863" calcext:value-type="float">
            <text:p>71458,731474863</text:p>
          </table:table-cell>
          <table:table-cell office:value-type="float" office:value="117099.168351871" calcext:value-type="float">
            <text:p>117099,168351871</text:p>
          </table:table-cell>
          <table:table-cell office:value-type="float" office:value="105845.849802372" calcext:value-type="float">
            <text:p>105845,849802372</text:p>
          </table:table-cell>
          <table:table-cell office:value-type="float" office:value="166973.092795389" calcext:value-type="float">
            <text:p>166973,092795389</text:p>
          </table:table-cell>
          <table:table-cell office:value-type="float" office:value="62264.8148148148" calcext:value-type="float">
            <text:p>62264,8148148148</text:p>
          </table:table-cell>
          <table:table-cell office:value-type="float" office:value="93760.0844930417" calcext:value-type="float">
            <text:p>93760,0844930417</text:p>
          </table:table-cell>
          <table:table-cell office:value-type="float" office:value="121517.240981241" calcext:value-type="float">
            <text:p>121517,240981241</text:p>
          </table:table-cell>
          <table:table-cell office:value-type="float" office:value="17491.4051724138" calcext:value-type="float">
            <text:p>17491,4051724138</text:p>
          </table:table-cell>
          <table:table-cell office:value-type="float" office:value="115234.048257373" calcext:value-type="float">
            <text:p>115234,048257373</text:p>
          </table:table-cell>
          <table:table-cell office:value-type="float" office:value="73887.9689922481" calcext:value-type="float">
            <text:p>73887,9689922481</text:p>
          </table:table-cell>
          <table:table-cell office:value-type="float" office:value="106165.779591837" calcext:value-type="float">
            <text:p>106165,779591837</text:p>
          </table:table-cell>
          <table:table-cell office:value-type="float" office:value="178132.078431373" calcext:value-type="float">
            <text:p>178132,078431373</text:p>
          </table:table-cell>
          <table:table-cell office:value-type="float" office:value="116954.280727273" calcext:value-type="float">
            <text:p>116954,280727273</text:p>
          </table:table-cell>
          <table:table-cell office:value-type="float" office:value="0" calcext:value-type="float">
            <text:p>0</text:p>
          </table:table-cell>
          <table:table-cell office:value-type="float" office:value="4876.40366972477" calcext:value-type="float">
            <text:p>4876,40366972477</text:p>
          </table:table-cell>
          <table:table-cell office:value-type="float" office:value="42010.0477677178" calcext:value-type="float">
            <text:p>42010,0477677178</text:p>
          </table:table-cell>
          <table:table-cell office:value-type="float" office:value="38996.9616390584" calcext:value-type="float">
            <text:p>38996,9616390584</text:p>
          </table:table-cell>
          <table:table-cell office:value-type="float" office:value="36690" calcext:value-type="float">
            <text:p>36690</text:p>
          </table:table-cell>
          <table:table-cell office:value-type="float" office:value="137489.287688183" calcext:value-type="float">
            <text:p>137489,287688183</text:p>
          </table:table-cell>
          <table:table-cell office:value-type="float" office:value="66098.3863636364" calcext:value-type="float">
            <text:p>66098,3863636364</text:p>
          </table:table-cell>
          <table:table-cell office:value-type="float" office:value="153994.760057471" calcext:value-type="float">
            <text:p>153994,760057471</text:p>
          </table:table-cell>
          <table:table-cell office:value-type="float" office:value="229489.225677299" calcext:value-type="float">
            <text:p>229489,225677299</text:p>
          </table:table-cell>
          <table:table-cell office:value-type="float" office:value="13035.9259259259" calcext:value-type="float">
            <text:p>13035,9259259259</text:p>
          </table:table-cell>
          <table:table-cell office:value-type="float" office:value="297239.274700171" calcext:value-type="float">
            <text:p>297239,274700171</text:p>
          </table:table-cell>
          <table:table-cell office:value-type="float" office:value="109171.521035599" calcext:value-type="float">
            <text:p>109171,521035599</text:p>
          </table:table-cell>
          <table:table-cell office:value-type="float" office:value="22284.9874055416" calcext:value-type="float">
            <text:p>22284,9874055416</text:p>
          </table:table-cell>
          <table:table-cell office:value-type="float" office:value="171722.168562565" calcext:value-type="float">
            <text:p>171722,168562565</text:p>
          </table:table-cell>
          <table:table-cell office:value-type="float" office:value="142421.828499369" calcext:value-type="float">
            <text:p>142421,828499369</text:p>
          </table:table-cell>
          <table:table-cell office:value-type="float" office:value="39370.7192982456" calcext:value-type="float">
            <text:p>39370,7192982456</text:p>
          </table:table-cell>
          <table:table-cell office:value-type="float" office:value="176381.71372549" calcext:value-type="float">
            <text:p>176381,71372549</text:p>
          </table:table-cell>
          <table:table-cell office:value-type="float" office:value="205534.244303797" calcext:value-type="float">
            <text:p>205534,244303797</text:p>
          </table:table-cell>
          <table:table-cell office:value-type="float" office:value="98096.4132730015" calcext:value-type="float">
            <text:p>98096,4132730015</text:p>
          </table:table-cell>
          <table:table-cell office:value-type="float" office:value="0" calcext:value-type="float">
            <text:p>0</text:p>
          </table:table-cell>
          <table:table-cell office:value-type="float" office:value="320426.178509532" calcext:value-type="float">
            <text:p>320426,178509532</text:p>
          </table:table-cell>
          <table:table-cell office:value-type="float" office:value="230904.44577162" calcext:value-type="float">
            <text:p>230904,44577162</text:p>
          </table:table-cell>
          <table:table-cell office:value-type="float" office:value="28896.706864564" calcext:value-type="float">
            <text:p>28896,706864564</text:p>
          </table:table-cell>
          <table:table-cell office:value-type="float" office:value="33548.2149985743" calcext:value-type="float">
            <text:p>33548,2149985743</text:p>
          </table:table-cell>
          <table:table-cell office:value-type="float" office:value="85357.40625" calcext:value-type="float">
            <text:p>85357,40625</text:p>
          </table:table-cell>
          <table:table-cell office:value-type="float" office:value="442982.489257213" calcext:value-type="float">
            <text:p>442982,489257213</text:p>
          </table:table-cell>
          <table:table-cell office:value-type="float" office:value="435400.941908714" calcext:value-type="float">
            <text:p>435400,941908714</text:p>
          </table:table-cell>
          <table:table-cell office:value-type="float" office:value="318145.760430686" calcext:value-type="float">
            <text:p>318145,760430686</text:p>
          </table:table-cell>
          <table:table-cell office:value-type="float" office:value="71550.2106199941" calcext:value-type="float">
            <text:p>71550,2106199941</text:p>
          </table:table-cell>
          <table:table-cell office:value-type="float" office:value="69653.7198421646" calcext:value-type="float">
            <text:p>69653,7198421646</text:p>
          </table:table-cell>
          <table:table-cell office:value-type="float" office:value="147009.569732938" calcext:value-type="float">
            <text:p>147009,569732938</text:p>
          </table:table-cell>
          <table:table-cell office:value-type="float" office:value="88137.3730337079" calcext:value-type="float">
            <text:p>88137,3730337079</text:p>
          </table:table-cell>
          <table:table-cell office:value-type="float" office:value="132973.9124308" calcext:value-type="float">
            <text:p>132973,9124308</text:p>
          </table:table-cell>
          <table:table-cell office:value-type="float" office:value="41289.3783295711" calcext:value-type="float">
            <text:p>41289,3783295711</text:p>
          </table:table-cell>
          <table:table-cell office:value-type="float" office:value="7409.09090909091" calcext:value-type="float">
            <text:p>7409,09090909091</text:p>
          </table:table-cell>
          <table:table-cell office:value-type="float" office:value="46889.3243243243" calcext:value-type="float">
            <text:p>46889,3243243243</text:p>
          </table:table-cell>
          <table:table-cell office:value-type="float" office:value="112786.676283901" calcext:value-type="float">
            <text:p>112786,676283901</text:p>
          </table:table-cell>
          <table:table-cell office:value-type="float" office:value="362410.761612022" calcext:value-type="float">
            <text:p>362410,761612022</text:p>
          </table:table-cell>
          <table:table-cell office:value-type="float" office:value="336376.941105769" calcext:value-type="float">
            <text:p>336376,941105769</text:p>
          </table:table-cell>
          <table:table-cell office:value-type="float" office:value="49475.1427221172" calcext:value-type="float">
            <text:p>49475,1427221172</text:p>
          </table:table-cell>
          <table:table-cell office:value-type="float" office:value="103011.841213203" calcext:value-type="float">
            <text:p>103011,841213203</text:p>
          </table:table-cell>
          <table:table-cell office:value-type="float" office:value="65000" calcext:value-type="float">
            <text:p>65000</text:p>
          </table:table-cell>
          <table:table-cell office:value-type="float" office:value="45795.5880398671" calcext:value-type="float">
            <text:p>45795,5880398671</text:p>
          </table:table-cell>
          <table:table-cell office:value-type="float" office:value="158594.769230769" calcext:value-type="float">
            <text:p>158594,769230769</text:p>
          </table:table-cell>
          <table:table-cell office:value-type="float" office:value="101606.593406593" calcext:value-type="float">
            <text:p>101606,593406593</text:p>
          </table:table-cell>
          <table:table-cell office:value-type="float" office:value="184163.702720637" calcext:value-type="float">
            <text:p>184163,702720637</text:p>
          </table:table-cell>
          <table:table-cell office:value-type="float" office:value="178714.446902655" calcext:value-type="float">
            <text:p>178714,446902655</text:p>
          </table:table-cell>
          <table:table-cell office:value-type="float" office:value="328804.591194968" calcext:value-type="float">
            <text:p>328804,591194968</text:p>
          </table:table-cell>
          <table:table-cell office:value-type="float" office:value="53547.1337579618" calcext:value-type="float">
            <text:p>53547,1337579618</text:p>
          </table:table-cell>
          <table:table-cell office:value-type="float" office:value="92030.9765338548" calcext:value-type="float">
            <text:p>92030,9765338548</text:p>
          </table:table-cell>
          <table:table-cell office:value-type="float" office:value="155578.442661633" calcext:value-type="float">
            <text:p>155578,442661633</text:p>
          </table:table-cell>
          <table:table-cell office:value-type="float" office:value="184827.486070381" calcext:value-type="float">
            <text:p>184827,486070381</text:p>
          </table:table-cell>
          <table:table-cell office:value-type="float" office:value="74083.0455049944" calcext:value-type="float">
            <text:p>74083,0455049944</text:p>
          </table:table-cell>
          <table:table-cell office:value-type="float" office:value="76277.1542397661" calcext:value-type="float">
            <text:p>76277,1542397661</text:p>
          </table:table-cell>
          <table:table-cell office:value-type="float" office:value="27252.1949152542" calcext:value-type="float">
            <text:p>27252,1949152542</text:p>
          </table:table-cell>
          <table:table-cell office:value-type="float" office:value="405774.989216391" calcext:value-type="float">
            <text:p>405774,989216391</text:p>
          </table:table-cell>
          <table:table-cell office:value-type="float" office:value="45269.8206278027" calcext:value-type="float">
            <text:p>45269,8206278027</text:p>
          </table:table-cell>
          <table:table-cell office:value-type="float" office:value="62248.7154150198" calcext:value-type="float">
            <text:p>62248,7154150198</text:p>
          </table:table-cell>
          <table:table-cell office:value-type="float" office:value="109390.572142411" calcext:value-type="float">
            <text:p>109390,572142411</text:p>
          </table:table-cell>
          <table:table-cell office:value-type="float" office:value="105550.710541442" calcext:value-type="float">
            <text:p>105550,710541442</text:p>
          </table:table-cell>
          <table:table-cell office:value-type="float" office:value="86608.5602795574" calcext:value-type="float">
            <text:p>86608,5602795574</text:p>
          </table:table-cell>
          <table:table-cell office:value-type="float" office:value="169943.061349693" calcext:value-type="float">
            <text:p>169943,061349693</text:p>
          </table:table-cell>
          <table:table-cell office:value-type="float" office:value="166525.368788143" calcext:value-type="float">
            <text:p>166525,368788143</text:p>
          </table:table-cell>
          <table:table-cell office:value-type="float" office:value="144789.543568465" calcext:value-type="float">
            <text:p>144789,543568465</text:p>
          </table:table-cell>
          <table:table-cell office:value-type="float" office:value="63734.3735035914" calcext:value-type="float">
            <text:p>63734,3735035914</text:p>
          </table:table-cell>
          <table:table-cell office:value-type="float" office:value="19483.8" calcext:value-type="float">
            <text:p>19483,8</text:p>
          </table:table-cell>
          <table:table-cell office:value-type="float" office:value="42263.8397129187" calcext:value-type="float">
            <text:p>42263,8397129187</text:p>
          </table:table-cell>
          <table:table-cell office:value-type="float" office:value="123981.885249042" calcext:value-type="float">
            <text:p>123981,885249042</text:p>
          </table:table-cell>
          <table:table-cell office:value-type="float" office:value="136859.406103286" calcext:value-type="float">
            <text:p>136859,406103286</text:p>
          </table:table-cell>
          <table:table-cell office:value-type="float" office:value="256194.737179487" calcext:value-type="float">
            <text:p>256194,737179487</text:p>
          </table:table-cell>
          <table:table-cell office:value-type="float" office:value="84238.6632825719" calcext:value-type="float">
            <text:p>84238,6632825719</text:p>
          </table:table-cell>
          <table:table-cell office:value-type="float" office:value="278024.764505119" calcext:value-type="float">
            <text:p>278024,764505119</text:p>
          </table:table-cell>
          <table:table-cell office:value-type="float" office:value="223578.067039106" calcext:value-type="float">
            <text:p>223578,067039106</text:p>
          </table:table-cell>
          <table:table-cell office:value-type="float" office:value="36719.305982906" calcext:value-type="float">
            <text:p>36719,305982906</text:p>
          </table:table-cell>
          <table:table-cell office:value-type="float" office:value="54840.7246376812" calcext:value-type="float">
            <text:p>54840,7246376812</text:p>
          </table:table-cell>
          <table:table-cell office:value-type="float" office:value="124673.008264463" calcext:value-type="float">
            <text:p>124673,008264463</text:p>
          </table:table-cell>
          <table:table-cell office:value-type="float" office:value="353234.052563271" calcext:value-type="float">
            <text:p>353234,052563271</text:p>
          </table:table-cell>
          <table:table-cell office:value-type="float" office:value="41531.199844479" calcext:value-type="float">
            <text:p>41531,199844479</text:p>
          </table:table-cell>
          <table:table-cell office:value-type="float" office:value="92123.7943262411" calcext:value-type="float">
            <text:p>92123,7943262411</text:p>
          </table:table-cell>
          <table:table-cell office:value-type="float" office:value="212225.637848223" calcext:value-type="float">
            <text:p>212225,637848223</text:p>
          </table:table-cell>
          <table:table-cell office:value-type="float" office:value="8664.35557397431" calcext:value-type="float">
            <text:p>8664,35557397431</text:p>
          </table:table-cell>
          <table:table-cell office:value-type="float" office:value="189302.080662586" calcext:value-type="float">
            <text:p>189302,080662586</text:p>
          </table:table-cell>
          <table:table-cell office:value-type="float" office:value="83741.3032786885" calcext:value-type="float">
            <text:p>83741,3032786885</text:p>
          </table:table-cell>
          <table:table-cell office:value-type="float" office:value="145296.230805026" calcext:value-type="float">
            <text:p>145296,230805026</text:p>
          </table:table-cell>
          <table:table-cell office:value-type="float" office:value="21064" calcext:value-type="float">
            <text:p>21064</text:p>
          </table:table-cell>
          <table:table-cell office:value-type="float" office:value="52982.9317269076" calcext:value-type="float">
            <text:p>52982,9317269076</text:p>
          </table:table-cell>
          <table:table-cell office:value-type="float" office:value="56650.6565656566" calcext:value-type="float">
            <text:p>56650,6565656566</text:p>
          </table:table-cell>
          <table:table-cell office:value-type="float" office:value="4634.80825958702" calcext:value-type="float">
            <text:p>4634,80825958702</text:p>
          </table:table-cell>
          <table:table-cell office:value-type="float" office:value="57415.1693925234" calcext:value-type="float">
            <text:p>57415,1693925234</text:p>
          </table:table-cell>
          <table:table-cell office:value-type="float" office:value="314127.703644159" calcext:value-type="float">
            <text:p>314127,703644159</text:p>
          </table:table-cell>
          <table:table-cell office:value-type="float" office:value="19159.0206185567" calcext:value-type="float">
            <text:p>19159,020618556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1228.266315096" calcext:value-type="float">
            <text:p>121228,266315096</text:p>
          </table:table-cell>
          <table:table-cell office:value-type="float" office:value="62005.4566341183" calcext:value-type="float">
            <text:p>62005,4566341183</text:p>
          </table:table-cell>
          <table:table-cell office:value-type="float" office:value="514938.088059988" calcext:value-type="float">
            <text:p>514938,088059988</text:p>
          </table:table-cell>
          <table:table-cell office:value-type="float" office:value="102937.476569408" calcext:value-type="float">
            <text:p>102937,476569408</text:p>
          </table:table-cell>
          <table:table-cell office:value-type="float" office:value="475582.237442922" calcext:value-type="float">
            <text:p>475582,237442922</text:p>
          </table:table-cell>
          <table:table-cell office:value-type="float" office:value="231887.417218543" calcext:value-type="float">
            <text:p>231887,417218543</text:p>
          </table:table-cell>
          <table:table-cell office:value-type="float" office:value="89337.3383317713" calcext:value-type="float">
            <text:p>89337,3383317713</text:p>
          </table:table-cell>
          <table:table-cell office:value-type="float" office:value="74407.4672489083" calcext:value-type="float">
            <text:p>74407,4672489083</text:p>
          </table:table-cell>
          <table:table-cell office:value-type="float" office:value="30130.5519176801" calcext:value-type="float">
            <text:p>30130,5519176801</text:p>
          </table:table-cell>
          <table:table-cell office:value-type="float" office:value="229807.577445652" calcext:value-type="float">
            <text:p>229807,577445652</text:p>
          </table:table-cell>
          <table:table-cell office:value-type="float" office:value="17858.666999003" calcext:value-type="float">
            <text:p>17858,666999003</text:p>
          </table:table-cell>
          <table:table-cell office:value-type="float" office:value="196027.806633215" calcext:value-type="float">
            <text:p>196027,806633215</text:p>
          </table:table-cell>
          <table:table-cell office:value-type="float" office:value="482494.648526077" calcext:value-type="float">
            <text:p>482494,648526077</text:p>
          </table:table-cell>
          <table:table-cell office:value-type="float" office:value="110406.399507793" calcext:value-type="float">
            <text:p>110406,399507793</text:p>
          </table:table-cell>
          <table:table-cell office:value-type="float" office:value="226146.955429784" calcext:value-type="float">
            <text:p>226146,955429784</text:p>
          </table:table-cell>
          <table:table-cell office:value-type="float" office:value="153453.071161049" calcext:value-type="float">
            <text:p>153453,071161049</text:p>
          </table:table-cell>
          <table:table-cell office:value-type="float" office:value="106281.138211382" calcext:value-type="float">
            <text:p>106281,138211382</text:p>
          </table:table-cell>
          <table:table-cell office:value-type="float" office:value="67067.7551020408" calcext:value-type="float">
            <text:p>67067,7551020408</text:p>
          </table:table-cell>
          <table:table-cell office:value-type="float" office:value="57011.832884097" calcext:value-type="float">
            <text:p>57011,832884097</text:p>
          </table:table-cell>
          <table:table-cell office:value-type="float" office:value="168817.937794533" calcext:value-type="float">
            <text:p>168817,937794533</text:p>
          </table:table-cell>
          <table:table-cell office:value-type="float" office:value="369479.031709559" calcext:value-type="float">
            <text:p>369479,031709559</text:p>
          </table:table-cell>
          <table:table-cell office:value-type="float" office:value="219591.37993921" calcext:value-type="float">
            <text:p>219591,37993921</text:p>
          </table:table-cell>
          <table:table-cell office:value-type="float" office:value="48234.9036295369" calcext:value-type="float">
            <text:p>48234,9036295369</text:p>
          </table:table-cell>
          <table:table-cell office:value-type="float" office:value="107694.303664921" calcext:value-type="float">
            <text:p>107694,303664921</text:p>
          </table:table-cell>
          <table:table-cell office:value-type="float" office:value="511745.41868932" calcext:value-type="float">
            <text:p>511745,41868932</text:p>
          </table:table-cell>
          <table:table-cell office:value-type="float" office:value="265951.70771757" calcext:value-type="float">
            <text:p>265951,70771757</text:p>
          </table:table-cell>
          <table:table-cell office:value-type="float" office:value="25261.282051282" calcext:value-type="float">
            <text:p>25261,282051282</text:p>
          </table:table-cell>
          <table:table-cell office:value-type="float" office:value="46962.4669603524" calcext:value-type="float">
            <text:p>46962,4669603524</text:p>
          </table:table-cell>
          <table:table-cell office:value-type="float" office:value="98362.3199790521" calcext:value-type="float">
            <text:p>98362,3199790521</text:p>
          </table:table-cell>
          <table:table-cell office:value-type="float" office:value="86387.4765177549" calcext:value-type="float">
            <text:p>86387,4765177549</text:p>
          </table:table-cell>
          <table:table-cell office:value-type="float" office:value="172966.156926407" calcext:value-type="float">
            <text:p>172966,156926407</text:p>
          </table:table-cell>
          <table:table-cell office:value-type="float" office:value="222315.625759417" calcext:value-type="float">
            <text:p>222315,625759417</text:p>
          </table:table-cell>
          <table:table-cell office:value-type="float" office:value="197324.674041298" calcext:value-type="float">
            <text:p>197324,674041298</text:p>
          </table:table-cell>
          <table:table-cell office:value-type="float" office:value="326205.267955801" calcext:value-type="float">
            <text:p>326205,267955801</text:p>
          </table:table-cell>
          <table:table-cell office:value-type="float" office:value="37974.7368421053" calcext:value-type="float">
            <text:p>37974,7368421053</text:p>
          </table:table-cell>
          <table:table-cell office:value-type="float" office:value="133159.74025974" calcext:value-type="float">
            <text:p>133159,74025974</text:p>
          </table:table-cell>
          <table:table-cell office:value-type="float" office:value="102876.641371557" calcext:value-type="float">
            <text:p>102876,641371557</text:p>
          </table:table-cell>
          <table:table-cell office:value-type="float" office:value="313472.503888025" calcext:value-type="float">
            <text:p>313472,503888025</text:p>
          </table:table-cell>
          <table:table-cell office:value-type="float" office:value="15294.1176470588" calcext:value-type="float">
            <text:p>15294,1176470588</text:p>
          </table:table-cell>
          <table:table-cell office:value-type="float" office:value="98313.786407767" calcext:value-type="float">
            <text:p>98313,786407767</text:p>
          </table:table-cell>
          <table:table-cell office:value-type="float" office:value="359466.83040479" calcext:value-type="float">
            <text:p>359466,83040479</text:p>
          </table:table-cell>
          <table:table-cell office:value-type="float" office:value="132478.26984127" calcext:value-type="float">
            <text:p>132478,26984127</text:p>
          </table:table-cell>
          <table:table-cell office:value-type="float" office:value="45039.4558104551" calcext:value-type="float">
            <text:p>45039,4558104551</text:p>
          </table:table-cell>
          <table:table-cell office:value-type="float" office:value="206298.783783784" calcext:value-type="float">
            <text:p>206298,783783784</text:p>
          </table:table-cell>
          <table:table-cell office:value-type="float" office:value="104945.931651749" calcext:value-type="float">
            <text:p>104945,931651749</text:p>
          </table:table-cell>
          <table:table-cell office:value-type="float" office:value="192858.720930233" calcext:value-type="float">
            <text:p>192858,720930233</text:p>
          </table:table-cell>
          <table:table-cell office:value-type="float" office:value="206837.031695721" calcext:value-type="float">
            <text:p>206837,031695721</text:p>
          </table:table-cell>
          <table:table-cell office:value-type="float" office:value="214821.033864542" calcext:value-type="float">
            <text:p>214821,033864542</text:p>
          </table:table-cell>
          <table:table-cell office:value-type="float" office:value="200000" calcext:value-type="float">
            <text:p>200000</text:p>
          </table:table-cell>
          <table:table-cell office:value-type="float" office:value="92565.0819919517" calcext:value-type="float">
            <text:p>92565,0819919517</text:p>
          </table:table-cell>
          <table:table-cell office:value-type="float" office:value="40238.8639760837" calcext:value-type="float">
            <text:p>40238,8639760837</text:p>
          </table:table-cell>
          <table:table-cell office:value-type="float" office:value="47219.69527897" calcext:value-type="float">
            <text:p>47219,69527897</text:p>
          </table:table-cell>
          <table:table-cell office:value-type="float" office:value="94378.5714285714" calcext:value-type="float">
            <text:p>94378,5714285714</text:p>
          </table:table-cell>
          <table:table-cell office:value-type="float" office:value="94181.9348109518" calcext:value-type="float">
            <text:p>94181,9348109518</text:p>
          </table:table-cell>
          <table:table-cell office:value-type="float" office:value="152666.515837104" calcext:value-type="float">
            <text:p>152666,515837104</text:p>
          </table:table-cell>
          <table:table-cell office:value-type="float" office:value="206380.842293907" calcext:value-type="float">
            <text:p>206380,842293907</text:p>
          </table:table-cell>
          <table:table-cell office:value-type="float" office:value="239997.576372712" calcext:value-type="float">
            <text:p>239997,576372712</text:p>
          </table:table-cell>
          <table:table-cell office:value-type="float" office:value="126930.270655271" calcext:value-type="float">
            <text:p>126930,270655271</text:p>
          </table:table-cell>
          <table:table-cell office:value-type="float" office:value="17752.3629489603" calcext:value-type="float">
            <text:p>17752,3629489603</text:p>
          </table:table-cell>
          <table:table-cell office:value-type="float" office:value="0" calcext:value-type="float">
            <text:p>0</text:p>
          </table:table-cell>
          <table:table-cell office:value-type="float" office:value="149344.609462711" calcext:value-type="float">
            <text:p>149344,609462711</text:p>
          </table:table-cell>
          <table:table-cell office:value-type="float" office:value="255157.389143731" calcext:value-type="float">
            <text:p>255157,389143731</text:p>
          </table:table-cell>
          <table:table-cell office:value-type="float" office:value="440724.721702128" calcext:value-type="float">
            <text:p>440724,721702128</text:p>
          </table:table-cell>
          <table:table-cell office:value-type="float" office:value="89462.9456193353" calcext:value-type="float">
            <text:p>89462,9456193353</text:p>
          </table:table-cell>
          <table:table-cell office:value-type="float" office:value="241694.704049844" calcext:value-type="float">
            <text:p>241694,704049844</text:p>
          </table:table-cell>
          <table:table-cell office:value-type="float" office:value="43126.0489181562" calcext:value-type="float">
            <text:p>43126,0489181562</text:p>
          </table:table-cell>
          <table:table-cell office:value-type="float" office:value="14298.7796610169" calcext:value-type="float">
            <text:p>14298,7796610169</text:p>
          </table:table-cell>
          <table:table-cell office:value-type="float" office:value="121722.386464826" calcext:value-type="float">
            <text:p>121722,386464826</text:p>
          </table:table-cell>
          <table:table-cell office:value-type="float" office:value="45474.0922473013" calcext:value-type="float">
            <text:p>45474,0922473013</text:p>
          </table:table-cell>
          <table:table-cell office:value-type="float" office:value="171081.370716511" calcext:value-type="float">
            <text:p>171081,370716511</text:p>
          </table:table-cell>
          <table:table-cell office:value-type="float" office:value="79158.1008230453" calcext:value-type="float">
            <text:p>79158,1008230453</text:p>
          </table:table-cell>
          <table:table-cell office:value-type="float" office:value="330593.929214157" calcext:value-type="float">
            <text:p>330593,929214157</text:p>
          </table:table-cell>
          <table:table-cell office:value-type="float" office:value="305920.660427807" calcext:value-type="float">
            <text:p>305920,660427807</text:p>
          </table:table-cell>
          <table:table-cell office:value-type="float" office:value="157311.874587459" calcext:value-type="float">
            <text:p>157311,874587459</text:p>
          </table:table-cell>
          <table:table-cell office:value-type="float" office:value="217289.398367953" calcext:value-type="float">
            <text:p>217289,398367953</text:p>
          </table:table-cell>
          <table:table-cell office:value-type="float" office:value="223897.323340471" calcext:value-type="float">
            <text:p>223897,323340471</text:p>
          </table:table-cell>
          <table:table-cell office:value-type="float" office:value="321074.383501259" calcext:value-type="float">
            <text:p>321074,383501259</text:p>
          </table:table-cell>
          <table:table-cell office:value-type="float" office:value="163752.400881057" calcext:value-type="float">
            <text:p>163752,400881057</text:p>
          </table:table-cell>
          <table:table-cell office:value-type="float" office:value="248457.343859649" calcext:value-type="float">
            <text:p>248457,343859649</text:p>
          </table:table-cell>
          <table:table-cell office:value-type="float" office:value="179435.376623377" calcext:value-type="float">
            <text:p>179435,376623377</text:p>
          </table:table-cell>
          <table:table-cell office:value-type="float" office:value="58104.0540540541" calcext:value-type="float">
            <text:p>58104,0540540541</text:p>
          </table:table-cell>
          <table:table-cell office:value-type="float" office:value="76565.8522267206" calcext:value-type="float">
            <text:p>76565,8522267206</text:p>
          </table:table-cell>
          <table:table-cell office:value-type="float" office:value="97580.4378040306" calcext:value-type="float">
            <text:p>97580,4378040306</text:p>
          </table:table-cell>
          <table:table-cell office:value-type="float" office:value="143309.415351116" calcext:value-type="float">
            <text:p>143309,415351116</text:p>
          </table:table-cell>
          <table:table-cell office:value-type="float" office:value="157405.395614871" calcext:value-type="float">
            <text:p>157405,395614871</text:p>
          </table:table-cell>
          <table:table-cell office:value-type="float" office:value="292580.335431322" calcext:value-type="float">
            <text:p>292580,335431322</text:p>
          </table:table-cell>
          <table:table-cell office:value-type="float" office:value="128152.411530815" calcext:value-type="float">
            <text:p>128152,411530815</text:p>
          </table:table-cell>
          <table:table-cell office:value-type="float" office:value="728516.819160387" calcext:value-type="float">
            <text:p>728516,819160387</text:p>
          </table:table-cell>
          <table:table-cell office:value-type="float" office:value="119412.346268657" calcext:value-type="float">
            <text:p>119412,346268657</text:p>
          </table:table-cell>
          <table:table-cell office:value-type="float" office:value="80050.5799728138" calcext:value-type="float">
            <text:p>80050,5799728138</text:p>
          </table:table-cell>
          <table:table-cell office:value-type="float" office:value="115435.15625" calcext:value-type="float">
            <text:p>115435,15625</text:p>
          </table:table-cell>
          <table:table-cell office:value-type="float" office:value="311711.746134021" calcext:value-type="float">
            <text:p>311711,746134021</text:p>
          </table:table-cell>
          <table:table-cell office:value-type="float" office:value="112173.404255319" calcext:value-type="float">
            <text:p>112173,404255319</text:p>
          </table:table-cell>
          <table:table-cell office:value-type="float" office:value="147994.561977463" calcext:value-type="float">
            <text:p>147994,561977463</text:p>
          </table:table-cell>
          <table:table-cell office:value-type="float" office:value="148324.09326974" calcext:value-type="float">
            <text:p>148324,09326974</text:p>
          </table:table-cell>
          <table:table-cell office:value-type="float" office:value="633284.141914191" calcext:value-type="float">
            <text:p>633284,141914191</text:p>
          </table:table-cell>
          <table:table-cell office:value-type="float" office:value="261669.388727176" calcext:value-type="float">
            <text:p>261669,388727176</text:p>
          </table:table-cell>
          <table:table-cell office:value-type="float" office:value="45656.0243902439" calcext:value-type="float">
            <text:p>45656,0243902439</text:p>
          </table:table-cell>
          <table:table-cell office:value-type="float" office:value="90776.5329052969" calcext:value-type="float">
            <text:p>90776,5329052969</text:p>
          </table:table-cell>
          <table:table-cell office:value-type="float" office:value="51103.9606126915" calcext:value-type="float">
            <text:p>51103,9606126915</text:p>
          </table:table-cell>
          <table:table-cell office:value-type="float" office:value="205401.413870246" calcext:value-type="float">
            <text:p>205401,413870246</text:p>
          </table:table-cell>
          <table:table-cell office:value-type="float" office:value="147285.762711864" calcext:value-type="float">
            <text:p>147285,762711864</text:p>
          </table:table-cell>
          <table:table-cell office:value-type="float" office:value="15975" calcext:value-type="float">
            <text:p>15975</text:p>
          </table:table-cell>
          <table:table-cell office:value-type="float" office:value="16848.5193621868" calcext:value-type="float">
            <text:p>16848,5193621868</text:p>
          </table:table-cell>
          <table:table-cell office:value-type="float" office:value="165596.273653566" calcext:value-type="float">
            <text:p>165596,273653566</text:p>
          </table:table-cell>
          <table:table-cell office:value-type="float" office:value="133302.11348563" calcext:value-type="float">
            <text:p>133302,11348563</text:p>
          </table:table-cell>
          <table:table-cell office:value-type="float" office:value="39025.6097560976" calcext:value-type="float">
            <text:p>39025,6097560976</text:p>
          </table:table-cell>
          <table:table-cell office:value-type="float" office:value="126853.370473538" calcext:value-type="float">
            <text:p>126853,370473538</text:p>
          </table:table-cell>
          <table:table-cell office:value-type="float" office:value="220601.431529182" calcext:value-type="float">
            <text:p>220601,431529182</text:p>
          </table:table-cell>
          <table:table-cell office:value-type="float" office:value="97392.5274725275" calcext:value-type="float">
            <text:p>97392,5274725275</text:p>
          </table:table-cell>
          <table:table-cell office:value-type="float" office:value="57706.968503937" calcext:value-type="float">
            <text:p>57706,968503937</text:p>
          </table:table-cell>
          <table:table-cell office:value-type="float" office:value="416006.060606061" calcext:value-type="float">
            <text:p>416006,060606061</text:p>
          </table:table-cell>
          <table:table-cell office:value-type="float" office:value="605382.740740741" calcext:value-type="float">
            <text:p>605382,740740741</text:p>
          </table:table-cell>
          <table:table-cell office:value-type="float" office:value="146947.372134039" calcext:value-type="float">
            <text:p>146947,372134039</text:p>
          </table:table-cell>
          <table:table-cell office:value-type="float" office:value="250561.983471074" calcext:value-type="float">
            <text:p>250561,983471074</text:p>
          </table:table-cell>
          <table:table-cell office:value-type="float" office:value="139092.121153846" calcext:value-type="float">
            <text:p>139092,121153846</text:p>
          </table:table-cell>
          <table:table-cell office:value-type="float" office:value="74927.0066889632" calcext:value-type="float">
            <text:p>74927,0066889632</text:p>
          </table:table-cell>
          <table:table-cell office:value-type="float" office:value="183181.504424779" calcext:value-type="float">
            <text:p>183181,504424779</text:p>
          </table:table-cell>
          <table:table-cell office:value-type="float" office:value="25739.263803681" calcext:value-type="float">
            <text:p>25739,263803681</text:p>
          </table:table-cell>
          <table:table-cell office:value-type="float" office:value="26208.2688391039" calcext:value-type="float">
            <text:p>26208,2688391039</text:p>
          </table:table-cell>
          <table:table-cell office:value-type="float" office:value="31980.0915593705" calcext:value-type="float">
            <text:p>31980,0915593705</text:p>
          </table:table-cell>
          <table:table-cell office:value-type="float" office:value="30382.4703087886" calcext:value-type="float">
            <text:p>30382,4703087886</text:p>
          </table:table-cell>
          <table:table-cell office:value-type="float" office:value="244285.790835181" calcext:value-type="float">
            <text:p>244285,790835181</text:p>
          </table:table-cell>
          <table:table-cell office:value-type="float" office:value="31500" calcext:value-type="float">
            <text:p>31500</text:p>
          </table:table-cell>
          <table:table-cell office:value-type="float" office:value="173309.095318669" calcext:value-type="float">
            <text:p>173309,095318669</text:p>
          </table:table-cell>
          <table:table-cell office:value-type="float" office:value="183560.912453761" calcext:value-type="float">
            <text:p>183560,912453761</text:p>
          </table:table-cell>
          <table:table-cell office:value-type="float" office:value="393051.351424695" calcext:value-type="float">
            <text:p>393051,351424695</text:p>
          </table:table-cell>
          <table:table-cell office:value-type="float" office:value="317815.537374489" calcext:value-type="float">
            <text:p>317815,537374489</text:p>
          </table:table-cell>
          <table:table-cell office:value-type="float" office:value="142169.235876742" calcext:value-type="float">
            <text:p>142169,235876742</text:p>
          </table:table-cell>
          <table:table-cell office:value-type="float" office:value="699094.663757804" calcext:value-type="float">
            <text:p>699094,663757804</text:p>
          </table:table-cell>
          <table:table-cell office:value-type="float" office:value="331812.318380607" calcext:value-type="float">
            <text:p>331812,318380607</text:p>
          </table:table-cell>
          <table:table-cell office:value-type="float" office:value="213372.332225914" calcext:value-type="float">
            <text:p>213372,332225914</text:p>
          </table:table-cell>
          <table:table-cell office:value-type="float" office:value="463616.088018171" calcext:value-type="float">
            <text:p>463616,088018171</text:p>
          </table:table-cell>
          <table:table-cell office:value-type="float" office:value="268783.138163437" calcext:value-type="float">
            <text:p>268783,138163437</text:p>
          </table:table-cell>
          <table:table-cell office:value-type="float" office:value="594353.066996536" calcext:value-type="float">
            <text:p>594353,066996536</text:p>
          </table:table-cell>
          <table:table-cell office:value-type="float" office:value="423774.36402737" calcext:value-type="float">
            <text:p>423774,36402737</text:p>
          </table:table-cell>
          <table:table-cell office:value-type="float" office:value="3868891.79353328" calcext:value-type="float">
            <text:p>3868891,79353328</text:p>
          </table:table-cell>
          <table:table-cell office:value-type="float" office:value="480412.865734964" calcext:value-type="float">
            <text:p>480412,865734964</text:p>
          </table:table-cell>
          <table:table-cell office:value-type="float" office:value="890093.398680835" calcext:value-type="float">
            <text:p>890093,398680835</text:p>
          </table:table-cell>
          <table:table-cell office:value-type="float" office:value="560886.102803738" calcext:value-type="float">
            <text:p>560886,102803738</text:p>
          </table:table-cell>
          <table:table-cell office:value-type="float" office:value="686976.457616516" calcext:value-type="float">
            <text:p>686976,457616516</text:p>
          </table:table-cell>
          <table:table-cell office:value-type="float" office:value="183929.927392739" calcext:value-type="float">
            <text:p>183929,927392739</text:p>
          </table:table-cell>
          <table:table-cell office:value-type="float" office:value="430565.712578154" calcext:value-type="float">
            <text:p>430565,712578154</text:p>
          </table:table-cell>
          <table:table-cell office:value-type="float" office:value="373478.775964857" calcext:value-type="float">
            <text:p>373478,775964857</text:p>
          </table:table-cell>
          <table:table-cell office:value-type="float" office:value="301632.667692308" calcext:value-type="float">
            <text:p>301632,667692308</text:p>
          </table:table-cell>
          <table:table-cell office:value-type="float" office:value="297583.020916569" calcext:value-type="float">
            <text:p>297583,020916569</text:p>
          </table:table-cell>
          <table:table-cell office:value-type="float" office:value="99182.6615129762" calcext:value-type="float">
            <text:p>99182,6615129762</text:p>
          </table:table-cell>
          <table:table-cell office:value-type="float" office:value="1134890.59490916" calcext:value-type="float">
            <text:p>1134890,59490916</text:p>
          </table:table-cell>
          <table:table-cell office:value-type="float" office:value="149155.616677875" calcext:value-type="float">
            <text:p>149155,616677875</text:p>
          </table:table-cell>
          <table:table-cell office:value-type="float" office:value="270309.04976405" calcext:value-type="float">
            <text:p>270309,04976405</text:p>
          </table:table-cell>
          <table:table-cell office:value-type="float" office:value="676090.802955665" calcext:value-type="float">
            <text:p>676090,802955665</text:p>
          </table:table-cell>
          <table:table-cell office:value-type="float" office:value="380672.011922504" calcext:value-type="float">
            <text:p>380672,011922504</text:p>
          </table:table-cell>
          <table:table-cell office:value-type="float" office:value="969884.328152788" calcext:value-type="float">
            <text:p>969884,328152788</text:p>
          </table:table-cell>
          <table:table-cell office:value-type="float" office:value="380309.795144662" calcext:value-type="float">
            <text:p>380309,795144662</text:p>
          </table:table-cell>
          <table:table-cell office:value-type="float" office:value="750486.243565706" calcext:value-type="float">
            <text:p>750486,243565706</text:p>
          </table:table-cell>
          <table:table-cell office:value-type="float" office:value="392240.069420591" calcext:value-type="float">
            <text:p>392240,069420591</text:p>
          </table:table-cell>
          <table:table-cell office:value-type="float" office:value="316231.466060409" calcext:value-type="float">
            <text:p>316231,466060409</text:p>
          </table:table-cell>
          <table:table-cell office:value-type="float" office:value="566377.639672429" calcext:value-type="float">
            <text:p>566377,639672429</text:p>
          </table:table-cell>
          <table:table-cell office:value-type="float" office:value="479399.97455765" calcext:value-type="float">
            <text:p>479399,97455765</text:p>
          </table:table-cell>
          <table:table-cell office:value-type="float" office:value="849305.674486804" calcext:value-type="float">
            <text:p>849305,674486804</text:p>
          </table:table-cell>
          <table:table-cell office:value-type="float" office:value="983595.789068826" calcext:value-type="float">
            <text:p>983595,789068826</text:p>
          </table:table-cell>
          <table:table-cell office:value-type="float" office:value="1003050.08877616" calcext:value-type="float">
            <text:p>1003050,08877616</text:p>
          </table:table-cell>
          <table:table-cell office:value-type="float" office:value="435453.9375" calcext:value-type="float">
            <text:p>435453,9375</text:p>
          </table:table-cell>
          <table:table-cell office:value-type="float" office:value="720851.455335731" calcext:value-type="float">
            <text:p>720851,455335731</text:p>
          </table:table-cell>
          <table:table-cell office:value-type="float" office:value="822590.69742901" calcext:value-type="float">
            <text:p>822590,69742901</text:p>
          </table:table-cell>
          <table:table-cell office:value-type="float" office:value="498419.437982735" calcext:value-type="float">
            <text:p>498419,437982735</text:p>
          </table:table-cell>
          <table:table-cell office:value-type="float" office:value="404332.781456954" calcext:value-type="float">
            <text:p>404332,781456954</text:p>
          </table:table-cell>
          <table:table-cell office:value-type="float" office:value="700650.737609723" calcext:value-type="float">
            <text:p>700650,737609723</text:p>
          </table:table-cell>
          <table:table-cell office:value-type="float" office:value="658997.214604462" calcext:value-type="float">
            <text:p>658997,214604462</text:p>
          </table:table-cell>
          <table:table-cell office:value-type="float" office:value="210016.552795031" calcext:value-type="float">
            <text:p>210016,552795031</text:p>
          </table:table-cell>
          <table:table-cell office:value-type="float" office:value="320758.051819184" calcext:value-type="float">
            <text:p>320758,051819184</text:p>
          </table:table-cell>
          <table:table-cell office:value-type="float" office:value="748310.517502161" calcext:value-type="float">
            <text:p>748310,517502161</text:p>
          </table:table-cell>
          <table:table-cell office:value-type="float" office:value="2506447.97098506" calcext:value-type="float">
            <text:p>2506447,97098506</text:p>
          </table:table-cell>
          <table:table-cell office:value-type="float" office:value="624170.265463918" calcext:value-type="float">
            <text:p>624170,265463918</text:p>
          </table:table-cell>
          <table:table-cell office:value-type="float" office:value="273525.110802775" calcext:value-type="float">
            <text:p>273525,110802775</text:p>
          </table:table-cell>
          <table:table-cell office:value-type="float" office:value="584106.391093117" calcext:value-type="float">
            <text:p>584106,391093117</text:p>
          </table:table-cell>
          <table:table-cell office:value-type="float" office:value="278613.60534846" calcext:value-type="float">
            <text:p>278613,60534846</text:p>
          </table:table-cell>
          <table:table-cell office:value-type="float" office:value="198491.712121212" calcext:value-type="float">
            <text:p>198491,712121212</text:p>
          </table:table-cell>
          <table:table-cell office:value-type="float" office:value="360867.049732211" calcext:value-type="float">
            <text:p>360867,049732211</text:p>
          </table:table-cell>
          <table:table-cell office:value-type="float" office:value="824873.758272801" calcext:value-type="float">
            <text:p>824873,758272801</text:p>
          </table:table-cell>
          <table:table-cell office:value-type="float" office:value="323474.475255973" calcext:value-type="float">
            <text:p>323474,475255973</text:p>
          </table:table-cell>
          <table:table-cell office:value-type="float" office:value="394507.497515969" calcext:value-type="float">
            <text:p>394507,497515969</text:p>
          </table:table-cell>
          <table:table-cell office:value-type="float" office:value="581844.404229805" calcext:value-type="float">
            <text:p>581844,404229805</text:p>
          </table:table-cell>
          <table:table-cell office:value-type="float" office:value="422731.037387387" calcext:value-type="float">
            <text:p>422731,037387387</text:p>
          </table:table-cell>
          <table:table-cell office:value-type="float" office:value="661216.807335907" calcext:value-type="float">
            <text:p>661216,807335907</text:p>
          </table:table-cell>
          <table:table-cell office:value-type="float" office:value="973827.181656805" calcext:value-type="float">
            <text:p>973827,181656805</text:p>
          </table:table-cell>
          <table:table-cell office:value-type="float" office:value="569809.976057462" calcext:value-type="float">
            <text:p>569809,976057462</text:p>
          </table:table-cell>
          <table:table-cell office:value-type="float" office:value="4225495.83111122" calcext:value-type="float">
            <text:p>4225495,83111122</text:p>
          </table:table-cell>
          <table:table-cell office:value-type="float" office:value="439332.911365564" calcext:value-type="float">
            <text:p>439332,911365564</text:p>
          </table:table-cell>
          <table:table-cell office:value-type="float" office:value="337753.331710555" calcext:value-type="float">
            <text:p>337753,331710555</text:p>
          </table:table-cell>
          <table:table-cell office:value-type="float" office:value="1030936.85922439" calcext:value-type="float">
            <text:p>1030936,85922439</text:p>
          </table:table-cell>
          <table:table-cell office:value-type="float" office:value="217380.182049111" calcext:value-type="float">
            <text:p>217380,182049111</text:p>
          </table:table-cell>
          <table:table-cell office:value-type="float" office:value="1687937.11565495" calcext:value-type="float">
            <text:p>1687937,11565495</text:p>
          </table:table-cell>
          <table:table-cell office:value-type="float" office:value="488966.442094017" calcext:value-type="float">
            <text:p>488966,442094017</text:p>
          </table:table-cell>
          <table:table-cell office:value-type="float" office:value="752301.92917847" calcext:value-type="float">
            <text:p>752301,92917847</text:p>
          </table:table-cell>
          <table:table-cell office:value-type="float" office:value="324432.628167354" calcext:value-type="float">
            <text:p>324432,628167354</text:p>
          </table:table-cell>
          <table:table-cell office:value-type="float" office:value="730932.848360656" calcext:value-type="float">
            <text:p>730932,848360656</text:p>
          </table:table-cell>
          <table:table-cell office:value-type="float" office:value="599953.623221838" calcext:value-type="float">
            <text:p>599953,623221838</text:p>
          </table:table-cell>
          <table:table-cell office:value-type="float" office:value="541267.991564148" calcext:value-type="float">
            <text:p>541267,991564148</text:p>
          </table:table-cell>
          <table:table-cell office:value-type="float" office:value="1194898.46833298" calcext:value-type="float">
            <text:p>1194898,46833298</text:p>
          </table:table-cell>
          <table:table-cell office:value-type="float" office:value="558032.803483941" calcext:value-type="float">
            <text:p>558032,803483941</text:p>
          </table:table-cell>
          <table:table-cell office:value-type="float" office:value="696259.530994365" calcext:value-type="float">
            <text:p>696259,530994365</text:p>
          </table:table-cell>
          <table:table-cell office:value-type="float" office:value="819884.856364537" calcext:value-type="float">
            <text:p>819884,856364537</text:p>
          </table:table-cell>
          <table:table-cell office:value-type="float" office:value="916050.821463897" calcext:value-type="float">
            <text:p>916050,821463897</text:p>
          </table:table-cell>
          <table:table-cell office:value-type="float" office:value="640440.692682927" calcext:value-type="float">
            <text:p>640440,692682927</text:p>
          </table:table-cell>
          <table:table-cell office:value-type="float" office:value="869584.109475184" calcext:value-type="float">
            <text:p>869584,109475184</text:p>
          </table:table-cell>
          <table:table-cell office:value-type="float" office:value="245656.175803403" calcext:value-type="float">
            <text:p>245656,175803403</text:p>
          </table:table-cell>
          <table:table-cell office:value-type="float" office:value="300445.958374628" calcext:value-type="float">
            <text:p>300445,958374628</text:p>
          </table:table-cell>
          <table:table-cell office:value-type="float" office:value="416627.850627138" calcext:value-type="float">
            <text:p>416627,850627138</text:p>
          </table:table-cell>
          <table:table-cell office:value-type="float" office:value="492894.321133412" calcext:value-type="float">
            <text:p>492894,321133412</text:p>
          </table:table-cell>
          <table:table-cell office:value-type="float" office:value="1145203.15059625" calcext:value-type="float">
            <text:p>1145203,15059625</text:p>
          </table:table-cell>
          <table:table-cell office:value-type="float" office:value="4954457.08388811" calcext:value-type="float">
            <text:p>4954457,08388811</text:p>
          </table:table-cell>
          <table:table-cell office:value-type="float" office:value="1977508.04366812" calcext:value-type="float">
            <text:p>1977508,04366812</text:p>
          </table:table-cell>
          <table:table-cell office:value-type="float" office:value="940060.26331517" calcext:value-type="float">
            <text:p>940060,26331517</text:p>
          </table:table-cell>
          <table:table-cell office:value-type="float" office:value="981089.482103848" calcext:value-type="float">
            <text:p>981089,482103848</text:p>
          </table:table-cell>
          <table:table-cell office:value-type="float" office:value="655.148219610595" calcext:value-type="float">
            <text:p>655,148219610595</text:p>
          </table:table-cell>
          <table:table-cell office:value-type="float" office:value="0" calcext:value-type="float">
            <text:p>0</text:p>
          </table:table-cell>
          <table:table-cell office:value-type="float" office:value="504388.87353781" calcext:value-type="float">
            <text:p>504388,87353781</text:p>
          </table:table-cell>
          <table:table-cell office:value-type="float" office:value="523681.651522398" calcext:value-type="float">
            <text:p>523681,651522398</text:p>
          </table:table-cell>
          <table:table-cell office:value-type="float" office:value="341835.990888383" calcext:value-type="float">
            <text:p>341835,990888383</text:p>
          </table:table-cell>
          <table:table-cell office:value-type="float" office:value="73695.2261306533" calcext:value-type="float">
            <text:p>73695,2261306533</text:p>
          </table:table-cell>
          <table:table-cell office:value-type="float" office:value="0" calcext:value-type="float">
            <text:p>0</text:p>
          </table:table-cell>
          <table:table-cell office:value-type="float" office:value="483711.434587567" calcext:value-type="float">
            <text:p>483711,434587567</text:p>
          </table:table-cell>
          <table:table-cell office:value-type="float" office:value="16162.1494102228" calcext:value-type="float">
            <text:p>16162,1494102228</text:p>
          </table:table-cell>
          <table:table-cell office:value-type="float" office:value="188230.247856586" calcext:value-type="float">
            <text:p>188230,247856586</text:p>
          </table:table-cell>
          <table:table-cell office:value-type="float" office:value="129666.023166023" calcext:value-type="float">
            <text:p>129666,023166023</text:p>
          </table:table-cell>
          <table:table-cell office:value-type="float" office:value="100407.070707071" calcext:value-type="float">
            <text:p>100407,070707071</text:p>
          </table:table-cell>
          <table:table-cell office:value-type="float" office:value="61074.5740836345" calcext:value-type="float">
            <text:p>61074,5740836345</text:p>
          </table:table-cell>
          <table:table-cell office:value-type="float" office:value="96152.2759267949" calcext:value-type="float">
            <text:p>96152,2759267949</text:p>
          </table:table-cell>
          <table:table-cell office:value-type="float" office:value="52691.6076845298" calcext:value-type="float">
            <text:p>52691,6076845298</text:p>
          </table:table-cell>
          <table:table-cell office:value-type="float" office:value="40218.9259685462" calcext:value-type="float">
            <text:p>40218,9259685462</text:p>
          </table:table-cell>
          <table:table-cell office:value-type="float" office:value="113800.899165061" calcext:value-type="float">
            <text:p>113800,899165061</text:p>
          </table:table-cell>
          <table:table-cell office:value-type="float" office:value="19780.6113537118" calcext:value-type="float">
            <text:p>19780,6113537118</text:p>
          </table:table-cell>
          <table:table-cell office:value-type="float" office:value="34411.4469300333" calcext:value-type="float">
            <text:p>34411,4469300333</text:p>
          </table:table-cell>
          <table:table-cell office:value-type="float" office:value="32059.7822500825" calcext:value-type="float">
            <text:p>32059,7822500825</text:p>
          </table:table-cell>
          <table:table-cell office:value-type="float" office:value="26726.1338617349" calcext:value-type="float">
            <text:p>26726,1338617349</text:p>
          </table:table-cell>
          <table:table-cell office:value-type="float" office:value="3437.33613004719" calcext:value-type="float">
            <text:p>3437,33613004719</text:p>
          </table:table-cell>
          <table:table-cell office:value-type="float" office:value="34004.0096785344" calcext:value-type="float">
            <text:p>34004,0096785344</text:p>
          </table:table-cell>
          <table:table-cell office:value-type="float" office:value="144469.841269841" calcext:value-type="float">
            <text:p>144469,841269841</text:p>
          </table:table-cell>
          <table:table-cell office:value-type="float" office:value="60342.1348314607" calcext:value-type="float">
            <text:p>60342,1348314607</text:p>
          </table:table-cell>
          <table:table-cell office:value-type="float" office:value="27019.9386503067" calcext:value-type="float">
            <text:p>27019,9386503067</text:p>
          </table:table-cell>
          <table:table-cell office:value-type="float" office:value="15943.9324116743" calcext:value-type="float">
            <text:p>15943,9324116743</text:p>
          </table:table-cell>
          <table:table-cell office:value-type="float" office:value="20646.7261904762" calcext:value-type="float">
            <text:p>20646,7261904762</text:p>
          </table:table-cell>
          <table:table-cell office:value-type="float" office:value="70869.0918553214" calcext:value-type="float">
            <text:p>70869,0918553214</text:p>
          </table:table-cell>
          <table:table-cell office:value-type="float" office:value="16937.0430281462" calcext:value-type="float">
            <text:p>16937,0430281462</text:p>
          </table:table-cell>
          <table:table-cell office:value-type="float" office:value="40629.8363095238" calcext:value-type="float">
            <text:p>40629,8363095238</text:p>
          </table:table-cell>
          <table:table-cell office:value-type="float" office:value="44509.9283520983" calcext:value-type="float">
            <text:p>44509,9283520983</text:p>
          </table:table-cell>
          <table:table-cell office:value-type="float" office:value="442708.415717608" calcext:value-type="float">
            <text:p>442708,415717608</text:p>
          </table:table-cell>
          <table:table-cell office:value-type="float" office:value="202776.460096802" calcext:value-type="float">
            <text:p>202776,460096802</text:p>
          </table:table-cell>
          <table:table-cell office:value-type="float" office:value="52414.1447368421" calcext:value-type="float">
            <text:p>52414,1447368421</text:p>
          </table:table-cell>
          <table:table-cell office:value-type="float" office:value="19362.3709025595" calcext:value-type="float">
            <text:p>19362,3709025595</text:p>
          </table:table-cell>
          <table:table-cell office:value-type="float" office:value="31668.1553398058" calcext:value-type="float">
            <text:p>31668,1553398058</text:p>
          </table:table-cell>
          <table:table-cell office:value-type="float" office:value="68987.7300613497" calcext:value-type="float">
            <text:p>68987,7300613497</text:p>
          </table:table-cell>
          <table:table-cell office:value-type="float" office:value="44536.877394636" calcext:value-type="float">
            <text:p>44536,877394636</text:p>
          </table:table-cell>
          <table:table-cell office:value-type="float" office:value="43161.3041613042" calcext:value-type="float">
            <text:p>43161,3041613042</text:p>
          </table:table-cell>
          <table:table-cell office:value-type="float" office:value="34797.4987133299" calcext:value-type="float">
            <text:p>34797,4987133299</text:p>
          </table:table-cell>
          <table:table-cell office:value-type="float" office:value="40193.7692628072" calcext:value-type="float">
            <text:p>40193,7692628072</text:p>
          </table:table-cell>
          <table:table-cell office:value-type="float" office:value="35311.5183246073" calcext:value-type="float">
            <text:p>35311,5183246073</text:p>
          </table:table-cell>
          <table:table-cell office:value-type="float" office:value="55064.6563192905" calcext:value-type="float">
            <text:p>55064,6563192905</text:p>
          </table:table-cell>
          <table:table-cell office:value-type="float" office:value="85981.8342151675" calcext:value-type="float">
            <text:p>85981,8342151675</text:p>
          </table:table-cell>
          <table:table-cell office:value-type="float" office:value="16624" calcext:value-type="float">
            <text:p>16624</text:p>
          </table:table-cell>
          <table:table-cell office:value-type="float" office:value="56122.5971370143" calcext:value-type="float">
            <text:p>56122,5971370143</text:p>
          </table:table-cell>
          <table:table-cell office:value-type="float" office:value="15520.1109570042" calcext:value-type="float">
            <text:p>15520,1109570042</text:p>
          </table:table-cell>
          <table:table-cell office:value-type="float" office:value="28130.145235565" calcext:value-type="float">
            <text:p>28130,145235565</text:p>
          </table:table-cell>
          <table:table-cell office:value-type="float" office:value="17619.0971499896" calcext:value-type="float">
            <text:p>17619,0971499896</text:p>
          </table:table-cell>
          <table:table-cell office:value-type="float" office:value="44942.735042735" calcext:value-type="float">
            <text:p>44942,735042735</text:p>
          </table:table-cell>
          <table:table-cell office:value-type="float" office:value="23208.1502197363" calcext:value-type="float">
            <text:p>23208,1502197363</text:p>
          </table:table-cell>
          <table:table-cell office:value-type="float" office:value="6840.53389532842" calcext:value-type="float">
            <text:p>6840,53389532842</text:p>
          </table:table-cell>
          <table:table-cell office:value-type="float" office:value="102234.168808411" calcext:value-type="float">
            <text:p>102234,168808411</text:p>
          </table:table-cell>
          <table:table-cell office:value-type="float" office:value="407957.932079577" calcext:value-type="float">
            <text:p>407957,932079577</text:p>
          </table:table-cell>
          <table:table-cell office:value-type="float" office:value="103862.518622628" calcext:value-type="float">
            <text:p>103862,518622628</text:p>
          </table:table-cell>
          <table:table-cell office:value-type="float" office:value="19901.1376021798" calcext:value-type="float">
            <text:p>19901,1376021798</text:p>
          </table:table-cell>
          <table:table-cell office:value-type="float" office:value="61010.9692859992" calcext:value-type="float">
            <text:p>61010,9692859992</text:p>
          </table:table-cell>
          <table:table-cell office:value-type="float" office:value="54526.3896241398" calcext:value-type="float">
            <text:p>54526,3896241398</text:p>
          </table:table-cell>
          <table:table-cell office:value-type="float" office:value="138138.948662773" calcext:value-type="float">
            <text:p>138138,948662773</text:p>
          </table:table-cell>
          <table:table-cell office:value-type="float" office:value="29305.2822215515" calcext:value-type="float">
            <text:p>29305,2822215515</text:p>
          </table:table-cell>
          <table:table-cell office:value-type="float" office:value="41172.3958333333" calcext:value-type="float">
            <text:p>41172,3958333333</text:p>
          </table:table-cell>
          <table:table-cell office:value-type="float" office:value="48270.9056603774" calcext:value-type="float">
            <text:p>48270,9056603774</text:p>
          </table:table-cell>
          <table:table-cell office:value-type="float" office:value="26233.4472285497" calcext:value-type="float">
            <text:p>26233,4472285497</text:p>
          </table:table-cell>
          <table:table-cell office:value-type="float" office:value="26341.2814274128" calcext:value-type="float">
            <text:p>26341,2814274128</text:p>
          </table:table-cell>
          <table:table-cell office:value-type="float" office:value="4813.02107728337" calcext:value-type="float">
            <text:p>4813,02107728337</text:p>
          </table:table-cell>
          <table:table-cell office:value-type="float" office:value="3314.91712707182" calcext:value-type="float">
            <text:p>3314,91712707182</text:p>
          </table:table-cell>
          <table:table-cell office:value-type="float" office:value="37119.7035206918" calcext:value-type="float">
            <text:p>37119,7035206918</text:p>
          </table:table-cell>
          <table:table-cell office:value-type="float" office:value="55098.4455958549" calcext:value-type="float">
            <text:p>55098,4455958549</text:p>
          </table:table-cell>
          <table:table-cell office:value-type="float" office:value="72455.0598124798" calcext:value-type="float">
            <text:p>72455,0598124798</text:p>
          </table:table-cell>
          <table:table-cell office:value-type="float" office:value="13567.7794448612" calcext:value-type="float">
            <text:p>13567,7794448612</text:p>
          </table:table-cell>
          <table:table-cell office:value-type="float" office:value="20485.197368421" calcext:value-type="float">
            <text:p>20485,197368421</text:p>
          </table:table-cell>
          <table:table-cell office:value-type="float" office:value="34046.8605817452" calcext:value-type="float">
            <text:p>34046,8605817452</text:p>
          </table:table-cell>
          <table:table-cell office:value-type="float" office:value="49048.2800982801" calcext:value-type="float">
            <text:p>49048,2800982801</text:p>
          </table:table-cell>
          <table:table-cell office:value-type="float" office:value="51585.7294994675" calcext:value-type="float">
            <text:p>51585,7294994675</text:p>
          </table:table-cell>
        </table:table-row>
        <table:table-row table:style-name="ro1">
          <table:table-cell office:value-type="string" calcext:value-type="string">
            <text:p>gini</text:p>
          </table:table-cell>
          <table:table-cell office:value-type="float" office:value="0.6" calcext:value-type="float">
            <text:p>0,6</text:p>
          </table:table-cell>
          <table:table-cell office:value-type="float" office:value="0.397368643467951" calcext:value-type="float">
            <text:p>0,397368643467951</text:p>
          </table:table-cell>
          <table:table-cell office:value-type="float" office:value="0.261125263126185" calcext:value-type="float">
            <text:p>0,261125263126185</text:p>
          </table:table-cell>
          <table:table-cell office:value-type="float" office:value="0.342516143344665" calcext:value-type="float">
            <text:p>0,342516143344665</text:p>
          </table:table-cell>
          <table:table-cell office:value-type="float" office:value="0.457484336425666" calcext:value-type="float">
            <text:p>0,457484336425666</text:p>
          </table:table-cell>
          <table:table-cell office:value-type="float" office:value="0.283496197645792" calcext:value-type="float">
            <text:p>0,283496197645792</text:p>
          </table:table-cell>
          <table:table-cell office:value-type="float" office:value="0.421862010973665" calcext:value-type="float">
            <text:p>0,421862010973665</text:p>
          </table:table-cell>
          <table:table-cell office:value-type="float" office:value="0.320179116654754" calcext:value-type="float">
            <text:p>0,320179116654754</text:p>
          </table:table-cell>
          <table:table-cell office:value-type="float" office:value="0.329156741995715" calcext:value-type="float">
            <text:p>0,329156741995715</text:p>
          </table:table-cell>
          <table:table-cell office:value-type="float" office:value="0.34813528808477" calcext:value-type="float">
            <text:p>0,34813528808477</text:p>
          </table:table-cell>
          <table:table-cell office:value-type="float" office:value="0.244108152035132" calcext:value-type="float">
            <text:p>0,244108152035132</text:p>
          </table:table-cell>
          <table:table-cell office:value-type="float" office:value="0.411880412214284" calcext:value-type="float">
            <text:p>0,411880412214284</text:p>
          </table:table-cell>
          <table:table-cell office:value-type="float" office:value="0.436960632877728" calcext:value-type="float">
            <text:p>0,436960632877728</text:p>
          </table:table-cell>
          <table:table-cell office:value-type="float" office:value="0.328528462159735" calcext:value-type="float">
            <text:p>0,328528462159735</text:p>
          </table:table-cell>
          <table:table-cell office:value-type="float" office:value="0.307468104390214" calcext:value-type="float">
            <text:p>0,307468104390214</text:p>
          </table:table-cell>
          <table:table-cell office:value-type="float" office:value="0.271711269867116" calcext:value-type="float">
            <text:p>0,271711269867116</text:p>
          </table:table-cell>
          <table:table-cell office:value-type="float" office:value="0.327857837865052" calcext:value-type="float">
            <text:p>0,327857837865052</text:p>
          </table:table-cell>
          <table:table-cell office:value-type="float" office:value="0.258919520453738" calcext:value-type="float">
            <text:p>0,258919520453738</text:p>
          </table:table-cell>
          <table:table-cell office:value-type="float" office:value="0.408137808264183" calcext:value-type="float">
            <text:p>0,408137808264183</text:p>
          </table:table-cell>
          <table:table-cell office:value-type="float" office:value="0.291367035304249" calcext:value-type="float">
            <text:p>0,291367035304249</text:p>
          </table:table-cell>
          <table:table-cell office:value-type="float" office:value="0.241014746479936" calcext:value-type="float">
            <text:p>0,241014746479936</text:p>
          </table:table-cell>
          <table:table-cell office:value-type="float" office:value="0.321372723239003" calcext:value-type="float">
            <text:p>0,321372723239003</text:p>
          </table:table-cell>
          <table:table-cell office:value-type="float" office:value="0.290191984312373" calcext:value-type="float">
            <text:p>0,290191984312373</text:p>
          </table:table-cell>
          <table:table-cell office:value-type="float" office:value="0.20087422415232" calcext:value-type="float">
            <text:p>0,20087422415232</text:p>
          </table:table-cell>
          <table:table-cell office:value-type="float" office:value="0.255133352442503" calcext:value-type="float">
            <text:p>0,255133352442503</text:p>
          </table:table-cell>
          <table:table-cell office:value-type="float" office:value="0.273335844843253" calcext:value-type="float">
            <text:p>0,273335844843253</text:p>
          </table:table-cell>
          <table:table-cell office:value-type="float" office:value="0.382867819447563" calcext:value-type="float">
            <text:p>0,382867819447563</text:p>
          </table:table-cell>
          <table:table-cell office:value-type="float" office:value="0.206244506315302" calcext:value-type="float">
            <text:p>0,206244506315302</text:p>
          </table:table-cell>
          <table:table-cell office:value-type="float" office:value="0.373947418654479" calcext:value-type="float">
            <text:p>0,373947418654479</text:p>
          </table:table-cell>
          <table:table-cell office:value-type="float" office:value="0.304647825133299" calcext:value-type="float">
            <text:p>0,304647825133299</text:p>
          </table:table-cell>
          <table:table-cell office:value-type="float" office:value="0.484988447845477" calcext:value-type="float">
            <text:p>0,484988447845477</text:p>
          </table:table-cell>
          <table:table-cell office:value-type="float" office:value="0.370122356139129" calcext:value-type="float">
            <text:p>0,370122356139129</text:p>
          </table:table-cell>
          <table:table-cell office:value-type="float" office:value="0.233869574669629" calcext:value-type="float">
            <text:p>0,233869574669629</text:p>
          </table:table-cell>
          <table:table-cell office:value-type="float" office:value="0.351428105549667" calcext:value-type="float">
            <text:p>0,351428105549667</text:p>
          </table:table-cell>
          <table:table-cell office:value-type="float" office:value="0.330440118098734" calcext:value-type="float">
            <text:p>0,330440118098734</text:p>
          </table:table-cell>
          <table:table-cell office:value-type="float" office:value="0.348677810898135" calcext:value-type="float">
            <text:p>0,348677810898135</text:p>
          </table:table-cell>
          <table:table-cell office:value-type="float" office:value="0.319617978738504" calcext:value-type="float">
            <text:p>0,319617978738504</text:p>
          </table:table-cell>
          <table:table-cell office:value-type="float" office:value="0.319134988283458" calcext:value-type="float">
            <text:p>0,319134988283458</text:p>
          </table:table-cell>
          <table:table-cell office:value-type="float" office:value="0.206413658014301" calcext:value-type="float">
            <text:p>0,206413658014301</text:p>
          </table:table-cell>
          <table:table-cell office:value-type="float" office:value="0.303545047684787" calcext:value-type="float">
            <text:p>0,303545047684787</text:p>
          </table:table-cell>
          <table:table-cell office:value-type="float" office:value="0.343151339946469" calcext:value-type="float">
            <text:p>0,343151339946469</text:p>
          </table:table-cell>
          <table:table-cell office:value-type="float" office:value="0.504936596178012" calcext:value-type="float">
            <text:p>0,504936596178012</text:p>
          </table:table-cell>
          <table:table-cell office:value-type="float" office:value="0.221988281909138" calcext:value-type="float">
            <text:p>0,221988281909138</text:p>
          </table:table-cell>
          <table:table-cell office:value-type="float" office:value="0.448107448107448" calcext:value-type="float">
            <text:p>0,448107448107448</text:p>
          </table:table-cell>
          <table:table-cell office:value-type="float" office:value="0.333022122583225" calcext:value-type="float">
            <text:p>0,333022122583225</text:p>
          </table:table-cell>
          <table:table-cell office:value-type="float" office:value="0.515880016515723" calcext:value-type="float">
            <text:p>0,515880016515723</text:p>
          </table:table-cell>
          <table:table-cell office:value-type="float" office:value="0" calcext:value-type="float">
            <text:p>0</text:p>
          </table:table-cell>
          <table:table-cell office:value-type="float" office:value="0.313813827830469" calcext:value-type="float">
            <text:p>0,313813827830469</text:p>
          </table:table-cell>
          <table:table-cell office:value-type="float" office:value="0.302012863723087" calcext:value-type="float">
            <text:p>0,302012863723087</text:p>
          </table:table-cell>
          <table:table-cell office:value-type="float" office:value="0.526315789473684" calcext:value-type="float">
            <text:p>0,526315789473684</text:p>
          </table:table-cell>
          <table:table-cell office:value-type="float" office:value="0.431936665118845" calcext:value-type="float">
            <text:p>0,431936665118845</text:p>
          </table:table-cell>
          <table:table-cell office:value-type="float" office:value="0" calcext:value-type="float">
            <text:p>0</text:p>
          </table:table-cell>
          <table:table-cell office:value-type="float" office:value="0.374457812207123" calcext:value-type="float">
            <text:p>0,374457812207123</text:p>
          </table:table-cell>
          <table:table-cell office:value-type="float" office:value="0.387481371087928" calcext:value-type="float">
            <text:p>0,387481371087928</text:p>
          </table:table-cell>
          <table:table-cell office:value-type="float" office:value="0.568380586345904" calcext:value-type="float">
            <text:p>0,568380586345904</text:p>
          </table:table-cell>
          <table:table-cell office:value-type="float" office:value="0.790603183984043" calcext:value-type="float">
            <text:p>0,790603183984043</text:p>
          </table:table-cell>
          <table:table-cell office:value-type="float" office:value="0.631692573402418" calcext:value-type="float">
            <text:p>0,631692573402418</text:p>
          </table:table-cell>
          <table:table-cell office:value-type="float" office:value="0.297011070142529" calcext:value-type="float">
            <text:p>0,297011070142529</text:p>
          </table:table-cell>
          <table:table-cell office:value-type="float" office:value="0.631950989632422" calcext:value-type="float">
            <text:p>0,631950989632422</text:p>
          </table:table-cell>
          <table:table-cell office:value-type="float" office:value="0.250325082294135" calcext:value-type="float">
            <text:p>0,250325082294135</text:p>
          </table:table-cell>
          <table:table-cell office:value-type="float" office:value="0.71078755790867" calcext:value-type="float">
            <text:p>0,71078755790867</text:p>
          </table:table-cell>
          <table:table-cell office:value-type="float" office:value="0.438081905736903" calcext:value-type="float">
            <text:p>0,438081905736903</text:p>
          </table:table-cell>
          <table:table-cell office:value-type="float" office:value="0.546678305690651" calcext:value-type="float">
            <text:p>0,546678305690651</text:p>
          </table:table-cell>
          <table:table-cell office:value-type="float" office:value="0.737925147232788" calcext:value-type="float">
            <text:p>0,737925147232788</text:p>
          </table:table-cell>
          <table:table-cell office:value-type="float" office:value="0.290360513657458" calcext:value-type="float">
            <text:p>0,290360513657458</text:p>
          </table:table-cell>
          <table:table-cell office:value-type="float" office:value="0.688235294117647" calcext:value-type="float">
            <text:p>0,688235294117647</text:p>
          </table:table-cell>
          <table:table-cell office:value-type="float" office:value="0.742017232640649" calcext:value-type="float">
            <text:p>0,742017232640649</text:p>
          </table:table-cell>
          <table:table-cell office:value-type="float" office:value="0.61838281656762" calcext:value-type="float">
            <text:p>0,61838281656762</text:p>
          </table:table-cell>
          <table:table-cell office:value-type="float" office:value="0.54726715058185" calcext:value-type="float">
            <text:p>0,54726715058185</text:p>
          </table:table-cell>
          <table:table-cell office:value-type="float" office:value="0.259958071278826" calcext:value-type="float">
            <text:p>0,259958071278826</text:p>
          </table:table-cell>
          <table:table-cell office:value-type="float" office:value="0.578611808483135" calcext:value-type="float">
            <text:p>0,578611808483135</text:p>
          </table:table-cell>
          <table:table-cell office:value-type="float" office:value="0.510869565217391" calcext:value-type="float">
            <text:p>0,510869565217391</text:p>
          </table:table-cell>
          <table:table-cell office:value-type="float" office:value="0.241551031329381" calcext:value-type="float">
            <text:p>0,241551031329381</text:p>
          </table:table-cell>
          <table:table-cell office:value-type="float" office:value="0.531213191990577" calcext:value-type="float">
            <text:p>0,531213191990577</text:p>
          </table:table-cell>
          <table:table-cell office:value-type="float" office:value="0.443675980038613" calcext:value-type="float">
            <text:p>0,443675980038613</text:p>
          </table:table-cell>
          <table:table-cell office:value-type="float" office:value="0.556217542959173" calcext:value-type="float">
            <text:p>0,556217542959173</text:p>
          </table:table-cell>
          <table:table-cell office:value-type="float" office:value="0.770173970012873" calcext:value-type="float">
            <text:p>0,770173970012873</text:p>
          </table:table-cell>
          <table:table-cell office:value-type="float" office:value="0.291582716488973" calcext:value-type="float">
            <text:p>0,291582716488973</text:p>
          </table:table-cell>
          <table:table-cell office:value-type="float" office:value="0.468212576702733" calcext:value-type="float">
            <text:p>0,468212576702733</text:p>
          </table:table-cell>
          <table:table-cell office:value-type="float" office:value="0.285203081309078" calcext:value-type="float">
            <text:p>0,285203081309078</text:p>
          </table:table-cell>
          <table:table-cell office:value-type="float" office:value="0.293631823456147" calcext:value-type="float">
            <text:p>0,293631823456147</text:p>
          </table:table-cell>
          <table:table-cell office:value-type="float" office:value="0.42270734205027" calcext:value-type="float">
            <text:p>0,42270734205027</text:p>
          </table:table-cell>
          <table:table-cell office:value-type="float" office:value="0.539753436082867" calcext:value-type="float">
            <text:p>0,539753436082867</text:p>
          </table:table-cell>
          <table:table-cell office:value-type="float" office:value="0.304368588426921" calcext:value-type="float">
            <text:p>0,304368588426921</text:p>
          </table:table-cell>
          <table:table-cell office:value-type="float" office:value="0.525536182289202" calcext:value-type="float">
            <text:p>0,525536182289202</text:p>
          </table:table-cell>
          <table:table-cell office:value-type="float" office:value="0.446665065346274" calcext:value-type="float">
            <text:p>0,446665065346274</text:p>
          </table:table-cell>
          <table:table-cell office:value-type="float" office:value="0.431938969463413" calcext:value-type="float">
            <text:p>0,431938969463413</text:p>
          </table:table-cell>
          <table:table-cell office:value-type="float" office:value="0.475848419011263" calcext:value-type="float">
            <text:p>0,475848419011263</text:p>
          </table:table-cell>
          <table:table-cell office:value-type="float" office:value="0.311249083456958" calcext:value-type="float">
            <text:p>0,311249083456958</text:p>
          </table:table-cell>
          <table:table-cell office:value-type="float" office:value="0.554237275646633" calcext:value-type="float">
            <text:p>0,554237275646633</text:p>
          </table:table-cell>
          <table:table-cell office:value-type="float" office:value="0.569211871698224" calcext:value-type="float">
            <text:p>0,569211871698224</text:p>
          </table:table-cell>
          <table:table-cell office:value-type="float" office:value="0.470365071345819" calcext:value-type="float">
            <text:p>0,470365071345819</text:p>
          </table:table-cell>
          <table:table-cell office:value-type="float" office:value="0.690155850161052" calcext:value-type="float">
            <text:p>0,690155850161052</text:p>
          </table:table-cell>
          <table:table-cell office:value-type="float" office:value="0.497102349497235" calcext:value-type="float">
            <text:p>0,497102349497235</text:p>
          </table:table-cell>
          <table:table-cell office:value-type="float" office:value="0.518759696861201" calcext:value-type="float">
            <text:p>0,518759696861201</text:p>
          </table:table-cell>
          <table:table-cell office:value-type="float" office:value="0.47573929259009" calcext:value-type="float">
            <text:p>0,47573929259009</text:p>
          </table:table-cell>
          <table:table-cell office:value-type="float" office:value="0.48847573994255" calcext:value-type="float">
            <text:p>0,48847573994255</text:p>
          </table:table-cell>
          <table:table-cell office:value-type="float" office:value="0.384835195173907" calcext:value-type="float">
            <text:p>0,384835195173907</text:p>
          </table:table-cell>
          <table:table-cell office:value-type="float" office:value="0.518491813147733" calcext:value-type="float">
            <text:p>0,518491813147733</text:p>
          </table:table-cell>
          <table:table-cell office:value-type="float" office:value="0.344377964222095" calcext:value-type="float">
            <text:p>0,344377964222095</text:p>
          </table:table-cell>
          <table:table-cell office:value-type="float" office:value="0.498063763134855" calcext:value-type="float">
            <text:p>0,498063763134855</text:p>
          </table:table-cell>
          <table:table-cell office:value-type="float" office:value="0.4304250012247" calcext:value-type="float">
            <text:p>0,4304250012247</text:p>
          </table:table-cell>
          <table:table-cell office:value-type="float" office:value="0.049699394236184" calcext:value-type="float">
            <text:p>0,049699394236184</text:p>
          </table:table-cell>
          <table:table-cell office:value-type="float" office:value="0.642765683296158" calcext:value-type="float">
            <text:p>0,642765683296158</text:p>
          </table:table-cell>
          <table:table-cell office:value-type="float" office:value="0.593672812428704" calcext:value-type="float">
            <text:p>0,593672812428704</text:p>
          </table:table-cell>
          <table:table-cell office:value-type="float" office:value="0.234201910869353" calcext:value-type="float">
            <text:p>0,234201910869353</text:p>
          </table:table-cell>
          <table:table-cell office:value-type="float" office:value="0.634684005076666" calcext:value-type="float">
            <text:p>0,634684005076666</text:p>
          </table:table-cell>
          <table:table-cell office:value-type="float" office:value="0.482852627391108" calcext:value-type="float">
            <text:p>0,482852627391108</text:p>
          </table:table-cell>
          <table:table-cell office:value-type="float" office:value="0.515642098604722" calcext:value-type="float">
            <text:p>0,515642098604722</text:p>
          </table:table-cell>
          <table:table-cell office:value-type="float" office:value="0.316350359581528" calcext:value-type="float">
            <text:p>0,316350359581528</text:p>
          </table:table-cell>
          <table:table-cell office:value-type="float" office:value="0.477819513743884" calcext:value-type="float">
            <text:p>0,477819513743884</text:p>
          </table:table-cell>
          <table:table-cell office:value-type="float" office:value="0.0689086425961628" calcext:value-type="float">
            <text:p>0,0689086425961628</text:p>
          </table:table-cell>
          <table:table-cell office:value-type="float" office:value="0.378212290421412" calcext:value-type="float">
            <text:p>0,378212290421412</text:p>
          </table:table-cell>
          <table:table-cell office:value-type="float" office:value="0.802099565046544" calcext:value-type="float">
            <text:p>0,802099565046544</text:p>
          </table:table-cell>
          <table:table-cell office:value-type="float" office:value="0.475948583083438" calcext:value-type="float">
            <text:p>0,475948583083438</text:p>
          </table:table-cell>
          <table:table-cell office:value-type="float" office:value="0.602604741301293" calcext:value-type="float">
            <text:p>0,602604741301293</text:p>
          </table:table-cell>
          <table:table-cell office:value-type="float" office:value="0.77856897451598" calcext:value-type="float">
            <text:p>0,77856897451598</text:p>
          </table:table-cell>
          <table:table-cell office:value-type="float" office:value="0.267687170594504" calcext:value-type="float">
            <text:p>0,267687170594504</text:p>
          </table:table-cell>
          <table:table-cell office:value-type="float" office:value="0.5555563167209" calcext:value-type="float">
            <text:p>0,5555563167209</text:p>
          </table:table-cell>
          <table:table-cell office:value-type="float" office:value="0.490315323989521" calcext:value-type="float">
            <text:p>0,490315323989521</text:p>
          </table:table-cell>
          <table:table-cell office:value-type="float" office:value="0.536713719135353" calcext:value-type="float">
            <text:p>0,536713719135353</text:p>
          </table:table-cell>
          <table:table-cell office:value-type="float" office:value="0.617587699120773" calcext:value-type="float">
            <text:p>0,617587699120773</text:p>
          </table:table-cell>
          <table:table-cell office:value-type="float" office:value="0.499078369193944" calcext:value-type="float">
            <text:p>0,499078369193944</text:p>
          </table:table-cell>
          <table:table-cell office:value-type="float" office:value="0.516385971402243" calcext:value-type="float">
            <text:p>0,516385971402243</text:p>
          </table:table-cell>
          <table:table-cell office:value-type="float" office:value="0.4454716340071" calcext:value-type="float">
            <text:p>0,4454716340071</text:p>
          </table:table-cell>
          <table:table-cell office:value-type="float" office:value="0.470932469842163" calcext:value-type="float">
            <text:p>0,470932469842163</text:p>
          </table:table-cell>
          <table:table-cell office:value-type="float" office:value="0.431700653990527" calcext:value-type="float">
            <text:p>0,431700653990527</text:p>
          </table:table-cell>
          <table:table-cell office:value-type="float" office:value="0.606093914650487" calcext:value-type="float">
            <text:p>0,606093914650487</text:p>
          </table:table-cell>
          <table:table-cell office:value-type="float" office:value="0.371089587998756" calcext:value-type="float">
            <text:p>0,371089587998756</text:p>
          </table:table-cell>
          <table:table-cell office:value-type="float" office:value="0.359535824769317" calcext:value-type="float">
            <text:p>0,359535824769317</text:p>
          </table:table-cell>
          <table:table-cell office:value-type="float" office:value="0.344405990043035" calcext:value-type="float">
            <text:p>0,344405990043035</text:p>
          </table:table-cell>
          <table:table-cell office:value-type="float" office:value="0.451447275516599" calcext:value-type="float">
            <text:p>0,451447275516599</text:p>
          </table:table-cell>
          <table:table-cell office:value-type="float" office:value="0.732095937427555" calcext:value-type="float">
            <text:p>0,732095937427555</text:p>
          </table:table-cell>
          <table:table-cell office:value-type="float" office:value="0.921210676124763" calcext:value-type="float">
            <text:p>0,921210676124763</text:p>
          </table:table-cell>
          <table:table-cell office:value-type="float" office:value="0.37272176964013" calcext:value-type="float">
            <text:p>0,37272176964013</text:p>
          </table:table-cell>
          <table:table-cell office:value-type="float" office:value="0.497104814658984" calcext:value-type="float">
            <text:p>0,497104814658984</text:p>
          </table:table-cell>
          <table:table-cell office:value-type="float" office:value="0.651371463180053" calcext:value-type="float">
            <text:p>0,651371463180053</text:p>
          </table:table-cell>
          <table:table-cell office:value-type="float" office:value="0.313898833595157" calcext:value-type="float">
            <text:p>0,313898833595157</text:p>
          </table:table-cell>
          <table:table-cell office:value-type="float" office:value="0.580652288954736" calcext:value-type="float">
            <text:p>0,580652288954736</text:p>
          </table:table-cell>
          <table:table-cell office:value-type="float" office:value="0.765402843601896" calcext:value-type="float">
            <text:p>0,765402843601896</text:p>
          </table:table-cell>
          <table:table-cell office:value-type="float" office:value="0.327020383401781" calcext:value-type="float">
            <text:p>0,327020383401781</text:p>
          </table:table-cell>
          <table:table-cell office:value-type="float" office:value="0.634923710236995" calcext:value-type="float">
            <text:p>0,634923710236995</text:p>
          </table:table-cell>
          <table:table-cell office:value-type="float" office:value="0.648303098893364" calcext:value-type="float">
            <text:p>0,648303098893364</text:p>
          </table:table-cell>
          <table:table-cell office:value-type="float" office:value="0.542425843545986" calcext:value-type="float">
            <text:p>0,542425843545986</text:p>
          </table:table-cell>
          <table:table-cell office:value-type="float" office:value="0.594287161208126" calcext:value-type="float">
            <text:p>0,594287161208126</text:p>
          </table:table-cell>
          <table:table-cell office:value-type="float" office:value="0.429122229332366" calcext:value-type="float">
            <text:p>0,429122229332366</text:p>
          </table:table-cell>
          <table:table-cell office:value-type="float" office:value="0.196947864172802" calcext:value-type="float">
            <text:p>0,196947864172802</text:p>
          </table:table-cell>
          <table:table-cell office:value-type="float" office:value="0.553754491791035" calcext:value-type="float">
            <text:p>0,553754491791035</text:p>
          </table:table-cell>
          <table:table-cell office:value-type="float" office:value="0.519637637135909" calcext:value-type="float">
            <text:p>0,519637637135909</text:p>
          </table:table-cell>
          <table:table-cell office:value-type="float" office:value="0.460229424286037" calcext:value-type="float">
            <text:p>0,460229424286037</text:p>
          </table:table-cell>
          <table:table-cell office:value-type="float" office:value="0.572227777274108" calcext:value-type="float">
            <text:p>0,572227777274108</text:p>
          </table:table-cell>
          <table:table-cell office:value-type="float" office:value="0.534526153989511" calcext:value-type="float">
            <text:p>0,534526153989511</text:p>
          </table:table-cell>
          <table:table-cell office:value-type="float" office:value="0.217000807296821" calcext:value-type="float">
            <text:p>0,217000807296821</text:p>
          </table:table-cell>
          <table:table-cell office:value-type="float" office:value="0.588064587684879" calcext:value-type="float">
            <text:p>0,588064587684879</text:p>
          </table:table-cell>
          <table:table-cell office:value-type="float" office:value="0.486423478110406" calcext:value-type="float">
            <text:p>0,486423478110406</text:p>
          </table:table-cell>
          <table:table-cell office:value-type="float" office:value="0.286103305144579" calcext:value-type="float">
            <text:p>0,286103305144579</text:p>
          </table:table-cell>
          <table:table-cell office:value-type="float" office:value="0.415856409097394" calcext:value-type="float">
            <text:p>0,415856409097394</text:p>
          </table:table-cell>
          <table:table-cell office:value-type="float" office:value="0.438154345795855" calcext:value-type="float">
            <text:p>0,438154345795855</text:p>
          </table:table-cell>
          <table:table-cell office:value-type="float" office:value="0.419360417222703" calcext:value-type="float">
            <text:p>0,419360417222703</text:p>
          </table:table-cell>
          <table:table-cell office:value-type="float" office:value="0.513207547169811" calcext:value-type="float">
            <text:p>0,513207547169811</text:p>
          </table:table-cell>
          <table:table-cell office:value-type="float" office:value="0.53845812339688" calcext:value-type="float">
            <text:p>0,53845812339688</text:p>
          </table:table-cell>
          <table:table-cell office:value-type="float" office:value="0.358162095837229" calcext:value-type="float">
            <text:p>0,358162095837229</text:p>
          </table:table-cell>
          <table:table-cell office:value-type="float" office:value="0.480575692447934" calcext:value-type="float">
            <text:p>0,480575692447934</text:p>
          </table:table-cell>
          <table:table-cell office:value-type="float" office:value="0.554595684150821" calcext:value-type="float">
            <text:p>0,554595684150821</text:p>
          </table:table-cell>
          <table:table-cell office:value-type="float" office:value="0.32553769056638" calcext:value-type="float">
            <text:p>0,32553769056638</text:p>
          </table:table-cell>
          <table:table-cell office:value-type="float" office:value="0.613230732229253" calcext:value-type="float">
            <text:p>0,613230732229253</text:p>
          </table:table-cell>
          <table:table-cell office:value-type="float" office:value="0.437651321995046" calcext:value-type="float">
            <text:p>0,437651321995046</text:p>
          </table:table-cell>
          <table:table-cell office:value-type="float" office:value="0.444065699380756" calcext:value-type="float">
            <text:p>0,444065699380756</text:p>
          </table:table-cell>
          <table:table-cell office:value-type="float" office:value="0.576063519146811" calcext:value-type="float">
            <text:p>0,576063519146811</text:p>
          </table:table-cell>
          <table:table-cell office:value-type="float" office:value="0.588881202890059" calcext:value-type="float">
            <text:p>0,588881202890059</text:p>
          </table:table-cell>
          <table:table-cell office:value-type="float" office:value="0.564476124894449" calcext:value-type="float">
            <text:p>0,564476124894449</text:p>
          </table:table-cell>
          <table:table-cell office:value-type="float" office:value="0.504967550021506" calcext:value-type="float">
            <text:p>0,504967550021506</text:p>
          </table:table-cell>
          <table:table-cell office:value-type="float" office:value="0.446295571289343" calcext:value-type="float">
            <text:p>0,446295571289343</text:p>
          </table:table-cell>
          <table:table-cell office:value-type="float" office:value="0.445277166509543" calcext:value-type="float">
            <text:p>0,445277166509543</text:p>
          </table:table-cell>
          <table:table-cell office:value-type="float" office:value="0.241473594464107" calcext:value-type="float">
            <text:p>0,241473594464107</text:p>
          </table:table-cell>
          <table:table-cell office:value-type="float" office:value="0.552310027555374" calcext:value-type="float">
            <text:p>0,552310027555374</text:p>
          </table:table-cell>
          <table:table-cell office:value-type="float" office:value="0.493486743327187" calcext:value-type="float">
            <text:p>0,493486743327187</text:p>
          </table:table-cell>
          <table:table-cell office:value-type="float" office:value="0.420880098119193" calcext:value-type="float">
            <text:p>0,420880098119193</text:p>
          </table:table-cell>
          <table:table-cell office:value-type="float" office:value="0.410426307262912" calcext:value-type="float">
            <text:p>0,410426307262912</text:p>
          </table:table-cell>
          <table:table-cell office:value-type="float" office:value="0.201484491372775" calcext:value-type="float">
            <text:p>0,201484491372775</text:p>
          </table:table-cell>
          <table:table-cell office:value-type="float" office:value="0.497151155826654" calcext:value-type="float">
            <text:p>0,497151155826654</text:p>
          </table:table-cell>
          <table:table-cell office:value-type="float" office:value="0.401297211477347" calcext:value-type="float">
            <text:p>0,401297211477347</text:p>
          </table:table-cell>
          <table:table-cell office:value-type="float" office:value="0.370841233072563" calcext:value-type="float">
            <text:p>0,370841233072563</text:p>
          </table:table-cell>
          <table:table-cell office:value-type="float" office:value="0" calcext:value-type="float">
            <text:p>0</text:p>
          </table:table-cell>
          <table:table-cell office:value-type="float" office:value="0.707930482297255" calcext:value-type="float">
            <text:p>0,707930482297255</text:p>
          </table:table-cell>
          <table:table-cell office:value-type="float" office:value="0.707140367057907" calcext:value-type="float">
            <text:p>0,707140367057907</text:p>
          </table:table-cell>
          <table:table-cell office:value-type="float" office:value="0.61757104708432" calcext:value-type="float">
            <text:p>0,61757104708432</text:p>
          </table:table-cell>
          <table:table-cell office:value-type="float" office:value="0.356005269374035" calcext:value-type="float">
            <text:p>0,356005269374035</text:p>
          </table:table-cell>
          <table:table-cell office:value-type="float" office:value="0.503609754760392" calcext:value-type="float">
            <text:p>0,503609754760392</text:p>
          </table:table-cell>
          <table:table-cell office:value-type="float" office:value="0.257228589306468" calcext:value-type="float">
            <text:p>0,257228589306468</text:p>
          </table:table-cell>
          <table:table-cell office:value-type="float" office:value="0.491330626196573" calcext:value-type="float">
            <text:p>0,491330626196573</text:p>
          </table:table-cell>
          <table:table-cell office:value-type="float" office:value="0.506733499859199" calcext:value-type="float">
            <text:p>0,506733499859199</text:p>
          </table:table-cell>
          <table:table-cell office:value-type="float" office:value="0.352525836061365" calcext:value-type="float">
            <text:p>0,352525836061365</text:p>
          </table:table-cell>
          <table:table-cell office:value-type="float" office:value="0.501160526244349" calcext:value-type="float">
            <text:p>0,501160526244349</text:p>
          </table:table-cell>
          <table:table-cell office:value-type="float" office:value="0.399835061311685" calcext:value-type="float">
            <text:p>0,399835061311685</text:p>
          </table:table-cell>
          <table:table-cell office:value-type="float" office:value="0.545799789949339" calcext:value-type="float">
            <text:p>0,545799789949339</text:p>
          </table:table-cell>
          <table:table-cell office:value-type="float" office:value="0.508466296567005" calcext:value-type="float">
            <text:p>0,508466296567005</text:p>
          </table:table-cell>
          <table:table-cell office:value-type="float" office:value="0.373977327138734" calcext:value-type="float">
            <text:p>0,373977327138734</text:p>
          </table:table-cell>
          <table:table-cell office:value-type="float" office:value="0.66960093565542" calcext:value-type="float">
            <text:p>0,66960093565542</text:p>
          </table:table-cell>
          <table:table-cell office:value-type="float" office:value="0.448633645189742" calcext:value-type="float">
            <text:p>0,448633645189742</text:p>
          </table:table-cell>
          <table:table-cell office:value-type="float" office:value="0.541164412683942" calcext:value-type="float">
            <text:p>0,541164412683942</text:p>
          </table:table-cell>
          <table:table-cell office:value-type="float" office:value="0.594813717331526" calcext:value-type="float">
            <text:p>0,594813717331526</text:p>
          </table:table-cell>
          <table:table-cell office:value-type="float" office:value="0" calcext:value-type="float">
            <text:p>0</text:p>
          </table:table-cell>
          <table:table-cell office:value-type="float" office:value="0.29889379108767" calcext:value-type="float">
            <text:p>0,29889379108767</text:p>
          </table:table-cell>
          <table:table-cell office:value-type="float" office:value="0.425049251052286" calcext:value-type="float">
            <text:p>0,425049251052286</text:p>
          </table:table-cell>
          <table:table-cell office:value-type="float" office:value="0.627683719390519" calcext:value-type="float">
            <text:p>0,627683719390519</text:p>
          </table:table-cell>
          <table:table-cell office:value-type="float" office:value="0.632985971822554" calcext:value-type="float">
            <text:p>0,632985971822554</text:p>
          </table:table-cell>
          <table:table-cell office:value-type="float" office:value="0.596061050562275" calcext:value-type="float">
            <text:p>0,596061050562275</text:p>
          </table:table-cell>
          <table:table-cell office:value-type="float" office:value="0.3549699328761" calcext:value-type="float">
            <text:p>0,3549699328761</text:p>
          </table:table-cell>
          <table:table-cell office:value-type="float" office:value="0.375272130725785" calcext:value-type="float">
            <text:p>0,375272130725785</text:p>
          </table:table-cell>
          <table:table-cell office:value-type="float" office:value="0.389990082612992" calcext:value-type="float">
            <text:p>0,389990082612992</text:p>
          </table:table-cell>
          <table:table-cell office:value-type="float" office:value="0.609408906404735" calcext:value-type="float">
            <text:p>0,609408906404735</text:p>
          </table:table-cell>
          <table:table-cell office:value-type="float" office:value="0.540040132592258" calcext:value-type="float">
            <text:p>0,540040132592258</text:p>
          </table:table-cell>
          <table:table-cell office:value-type="float" office:value="0.515718917516683" calcext:value-type="float">
            <text:p>0,515718917516683</text:p>
          </table:table-cell>
          <table:table-cell office:value-type="float" office:value="0.485831974952049" calcext:value-type="float">
            <text:p>0,485831974952049</text:p>
          </table:table-cell>
          <table:table-cell office:value-type="float" office:value="0.51785980027069" calcext:value-type="float">
            <text:p>0,51785980027069</text:p>
          </table:table-cell>
          <table:table-cell office:value-type="float" office:value="0.695156463618777" calcext:value-type="float">
            <text:p>0,695156463618777</text:p>
          </table:table-cell>
          <table:table-cell office:value-type="float" office:value="0.289598438371444" calcext:value-type="float">
            <text:p>0,289598438371444</text:p>
          </table:table-cell>
          <table:table-cell office:value-type="float" office:value="0.577454391309987" calcext:value-type="float">
            <text:p>0,577454391309987</text:p>
          </table:table-cell>
          <table:table-cell office:value-type="float" office:value="0.253789059832886" calcext:value-type="float">
            <text:p>0,253789059832886</text:p>
          </table:table-cell>
          <table:table-cell office:value-type="float" office:value="0.440809460316214" calcext:value-type="float">
            <text:p>0,440809460316214</text:p>
          </table:table-cell>
          <table:table-cell office:value-type="float" office:value="0.189843352866789" calcext:value-type="float">
            <text:p>0,189843352866789</text:p>
          </table:table-cell>
          <table:table-cell office:value-type="float" office:value="0.434923589721427" calcext:value-type="float">
            <text:p>0,434923589721427</text:p>
          </table:table-cell>
          <table:table-cell office:value-type="float" office:value="0.51367433637807" calcext:value-type="float">
            <text:p>0,51367433637807</text:p>
          </table:table-cell>
          <table:table-cell office:value-type="float" office:value="0" calcext:value-type="float">
            <text:p>0</text:p>
          </table:table-cell>
          <table:table-cell office:value-type="float" office:value="0.250104643241122" calcext:value-type="float">
            <text:p>0,250104643241122</text:p>
          </table:table-cell>
          <table:table-cell office:value-type="float" office:value="0.341155376773003" calcext:value-type="float">
            <text:p>0,341155376773003</text:p>
          </table:table-cell>
          <table:table-cell office:value-type="float" office:value="0.0868866592298921" calcext:value-type="float">
            <text:p>0,0868866592298921</text:p>
          </table:table-cell>
          <table:table-cell office:value-type="float" office:value="0.496023801662971" calcext:value-type="float">
            <text:p>0,496023801662971</text:p>
          </table:table-cell>
          <table:table-cell office:value-type="float" office:value="0.397975171554993" calcext:value-type="float">
            <text:p>0,397975171554993</text:p>
          </table:table-cell>
          <table:table-cell office:value-type="float" office:value="0.386871544675617" calcext:value-type="float">
            <text:p>0,386871544675617</text:p>
          </table:table-cell>
          <table:table-cell office:value-type="float" office:value="0.241573781560839" calcext:value-type="float">
            <text:p>0,241573781560839</text:p>
          </table:table-cell>
          <table:table-cell office:value-type="float" office:value="0.478801877630885" calcext:value-type="float">
            <text:p>0,478801877630885</text:p>
          </table:table-cell>
          <table:table-cell office:value-type="float" office:value="0.493323608728978" calcext:value-type="float">
            <text:p>0,493323608728978</text:p>
          </table:table-cell>
          <table:table-cell office:value-type="float" office:value="0.360298440253725" calcext:value-type="float">
            <text:p>0,360298440253725</text:p>
          </table:table-cell>
          <table:table-cell office:value-type="float" office:value="0.612538089474594" calcext:value-type="float">
            <text:p>0,612538089474594</text:p>
          </table:table-cell>
          <table:table-cell office:value-type="float" office:value="0.551464426491592" calcext:value-type="float">
            <text:p>0,551464426491592</text:p>
          </table:table-cell>
          <table:table-cell office:value-type="float" office:value="0.505979440296509" calcext:value-type="float">
            <text:p>0,505979440296509</text:p>
          </table:table-cell>
          <table:table-cell office:value-type="float" office:value="0.460092342391076" calcext:value-type="float">
            <text:p>0,460092342391076</text:p>
          </table:table-cell>
          <table:table-cell office:value-type="float" office:value="0.436975992306333" calcext:value-type="float">
            <text:p>0,436975992306333</text:p>
          </table:table-cell>
          <table:table-cell office:value-type="float" office:value="0.195080298504093" calcext:value-type="float">
            <text:p>0,195080298504093</text:p>
          </table:table-cell>
          <table:table-cell office:value-type="float" office:value="0.532796102753224" calcext:value-type="float">
            <text:p>0,532796102753224</text:p>
          </table:table-cell>
          <table:table-cell office:value-type="float" office:value="0.48394118262775" calcext:value-type="float">
            <text:p>0,48394118262775</text:p>
          </table:table-cell>
          <table:table-cell office:value-type="float" office:value="0.452688203911959" calcext:value-type="float">
            <text:p>0,452688203911959</text:p>
          </table:table-cell>
          <table:table-cell office:value-type="float" office:value="0.436689862491016" calcext:value-type="float">
            <text:p>0,436689862491016</text:p>
          </table:table-cell>
          <table:table-cell office:value-type="float" office:value="0.419412235019182" calcext:value-type="float">
            <text:p>0,419412235019182</text:p>
          </table:table-cell>
          <table:table-cell office:value-type="float" office:value="0.367517617661166" calcext:value-type="float">
            <text:p>0,367517617661166</text:p>
          </table:table-cell>
          <table:table-cell office:value-type="float" office:value="0.479973907331284" calcext:value-type="float">
            <text:p>0,479973907331284</text:p>
          </table:table-cell>
          <table:table-cell office:value-type="float" office:value="0.555869742498326" calcext:value-type="float">
            <text:p>0,555869742498326</text:p>
          </table:table-cell>
          <table:table-cell office:value-type="float" office:value="0.726715472918773" calcext:value-type="float">
            <text:p>0,726715472918773</text:p>
          </table:table-cell>
          <table:table-cell office:value-type="float" office:value="0.446760706809605" calcext:value-type="float">
            <text:p>0,446760706809605</text:p>
          </table:table-cell>
          <table:table-cell office:value-type="float" office:value="0.357209417705749" calcext:value-type="float">
            <text:p>0,357209417705749</text:p>
          </table:table-cell>
          <table:table-cell office:value-type="float" office:value="0.339659098329364" calcext:value-type="float">
            <text:p>0,339659098329364</text:p>
          </table:table-cell>
          <table:table-cell office:value-type="float" office:value="0.657163738350792" calcext:value-type="float">
            <text:p>0,657163738350792</text:p>
          </table:table-cell>
          <table:table-cell office:value-type="float" office:value="0.378980299978371" calcext:value-type="float">
            <text:p>0,378980299978371</text:p>
          </table:table-cell>
          <table:table-cell office:value-type="float" office:value="0.395893886085915" calcext:value-type="float">
            <text:p>0,395893886085915</text:p>
          </table:table-cell>
          <table:table-cell office:value-type="float" office:value="0.372772844286998" calcext:value-type="float">
            <text:p>0,372772844286998</text:p>
          </table:table-cell>
          <table:table-cell office:value-type="float" office:value="0.513091814934362" calcext:value-type="float">
            <text:p>0,513091814934362</text:p>
          </table:table-cell>
          <table:table-cell office:value-type="float" office:value="0.450216334511821" calcext:value-type="float">
            <text:p>0,450216334511821</text:p>
          </table:table-cell>
          <table:table-cell office:value-type="float" office:value="0.403932916590081" calcext:value-type="float">
            <text:p>0,403932916590081</text:p>
          </table:table-cell>
          <table:table-cell office:value-type="float" office:value="0.66752815617121" calcext:value-type="float">
            <text:p>0,66752815617121</text:p>
          </table:table-cell>
          <table:table-cell office:value-type="float" office:value="0.564696509312503" calcext:value-type="float">
            <text:p>0,564696509312503</text:p>
          </table:table-cell>
          <table:table-cell office:value-type="float" office:value="0.397444061871211" calcext:value-type="float">
            <text:p>0,397444061871211</text:p>
          </table:table-cell>
          <table:table-cell office:value-type="float" office:value="0.723233286048113" calcext:value-type="float">
            <text:p>0,723233286048113</text:p>
          </table:table-cell>
          <table:table-cell office:value-type="float" office:value="0.424290255977999" calcext:value-type="float">
            <text:p>0,424290255977999</text:p>
          </table:table-cell>
          <table:table-cell office:value-type="float" office:value="0.464798838774113" calcext:value-type="float">
            <text:p>0,464798838774113</text:p>
          </table:table-cell>
          <table:table-cell office:value-type="float" office:value="0.511704094708263" calcext:value-type="float">
            <text:p>0,511704094708263</text:p>
          </table:table-cell>
          <table:table-cell office:value-type="float" office:value="0" calcext:value-type="float">
            <text:p>0</text:p>
          </table:table-cell>
          <table:table-cell office:value-type="float" office:value="0.317730561061018" calcext:value-type="float">
            <text:p>0,317730561061018</text:p>
          </table:table-cell>
          <table:table-cell office:value-type="float" office:value="0.319928909900965" calcext:value-type="float">
            <text:p>0,319928909900965</text:p>
          </table:table-cell>
          <table:table-cell office:value-type="float" office:value="0.607326793792693" calcext:value-type="float">
            <text:p>0,607326793792693</text:p>
          </table:table-cell>
          <table:table-cell office:value-type="float" office:value="0.3864748569556" calcext:value-type="float">
            <text:p>0,3864748569556</text:p>
          </table:table-cell>
          <table:table-cell office:value-type="float" office:value="0.363656391343947" calcext:value-type="float">
            <text:p>0,363656391343947</text:p>
          </table:table-cell>
          <table:table-cell office:value-type="float" office:value="0.521098573243139" calcext:value-type="float">
            <text:p>0,521098573243139</text:p>
          </table:table-cell>
          <table:table-cell office:value-type="float" office:value="0" calcext:value-type="float">
            <text:p>0</text:p>
          </table:table-cell>
          <table:table-cell office:value-type="float" office:value="0.418015750205128" calcext:value-type="float">
            <text:p>0,418015750205128</text:p>
          </table:table-cell>
          <table:table-cell office:value-type="float" office:value="0.571316682215794" calcext:value-type="float">
            <text:p>0,571316682215794</text:p>
          </table:table-cell>
          <table:table-cell office:value-type="float" office:value="0.460991116528879" calcext:value-type="float">
            <text:p>0,460991116528879</text:p>
          </table:table-cell>
          <table:table-cell office:value-type="float" office:value="0.422825313918939" calcext:value-type="float">
            <text:p>0,422825313918939</text:p>
          </table:table-cell>
          <table:table-cell office:value-type="float" office:value="0.390624561869307" calcext:value-type="float">
            <text:p>0,390624561869307</text:p>
          </table:table-cell>
          <table:table-cell office:value-type="float" office:value="0.37464211175343" calcext:value-type="float">
            <text:p>0,37464211175343</text:p>
          </table:table-cell>
          <table:table-cell office:value-type="float" office:value="0.418572942136722" calcext:value-type="float">
            <text:p>0,418572942136722</text:p>
          </table:table-cell>
          <table:table-cell office:value-type="float" office:value="0.493829063885229" calcext:value-type="float">
            <text:p>0,493829063885229</text:p>
          </table:table-cell>
          <table:table-cell office:value-type="float" office:value="0.590590140590429" calcext:value-type="float">
            <text:p>0,590590140590429</text:p>
          </table:table-cell>
          <table:table-cell office:value-type="float" office:value="0.37334674099919" calcext:value-type="float">
            <text:p>0,37334674099919</text:p>
          </table:table-cell>
          <table:table-cell office:value-type="float" office:value="0.778758529985203" calcext:value-type="float">
            <text:p>0,778758529985203</text:p>
          </table:table-cell>
          <table:table-cell office:value-type="float" office:value="0.508682552757226" calcext:value-type="float">
            <text:p>0,508682552757226</text:p>
          </table:table-cell>
          <table:table-cell office:value-type="float" office:value="0.255439307408279" calcext:value-type="float">
            <text:p>0,255439307408279</text:p>
          </table:table-cell>
          <table:table-cell office:value-type="float" office:value="0.558658036064241" calcext:value-type="float">
            <text:p>0,558658036064241</text:p>
          </table:table-cell>
          <table:table-cell office:value-type="float" office:value="0.434263349099507" calcext:value-type="float">
            <text:p>0,434263349099507</text:p>
          </table:table-cell>
          <table:table-cell office:value-type="float" office:value="0.442116557531765" calcext:value-type="float">
            <text:p>0,442116557531765</text:p>
          </table:table-cell>
          <table:table-cell office:value-type="float" office:value="0.41596567493186" calcext:value-type="float">
            <text:p>0,41596567493186</text:p>
          </table:table-cell>
          <table:table-cell office:value-type="float" office:value="0.452754776634966" calcext:value-type="float">
            <text:p>0,452754776634966</text:p>
          </table:table-cell>
          <table:table-cell office:value-type="float" office:value="0.554982452205619" calcext:value-type="float">
            <text:p>0,554982452205619</text:p>
          </table:table-cell>
          <table:table-cell office:value-type="float" office:value="0.301326411140816" calcext:value-type="float">
            <text:p>0,301326411140816</text:p>
          </table:table-cell>
          <table:table-cell office:value-type="float" office:value="0.377197943744742" calcext:value-type="float">
            <text:p>0,377197943744742</text:p>
          </table:table-cell>
          <table:table-cell office:value-type="float" office:value="0.50542104205445" calcext:value-type="float">
            <text:p>0,50542104205445</text:p>
          </table:table-cell>
          <table:table-cell office:value-type="float" office:value="0.620355919260986" calcext:value-type="float">
            <text:p>0,620355919260986</text:p>
          </table:table-cell>
          <table:table-cell office:value-type="float" office:value="0.468002918793522" calcext:value-type="float">
            <text:p>0,468002918793522</text:p>
          </table:table-cell>
          <table:table-cell office:value-type="float" office:value="0.326738203457254" calcext:value-type="float">
            <text:p>0,326738203457254</text:p>
          </table:table-cell>
          <table:table-cell office:value-type="float" office:value="0.394053125073342" calcext:value-type="float">
            <text:p>0,394053125073342</text:p>
          </table:table-cell>
          <table:table-cell office:value-type="float" office:value="0.570894105972442" calcext:value-type="float">
            <text:p>0,570894105972442</text:p>
          </table:table-cell>
          <table:table-cell office:value-type="float" office:value="0.367787412238746" calcext:value-type="float">
            <text:p>0,367787412238746</text:p>
          </table:table-cell>
          <table:table-cell office:value-type="float" office:value="0.497401144830591" calcext:value-type="float">
            <text:p>0,497401144830591</text:p>
          </table:table-cell>
          <table:table-cell office:value-type="float" office:value="0.468050307204566" calcext:value-type="float">
            <text:p>0,468050307204566</text:p>
          </table:table-cell>
          <table:table-cell office:value-type="float" office:value="0.384850431167709" calcext:value-type="float">
            <text:p>0,384850431167709</text:p>
          </table:table-cell>
          <table:table-cell office:value-type="float" office:value="0.404839231488294" calcext:value-type="float">
            <text:p>0,404839231488294</text:p>
          </table:table-cell>
          <table:table-cell office:value-type="float" office:value="0.462558360789022" calcext:value-type="float">
            <text:p>0,462558360789022</text:p>
          </table:table-cell>
          <table:table-cell office:value-type="float" office:value="0.383880319616403" calcext:value-type="float">
            <text:p>0,383880319616403</text:p>
          </table:table-cell>
          <table:table-cell office:value-type="float" office:value="0.345263157894737" calcext:value-type="float">
            <text:p>0,345263157894737</text:p>
          </table:table-cell>
          <table:table-cell office:value-type="float" office:value="0.495240829017893" calcext:value-type="float">
            <text:p>0,495240829017893</text:p>
          </table:table-cell>
          <table:table-cell office:value-type="float" office:value="0.482954172665073" calcext:value-type="float">
            <text:p>0,482954172665073</text:p>
          </table:table-cell>
          <table:table-cell office:value-type="float" office:value="0.388139231450976" calcext:value-type="float">
            <text:p>0,388139231450976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0.577434507495492" calcext:value-type="float">
            <text:p>0,577434507495492</text:p>
          </table:table-cell>
          <table:table-cell office:value-type="float" office:value="0.432136438122862" calcext:value-type="float">
            <text:p>0,432136438122862</text:p>
          </table:table-cell>
          <table:table-cell office:value-type="float" office:value="0.402588437889455" calcext:value-type="float">
            <text:p>0,402588437889455</text:p>
          </table:table-cell>
          <table:table-cell office:value-type="float" office:value="0.693350501744217" calcext:value-type="float">
            <text:p>0,693350501744217</text:p>
          </table:table-cell>
          <table:table-cell office:value-type="float" office:value="0.382681284301049" calcext:value-type="float">
            <text:p>0,382681284301049</text:p>
          </table:table-cell>
          <table:table-cell office:value-type="float" office:value="0.579874184578422" calcext:value-type="float">
            <text:p>0,579874184578422</text:p>
          </table:table-cell>
          <table:table-cell office:value-type="float" office:value="0.281616860505428" calcext:value-type="float">
            <text:p>0,281616860505428</text:p>
          </table:table-cell>
          <table:table-cell office:value-type="float" office:value="0.281428087147817" calcext:value-type="float">
            <text:p>0,281428087147817</text:p>
          </table:table-cell>
          <table:table-cell office:value-type="float" office:value="0.393735768281527" calcext:value-type="float">
            <text:p>0,393735768281527</text:p>
          </table:table-cell>
          <table:table-cell office:value-type="float" office:value="0" calcext:value-type="float">
            <text:p>0</text:p>
          </table:table-cell>
          <table:table-cell office:value-type="float" office:value="0.475588636371044" calcext:value-type="float">
            <text:p>0,475588636371044</text:p>
          </table:table-cell>
          <table:table-cell office:value-type="float" office:value="0.559895139336041" calcext:value-type="float">
            <text:p>0,559895139336041</text:p>
          </table:table-cell>
          <table:table-cell office:value-type="float" office:value="0.339629381174137" calcext:value-type="float">
            <text:p>0,339629381174137</text:p>
          </table:table-cell>
          <table:table-cell office:value-type="float" office:value="0.168022457198618" calcext:value-type="float">
            <text:p>0,168022457198618</text:p>
          </table:table-cell>
          <table:table-cell office:value-type="float" office:value="0.535159599303306" calcext:value-type="float">
            <text:p>0,535159599303306</text:p>
          </table:table-cell>
          <table:table-cell office:value-type="float" office:value="0.50008956007738" calcext:value-type="float">
            <text:p>0,50008956007738</text:p>
          </table:table-cell>
          <table:table-cell office:value-type="float" office:value="0.298188768057164" calcext:value-type="float">
            <text:p>0,298188768057164</text:p>
          </table:table-cell>
          <table:table-cell office:value-type="float" office:value="0.443540325682975" calcext:value-type="float">
            <text:p>0,443540325682975</text:p>
          </table:table-cell>
          <table:table-cell office:value-type="float" office:value="0.424931796809117" calcext:value-type="float">
            <text:p>0,424931796809117</text:p>
          </table:table-cell>
          <table:table-cell office:value-type="float" office:value="0.487314665390726" calcext:value-type="float">
            <text:p>0,487314665390726</text:p>
          </table:table-cell>
          <table:table-cell office:value-type="float" office:value="0" calcext:value-type="float">
            <text:p>0</text:p>
          </table:table-cell>
          <table:table-cell office:value-type="float" office:value="0.458358572921994" calcext:value-type="float">
            <text:p>0,458358572921994</text:p>
          </table:table-cell>
          <table:table-cell office:value-type="float" office:value="0.450646612338372" calcext:value-type="float">
            <text:p>0,450646612338372</text:p>
          </table:table-cell>
          <table:table-cell office:value-type="float" office:value="0.385340708528158" calcext:value-type="float">
            <text:p>0,385340708528158</text:p>
          </table:table-cell>
          <table:table-cell office:value-type="float" office:value="0.283264207648896" calcext:value-type="float">
            <text:p>0,283264207648896</text:p>
          </table:table-cell>
          <table:table-cell office:value-type="float" office:value="0.216697616941284" calcext:value-type="float">
            <text:p>0,216697616941284</text:p>
          </table:table-cell>
          <table:table-cell office:value-type="float" office:value="0.574071909637525" calcext:value-type="float">
            <text:p>0,574071909637525</text:p>
          </table:table-cell>
          <table:table-cell office:value-type="float" office:value="0.4940284950078" calcext:value-type="float">
            <text:p>0,4940284950078</text:p>
          </table:table-cell>
          <table:table-cell office:value-type="float" office:value="0.522440166432711" calcext:value-type="float">
            <text:p>0,522440166432711</text:p>
          </table:table-cell>
          <table:table-cell office:value-type="float" office:value="0.552221451113596" calcext:value-type="float">
            <text:p>0,552221451113596</text:p>
          </table:table-cell>
          <table:table-cell office:value-type="float" office:value="0.496702950712505" calcext:value-type="float">
            <text:p>0,496702950712505</text:p>
          </table:table-cell>
          <table:table-cell office:value-type="float" office:value="0.407461225711001" calcext:value-type="float">
            <text:p>0,407461225711001</text:p>
          </table:table-cell>
          <table:table-cell office:value-type="float" office:value="0.3810034370147" calcext:value-type="float">
            <text:p>0,3810034370147</text:p>
          </table:table-cell>
          <table:table-cell office:value-type="float" office:value="0.163848974254631" calcext:value-type="float">
            <text:p>0,163848974254631</text:p>
          </table:table-cell>
          <table:table-cell office:value-type="float" office:value="0.408530149136398" calcext:value-type="float">
            <text:p>0,408530149136398</text:p>
          </table:table-cell>
          <table:table-cell office:value-type="float" office:value="0.435021348003847" calcext:value-type="float">
            <text:p>0,435021348003847</text:p>
          </table:table-cell>
          <table:table-cell office:value-type="float" office:value="0.552306613471535" calcext:value-type="float">
            <text:p>0,552306613471535</text:p>
          </table:table-cell>
          <table:table-cell office:value-type="float" office:value="0.364919701253863" calcext:value-type="float">
            <text:p>0,364919701253863</text:p>
          </table:table-cell>
          <table:table-cell office:value-type="float" office:value="0.342481649169351" calcext:value-type="float">
            <text:p>0,342481649169351</text:p>
          </table:table-cell>
          <table:table-cell office:value-type="float" office:value="0.402462220311079" calcext:value-type="float">
            <text:p>0,402462220311079</text:p>
          </table:table-cell>
          <table:table-cell office:value-type="float" office:value="0.443122769173207" calcext:value-type="float">
            <text:p>0,443122769173207</text:p>
          </table:table-cell>
          <table:table-cell office:value-type="float" office:value="0.414173458990539" calcext:value-type="float">
            <text:p>0,414173458990539</text:p>
          </table:table-cell>
          <table:table-cell office:value-type="float" office:value="0.477553048455171" calcext:value-type="float">
            <text:p>0,477553048455171</text:p>
          </table:table-cell>
          <table:table-cell office:value-type="float" office:value="0.495425791354216" calcext:value-type="float">
            <text:p>0,495425791354216</text:p>
          </table:table-cell>
          <table:table-cell office:value-type="float" office:value="0.371870028196863" calcext:value-type="float">
            <text:p>0,371870028196863</text:p>
          </table:table-cell>
          <table:table-cell office:value-type="float" office:value="0.499194942060603" calcext:value-type="float">
            <text:p>0,499194942060603</text:p>
          </table:table-cell>
          <table:table-cell office:value-type="float" office:value="0.418845355667334" calcext:value-type="float">
            <text:p>0,418845355667334</text:p>
          </table:table-cell>
          <table:table-cell office:value-type="float" office:value="0.520891139064925" calcext:value-type="float">
            <text:p>0,520891139064925</text:p>
          </table:table-cell>
          <table:table-cell office:value-type="float" office:value="0.340274024921673" calcext:value-type="float">
            <text:p>0,340274024921673</text:p>
          </table:table-cell>
          <table:table-cell office:value-type="float" office:value="0.615808058066624" calcext:value-type="float">
            <text:p>0,615808058066624</text:p>
          </table:table-cell>
          <table:table-cell office:value-type="float" office:value="0.57568353288878" calcext:value-type="float">
            <text:p>0,57568353288878</text:p>
          </table:table-cell>
          <table:table-cell office:value-type="float" office:value="0.447036786830531" calcext:value-type="float">
            <text:p>0,447036786830531</text:p>
          </table:table-cell>
          <table:table-cell office:value-type="float" office:value="0.371130749760494" calcext:value-type="float">
            <text:p>0,371130749760494</text:p>
          </table:table-cell>
          <table:table-cell office:value-type="float" office:value="0.511134191993617" calcext:value-type="float">
            <text:p>0,511134191993617</text:p>
          </table:table-cell>
          <table:table-cell office:value-type="float" office:value="0.419971820938502" calcext:value-type="float">
            <text:p>0,419971820938502</text:p>
          </table:table-cell>
          <table:table-cell office:value-type="float" office:value="0.491644158214769" calcext:value-type="float">
            <text:p>0,491644158214769</text:p>
          </table:table-cell>
          <table:table-cell office:value-type="float" office:value="0.330327180446142" calcext:value-type="float">
            <text:p>0,330327180446142</text:p>
          </table:table-cell>
          <table:table-cell office:value-type="float" office:value="0.479896177603396" calcext:value-type="float">
            <text:p>0,479896177603396</text:p>
          </table:table-cell>
          <table:table-cell office:value-type="float" office:value="0.30295452596627" calcext:value-type="float">
            <text:p>0,30295452596627</text:p>
          </table:table-cell>
          <table:table-cell office:value-type="float" office:value="0.431580932307501" calcext:value-type="float">
            <text:p>0,431580932307501</text:p>
          </table:table-cell>
          <table:table-cell office:value-type="float" office:value="0.360093513891577" calcext:value-type="float">
            <text:p>0,360093513891577</text:p>
          </table:table-cell>
          <table:table-cell office:value-type="float" office:value="0.330339970524747" calcext:value-type="float">
            <text:p>0,330339970524747</text:p>
          </table:table-cell>
          <table:table-cell office:value-type="float" office:value="0.540375542350074" calcext:value-type="float">
            <text:p>0,540375542350074</text:p>
          </table:table-cell>
          <table:table-cell office:value-type="float" office:value="0.630270010460243" calcext:value-type="float">
            <text:p>0,630270010460243</text:p>
          </table:table-cell>
          <table:table-cell office:value-type="float" office:value="0.635971855801403" calcext:value-type="float">
            <text:p>0,635971855801403</text:p>
          </table:table-cell>
          <table:table-cell office:value-type="float" office:value="0.293670601533207" calcext:value-type="float">
            <text:p>0,293670601533207</text:p>
          </table:table-cell>
          <table:table-cell office:value-type="float" office:value="0.467011770861066" calcext:value-type="float">
            <text:p>0,467011770861066</text:p>
          </table:table-cell>
          <table:table-cell office:value-type="float" office:value="0.424268450172405" calcext:value-type="float">
            <text:p>0,424268450172405</text:p>
          </table:table-cell>
          <table:table-cell office:value-type="float" office:value="0.374371000258851" calcext:value-type="float">
            <text:p>0,374371000258851</text:p>
          </table:table-cell>
          <table:table-cell office:value-type="float" office:value="0.519589115125256" calcext:value-type="float">
            <text:p>0,519589115125256</text:p>
          </table:table-cell>
          <table:table-cell office:value-type="float" office:value="0.234732944585563" calcext:value-type="float">
            <text:p>0,234732944585563</text:p>
          </table:table-cell>
          <table:table-cell office:value-type="float" office:value="0.264399929349882" calcext:value-type="float">
            <text:p>0,264399929349882</text:p>
          </table:table-cell>
          <table:table-cell office:value-type="float" office:value="0.370007554554691" calcext:value-type="float">
            <text:p>0,370007554554691</text:p>
          </table:table-cell>
          <table:table-cell office:value-type="float" office:value="0.406539435515211" calcext:value-type="float">
            <text:p>0,406539435515211</text:p>
          </table:table-cell>
          <table:table-cell office:value-type="float" office:value="0.488761196017446" calcext:value-type="float">
            <text:p>0,488761196017446</text:p>
          </table:table-cell>
          <table:table-cell office:value-type="float" office:value="0.240287661531567" calcext:value-type="float">
            <text:p>0,240287661531567</text:p>
          </table:table-cell>
          <table:table-cell office:value-type="float" office:value="0.5058011804501" calcext:value-type="float">
            <text:p>0,5058011804501</text:p>
          </table:table-cell>
          <table:table-cell office:value-type="float" office:value="0.447874822135463" calcext:value-type="float">
            <text:p>0,447874822135463</text:p>
          </table:table-cell>
          <table:table-cell office:value-type="float" office:value="0.48174186302512" calcext:value-type="float">
            <text:p>0,48174186302512</text:p>
          </table:table-cell>
          <table:table-cell office:value-type="float" office:value="0.59827769747458" calcext:value-type="float">
            <text:p>0,59827769747458</text:p>
          </table:table-cell>
          <table:table-cell office:value-type="float" office:value="0.559271570170332" calcext:value-type="float">
            <text:p>0,559271570170332</text:p>
          </table:table-cell>
          <table:table-cell office:value-type="float" office:value="0.568475602922726" calcext:value-type="float">
            <text:p>0,568475602922726</text:p>
          </table:table-cell>
          <table:table-cell office:value-type="float" office:value="0.406502623160456" calcext:value-type="float">
            <text:p>0,406502623160456</text:p>
          </table:table-cell>
          <table:table-cell office:value-type="float" office:value="0.46660635326317" calcext:value-type="float">
            <text:p>0,46660635326317</text:p>
          </table:table-cell>
          <table:table-cell office:value-type="float" office:value="0.181818181818182" calcext:value-type="float">
            <text:p>0,181818181818182</text:p>
          </table:table-cell>
          <table:table-cell office:value-type="float" office:value="0.476823263897317" calcext:value-type="float">
            <text:p>0,476823263897317</text:p>
          </table:table-cell>
          <table:table-cell office:value-type="float" office:value="0.383049761943174" calcext:value-type="float">
            <text:p>0,383049761943174</text:p>
          </table:table-cell>
          <table:table-cell office:value-type="float" office:value="0.452755713588741" calcext:value-type="float">
            <text:p>0,452755713588741</text:p>
          </table:table-cell>
          <table:table-cell office:value-type="float" office:value="0.413375614550589" calcext:value-type="float">
            <text:p>0,413375614550589</text:p>
          </table:table-cell>
          <table:table-cell office:value-type="float" office:value="0.47854772435403" calcext:value-type="float">
            <text:p>0,47854772435403</text:p>
          </table:table-cell>
          <table:table-cell office:value-type="float" office:value="0.505365510070347" calcext:value-type="float">
            <text:p>0,505365510070347</text:p>
          </table:table-cell>
          <table:table-cell office:value-type="float" office:value="0.475864611346363" calcext:value-type="float">
            <text:p>0,475864611346363</text:p>
          </table:table-cell>
          <table:table-cell office:value-type="float" office:value="0.429869988646001" calcext:value-type="float">
            <text:p>0,429869988646001</text:p>
          </table:table-cell>
          <table:table-cell office:value-type="float" office:value="0.356951922705468" calcext:value-type="float">
            <text:p>0,356951922705468</text:p>
          </table:table-cell>
          <table:table-cell office:value-type="float" office:value="0.416634138541956" calcext:value-type="float">
            <text:p>0,416634138541956</text:p>
          </table:table-cell>
          <table:table-cell office:value-type="float" office:value="0.383187844587768" calcext:value-type="float">
            <text:p>0,383187844587768</text:p>
          </table:table-cell>
          <table:table-cell office:value-type="float" office:value="0.419646404155498" calcext:value-type="float">
            <text:p>0,419646404155498</text:p>
          </table:table-cell>
          <table:table-cell office:value-type="float" office:value="0.406591791033409" calcext:value-type="float">
            <text:p>0,406591791033409</text:p>
          </table:table-cell>
          <table:table-cell office:value-type="float" office:value="0.459299264566306" calcext:value-type="float">
            <text:p>0,459299264566306</text:p>
          </table:table-cell>
          <table:table-cell office:value-type="float" office:value="0.358074855949357" calcext:value-type="float">
            <text:p>0,358074855949357</text:p>
          </table:table-cell>
          <table:table-cell office:value-type="float" office:value="0.352677222548324" calcext:value-type="float">
            <text:p>0,352677222548324</text:p>
          </table:table-cell>
          <table:table-cell office:value-type="float" office:value="0.413225338637566" calcext:value-type="float">
            <text:p>0,413225338637566</text:p>
          </table:table-cell>
          <table:table-cell office:value-type="float" office:value="0.319388879389028" calcext:value-type="float">
            <text:p>0,319388879389028</text:p>
          </table:table-cell>
          <table:table-cell office:value-type="float" office:value="0.467858587108878" calcext:value-type="float">
            <text:p>0,467858587108878</text:p>
          </table:table-cell>
          <table:table-cell office:value-type="float" office:value="0.441228814574279" calcext:value-type="float">
            <text:p>0,441228814574279</text:p>
          </table:table-cell>
          <table:table-cell office:value-type="float" office:value="0.403578380051682" calcext:value-type="float">
            <text:p>0,403578380051682</text:p>
          </table:table-cell>
          <table:table-cell office:value-type="float" office:value="0.444594417382243" calcext:value-type="float">
            <text:p>0,444594417382243</text:p>
          </table:table-cell>
          <table:table-cell office:value-type="float" office:value="0.515384119625658" calcext:value-type="float">
            <text:p>0,515384119625658</text:p>
          </table:table-cell>
          <table:table-cell office:value-type="float" office:value="0.40898500476638" calcext:value-type="float">
            <text:p>0,40898500476638</text:p>
          </table:table-cell>
          <table:table-cell office:value-type="float" office:value="0.463424129468279" calcext:value-type="float">
            <text:p>0,463424129468279</text:p>
          </table:table-cell>
          <table:table-cell office:value-type="float" office:value="0.450758001918994" calcext:value-type="float">
            <text:p>0,450758001918994</text:p>
          </table:table-cell>
          <table:table-cell office:value-type="float" office:value="0.376961854769131" calcext:value-type="float">
            <text:p>0,376961854769131</text:p>
          </table:table-cell>
          <table:table-cell office:value-type="float" office:value="0.397058325510288" calcext:value-type="float">
            <text:p>0,397058325510288</text:p>
          </table:table-cell>
          <table:table-cell office:value-type="float" office:value="0.445615545427786" calcext:value-type="float">
            <text:p>0,445615545427786</text:p>
          </table:table-cell>
          <table:table-cell office:value-type="float" office:value="0.407837910852635" calcext:value-type="float">
            <text:p>0,407837910852635</text:p>
          </table:table-cell>
          <table:table-cell office:value-type="float" office:value="0.34711990754844" calcext:value-type="float">
            <text:p>0,34711990754844</text:p>
          </table:table-cell>
          <table:table-cell office:value-type="float" office:value="0.430935335519876" calcext:value-type="float">
            <text:p>0,430935335519876</text:p>
          </table:table-cell>
          <table:table-cell office:value-type="float" office:value="0.338063126513663" calcext:value-type="float">
            <text:p>0,338063126513663</text:p>
          </table:table-cell>
          <table:table-cell office:value-type="float" office:value="0.419700460003379" calcext:value-type="float">
            <text:p>0,419700460003379</text:p>
          </table:table-cell>
          <table:table-cell office:value-type="float" office:value="0.369385848793754" calcext:value-type="float">
            <text:p>0,369385848793754</text:p>
          </table:table-cell>
          <table:table-cell office:value-type="float" office:value="0.350548357778502" calcext:value-type="float">
            <text:p>0,350548357778502</text:p>
          </table:table-cell>
          <table:table-cell office:value-type="float" office:value="0.333822541197793" calcext:value-type="float">
            <text:p>0,333822541197793</text:p>
          </table:table-cell>
          <table:table-cell office:value-type="float" office:value="0.471451755919349" calcext:value-type="float">
            <text:p>0,471451755919349</text:p>
          </table:table-cell>
          <table:table-cell office:value-type="float" office:value="0.389709824340076" calcext:value-type="float">
            <text:p>0,389709824340076</text:p>
          </table:table-cell>
          <table:table-cell office:value-type="float" office:value="0.363205959902765" calcext:value-type="float">
            <text:p>0,363205959902765</text:p>
          </table:table-cell>
          <table:table-cell office:value-type="float" office:value="0.446396803844077" calcext:value-type="float">
            <text:p>0,446396803844077</text:p>
          </table:table-cell>
          <table:table-cell office:value-type="float" office:value="0.447773723305693" calcext:value-type="float">
            <text:p>0,447773723305693</text:p>
          </table:table-cell>
          <table:table-cell office:value-type="float" office:value="0.387354918151121" calcext:value-type="float">
            <text:p>0,387354918151121</text:p>
          </table:table-cell>
          <table:table-cell office:value-type="float" office:value="0.430010832129948" calcext:value-type="float">
            <text:p>0,430010832129948</text:p>
          </table:table-cell>
          <table:table-cell office:value-type="float" office:value="0.353660967134638" calcext:value-type="float">
            <text:p>0,353660967134638</text:p>
          </table:table-cell>
          <table:table-cell office:value-type="float" office:value="0.393685595950383" calcext:value-type="float">
            <text:p>0,393685595950383</text:p>
          </table:table-cell>
          <table:table-cell office:value-type="float" office:value="0.387871044771584" calcext:value-type="float">
            <text:p>0,387871044771584</text:p>
          </table:table-cell>
          <table:table-cell office:value-type="float" office:value="0.365280437839782" calcext:value-type="float">
            <text:p>0,365280437839782</text:p>
          </table:table-cell>
          <table:table-cell office:value-type="float" office:value="0.433884162268803" calcext:value-type="float">
            <text:p>0,433884162268803</text:p>
          </table:table-cell>
          <table:table-cell office:value-type="float" office:value="0.518406893531854" calcext:value-type="float">
            <text:p>0,518406893531854</text:p>
          </table:table-cell>
          <table:table-cell office:value-type="float" office:value="0.563106345589913" calcext:value-type="float">
            <text:p>0,563106345589913</text:p>
          </table:table-cell>
          <table:table-cell office:value-type="float" office:value="0.473730014375426" calcext:value-type="float">
            <text:p>0,473730014375426</text:p>
          </table:table-cell>
          <table:table-cell office:value-type="float" office:value="0.390104318915544" calcext:value-type="float">
            <text:p>0,390104318915544</text:p>
          </table:table-cell>
          <table:table-cell office:value-type="float" office:value="0.402155780067647" calcext:value-type="float">
            <text:p>0,402155780067647</text:p>
          </table:table-cell>
          <table:table-cell office:value-type="float" office:value="0.390369321895169" calcext:value-type="float">
            <text:p>0,390369321895169</text:p>
          </table:table-cell>
          <table:table-cell office:value-type="float" office:value="0.419552007282033" calcext:value-type="float">
            <text:p>0,419552007282033</text:p>
          </table:table-cell>
          <table:table-cell office:value-type="float" office:value="0.370819549755008" calcext:value-type="float">
            <text:p>0,370819549755008</text:p>
          </table:table-cell>
          <table:table-cell office:value-type="float" office:value="0.447603422245437" calcext:value-type="float">
            <text:p>0,447603422245437</text:p>
          </table:table-cell>
          <table:table-cell office:value-type="float" office:value="0.425749370997532" calcext:value-type="float">
            <text:p>0,425749370997532</text:p>
          </table:table-cell>
          <table:table-cell office:value-type="float" office:value="0.358827134963163" calcext:value-type="float">
            <text:p>0,358827134963163</text:p>
          </table:table-cell>
          <table:table-cell office:value-type="float" office:value="0.320555973454678" calcext:value-type="float">
            <text:p>0,320555973454678</text:p>
          </table:table-cell>
          <table:table-cell office:value-type="float" office:value="0.47401905048715" calcext:value-type="float">
            <text:p>0,47401905048715</text:p>
          </table:table-cell>
          <table:table-cell office:value-type="float" office:value="0.350854224093696" calcext:value-type="float">
            <text:p>0,350854224093696</text:p>
          </table:table-cell>
          <table:table-cell office:value-type="float" office:value="0.446689511158439" calcext:value-type="float">
            <text:p>0,446689511158439</text:p>
          </table:table-cell>
          <table:table-cell office:value-type="float" office:value="0.374019438112009" calcext:value-type="float">
            <text:p>0,374019438112009</text:p>
          </table:table-cell>
          <table:table-cell office:value-type="float" office:value="0.461956831975209" calcext:value-type="float">
            <text:p>0,461956831975209</text:p>
          </table:table-cell>
          <table:table-cell office:value-type="float" office:value="0.371864800148273" calcext:value-type="float">
            <text:p>0,371864800148273</text:p>
          </table:table-cell>
          <table:table-cell office:value-type="float" office:value="0.395479966293558" calcext:value-type="float">
            <text:p>0,395479966293558</text:p>
          </table:table-cell>
          <table:table-cell office:value-type="float" office:value="0.328695350973741" calcext:value-type="float">
            <text:p>0,328695350973741</text:p>
          </table:table-cell>
          <table:table-cell office:value-type="float" office:value="0.421300568586296" calcext:value-type="float">
            <text:p>0,421300568586296</text:p>
          </table:table-cell>
          <table:table-cell office:value-type="float" office:value="0.402845179184304" calcext:value-type="float">
            <text:p>0,402845179184304</text:p>
          </table:table-cell>
          <table:table-cell office:value-type="float" office:value="0.519628770469797" calcext:value-type="float">
            <text:p>0,519628770469797</text:p>
          </table:table-cell>
          <table:table-cell office:value-type="float" office:value="0.358966550012327" calcext:value-type="float">
            <text:p>0,358966550012327</text:p>
          </table:table-cell>
          <table:table-cell office:value-type="float" office:value="0.371669787701442" calcext:value-type="float">
            <text:p>0,371669787701442</text:p>
          </table:table-cell>
          <table:table-cell office:value-type="float" office:value="0.395488152439093" calcext:value-type="float">
            <text:p>0,395488152439093</text:p>
          </table:table-cell>
          <table:table-cell office:value-type="float" office:value="0.373090063297058" calcext:value-type="float">
            <text:p>0,373090063297058</text:p>
          </table:table-cell>
          <table:table-cell office:value-type="float" office:value="0.348945965622693" calcext:value-type="float">
            <text:p>0,348945965622693</text:p>
          </table:table-cell>
          <table:table-cell office:value-type="float" office:value="0.415107068541882" calcext:value-type="float">
            <text:p>0,415107068541882</text:p>
          </table:table-cell>
          <table:table-cell office:value-type="float" office:value="0.355652473434831" calcext:value-type="float">
            <text:p>0,355652473434831</text:p>
          </table:table-cell>
          <table:table-cell office:value-type="float" office:value="0.416270866207784" calcext:value-type="float">
            <text:p>0,416270866207784</text:p>
          </table:table-cell>
          <table:table-cell office:value-type="float" office:value="0.399534648612355" calcext:value-type="float">
            <text:p>0,399534648612355</text:p>
          </table:table-cell>
          <table:table-cell office:value-type="float" office:value="0.425330347945477" calcext:value-type="float">
            <text:p>0,425330347945477</text:p>
          </table:table-cell>
          <table:table-cell office:value-type="float" office:value="0.426364636716303" calcext:value-type="float">
            <text:p>0,426364636716303</text:p>
          </table:table-cell>
          <table:table-cell office:value-type="float" office:value="0.321498128981555" calcext:value-type="float">
            <text:p>0,321498128981555</text:p>
          </table:table-cell>
          <table:table-cell office:value-type="float" office:value="0.315200728546032" calcext:value-type="float">
            <text:p>0,315200728546032</text:p>
          </table:table-cell>
          <table:table-cell office:value-type="float" office:value="0.329513388706382" calcext:value-type="float">
            <text:p>0,329513388706382</text:p>
          </table:table-cell>
          <table:table-cell office:value-type="float" office:value="0.329511292028984" calcext:value-type="float">
            <text:p>0,329511292028984</text:p>
          </table:table-cell>
          <table:table-cell office:value-type="float" office:value="0.407186763802489" calcext:value-type="float">
            <text:p>0,407186763802489</text:p>
          </table:table-cell>
          <table:table-cell office:value-type="float" office:value="0.34676780116323" calcext:value-type="float">
            <text:p>0,34676780116323</text:p>
          </table:table-cell>
          <table:table-cell office:value-type="float" office:value="0.400631750989205" calcext:value-type="float">
            <text:p>0,400631750989205</text:p>
          </table:table-cell>
          <table:table-cell office:value-type="float" office:value="0.357927746891716" calcext:value-type="float">
            <text:p>0,357927746891716</text:p>
          </table:table-cell>
          <table:table-cell office:value-type="float" office:value="0.95632345202596" calcext:value-type="float">
            <text:p>0,95632345202596</text:p>
          </table:table-cell>
          <table:table-cell office:value-type="float" office:value="0" calcext:value-type="float">
            <text:p>0</text:p>
          </table:table-cell>
          <table:table-cell office:value-type="float" office:value="0.354763129268475" calcext:value-type="float">
            <text:p>0,354763129268475</text:p>
          </table:table-cell>
          <table:table-cell office:value-type="float" office:value="0.346084768455605" calcext:value-type="float">
            <text:p>0,346084768455605</text:p>
          </table:table-cell>
          <table:table-cell office:value-type="float" office:value="0.569476082004556" calcext:value-type="float">
            <text:p>0,569476082004556</text:p>
          </table:table-cell>
          <table:table-cell office:value-type="float" office:value="0.725071356265942" calcext:value-type="float">
            <text:p>0,725071356265942</text:p>
          </table:table-cell>
          <table:table-cell office:value-type="float" office:value="0" calcext:value-type="float">
            <text:p>0</text:p>
          </table:table-cell>
          <table:table-cell office:value-type="float" office:value="0.326878730711667" calcext:value-type="float">
            <text:p>0,326878730711667</text:p>
          </table:table-cell>
          <table:table-cell office:value-type="float" office:value="0.267997231098249" calcext:value-type="float">
            <text:p>0,267997231098249</text:p>
          </table:table-cell>
          <table:table-cell office:value-type="float" office:value="0.276992625588656" calcext:value-type="float">
            <text:p>0,276992625588656</text:p>
          </table:table-cell>
          <table:table-cell office:value-type="float" office:value="0.44012635939475" calcext:value-type="float">
            <text:p>0,44012635939475</text:p>
          </table:table-cell>
          <table:table-cell office:value-type="float" office:value="0.441832210801289" calcext:value-type="float">
            <text:p>0,441832210801289</text:p>
          </table:table-cell>
          <table:table-cell office:value-type="float" office:value="0.511247067324545" calcext:value-type="float">
            <text:p>0,511247067324545</text:p>
          </table:table-cell>
          <table:table-cell office:value-type="float" office:value="0.540582126359711" calcext:value-type="float">
            <text:p>0,540582126359711</text:p>
          </table:table-cell>
          <table:table-cell office:value-type="float" office:value="0.600220013020102" calcext:value-type="float">
            <text:p>0,600220013020102</text:p>
          </table:table-cell>
          <table:table-cell office:value-type="float" office:value="0.593065966468249" calcext:value-type="float">
            <text:p>0,593065966468249</text:p>
          </table:table-cell>
          <table:table-cell office:value-type="float" office:value="0.382142596213226" calcext:value-type="float">
            <text:p>0,382142596213226</text:p>
          </table:table-cell>
          <table:table-cell office:value-type="float" office:value="0.432549599396534" calcext:value-type="float">
            <text:p>0,432549599396534</text:p>
          </table:table-cell>
          <table:table-cell office:value-type="float" office:value="0.655780968481142" calcext:value-type="float">
            <text:p>0,655780968481142</text:p>
          </table:table-cell>
          <table:table-cell office:value-type="float" office:value="0.593116739328818" calcext:value-type="float">
            <text:p>0,593116739328818</text:p>
          </table:table-cell>
          <table:table-cell office:value-type="float" office:value="0.594861421025373" calcext:value-type="float">
            <text:p>0,594861421025373</text:p>
          </table:table-cell>
          <table:table-cell office:value-type="float" office:value="0.855599599532334" calcext:value-type="float">
            <text:p>0,855599599532334</text:p>
          </table:table-cell>
          <table:table-cell office:value-type="float" office:value="0.451332996973036" calcext:value-type="float">
            <text:p>0,451332996973036</text:p>
          </table:table-cell>
          <table:table-cell office:value-type="float" office:value="0.277509762804656" calcext:value-type="float">
            <text:p>0,277509762804656</text:p>
          </table:table-cell>
          <table:table-cell office:value-type="float" office:value="0.343155235354182" calcext:value-type="float">
            <text:p>0,343155235354182</text:p>
          </table:table-cell>
          <table:table-cell office:value-type="float" office:value="0.419841003408935" calcext:value-type="float">
            <text:p>0,419841003408935</text:p>
          </table:table-cell>
          <table:table-cell office:value-type="float" office:value="0.504874424203623" calcext:value-type="float">
            <text:p>0,504874424203623</text:p>
          </table:table-cell>
          <table:table-cell office:value-type="float" office:value="0.648736016756897" calcext:value-type="float">
            <text:p>0,648736016756897</text:p>
          </table:table-cell>
          <table:table-cell office:value-type="float" office:value="0.565773149086114" calcext:value-type="float">
            <text:p>0,565773149086114</text:p>
          </table:table-cell>
          <table:table-cell office:value-type="float" office:value="0.735643661534913" calcext:value-type="float">
            <text:p>0,735643661534913</text:p>
          </table:table-cell>
          <table:table-cell office:value-type="float" office:value="0.452563526370541" calcext:value-type="float">
            <text:p>0,452563526370541</text:p>
          </table:table-cell>
          <table:table-cell office:value-type="float" office:value="0.519236691269632" calcext:value-type="float">
            <text:p>0,519236691269632</text:p>
          </table:table-cell>
          <table:table-cell office:value-type="float" office:value="0.205248072585717" calcext:value-type="float">
            <text:p>0,205248072585717</text:p>
          </table:table-cell>
          <table:table-cell office:value-type="float" office:value="0.616653589975388" calcext:value-type="float">
            <text:p>0,616653589975388</text:p>
          </table:table-cell>
          <table:table-cell office:value-type="float" office:value="0.444436561686916" calcext:value-type="float">
            <text:p>0,444436561686916</text:p>
          </table:table-cell>
          <table:table-cell office:value-type="float" office:value="0.750869744150262" calcext:value-type="float">
            <text:p>0,750869744150262</text:p>
          </table:table-cell>
          <table:table-cell office:value-type="float" office:value="0.463568252926108" calcext:value-type="float">
            <text:p>0,463568252926108</text:p>
          </table:table-cell>
          <table:table-cell office:value-type="float" office:value="0.526551473456506" calcext:value-type="float">
            <text:p>0,526551473456506</text:p>
          </table:table-cell>
          <table:table-cell office:value-type="float" office:value="0.517878750647939" calcext:value-type="float">
            <text:p>0,517878750647939</text:p>
          </table:table-cell>
          <table:table-cell office:value-type="float" office:value="0.479609832490787" calcext:value-type="float">
            <text:p>0,479609832490787</text:p>
          </table:table-cell>
          <table:table-cell office:value-type="float" office:value="0.467164998855087" calcext:value-type="float">
            <text:p>0,467164998855087</text:p>
          </table:table-cell>
          <table:table-cell office:value-type="float" office:value="0.623934780097184" calcext:value-type="float">
            <text:p>0,623934780097184</text:p>
          </table:table-cell>
          <table:table-cell office:value-type="float" office:value="0.563686012919583" calcext:value-type="float">
            <text:p>0,563686012919583</text:p>
          </table:table-cell>
          <table:table-cell office:value-type="float" office:value="0.48879142703209" calcext:value-type="float">
            <text:p>0,48879142703209</text:p>
          </table:table-cell>
          <table:table-cell office:value-type="float" office:value="0.430401400482615" calcext:value-type="float">
            <text:p>0,430401400482615</text:p>
          </table:table-cell>
          <table:table-cell office:value-type="float" office:value="0.642841193455245" calcext:value-type="float">
            <text:p>0,642841193455245</text:p>
          </table:table-cell>
          <table:table-cell office:value-type="float" office:value="0.452507879873591" calcext:value-type="float">
            <text:p>0,452507879873591</text:p>
          </table:table-cell>
          <table:table-cell office:value-type="float" office:value="0.648356034154727" calcext:value-type="float">
            <text:p>0,648356034154727</text:p>
          </table:table-cell>
          <table:table-cell office:value-type="float" office:value="0.644395450722456" calcext:value-type="float">
            <text:p>0,644395450722456</text:p>
          </table:table-cell>
          <table:table-cell office:value-type="float" office:value="0.442533484330569" calcext:value-type="float">
            <text:p>0,442533484330569</text:p>
          </table:table-cell>
          <table:table-cell office:value-type="float" office:value="0.48622846480621" calcext:value-type="float">
            <text:p>0,48622846480621</text:p>
          </table:table-cell>
          <table:table-cell office:value-type="float" office:value="0.519576556333467" calcext:value-type="float">
            <text:p>0,519576556333467</text:p>
          </table:table-cell>
          <table:table-cell office:value-type="float" office:value="0.646982951222668" calcext:value-type="float">
            <text:p>0,646982951222668</text:p>
          </table:table-cell>
          <table:table-cell office:value-type="float" office:value="0.488676030108771" calcext:value-type="float">
            <text:p>0,488676030108771</text:p>
          </table:table-cell>
          <table:table-cell office:value-type="float" office:value="0.59383513241843" calcext:value-type="float">
            <text:p>0,59383513241843</text:p>
          </table:table-cell>
          <table:table-cell office:value-type="float" office:value="0.43045629787332" calcext:value-type="float">
            <text:p>0,43045629787332</text:p>
          </table:table-cell>
          <table:table-cell office:value-type="float" office:value="0.74552999599755" calcext:value-type="float">
            <text:p>0,74552999599755</text:p>
          </table:table-cell>
          <table:table-cell office:value-type="float" office:value="0.481042423926036" calcext:value-type="float">
            <text:p>0,481042423926036</text:p>
          </table:table-cell>
          <table:table-cell office:value-type="float" office:value="0.583517536028109" calcext:value-type="float">
            <text:p>0,583517536028109</text:p>
          </table:table-cell>
          <table:table-cell office:value-type="float" office:value="0.449986195600491" calcext:value-type="float">
            <text:p>0,449986195600491</text:p>
          </table:table-cell>
          <table:table-cell office:value-type="float" office:value="0.647961597721082" calcext:value-type="float">
            <text:p>0,647961597721082</text:p>
          </table:table-cell>
          <table:table-cell office:value-type="float" office:value="0.483301965134323" calcext:value-type="float">
            <text:p>0,483301965134323</text:p>
          </table:table-cell>
          <table:table-cell office:value-type="float" office:value="0.606631745683224" calcext:value-type="float">
            <text:p>0,606631745683224</text:p>
          </table:table-cell>
          <table:table-cell office:value-type="float" office:value="0.502080780052306" calcext:value-type="float">
            <text:p>0,502080780052306</text:p>
          </table:table-cell>
          <table:table-cell office:value-type="float" office:value="0.621014492992477" calcext:value-type="float">
            <text:p>0,621014492992477</text:p>
          </table:table-cell>
          <table:table-cell office:value-type="float" office:value="0.812832655633455" calcext:value-type="float">
            <text:p>0,812832655633455</text:p>
          </table:table-cell>
          <table:table-cell office:value-type="float" office:value="0.668508287292818" calcext:value-type="float">
            <text:p>0,668508287292818</text:p>
          </table:table-cell>
          <table:table-cell office:value-type="float" office:value="0.599180237312668" calcext:value-type="float">
            <text:p>0,599180237312668</text:p>
          </table:table-cell>
          <table:table-cell office:value-type="float" office:value="0.488328039162249" calcext:value-type="float">
            <text:p>0,488328039162249</text:p>
          </table:table-cell>
          <table:table-cell office:value-type="float" office:value="0.393213231227407" calcext:value-type="float">
            <text:p>0,393213231227407</text:p>
          </table:table-cell>
          <table:table-cell office:value-type="float" office:value="0.695862869266224" calcext:value-type="float">
            <text:p>0,695862869266224</text:p>
          </table:table-cell>
          <table:table-cell office:value-type="float" office:value="0.329816946269729" calcext:value-type="float">
            <text:p>0,329816946269729</text:p>
          </table:table-cell>
          <table:table-cell office:value-type="float" office:value="0.553629432004726" calcext:value-type="float">
            <text:p>0,553629432004726</text:p>
          </table:table-cell>
          <table:table-cell office:value-type="float" office:value="0.550022104513868" calcext:value-type="float">
            <text:p>0,550022104513868</text:p>
          </table:table-cell>
          <table:table-cell office:value-type="float" office:value="0.431295503554958" calcext:value-type="float">
            <text:p>0,431295503554958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51.2" calcext:value-type="float">
            <text:p>51,2</text:p>
          </table:table-cell>
          <table:table-cell office:value-type="float" office:value="0.931924882629108" calcext:value-type="float">
            <text:p>0,931924882629108</text:p>
          </table:table-cell>
          <table:table-cell office:value-type="float" office:value="1" calcext:value-type="float">
            <text:p>1</text:p>
          </table:table-cell>
          <table:table-cell office:value-type="float" office:value="0.93244653103808" calcext:value-type="float">
            <text:p>0,93244653103808</text:p>
          </table:table-cell>
          <table:table-cell office:value-type="float" office:value="0.798994974874372" calcext:value-type="float">
            <text:p>0,798994974874372</text:p>
          </table:table-cell>
          <table:table-cell office:value-type="float" office:value="0.969014084507042" calcext:value-type="float">
            <text:p>0,969014084507042</text:p>
          </table:table-cell>
          <table:table-cell office:value-type="float" office:value="0.967177242888403" calcext:value-type="float">
            <text:p>0,967177242888403</text:p>
          </table:table-cell>
          <table:table-cell office:value-type="float" office:value="0.984933275936289" calcext:value-type="float">
            <text:p>0,984933275936289</text:p>
          </table:table-cell>
          <table:table-cell office:value-type="float" office:value="0.942944884435106" calcext:value-type="float">
            <text:p>0,942944884435106</text:p>
          </table:table-cell>
          <table:table-cell office:value-type="float" office:value="0.939406099518459" calcext:value-type="float">
            <text:p>0,939406099518459</text:p>
          </table:table-cell>
          <table:table-cell office:value-type="float" office:value="0.969955724225174" calcext:value-type="float">
            <text:p>0,969955724225174</text:p>
          </table:table-cell>
          <table:table-cell office:value-type="float" office:value="0.883627019089574" calcext:value-type="float">
            <text:p>0,883627019089574</text:p>
          </table:table-cell>
          <table:table-cell office:value-type="float" office:value="0.889320388349515" calcext:value-type="float">
            <text:p>0,889320388349515</text:p>
          </table:table-cell>
          <table:table-cell office:value-type="float" office:value="0.93912616593029" calcext:value-type="float">
            <text:p>0,93912616593029</text:p>
          </table:table-cell>
          <table:table-cell office:value-type="float" office:value="0.990190120670197" calcext:value-type="float">
            <text:p>0,990190120670197</text:p>
          </table:table-cell>
          <table:table-cell office:value-type="float" office:value="0.990326048011465" calcext:value-type="float">
            <text:p>0,990326048011465</text:p>
          </table:table-cell>
          <table:table-cell office:value-type="float" office:value="0.96838347781744" calcext:value-type="float">
            <text:p>0,96838347781744</text:p>
          </table:table-cell>
          <table:table-cell office:value-type="float" office:value="0.986806864398373" calcext:value-type="float">
            <text:p>0,986806864398373</text:p>
          </table:table-cell>
          <table:table-cell office:value-type="float" office:value="0.924319419237749" calcext:value-type="float">
            <text:p>0,924319419237749</text:p>
          </table:table-cell>
          <table:table-cell office:value-type="float" office:value="0.983878091872792" calcext:value-type="float">
            <text:p>0,983878091872792</text:p>
          </table:table-cell>
          <table:table-cell office:value-type="float" office:value="0.98494038903995" calcext:value-type="float">
            <text:p>0,98494038903995</text:p>
          </table:table-cell>
          <table:table-cell office:value-type="float" office:value="0.929245283018868" calcext:value-type="float">
            <text:p>0,929245283018868</text:p>
          </table:table-cell>
          <table:table-cell office:value-type="float" office:value="0.999139414802065" calcext:value-type="float">
            <text:p>0,999139414802065</text:p>
          </table:table-cell>
          <table:table-cell office:value-type="float" office:value="0.999592933322478" calcext:value-type="float">
            <text:p>0,999592933322478</text:p>
          </table:table-cell>
          <table:table-cell office:value-type="float" office:value="0.952601156069364" calcext:value-type="float">
            <text:p>0,952601156069364</text:p>
          </table:table-cell>
          <table:table-cell office:value-type="float" office:value="0.977564102564103" calcext:value-type="float">
            <text:p>0,977564102564103</text:p>
          </table:table-cell>
          <table:table-cell office:value-type="float" office:value="0.76330563664945" calcext:value-type="float">
            <text:p>0,76330563664945</text:p>
          </table:table-cell>
          <table:table-cell office:value-type="float" office:value="0.969108280254777" calcext:value-type="float">
            <text:p>0,969108280254777</text:p>
          </table:table-cell>
          <table:table-cell office:value-type="float" office:value="0.949590583418628" calcext:value-type="float">
            <text:p>0,949590583418628</text:p>
          </table:table-cell>
          <table:table-cell office:value-type="float" office:value="0.977157360406091" calcext:value-type="float">
            <text:p>0,977157360406091</text:p>
          </table:table-cell>
          <table:table-cell office:value-type="float" office:value="0.766217175301632" calcext:value-type="float">
            <text:p>0,766217175301632</text:p>
          </table:table-cell>
          <table:table-cell office:value-type="float" office:value="0.961789844142785" calcext:value-type="float">
            <text:p>0,961789844142785</text:p>
          </table:table-cell>
          <table:table-cell office:value-type="float" office:value="0.992541951522685" calcext:value-type="float">
            <text:p>0,992541951522685</text:p>
          </table:table-cell>
          <table:table-cell office:value-type="float" office:value="0.840085287846482" calcext:value-type="float">
            <text:p>0,840085287846482</text:p>
          </table:table-cell>
          <table:table-cell office:value-type="float" office:value="0.933922145894668" calcext:value-type="float">
            <text:p>0,933922145894668</text:p>
          </table:table-cell>
          <table:table-cell office:value-type="float" office:value="0.939724919093851" calcext:value-type="float">
            <text:p>0,939724919093851</text:p>
          </table:table-cell>
          <table:table-cell office:value-type="float" office:value="0.918238993710692" calcext:value-type="float">
            <text:p>0,918238993710692</text:p>
          </table:table-cell>
          <table:table-cell office:value-type="float" office:value="0.944282380396733" calcext:value-type="float">
            <text:p>0,944282380396733</text:p>
          </table:table-cell>
          <table:table-cell office:value-type="float" office:value="0.99153605015674" calcext:value-type="float">
            <text:p>0,99153605015674</text:p>
          </table:table-cell>
          <table:table-cell office:value-type="float" office:value="0.971480119353272" calcext:value-type="float">
            <text:p>0,971480119353272</text:p>
          </table:table-cell>
          <table:table-cell office:value-type="float" office:value="0.769886363636364" calcext:value-type="float">
            <text:p>0,769886363636364</text:p>
          </table:table-cell>
          <table:table-cell office:value-type="float" office:value="0.574615384615385" calcext:value-type="float">
            <text:p>0,574615384615385</text:p>
          </table:table-cell>
          <table:table-cell office:value-type="float" office:value="1" calcext:value-type="float">
            <text:p>1</text:p>
          </table:table-cell>
          <table:table-cell office:value-type="float" office:value="0.551892551892552" calcext:value-type="float">
            <text:p>0,551892551892552</text:p>
          </table:table-cell>
          <table:table-cell office:value-type="float" office:value="0.901004304160689" calcext:value-type="float">
            <text:p>0,901004304160689</text:p>
          </table:table-cell>
          <table:table-cell office:value-type="float" office:value="0.5625" calcext:value-type="float">
            <text:p>0,5625</text:p>
          </table:table-cell>
          <table:table-cell office:value-type="float" office:value="0" calcext:value-type="float">
            <text:p>0</text:p>
          </table:table-cell>
          <table:table-cell office:value-type="float" office:value="0.820261437908497" calcext:value-type="float">
            <text:p>0,820261437908497</text:p>
          </table:table-cell>
          <table:table-cell office:value-type="float" office:value="0.866449511400651" calcext:value-type="float">
            <text:p>0,866449511400651</text:p>
          </table:table-cell>
          <table:table-cell office:value-type="float" office:value="0.473684210526316" calcext:value-type="float">
            <text:p>0,473684210526316</text:p>
          </table:table-cell>
          <table:table-cell office:value-type="float" office:value="0.719541825754946" calcext:value-type="float">
            <text:p>0,719541825754946</text:p>
          </table:table-cell>
          <table:table-cell office:value-type="float" office:value="1" calcext:value-type="float">
            <text:p>1</text:p>
          </table:table-cell>
          <table:table-cell office:value-type="float" office:value="0.800492610837438" calcext:value-type="float">
            <text:p>0,800492610837438</text:p>
          </table:table-cell>
          <table:table-cell office:value-type="float" office:value="0.612518628912071" calcext:value-type="float">
            <text:p>0,612518628912071</text:p>
          </table:table-cell>
          <table:table-cell office:value-type="float" office:value="0.592201462225833" calcext:value-type="float">
            <text:p>0,592201462225833</text:p>
          </table:table-cell>
          <table:table-cell office:value-type="float" office:value="0.209396816015957" calcext:value-type="float">
            <text:p>0,209396816015957</text:p>
          </table:table-cell>
          <table:table-cell office:value-type="float" office:value="0.368307426597582" calcext:value-type="float">
            <text:p>0,368307426597582</text:p>
          </table:table-cell>
          <table:table-cell office:value-type="float" office:value="0.929824561403509" calcext:value-type="float">
            <text:p>0,929824561403509</text:p>
          </table:table-cell>
          <table:table-cell office:value-type="float" office:value="0.368049010367578" calcext:value-type="float">
            <text:p>0,368049010367578</text:p>
          </table:table-cell>
          <table:table-cell office:value-type="float" office:value="1" calcext:value-type="float">
            <text:p>1</text:p>
          </table:table-cell>
          <table:table-cell office:value-type="float" office:value="0.28921244209133" calcext:value-type="float">
            <text:p>0,28921244209133</text:p>
          </table:table-cell>
          <table:table-cell office:value-type="float" office:value="0.709109730848861" calcext:value-type="float">
            <text:p>0,709109730848861</text:p>
          </table:table-cell>
          <table:table-cell office:value-type="float" office:value="0.515555555555556" calcext:value-type="float">
            <text:p>0,515555555555556</text:p>
          </table:table-cell>
          <table:table-cell office:value-type="float" office:value="0.288175411119812" calcext:value-type="float">
            <text:p>0,288175411119812</text:p>
          </table:table-cell>
          <table:table-cell office:value-type="float" office:value="0.829827915869981" calcext:value-type="float">
            <text:p>0,829827915869981</text:p>
          </table:table-cell>
          <table:table-cell office:value-type="float" office:value="0.311764705882353" calcext:value-type="float">
            <text:p>0,311764705882353</text:p>
          </table:table-cell>
          <table:table-cell office:value-type="float" office:value="0.257982767359351" calcext:value-type="float">
            <text:p>0,257982767359351</text:p>
          </table:table-cell>
          <table:table-cell office:value-type="float" office:value="0.496644295302013" calcext:value-type="float">
            <text:p>0,496644295302013</text:p>
          </table:table-cell>
          <table:table-cell office:value-type="float" office:value="0.509433962264151" calcext:value-type="float">
            <text:p>0,509433962264151</text:p>
          </table:table-cell>
          <table:table-cell office:value-type="float" office:value="0.740041928721174" calcext:value-type="float">
            <text:p>0,740041928721174</text:p>
          </table:table-cell>
          <table:table-cell office:value-type="float" office:value="0.566123188405797" calcext:value-type="float">
            <text:p>0,566123188405797</text:p>
          </table:table-cell>
          <table:table-cell office:value-type="float" office:value="0.489130434782609" calcext:value-type="float">
            <text:p>0,489130434782609</text:p>
          </table:table-cell>
          <table:table-cell office:value-type="float" office:value="0.971286581998896" calcext:value-type="float">
            <text:p>0,971286581998896</text:p>
          </table:table-cell>
          <table:table-cell office:value-type="float" office:value="0.468786808009423" calcext:value-type="float">
            <text:p>0,468786808009423</text:p>
          </table:table-cell>
          <table:table-cell office:value-type="float" office:value="0.896448902141502" calcext:value-type="float">
            <text:p>0,896448902141502</text:p>
          </table:table-cell>
          <table:table-cell office:value-type="float" office:value="0.731939163498099" calcext:value-type="float">
            <text:p>0,731939163498099</text:p>
          </table:table-cell>
          <table:table-cell office:value-type="float" office:value="0.248524590163934" calcext:value-type="float">
            <text:p>0,248524590163934</text:p>
          </table:table-cell>
          <table:table-cell office:value-type="float" office:value="0.834498834498834" calcext:value-type="float">
            <text:p>0,834498834498834</text:p>
          </table:table-cell>
          <table:table-cell office:value-type="float" office:value="0.774468085106383" calcext:value-type="float">
            <text:p>0,774468085106383</text:p>
          </table:table-cell>
          <table:table-cell office:value-type="float" office:value="0.921904761904762" calcext:value-type="float">
            <text:p>0,921904761904762</text:p>
          </table:table-cell>
          <table:table-cell office:value-type="float" office:value="0.874524714828897" calcext:value-type="float">
            <text:p>0,874524714828897</text:p>
          </table:table-cell>
          <table:table-cell office:value-type="float" office:value="0.859642682329907" calcext:value-type="float">
            <text:p>0,859642682329907</text:p>
          </table:table-cell>
          <table:table-cell office:value-type="float" office:value="0.534057971014493" calcext:value-type="float">
            <text:p>0,534057971014493</text:p>
          </table:table-cell>
          <table:table-cell office:value-type="float" office:value="0.904162633107454" calcext:value-type="float">
            <text:p>0,904162633107454</text:p>
          </table:table-cell>
          <table:table-cell office:value-type="float" office:value="0.740506329113924" calcext:value-type="float">
            <text:p>0,740506329113924</text:p>
          </table:table-cell>
          <table:table-cell office:value-type="float" office:value="0.923396400553761" calcext:value-type="float">
            <text:p>0,923396400553761</text:p>
          </table:table-cell>
          <table:table-cell office:value-type="float" office:value="0.817829457364341" calcext:value-type="float">
            <text:p>0,817829457364341</text:p>
          </table:table-cell>
          <table:table-cell office:value-type="float" office:value="0.876332622601279" calcext:value-type="float">
            <text:p>0,876332622601279</text:p>
          </table:table-cell>
          <table:table-cell office:value-type="float" office:value="0.879535558780842" calcext:value-type="float">
            <text:p>0,879535558780842</text:p>
          </table:table-cell>
          <table:table-cell office:value-type="float" office:value="0.604845814977973" calcext:value-type="float">
            <text:p>0,604845814977973</text:p>
          </table:table-cell>
          <table:table-cell office:value-type="float" office:value="0.672503725782414" calcext:value-type="float">
            <text:p>0,672503725782414</text:p>
          </table:table-cell>
          <table:table-cell office:value-type="float" office:value="0.864819944598338" calcext:value-type="float">
            <text:p>0,864819944598338</text:p>
          </table:table-cell>
          <table:table-cell office:value-type="float" office:value="0.544122544122544" calcext:value-type="float">
            <text:p>0,544122544122544</text:p>
          </table:table-cell>
          <table:table-cell office:value-type="float" office:value="0.854545454545455" calcext:value-type="float">
            <text:p>0,854545454545455</text:p>
          </table:table-cell>
          <table:table-cell office:value-type="float" office:value="0.544642857142857" calcext:value-type="float">
            <text:p>0,544642857142857</text:p>
          </table:table-cell>
          <table:table-cell office:value-type="float" office:value="0.824478816408877" calcext:value-type="float">
            <text:p>0,824478816408877</text:p>
          </table:table-cell>
          <table:table-cell office:value-type="float" office:value="0.864788732394366" calcext:value-type="float">
            <text:p>0,864788732394366</text:p>
          </table:table-cell>
          <table:table-cell office:value-type="float" office:value="0.95" calcext:value-type="float">
            <text:p>0,95</text:p>
          </table:table-cell>
          <table:table-cell office:value-type="float" office:value="0.741342756183746" calcext:value-type="float">
            <text:p>0,741342756183746</text:p>
          </table:table-cell>
          <table:table-cell office:value-type="float" office:value="0.891033891033891" calcext:value-type="float">
            <text:p>0,891033891033891</text:p>
          </table:table-cell>
          <table:table-cell office:value-type="float" office:value="0.865217391304348" calcext:value-type="float">
            <text:p>0,865217391304348</text:p>
          </table:table-cell>
          <table:table-cell office:value-type="float" office:value="0.782608695652174" calcext:value-type="float">
            <text:p>0,782608695652174</text:p>
          </table:table-cell>
          <table:table-cell office:value-type="float" office:value="0.998230088495575" calcext:value-type="float">
            <text:p>0,998230088495575</text:p>
          </table:table-cell>
          <table:table-cell office:value-type="float" office:value="0.45158002038736" calcext:value-type="float">
            <text:p>0,45158002038736</text:p>
          </table:table-cell>
          <table:table-cell office:value-type="float" office:value="0.649652842934885" calcext:value-type="float">
            <text:p>0,649652842934885</text:p>
          </table:table-cell>
          <table:table-cell office:value-type="float" office:value="0.927781013395457" calcext:value-type="float">
            <text:p>0,927781013395457</text:p>
          </table:table-cell>
          <table:table-cell office:value-type="float" office:value="0.509312780989082" calcext:value-type="float">
            <text:p>0,509312780989082</text:p>
          </table:table-cell>
          <table:table-cell office:value-type="float" office:value="0.758353851565248" calcext:value-type="float">
            <text:p>0,758353851565248</text:p>
          </table:table-cell>
          <table:table-cell office:value-type="float" office:value="0.744722222222222" calcext:value-type="float">
            <text:p>0,744722222222222</text:p>
          </table:table-cell>
          <table:table-cell office:value-type="float" office:value="0.816628041714948" calcext:value-type="float">
            <text:p>0,816628041714948</text:p>
          </table:table-cell>
          <table:table-cell office:value-type="float" office:value="0.748277841561424" calcext:value-type="float">
            <text:p>0,748277841561424</text:p>
          </table:table-cell>
          <table:table-cell office:value-type="float" office:value="1" calcext:value-type="float">
            <text:p>1</text:p>
          </table:table-cell>
          <table:table-cell office:value-type="float" office:value="0.969084913437758" calcext:value-type="float">
            <text:p>0,969084913437758</text:p>
          </table:table-cell>
          <table:table-cell office:value-type="float" office:value="0.212083847102343" calcext:value-type="float">
            <text:p>0,212083847102343</text:p>
          </table:table-cell>
          <table:table-cell office:value-type="float" office:value="0.841291747170853" calcext:value-type="float">
            <text:p>0,841291747170853</text:p>
          </table:table-cell>
          <table:table-cell office:value-type="float" office:value="0.779665568858043" calcext:value-type="float">
            <text:p>0,779665568858043</text:p>
          </table:table-cell>
          <table:table-cell office:value-type="float" office:value="0.260096930533118" calcext:value-type="float">
            <text:p>0,260096930533118</text:p>
          </table:table-cell>
          <table:table-cell office:value-type="float" office:value="0.931540342298288" calcext:value-type="float">
            <text:p>0,931540342298288</text:p>
          </table:table-cell>
          <table:table-cell office:value-type="float" office:value="0.820689655172414" calcext:value-type="float">
            <text:p>0,820689655172414</text:p>
          </table:table-cell>
          <table:table-cell office:value-type="float" office:value="0.843017329255861" calcext:value-type="float">
            <text:p>0,843017329255861</text:p>
          </table:table-cell>
          <table:table-cell office:value-type="float" office:value="0.786733238231098" calcext:value-type="float">
            <text:p>0,786733238231098</text:p>
          </table:table-cell>
          <table:table-cell office:value-type="float" office:value="0.571760154738878" calcext:value-type="float">
            <text:p>0,571760154738878</text:p>
          </table:table-cell>
          <table:table-cell office:value-type="float" office:value="0.632911392405063" calcext:value-type="float">
            <text:p>0,632911392405063</text:p>
          </table:table-cell>
          <table:table-cell office:value-type="float" office:value="0.673725490196078" calcext:value-type="float">
            <text:p>0,673725490196078</text:p>
          </table:table-cell>
          <table:table-cell office:value-type="float" office:value="0.906876482000431" calcext:value-type="float">
            <text:p>0,906876482000431</text:p>
          </table:table-cell>
          <table:table-cell office:value-type="float" office:value="0.943307086614173" calcext:value-type="float">
            <text:p>0,943307086614173</text:p>
          </table:table-cell>
          <table:table-cell office:value-type="float" office:value="0.833092833092833" calcext:value-type="float">
            <text:p>0,833092833092833</text:p>
          </table:table-cell>
          <table:table-cell office:value-type="float" office:value="0.732567049808429" calcext:value-type="float">
            <text:p>0,732567049808429</text:p>
          </table:table-cell>
          <table:table-cell office:value-type="float" office:value="0.932823412038577" calcext:value-type="float">
            <text:p>0,932823412038577</text:p>
          </table:table-cell>
          <table:table-cell office:value-type="float" office:value="0.963941229835556" calcext:value-type="float">
            <text:p>0,963941229835556</text:p>
          </table:table-cell>
          <table:table-cell office:value-type="float" office:value="0.9745269286754" calcext:value-type="float">
            <text:p>0,9745269286754</text:p>
          </table:table-cell>
          <table:table-cell office:value-type="float" office:value="0.886887608069164" calcext:value-type="float">
            <text:p>0,886887608069164</text:p>
          </table:table-cell>
          <table:table-cell office:value-type="float" office:value="0.2734335793015" calcext:value-type="float">
            <text:p>0,2734335793015</text:p>
          </table:table-cell>
          <table:table-cell office:value-type="float" office:value="0.0787893238752366" calcext:value-type="float">
            <text:p>0,0787893238752366</text:p>
          </table:table-cell>
          <table:table-cell office:value-type="float" office:value="0.9068255687974" calcext:value-type="float">
            <text:p>0,9068255687974</text:p>
          </table:table-cell>
          <table:table-cell office:value-type="float" office:value="0.779735682819383" calcext:value-type="float">
            <text:p>0,779735682819383</text:p>
          </table:table-cell>
          <table:table-cell office:value-type="float" office:value="0.533333333333333" calcext:value-type="float">
            <text:p>0,533333333333333</text:p>
          </table:table-cell>
          <table:table-cell office:value-type="float" office:value="0.95565749235474" calcext:value-type="float">
            <text:p>0,95565749235474</text:p>
          </table:table-cell>
          <table:table-cell office:value-type="float" office:value="0.671464473383596" calcext:value-type="float">
            <text:p>0,671464473383596</text:p>
          </table:table-cell>
          <table:table-cell office:value-type="float" office:value="0.234597156398104" calcext:value-type="float">
            <text:p>0,234597156398104</text:p>
          </table:table-cell>
          <table:table-cell office:value-type="float" office:value="0.877374784110535" calcext:value-type="float">
            <text:p>0,877374784110535</text:p>
          </table:table-cell>
          <table:table-cell office:value-type="float" office:value="0.631916738941891" calcext:value-type="float">
            <text:p>0,631916738941891</text:p>
          </table:table-cell>
          <table:table-cell office:value-type="float" office:value="0.525946704067321" calcext:value-type="float">
            <text:p>0,525946704067321</text:p>
          </table:table-cell>
          <table:table-cell office:value-type="float" office:value="0.730316742081448" calcext:value-type="float">
            <text:p>0,730316742081448</text:p>
          </table:table-cell>
          <table:table-cell office:value-type="float" office:value="0.69700332963374" calcext:value-type="float">
            <text:p>0,69700332963374</text:p>
          </table:table-cell>
          <table:table-cell office:value-type="float" office:value="0.915676959619952" calcext:value-type="float">
            <text:p>0,915676959619952</text:p>
          </table:table-cell>
          <table:table-cell office:value-type="float" office:value="0.935085007727975" calcext:value-type="float">
            <text:p>0,935085007727975</text:p>
          </table:table-cell>
          <table:table-cell office:value-type="float" office:value="0.682617316589557" calcext:value-type="float">
            <text:p>0,682617316589557</text:p>
          </table:table-cell>
          <table:table-cell office:value-type="float" office:value="0.742959856201318" calcext:value-type="float">
            <text:p>0,742959856201318</text:p>
          </table:table-cell>
          <table:table-cell office:value-type="float" office:value="0.87846291331546" calcext:value-type="float">
            <text:p>0,87846291331546</text:p>
          </table:table-cell>
          <table:table-cell office:value-type="float" office:value="0.761316872427984" calcext:value-type="float">
            <text:p>0,761316872427984</text:p>
          </table:table-cell>
          <table:table-cell office:value-type="float" office:value="0.738465105495015" calcext:value-type="float">
            <text:p>0,738465105495015</text:p>
          </table:table-cell>
          <table:table-cell office:value-type="float" office:value="0.972222222222222" calcext:value-type="float">
            <text:p>0,972222222222222</text:p>
          </table:table-cell>
          <table:table-cell office:value-type="float" office:value="0.656007751937984" calcext:value-type="float">
            <text:p>0,656007751937984</text:p>
          </table:table-cell>
          <table:table-cell office:value-type="float" office:value="0.724731182795699" calcext:value-type="float">
            <text:p>0,724731182795699</text:p>
          </table:table-cell>
          <table:table-cell office:value-type="float" office:value="0.909814323607427" calcext:value-type="float">
            <text:p>0,909814323607427</text:p>
          </table:table-cell>
          <table:table-cell office:value-type="float" office:value="0.898218829516539" calcext:value-type="float">
            <text:p>0,898218829516539</text:p>
          </table:table-cell>
          <table:table-cell office:value-type="float" office:value="0.884615384615385" calcext:value-type="float">
            <text:p>0,884615384615385</text:p>
          </table:table-cell>
          <table:table-cell office:value-type="float" office:value="0.883666274970623" calcext:value-type="float">
            <text:p>0,883666274970623</text:p>
          </table:table-cell>
          <table:table-cell office:value-type="float" office:value="0.486792452830189" calcext:value-type="float">
            <text:p>0,486792452830189</text:p>
          </table:table-cell>
          <table:table-cell office:value-type="float" office:value="0.560321715817694" calcext:value-type="float">
            <text:p>0,560321715817694</text:p>
          </table:table-cell>
          <table:table-cell office:value-type="float" office:value="0.942078364565588" calcext:value-type="float">
            <text:p>0,942078364565588</text:p>
          </table:table-cell>
          <table:table-cell office:value-type="float" office:value="0.798521850899743" calcext:value-type="float">
            <text:p>0,798521850899743</text:p>
          </table:table-cell>
          <table:table-cell office:value-type="float" office:value="0.730237154150198" calcext:value-type="float">
            <text:p>0,730237154150198</text:p>
          </table:table-cell>
          <table:table-cell office:value-type="float" office:value="0.907859078590786" calcext:value-type="float">
            <text:p>0,907859078590786</text:p>
          </table:table-cell>
          <table:table-cell office:value-type="float" office:value="0.664838839106593" calcext:value-type="float">
            <text:p>0,664838839106593</text:p>
          </table:table-cell>
          <table:table-cell office:value-type="float" office:value="0.798507462686567" calcext:value-type="float">
            <text:p>0,798507462686567</text:p>
          </table:table-cell>
          <table:table-cell office:value-type="float" office:value="0.915130732961852" calcext:value-type="float">
            <text:p>0,915130732961852</text:p>
          </table:table-cell>
          <table:table-cell office:value-type="float" office:value="0.624697336561743" calcext:value-type="float">
            <text:p>0,624697336561743</text:p>
          </table:table-cell>
          <table:table-cell office:value-type="float" office:value="0.708623087621697" calcext:value-type="float">
            <text:p>0,708623087621697</text:p>
          </table:table-cell>
          <table:table-cell office:value-type="float" office:value="0.737193233261854" calcext:value-type="float">
            <text:p>0,737193233261854</text:p>
          </table:table-cell>
          <table:table-cell office:value-type="float" office:value="0.842264914054601" calcext:value-type="float">
            <text:p>0,842264914054601</text:p>
          </table:table-cell>
          <table:table-cell office:value-type="float" office:value="0.80395256916996" calcext:value-type="float">
            <text:p>0,80395256916996</text:p>
          </table:table-cell>
          <table:table-cell office:value-type="float" office:value="0.840345821325648" calcext:value-type="float">
            <text:p>0,840345821325648</text:p>
          </table:table-cell>
          <table:table-cell office:value-type="float" office:value="0.903703703703704" calcext:value-type="float">
            <text:p>0,903703703703704</text:p>
          </table:table-cell>
          <table:table-cell office:value-type="float" office:value="0.751491053677932" calcext:value-type="float">
            <text:p>0,751491053677932</text:p>
          </table:table-cell>
          <table:table-cell office:value-type="float" office:value="0.793650793650794" calcext:value-type="float">
            <text:p>0,793650793650794</text:p>
          </table:table-cell>
          <table:table-cell office:value-type="float" office:value="0.767241379310345" calcext:value-type="float">
            <text:p>0,767241379310345</text:p>
          </table:table-cell>
          <table:table-cell office:value-type="float" office:value="0.862377122430742" calcext:value-type="float">
            <text:p>0,862377122430742</text:p>
          </table:table-cell>
          <table:table-cell office:value-type="float" office:value="0.972868217054264" calcext:value-type="float">
            <text:p>0,972868217054264</text:p>
          </table:table-cell>
          <table:table-cell office:value-type="float" office:value="0.815646258503401" calcext:value-type="float">
            <text:p>0,815646258503401</text:p>
          </table:table-cell>
          <table:table-cell office:value-type="float" office:value="0.919306184012066" calcext:value-type="float">
            <text:p>0,919306184012066</text:p>
          </table:table-cell>
          <table:table-cell office:value-type="float" office:value="0.852363636363636" calcext:value-type="float">
            <text:p>0,852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0.38348623853211" calcext:value-type="float">
            <text:p>0,38348623853211</text:p>
          </table:table-cell>
          <table:table-cell office:value-type="float" office:value="0.587574149235092" calcext:value-type="float">
            <text:p>0,587574149235092</text:p>
          </table:table-cell>
          <table:table-cell office:value-type="float" office:value="0.605928509154315" calcext:value-type="float">
            <text:p>0,605928509154315</text:p>
          </table:table-cell>
          <table:table-cell office:value-type="float" office:value="0.766666666666667" calcext:value-type="float">
            <text:p>0,766666666666667</text:p>
          </table:table-cell>
          <table:table-cell office:value-type="float" office:value="0.764693751288925" calcext:value-type="float">
            <text:p>0,764693751288925</text:p>
          </table:table-cell>
          <table:table-cell office:value-type="float" office:value="0.856818181818182" calcext:value-type="float">
            <text:p>0,856818181818182</text:p>
          </table:table-cell>
          <table:table-cell office:value-type="float" office:value="0.798132183908046" calcext:value-type="float">
            <text:p>0,798132183908046</text:p>
          </table:table-cell>
          <table:table-cell office:value-type="float" office:value="0.83197651141065" calcext:value-type="float">
            <text:p>0,83197651141065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872644203312393" calcext:value-type="float">
            <text:p>0,872644203312393</text:p>
          </table:table-cell>
          <table:table-cell office:value-type="float" office:value="0.824163969795038" calcext:value-type="float">
            <text:p>0,824163969795038</text:p>
          </table:table-cell>
          <table:table-cell office:value-type="float" office:value="0.662468513853904" calcext:value-type="float">
            <text:p>0,662468513853904</text:p>
          </table:table-cell>
          <table:table-cell office:value-type="float" office:value="0.874870734229576" calcext:value-type="float">
            <text:p>0,874870734229576</text:p>
          </table:table-cell>
          <table:table-cell office:value-type="float" office:value="0.934426229508197" calcext:value-type="float">
            <text:p>0,934426229508197</text:p>
          </table:table-cell>
          <table:table-cell office:value-type="float" office:value="0.467017543859649" calcext:value-type="float">
            <text:p>0,467017543859649</text:p>
          </table:table-cell>
          <table:table-cell office:value-type="float" office:value="0.903267973856209" calcext:value-type="float">
            <text:p>0,903267973856209</text:p>
          </table:table-cell>
          <table:table-cell office:value-type="float" office:value="0.748945147679325" calcext:value-type="float">
            <text:p>0,748945147679325</text:p>
          </table:table-cell>
          <table:table-cell office:value-type="float" office:value="0.652337858220211" calcext:value-type="float">
            <text:p>0,652337858220211</text:p>
          </table:table-cell>
          <table:table-cell office:value-type="float" office:value="0" calcext:value-type="float">
            <text:p>0</text:p>
          </table:table-cell>
          <table:table-cell office:value-type="float" office:value="0.975736568457539" calcext:value-type="float">
            <text:p>0,975736568457539</text:p>
          </table:table-cell>
          <table:table-cell office:value-type="float" office:value="0.870520783564262" calcext:value-type="float">
            <text:p>0,870520783564262</text:p>
          </table:table-cell>
          <table:table-cell office:value-type="float" office:value="0.611317254174397" calcext:value-type="float">
            <text:p>0,611317254174397</text:p>
          </table:table-cell>
          <table:table-cell office:value-type="float" office:value="0.599372683205018" calcext:value-type="float">
            <text:p>0,599372683205018</text:p>
          </table:table-cell>
          <table:table-cell office:value-type="float" office:value="0.646428571428571" calcext:value-type="float">
            <text:p>0,646428571428571</text:p>
          </table:table-cell>
          <table:table-cell office:value-type="float" office:value="0.951810926949048" calcext:value-type="float">
            <text:p>0,951810926949048</text:p>
          </table:table-cell>
          <table:table-cell office:value-type="float" office:value="0.970954356846473" calcext:value-type="float">
            <text:p>0,970954356846473</text:p>
          </table:table-cell>
          <table:table-cell office:value-type="float" office:value="0.89771197846568" calcext:value-type="float">
            <text:p>0,89771197846568</text:p>
          </table:table-cell>
          <table:table-cell office:value-type="float" office:value="0.631563334322159" calcext:value-type="float">
            <text:p>0,631563334322159</text:p>
          </table:table-cell>
          <table:table-cell office:value-type="float" office:value="0.742953776775648" calcext:value-type="float">
            <text:p>0,742953776775648</text:p>
          </table:table-cell>
          <table:table-cell office:value-type="float" office:value="0.770029673590504" calcext:value-type="float">
            <text:p>0,770029673590504</text:p>
          </table:table-cell>
          <table:table-cell office:value-type="float" office:value="0.721348314606742" calcext:value-type="float">
            <text:p>0,721348314606742</text:p>
          </table:table-cell>
          <table:table-cell office:value-type="float" office:value="0.827881227981882" calcext:value-type="float">
            <text:p>0,827881227981882</text:p>
          </table:table-cell>
          <table:table-cell office:value-type="float" office:value="0.487133182844244" calcext:value-type="float">
            <text:p>0,487133182844244</text:p>
          </table:table-cell>
          <table:table-cell office:value-type="float" office:value="0.801136363636364" calcext:value-type="float">
            <text:p>0,801136363636364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950952106174264" calcext:value-type="float">
            <text:p>0,950952106174264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0.972355769230769" calcext:value-type="float">
            <text:p>0,972355769230769</text:p>
          </table:table-cell>
          <table:table-cell office:value-type="float" office:value="0.80812854442344" calcext:value-type="float">
            <text:p>0,80812854442344</text:p>
          </table:table-cell>
          <table:table-cell office:value-type="float" office:value="0.803300624442462" calcext:value-type="float">
            <text:p>0,803300624442462</text:p>
          </table:table-cell>
          <table:table-cell office:value-type="float" office:value="1" calcext:value-type="float">
            <text:p>1</text:p>
          </table:table-cell>
          <table:table-cell office:value-type="float" office:value="0.920265780730897" calcext:value-type="float">
            <text:p>0,920265780730897</text:p>
          </table:table-cell>
          <table:table-cell office:value-type="float" office:value="0.966666666666666" calcext:value-type="float">
            <text:p>0,966666666666666</text:p>
          </table:table-cell>
          <table:table-cell office:value-type="float" office:value="1" calcext:value-type="float">
            <text:p>1</text:p>
          </table:table-cell>
          <table:table-cell office:value-type="float" office:value="0.827471798274718" calcext:value-type="float">
            <text:p>0,827471798274718</text:p>
          </table:table-cell>
          <table:table-cell office:value-type="float" office:value="0.900442477876106" calcext:value-type="float">
            <text:p>0,900442477876106</text:p>
          </table:table-cell>
          <table:table-cell office:value-type="float" office:value="0.947589098532495" calcext:value-type="float">
            <text:p>0,947589098532495</text:p>
          </table:table-cell>
          <table:table-cell office:value-type="float" office:value="1" calcext:value-type="float">
            <text:p>1</text:p>
          </table:table-cell>
          <table:table-cell office:value-type="float" office:value="0.816181862625275" calcext:value-type="float">
            <text:p>0,816181862625275</text:p>
          </table:table-cell>
          <table:table-cell office:value-type="float" office:value="0.803680981595092" calcext:value-type="float">
            <text:p>0,803680981595092</text:p>
          </table:table-cell>
          <table:table-cell office:value-type="float" office:value="0.931818181818182" calcext:value-type="float">
            <text:p>0,931818181818182</text:p>
          </table:table-cell>
          <table:table-cell office:value-type="float" office:value="0.583795782463929" calcext:value-type="float">
            <text:p>0,583795782463929</text:p>
          </table:table-cell>
          <table:table-cell office:value-type="float" office:value="0.721125730994152" calcext:value-type="float">
            <text:p>0,721125730994152</text:p>
          </table:table-cell>
          <table:table-cell office:value-type="float" office:value="0.768765133171913" calcext:value-type="float">
            <text:p>0,768765133171913</text:p>
          </table:table-cell>
          <table:table-cell office:value-type="float" office:value="0.90079079798706" calcext:value-type="float">
            <text:p>0,90079079798706</text:p>
          </table:table-cell>
          <table:table-cell office:value-type="float" office:value="0.721973094170404" calcext:value-type="float">
            <text:p>0,721973094170404</text:p>
          </table:table-cell>
          <table:table-cell office:value-type="float" office:value="0.92094861660079" calcext:value-type="float">
            <text:p>0,92094861660079</text:p>
          </table:table-cell>
          <table:table-cell office:value-type="float" office:value="0.733291692692067" calcext:value-type="float">
            <text:p>0,733291692692067</text:p>
          </table:table-cell>
          <table:table-cell office:value-type="float" office:value="0.837107713530291" calcext:value-type="float">
            <text:p>0,837107713530291</text:p>
          </table:table-cell>
          <table:table-cell office:value-type="float" office:value="0.831683168316832" calcext:value-type="float">
            <text:p>0,831683168316832</text:p>
          </table:table-cell>
          <table:table-cell office:value-type="float" office:value="0.969325153374233" calcext:value-type="float">
            <text:p>0,969325153374233</text:p>
          </table:table-cell>
          <table:table-cell office:value-type="float" office:value="0.823016564952049" calcext:value-type="float">
            <text:p>0,823016564952049</text:p>
          </table:table-cell>
          <table:table-cell office:value-type="float" office:value="0.940248962655602" calcext:value-type="float">
            <text:p>0,940248962655602</text:p>
          </table:table-cell>
          <table:table-cell office:value-type="float" office:value="0.753391859537111" calcext:value-type="float">
            <text:p>0,753391859537111</text:p>
          </table:table-cell>
          <table:table-cell office:value-type="float" office:value="0.57" calcext:value-type="float">
            <text:p>0,57</text:p>
          </table:table-cell>
          <table:table-cell office:value-type="float" office:value="0.397129186602871" calcext:value-type="float">
            <text:p>0,397129186602871</text:p>
          </table:table-cell>
          <table:table-cell office:value-type="float" office:value="0.845785440613027" calcext:value-type="float">
            <text:p>0,845785440613027</text:p>
          </table:table-cell>
          <table:table-cell office:value-type="float" office:value="1" calcext:value-type="float">
            <text:p>1</text:p>
          </table:table-cell>
          <table:table-cell office:value-type="float" office:value="0.947649572649573" calcext:value-type="float">
            <text:p>0,947649572649573</text:p>
          </table:table-cell>
          <table:table-cell office:value-type="float" office:value="0.558738216098622" calcext:value-type="float">
            <text:p>0,558738216098622</text:p>
          </table:table-cell>
          <table:table-cell office:value-type="float" office:value="0.812286689419795" calcext:value-type="float">
            <text:p>0,812286689419795</text:p>
          </table:table-cell>
          <table:table-cell office:value-type="float" office:value="0.994413407821229" calcext:value-type="float">
            <text:p>0,994413407821229</text:p>
          </table:table-cell>
          <table:table-cell office:value-type="float" office:value="0.87008547008547" calcext:value-type="float">
            <text:p>0,87008547008547</text:p>
          </table:table-cell>
          <table:table-cell office:value-type="float" office:value="0.77536231884058" calcext:value-type="float">
            <text:p>0,77536231884058</text:p>
          </table:table-cell>
          <table:table-cell office:value-type="float" office:value="0.890909090909091" calcext:value-type="float">
            <text:p>0,890909090909091</text:p>
          </table:table-cell>
          <table:table-cell office:value-type="float" office:value="0.970149253731343" calcext:value-type="float">
            <text:p>0,970149253731343</text:p>
          </table:table-cell>
          <table:table-cell office:value-type="float" office:value="0.495334370139969" calcext:value-type="float">
            <text:p>0,495334370139969</text:p>
          </table:table-cell>
          <table:table-cell office:value-type="float" office:value="0.718891038039974" calcext:value-type="float">
            <text:p>0,718891038039974</text:p>
          </table:table-cell>
          <table:table-cell office:value-type="float" office:value="0.903938520653218" calcext:value-type="float">
            <text:p>0,903938520653218</text:p>
          </table:table-cell>
          <table:table-cell office:value-type="float" office:value="0.381268130957315" calcext:value-type="float">
            <text:p>0,381268130957315</text:p>
          </table:table-cell>
          <table:table-cell office:value-type="float" office:value="0.867122794382427" calcext:value-type="float">
            <text:p>0,867122794382427</text:p>
          </table:table-cell>
          <table:table-cell office:value-type="float" office:value="0.753073770491803" calcext:value-type="float">
            <text:p>0,753073770491803</text:p>
          </table:table-cell>
          <table:table-cell office:value-type="float" office:value="0.776640297812936" calcext:value-type="float">
            <text:p>0,776640297812936</text:p>
          </table:table-cell>
          <table:table-cell office:value-type="float" office:value="1" calcext:value-type="float">
            <text:p>1</text:p>
          </table:table-cell>
          <table:table-cell office:value-type="float" office:value="0.859437751004016" calcext:value-type="float">
            <text:p>0,859437751004016</text:p>
          </table:table-cell>
          <table:table-cell office:value-type="float" office:value="0.825757575757576" calcext:value-type="float">
            <text:p>0,825757575757576</text:p>
          </table:table-cell>
          <table:table-cell office:value-type="float" office:value="0.539823008849557" calcext:value-type="float">
            <text:p>0,539823008849557</text:p>
          </table:table-cell>
          <table:table-cell office:value-type="float" office:value="0.83411214953271" calcext:value-type="float">
            <text:p>0,83411214953271</text:p>
          </table:table-cell>
          <table:table-cell office:value-type="float" office:value="1" calcext:value-type="float">
            <text:p>1</text:p>
          </table:table-cell>
          <table:table-cell office:value-type="float" office:value="0.914948453608247" calcext:value-type="float">
            <text:p>0,914948453608247</text:p>
          </table:table-cell>
          <table:table-cell office:value-type="float" office:value="1" calcext:value-type="float">
            <text:p>1</text:p>
          </table:table-cell>
          <table:table-cell office:value-type="float" office:value="0.902439024390244" calcext:value-type="float">
            <text:p>0,902439024390244</text:p>
          </table:table-cell>
          <table:table-cell office:value-type="float" office:value="0.463526708788053" calcext:value-type="float">
            <text:p>0,463526708788053</text:p>
          </table:table-cell>
          <table:table-cell office:value-type="float" office:value="0.86310324937512" calcext:value-type="float">
            <text:p>0,86310324937512</text:p>
          </table:table-cell>
          <table:table-cell office:value-type="float" office:value="0.870910698496905" calcext:value-type="float">
            <text:p>0,870910698496905</text:p>
          </table:table-cell>
          <table:table-cell office:value-type="float" office:value="0.906066536203522" calcext:value-type="float">
            <text:p>0,906066536203522</text:p>
          </table:table-cell>
          <table:table-cell office:value-type="float" office:value="1" calcext:value-type="float">
            <text:p>1</text:p>
          </table:table-cell>
          <table:table-cell office:value-type="float" office:value="0.882849109653233" calcext:value-type="float">
            <text:p>0,882849109653233</text:p>
          </table:table-cell>
          <table:table-cell office:value-type="float" office:value="0.681222707423581" calcext:value-type="float">
            <text:p>0,681222707423581</text:p>
          </table:table-cell>
          <table:table-cell office:value-type="float" office:value="0.621141253507951" calcext:value-type="float">
            <text:p>0,621141253507951</text:p>
          </table:table-cell>
          <table:table-cell office:value-type="float" office:value="0.927309782608696" calcext:value-type="float">
            <text:p>0,927309782608696</text:p>
          </table:table-cell>
          <table:table-cell office:value-type="float" office:value="0.344466600199402" calcext:value-type="float">
            <text:p>0,344466600199402</text:p>
          </table:table-cell>
          <table:table-cell office:value-type="float" office:value="0.773099987761596" calcext:value-type="float">
            <text:p>0,773099987761596</text:p>
          </table:table-cell>
          <table:table-cell office:value-type="float" office:value="0.944444444444444" calcext:value-type="float">
            <text:p>0,944444444444444</text:p>
          </table:table-cell>
          <table:table-cell office:value-type="float" office:value="0.782198523379819" calcext:value-type="float">
            <text:p>0,782198523379819</text:p>
          </table:table-cell>
          <table:table-cell office:value-type="float" office:value="0.83197736116024" calcext:value-type="float">
            <text:p>0,83197736116024</text:p>
          </table:table-cell>
          <table:table-cell office:value-type="float" office:value="0.832865168539326" calcext:value-type="float">
            <text:p>0,832865168539326</text:p>
          </table:table-cell>
          <table:table-cell office:value-type="float" office:value="0.882694541231126" calcext:value-type="float">
            <text:p>0,882694541231126</text:p>
          </table:table-cell>
          <table:table-cell office:value-type="float" office:value="0.69469387755102" calcext:value-type="float">
            <text:p>0,69469387755102</text:p>
          </table:table-cell>
          <table:table-cell office:value-type="float" office:value="0.723045822102426" calcext:value-type="float">
            <text:p>0,723045822102426</text:p>
          </table:table-cell>
          <table:table-cell office:value-type="float" office:value="0.896324222431668" calcext:value-type="float">
            <text:p>0,896324222431668</text:p>
          </table:table-cell>
          <table:table-cell office:value-type="float" office:value="0.983915441176471" calcext:value-type="float">
            <text:p>0,983915441176471</text:p>
          </table:table-cell>
          <table:table-cell office:value-type="float" office:value="0.802811550151976" calcext:value-type="float">
            <text:p>0,802811550151976</text:p>
          </table:table-cell>
          <table:table-cell office:value-type="float" office:value="0.643554443053817" calcext:value-type="float">
            <text:p>0,643554443053817</text:p>
          </table:table-cell>
          <table:table-cell office:value-type="float" office:value="0.901570680628272" calcext:value-type="float">
            <text:p>0,901570680628272</text:p>
          </table:table-cell>
          <table:table-cell office:value-type="float" office:value="1" calcext:value-type="float">
            <text:p>1</text:p>
          </table:table-cell>
          <table:table-cell office:value-type="float" office:value="0.908045977011494" calcext:value-type="float">
            <text:p>0,908045977011494</text:p>
          </table:table-cell>
          <table:table-cell office:value-type="float" office:value="0.706097823744882" calcext:value-type="float">
            <text:p>0,706097823744882</text:p>
          </table:table-cell>
          <table:table-cell office:value-type="float" office:value="0.803964757709251" calcext:value-type="float">
            <text:p>0,803964757709251</text:p>
          </table:table-cell>
          <table:table-cell office:value-type="float" office:value="0.757266300078555" calcext:value-type="float">
            <text:p>0,757266300078555</text:p>
          </table:table-cell>
          <table:table-cell office:value-type="float" office:value="0.844788087056128" calcext:value-type="float">
            <text:p>0,844788087056128</text:p>
          </table:table-cell>
          <table:table-cell office:value-type="float" office:value="0.992604617604618" calcext:value-type="float">
            <text:p>0,992604617604618</text:p>
          </table:table-cell>
          <table:table-cell office:value-type="float" office:value="0.930741190765492" calcext:value-type="float">
            <text:p>0,930741190765492</text:p>
          </table:table-cell>
          <table:table-cell office:value-type="float" office:value="0.866519174041298" calcext:value-type="float">
            <text:p>0,866519174041298</text:p>
          </table:table-cell>
          <table:table-cell office:value-type="float" office:value="0.950966850828729" calcext:value-type="float">
            <text:p>0,950966850828729</text:p>
          </table:table-cell>
          <table:table-cell office:value-type="float" office:value="0.654736842105263" calcext:value-type="float">
            <text:p>0,654736842105263</text:p>
          </table:table-cell>
          <table:table-cell office:value-type="float" office:value="0.859993664871714" calcext:value-type="float">
            <text:p>0,859993664871714</text:p>
          </table:table-cell>
          <table:table-cell office:value-type="float" office:value="0.827993254637437" calcext:value-type="float">
            <text:p>0,827993254637437</text:p>
          </table:table-cell>
          <table:table-cell office:value-type="float" office:value="0.915500259201659" calcext:value-type="float">
            <text:p>0,915500259201659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586407766990291" calcext:value-type="float">
            <text:p>0,586407766990291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.919312169312169" calcext:value-type="float">
            <text:p>0,919312169312169</text:p>
          </table:table-cell>
          <table:table-cell office:value-type="float" office:value="0.494922903347123" calcext:value-type="float">
            <text:p>0,494922903347123</text:p>
          </table:table-cell>
          <table:table-cell office:value-type="float" office:value="0.910810810810811" calcext:value-type="float">
            <text:p>0,910810810810811</text:p>
          </table:table-cell>
          <table:table-cell office:value-type="float" office:value="0.706672091131001" calcext:value-type="float">
            <text:p>0,706672091131001</text:p>
          </table:table-cell>
          <table:table-cell office:value-type="float" office:value="1" calcext:value-type="float">
            <text:p>1</text:p>
          </table:table-cell>
          <table:table-cell office:value-type="float" office:value="0.974643423137876" calcext:value-type="float">
            <text:p>0,974643423137876</text:p>
          </table:table-cell>
          <table:table-cell office:value-type="float" office:value="0.912350597609562" calcext:value-type="float">
            <text:p>0,912350597609562</text:p>
          </table:table-cell>
          <table:table-cell office:value-type="float" office:value="1" calcext:value-type="float">
            <text:p>1</text:p>
          </table:table-cell>
          <table:table-cell office:value-type="float" office:value="0.820925553319919" calcext:value-type="float">
            <text:p>0,820925553319919</text:p>
          </table:table-cell>
          <table:table-cell office:value-type="float" office:value="0.727952167414051" calcext:value-type="float">
            <text:p>0,727952167414051</text:p>
          </table:table-cell>
          <table:table-cell office:value-type="float" office:value="0.839055793991416" calcext:value-type="float">
            <text:p>0,839055793991416</text:p>
          </table:table-cell>
          <table:table-cell office:value-type="float" office:value="1" calcext:value-type="float">
            <text:p>1</text:p>
          </table:table-cell>
          <table:table-cell office:value-type="float" office:value="0.752281616688396" calcext:value-type="float">
            <text:p>0,752281616688396</text:p>
          </table:table-cell>
          <table:table-cell office:value-type="float" office:value="0.669683257918552" calcext:value-type="float">
            <text:p>0,669683257918552</text:p>
          </table:table-cell>
          <table:table-cell office:value-type="float" office:value="0.960573476702509" calcext:value-type="float">
            <text:p>0,960573476702509</text:p>
          </table:table-cell>
          <table:table-cell office:value-type="float" office:value="0.802995008319467" calcext:value-type="float">
            <text:p>0,802995008319467</text:p>
          </table:table-cell>
          <table:table-cell office:value-type="float" office:value="0.898385565052232" calcext:value-type="float">
            <text:p>0,898385565052232</text:p>
          </table:table-cell>
          <table:table-cell office:value-type="float" office:value="0.618147448015123" calcext:value-type="float">
            <text:p>0,618147448015123</text:p>
          </table:table-cell>
          <table:table-cell office:value-type="float" office:value="0" calcext:value-type="float">
            <text:p>0</text:p>
          </table:table-cell>
          <table:table-cell office:value-type="float" office:value="0.886527666399358" calcext:value-type="float">
            <text:p>0,886527666399358</text:p>
          </table:table-cell>
          <table:table-cell office:value-type="float" office:value="0.963302752293578" calcext:value-type="float">
            <text:p>0,963302752293578</text:p>
          </table:table-cell>
          <table:table-cell office:value-type="float" office:value="0.97531914893617" calcext:value-type="float">
            <text:p>0,97531914893617</text:p>
          </table:table-cell>
          <table:table-cell office:value-type="float" office:value="0.981873111782477" calcext:value-type="float">
            <text:p>0,981873111782477</text:p>
          </table:table-cell>
          <table:table-cell office:value-type="float" office:value="0.970404984423676" calcext:value-type="float">
            <text:p>0,970404984423676</text:p>
          </table:table-cell>
          <table:table-cell office:value-type="float" office:value="0.691439322671684" calcext:value-type="float">
            <text:p>0,691439322671684</text:p>
          </table:table-cell>
          <table:table-cell office:value-type="float" office:value="0.610169491525424" calcext:value-type="float">
            <text:p>0,610169491525424</text:p>
          </table:table-cell>
          <table:table-cell office:value-type="float" office:value="0.729296527159394" calcext:value-type="float">
            <text:p>0,729296527159394</text:p>
          </table:table-cell>
          <table:table-cell office:value-type="float" office:value="0.749018645731109" calcext:value-type="float">
            <text:p>0,749018645731109</text:p>
          </table:table-cell>
          <table:table-cell office:value-type="float" office:value="0.757009345794392" calcext:value-type="float">
            <text:p>0,757009345794392</text:p>
          </table:table-cell>
          <table:table-cell office:value-type="float" office:value="0.918724279835391" calcext:value-type="float">
            <text:p>0,918724279835391</text:p>
          </table:table-cell>
          <table:table-cell office:value-type="float" office:value="0.938812237552489" calcext:value-type="float">
            <text:p>0,938812237552489</text:p>
          </table:table-cell>
          <table:table-cell office:value-type="float" office:value="0.954545454545455" calcext:value-type="float">
            <text:p>0,954545454545455</text:p>
          </table:table-cell>
          <table:table-cell office:value-type="float" office:value="0.897689768976898" calcext:value-type="float">
            <text:p>0,897689768976898</text:p>
          </table:table-cell>
          <table:table-cell office:value-type="float" office:value="0.994807121661721" calcext:value-type="float">
            <text:p>0,994807121661721</text:p>
          </table:table-cell>
          <table:table-cell office:value-type="float" office:value="0.840471092077088" calcext:value-type="float">
            <text:p>0,840471092077088</text:p>
          </table:table-cell>
          <table:table-cell office:value-type="float" office:value="0.91624685138539" calcext:value-type="float">
            <text:p>0,91624685138539</text:p>
          </table:table-cell>
          <table:table-cell office:value-type="float" office:value="0.973568281938326" calcext:value-type="float">
            <text:p>0,973568281938326</text:p>
          </table:table-cell>
          <table:table-cell office:value-type="float" office:value="0.883959899749373" calcext:value-type="float">
            <text:p>0,883959899749373</text:p>
          </table:table-cell>
          <table:table-cell office:value-type="float" office:value="0.826446280991735" calcext:value-type="float">
            <text:p>0,826446280991735</text:p>
          </table:table-cell>
          <table:table-cell office:value-type="float" office:value="0.767567567567567" calcext:value-type="float">
            <text:p>0,767567567567567</text:p>
          </table:table-cell>
          <table:table-cell office:value-type="float" office:value="0.761133603238866" calcext:value-type="float">
            <text:p>0,761133603238866</text:p>
          </table:table-cell>
          <table:table-cell office:value-type="float" office:value="0.797776233495483" calcext:value-type="float">
            <text:p>0,797776233495483</text:p>
          </table:table-cell>
          <table:table-cell office:value-type="float" office:value="0.865541643984758" calcext:value-type="float">
            <text:p>0,865541643984758</text:p>
          </table:table-cell>
          <table:table-cell office:value-type="float" office:value="0.864088247310364" calcext:value-type="float">
            <text:p>0,864088247310364</text:p>
          </table:table-cell>
          <table:table-cell office:value-type="float" office:value="0.918918918918919" calcext:value-type="float">
            <text:p>0,918918918918919</text:p>
          </table:table-cell>
          <table:table-cell office:value-type="float" office:value="0.783300198807157" calcext:value-type="float">
            <text:p>0,783300198807157</text:p>
          </table:table-cell>
          <table:table-cell office:value-type="float" office:value="0.966630785791173" calcext:value-type="float">
            <text:p>0,966630785791173</text:p>
          </table:table-cell>
          <table:table-cell office:value-type="float" office:value="0.628731343283582" calcext:value-type="float">
            <text:p>0,628731343283582</text:p>
          </table:table-cell>
          <table:table-cell office:value-type="float" office:value="0.733574988672406" calcext:value-type="float">
            <text:p>0,733574988672406</text:p>
          </table:table-cell>
          <table:table-cell office:value-type="float" office:value="0.876953125" calcext:value-type="float">
            <text:p>0,876953125</text:p>
          </table:table-cell>
          <table:table-cell office:value-type="float" office:value="0.979381443298969" calcext:value-type="float">
            <text:p>0,979381443298969</text:p>
          </table:table-cell>
          <table:table-cell office:value-type="float" office:value="0.813829787234043" calcext:value-type="float">
            <text:p>0,813829787234043</text:p>
          </table:table-cell>
          <table:table-cell office:value-type="float" office:value="0.924754634678299" calcext:value-type="float">
            <text:p>0,924754634678299</text:p>
          </table:table-cell>
          <table:table-cell office:value-type="float" office:value="0.72972972972973" calcext:value-type="float">
            <text:p>0,72972972972973</text:p>
          </table:table-cell>
          <table:table-cell office:value-type="float" office:value="0.943894389438944" calcext:value-type="float">
            <text:p>0,943894389438944</text:p>
          </table:table-cell>
          <table:table-cell office:value-type="float" office:value="0.797565493516803" calcext:value-type="float">
            <text:p>0,797565493516803</text:p>
          </table:table-cell>
          <table:table-cell office:value-type="float" office:value="0.897560975609756" calcext:value-type="float">
            <text:p>0,897560975609756</text:p>
          </table:table-cell>
          <table:table-cell office:value-type="float" office:value="0.903691813804173" calcext:value-type="float">
            <text:p>0,903691813804173</text:p>
          </table:table-cell>
          <table:table-cell office:value-type="float" office:value="0.956236323851203" calcext:value-type="float">
            <text:p>0,956236323851203</text:p>
          </table:table-cell>
          <table:table-cell office:value-type="float" office:value="0.890380313199105" calcext:value-type="float">
            <text:p>0,890380313199105</text:p>
          </table:table-cell>
          <table:table-cell office:value-type="float" office:value="0.895883777239709" calcext:value-type="float">
            <text:p>0,895883777239709</text:p>
          </table:table-cell>
          <table:table-cell office:value-type="float" office:value="0.597402597402597" calcext:value-type="float">
            <text:p>0,597402597402597</text:p>
          </table:table-cell>
          <table:table-cell office:value-type="float" office:value="0.690205011389522" calcext:value-type="float">
            <text:p>0,690205011389522</text:p>
          </table:table-cell>
          <table:table-cell office:value-type="float" office:value="0.982532751091703" calcext:value-type="float">
            <text:p>0,982532751091703</text:p>
          </table:table-cell>
          <table:table-cell office:value-type="float" office:value="0.858511422254974" calcext:value-type="float">
            <text:p>0,858511422254974</text:p>
          </table:table-cell>
          <table:table-cell office:value-type="float" office:value="0.770034843205575" calcext:value-type="float">
            <text:p>0,770034843205575</text:p>
          </table:table-cell>
          <table:table-cell office:value-type="float" office:value="0.883008356545961" calcext:value-type="float">
            <text:p>0,883008356545961</text:p>
          </table:table-cell>
          <table:table-cell office:value-type="float" office:value="0.812683403977828" calcext:value-type="float">
            <text:p>0,812683403977828</text:p>
          </table:table-cell>
          <table:table-cell office:value-type="float" office:value="0.961538461538461" calcext:value-type="float">
            <text:p>0,961538461538461</text:p>
          </table:table-cell>
          <table:table-cell office:value-type="float" office:value="1" calcext:value-type="float">
            <text:p>1</text:p>
          </table:table-cell>
          <table:table-cell office:value-type="float" office:value="0.992424242424242" calcext:value-type="float">
            <text:p>0,992424242424242</text:p>
          </table:table-cell>
          <table:table-cell office:value-type="float" office:value="0.926599326599327" calcext:value-type="float">
            <text:p>0,926599326599327</text:p>
          </table:table-cell>
          <table:table-cell office:value-type="float" office:value="0.850970017636684" calcext:value-type="float">
            <text:p>0,850970017636684</text:p>
          </table:table-cell>
          <table:table-cell office:value-type="float" office:value="1" calcext:value-type="float">
            <text:p>1</text:p>
          </table:table-cell>
          <table:table-cell office:value-type="float" office:value="0.807051282051282" calcext:value-type="float">
            <text:p>0,807051282051282</text:p>
          </table:table-cell>
          <table:table-cell office:value-type="float" office:value="0.832775919732441" calcext:value-type="float">
            <text:p>0,832775919732441</text:p>
          </table:table-cell>
          <table:table-cell office:value-type="float" office:value="0.919089759797724" calcext:value-type="float">
            <text:p>0,919089759797724</text:p>
          </table:table-cell>
          <table:table-cell office:value-type="float" office:value="0.719325153374233" calcext:value-type="float">
            <text:p>0,719325153374233</text:p>
          </table:table-cell>
          <table:table-cell office:value-type="float" office:value="0.657841140529531" calcext:value-type="float">
            <text:p>0,657841140529531</text:p>
          </table:table-cell>
          <table:table-cell office:value-type="float" office:value="0.705293276108727" calcext:value-type="float">
            <text:p>0,705293276108727</text:p>
          </table:table-cell>
          <table:table-cell office:value-type="float" office:value="0.819477434679335" calcext:value-type="float">
            <text:p>0,819477434679335</text:p>
          </table:table-cell>
          <table:table-cell office:value-type="float" office:value="0.840354767184035" calcext:value-type="float">
            <text:p>0,840354767184035</text:p>
          </table:table-cell>
          <table:table-cell office:value-type="float" office:value="0.818181818181818" calcext:value-type="float">
            <text:p>0,818181818181818</text:p>
          </table:table-cell>
          <table:table-cell office:value-type="float" office:value="0.844331641285956" calcext:value-type="float">
            <text:p>0,844331641285956</text:p>
          </table:table-cell>
          <table:table-cell office:value-type="float" office:value="0.876078914919852" calcext:value-type="float">
            <text:p>0,876078914919852</text:p>
          </table:table-cell>
          <table:table-cell office:value-type="float" office:value="0.858887381275441" calcext:value-type="float">
            <text:p>0,858887381275441</text:p>
          </table:table-cell>
          <table:table-cell office:value-type="float" office:value="0.902287095574563" calcext:value-type="float">
            <text:p>0,902287095574563</text:p>
          </table:table-cell>
          <table:table-cell office:value-type="float" office:value="0.863719735876742" calcext:value-type="float">
            <text:p>0,863719735876742</text:p>
          </table:table-cell>
          <table:table-cell office:value-type="float" office:value="0.841041820500772" calcext:value-type="float">
            <text:p>0,841041820500772</text:p>
          </table:table-cell>
          <table:table-cell office:value-type="float" office:value="0.855679120329876" calcext:value-type="float">
            <text:p>0,855679120329876</text:p>
          </table:table-cell>
          <table:table-cell office:value-type="float" office:value="0.916943521594684" calcext:value-type="float">
            <text:p>0,916943521594684</text:p>
          </table:table-cell>
          <table:table-cell office:value-type="float" office:value="0.997160704145372" calcext:value-type="float">
            <text:p>0,997160704145372</text:p>
          </table:table-cell>
          <table:table-cell office:value-type="float" office:value="0.955349620893008" calcext:value-type="float">
            <text:p>0,955349620893008</text:p>
          </table:table-cell>
          <table:table-cell office:value-type="float" office:value="0.920435428005938" calcext:value-type="float">
            <text:p>0,920435428005938</text:p>
          </table:table-cell>
          <table:table-cell office:value-type="float" office:value="0.925317693059628" calcext:value-type="float">
            <text:p>0,925317693059628</text:p>
          </table:table-cell>
          <table:table-cell office:value-type="float" office:value="0.966052051982795" calcext:value-type="float">
            <text:p>0,966052051982795</text:p>
          </table:table-cell>
          <table:table-cell office:value-type="float" office:value="0.908160718742201" calcext:value-type="float">
            <text:p>0,908160718742201</text:p>
          </table:table-cell>
          <table:table-cell office:value-type="float" office:value="0.956211066324661" calcext:value-type="float">
            <text:p>0,956211066324661</text:p>
          </table:table-cell>
          <table:table-cell office:value-type="float" office:value="0.93107476635514" calcext:value-type="float">
            <text:p>0,93107476635514</text:p>
          </table:table-cell>
          <table:table-cell office:value-type="float" office:value="0.936815764779481" calcext:value-type="float">
            <text:p>0,936815764779481</text:p>
          </table:table-cell>
          <table:table-cell office:value-type="float" office:value="0.965016501650165" calcext:value-type="float">
            <text:p>0,965016501650165</text:p>
          </table:table-cell>
          <table:table-cell office:value-type="float" office:value="0.851783744023538" calcext:value-type="float">
            <text:p>0,851783744023538</text:p>
          </table:table-cell>
          <table:table-cell office:value-type="float" office:value="0.919673674301851" calcext:value-type="float">
            <text:p>0,919673674301851</text:p>
          </table:table-cell>
          <table:table-cell office:value-type="float" office:value="0.925" calcext:value-type="float">
            <text:p>0,925</text:p>
          </table:table-cell>
          <table:table-cell office:value-type="float" office:value="0.926439482961222" calcext:value-type="float">
            <text:p>0,926439482961222</text:p>
          </table:table-cell>
          <table:table-cell office:value-type="float" office:value="0.733848702374379" calcext:value-type="float">
            <text:p>0,733848702374379</text:p>
          </table:table-cell>
          <table:table-cell office:value-type="float" office:value="0.897047691143073" calcext:value-type="float">
            <text:p>0,897047691143073</text:p>
          </table:table-cell>
          <table:table-cell office:value-type="float" office:value="0.868190988567586" calcext:value-type="float">
            <text:p>0,868190988567586</text:p>
          </table:table-cell>
          <table:table-cell office:value-type="float" office:value="0.861647361647361" calcext:value-type="float">
            <text:p>0,861647361647361</text:p>
          </table:table-cell>
          <table:table-cell office:value-type="float" office:value="0.934675519383165" calcext:value-type="float">
            <text:p>0,934675519383165</text:p>
          </table:table-cell>
          <table:table-cell office:value-type="float" office:value="0.87779433681073" calcext:value-type="float">
            <text:p>0,87779433681073</text:p>
          </table:table-cell>
          <table:table-cell office:value-type="float" office:value="0.919972164231037" calcext:value-type="float">
            <text:p>0,919972164231037</text:p>
          </table:table-cell>
          <table:table-cell office:value-type="float" office:value="0.921183904223478" calcext:value-type="float">
            <text:p>0,921183904223478</text:p>
          </table:table-cell>
          <table:table-cell office:value-type="float" office:value="0.940685188341571" calcext:value-type="float">
            <text:p>0,940685188341571</text:p>
          </table:table-cell>
          <table:table-cell office:value-type="float" office:value="0.857452770496249" calcext:value-type="float">
            <text:p>0,857452770496249</text:p>
          </table:table-cell>
          <table:table-cell office:value-type="float" office:value="0.94835985709646" calcext:value-type="float">
            <text:p>0,94835985709646</text:p>
          </table:table-cell>
          <table:table-cell office:value-type="float" office:value="0.921019108280255" calcext:value-type="float">
            <text:p>0,921019108280255</text:p>
          </table:table-cell>
          <table:table-cell office:value-type="float" office:value="0.908754481323002" calcext:value-type="float">
            <text:p>0,908754481323002</text:p>
          </table:table-cell>
          <table:table-cell office:value-type="float" office:value="0.97238514173998" calcext:value-type="float">
            <text:p>0,97238514173998</text:p>
          </table:table-cell>
          <table:table-cell office:value-type="float" office:value="0.988461538461538" calcext:value-type="float">
            <text:p>0,988461538461538</text:p>
          </table:table-cell>
          <table:table-cell office:value-type="float" office:value="0.886312165957061" calcext:value-type="float">
            <text:p>0,886312165957061</text:p>
          </table:table-cell>
          <table:table-cell office:value-type="float" office:value="0.957083333333333" calcext:value-type="float">
            <text:p>0,957083333333333</text:p>
          </table:table-cell>
          <table:table-cell office:value-type="float" office:value="0.956085131894484" calcext:value-type="float">
            <text:p>0,956085131894484</text:p>
          </table:table-cell>
          <table:table-cell office:value-type="float" office:value="0.837202609363008" calcext:value-type="float">
            <text:p>0,837202609363008</text:p>
          </table:table-cell>
          <table:table-cell office:value-type="float" office:value="0.927760109041345" calcext:value-type="float">
            <text:p>0,927760109041345</text:p>
          </table:table-cell>
          <table:table-cell office:value-type="float" office:value="0.915378955114054" calcext:value-type="float">
            <text:p>0,915378955114054</text:p>
          </table:table-cell>
          <table:table-cell office:value-type="float" office:value="0.896691424713032" calcext:value-type="float">
            <text:p>0,896691424713032</text:p>
          </table:table-cell>
          <table:table-cell office:value-type="float" office:value="0.921095334685598" calcext:value-type="float">
            <text:p>0,921095334685598</text:p>
          </table:table-cell>
          <table:table-cell office:value-type="float" office:value="0.940993788819876" calcext:value-type="float">
            <text:p>0,940993788819876</text:p>
          </table:table-cell>
          <table:table-cell office:value-type="float" office:value="0.929713340683572" calcext:value-type="float">
            <text:p>0,929713340683572</text:p>
          </table:table-cell>
          <table:table-cell office:value-type="float" office:value="0.903089887640449" calcext:value-type="float">
            <text:p>0,903089887640449</text:p>
          </table:table-cell>
          <table:table-cell office:value-type="float" office:value="0.917682251274097" calcext:value-type="float">
            <text:p>0,917682251274097</text:p>
          </table:table-cell>
          <table:table-cell office:value-type="float" office:value="0.768041237113402" calcext:value-type="float">
            <text:p>0,768041237113402</text:p>
          </table:table-cell>
          <table:table-cell office:value-type="float" office:value="0.82001982160555" calcext:value-type="float">
            <text:p>0,82001982160555</text:p>
          </table:table-cell>
          <table:table-cell office:value-type="float" office:value="0.874493927125506" calcext:value-type="float">
            <text:p>0,874493927125506</text:p>
          </table:table-cell>
          <table:table-cell office:value-type="float" office:value="0.899108589951378" calcext:value-type="float">
            <text:p>0,899108589951378</text:p>
          </table:table-cell>
          <table:table-cell office:value-type="float" office:value="0.917424242424242" calcext:value-type="float">
            <text:p>0,917424242424242</text:p>
          </table:table-cell>
          <table:table-cell office:value-type="float" office:value="0.905508798775822" calcext:value-type="float">
            <text:p>0,905508798775822</text:p>
          </table:table-cell>
          <table:table-cell office:value-type="float" office:value="0.917675544794189" calcext:value-type="float">
            <text:p>0,917675544794189</text:p>
          </table:table-cell>
          <table:table-cell office:value-type="float" office:value="0.960750853242321" calcext:value-type="float">
            <text:p>0,960750853242321</text:p>
          </table:table-cell>
          <table:table-cell office:value-type="float" office:value="0.907735982966643" calcext:value-type="float">
            <text:p>0,907735982966643</text:p>
          </table:table-cell>
          <table:table-cell office:value-type="float" office:value="0.88062792979396" calcext:value-type="float">
            <text:p>0,88062792979396</text:p>
          </table:table-cell>
          <table:table-cell office:value-type="float" office:value="0.934684684684684" calcext:value-type="float">
            <text:p>0,934684684684684</text:p>
          </table:table-cell>
          <table:table-cell office:value-type="float" office:value="0.975289575289575" calcext:value-type="float">
            <text:p>0,975289575289575</text:p>
          </table:table-cell>
          <table:table-cell office:value-type="float" office:value="0.912721893491124" calcext:value-type="float">
            <text:p>0,912721893491124</text:p>
          </table:table-cell>
          <table:table-cell office:value-type="float" office:value="0.97366320830008" calcext:value-type="float">
            <text:p>0,97366320830008</text:p>
          </table:table-cell>
          <table:table-cell office:value-type="float" office:value="0.943272837878941" calcext:value-type="float">
            <text:p>0,943272837878941</text:p>
          </table:table-cell>
          <table:table-cell office:value-type="float" office:value="0.940627650551315" calcext:value-type="float">
            <text:p>0,940627650551315</text:p>
          </table:table-cell>
          <table:table-cell office:value-type="float" office:value="0.897101128568267" calcext:value-type="float">
            <text:p>0,897101128568267</text:p>
          </table:table-cell>
          <table:table-cell office:value-type="float" office:value="0.926810132257341" calcext:value-type="float">
            <text:p>0,926810132257341</text:p>
          </table:table-cell>
          <table:table-cell office:value-type="float" office:value="0.933107535986452" calcext:value-type="float">
            <text:p>0,933107535986452</text:p>
          </table:table-cell>
          <table:table-cell office:value-type="float" office:value="0.959424920127795" calcext:value-type="float">
            <text:p>0,959424920127795</text:p>
          </table:table-cell>
          <table:table-cell office:value-type="float" office:value="0.852350427350427" calcext:value-type="float">
            <text:p>0,852350427350427</text:p>
          </table:table-cell>
          <table:table-cell office:value-type="float" office:value="0.909605974761782" calcext:value-type="float">
            <text:p>0,909605974761782</text:p>
          </table:table-cell>
          <table:table-cell office:value-type="float" office:value="0.824788843056374" calcext:value-type="float">
            <text:p>0,824788843056374</text:p>
          </table:table-cell>
          <table:table-cell office:value-type="float" office:value="0.954234972677596" calcext:value-type="float">
            <text:p>0,954234972677596</text:p>
          </table:table-cell>
          <table:table-cell office:value-type="float" office:value="0.950788158400615" calcext:value-type="float">
            <text:p>0,950788158400615</text:p>
          </table:table-cell>
          <table:table-cell office:value-type="float" office:value="0.882952548330404" calcext:value-type="float">
            <text:p>0,882952548330404</text:p>
          </table:table-cell>
          <table:table-cell office:value-type="float" office:value="0.945880110146156" calcext:value-type="float">
            <text:p>0,945880110146156</text:p>
          </table:table-cell>
          <table:table-cell office:value-type="float" office:value="0.986935220468154" calcext:value-type="float">
            <text:p>0,986935220468154</text:p>
          </table:table-cell>
          <table:table-cell office:value-type="float" office:value="0.911288856571532" calcext:value-type="float">
            <text:p>0,911288856571532</text:p>
          </table:table-cell>
          <table:table-cell office:value-type="float" office:value="0.939326399207528" calcext:value-type="float">
            <text:p>0,939326399207528</text:p>
          </table:table-cell>
          <table:table-cell office:value-type="float" office:value="0.948071216617211" calcext:value-type="float">
            <text:p>0,948071216617211</text:p>
          </table:table-cell>
          <table:table-cell office:value-type="float" office:value="0.903769401330377" calcext:value-type="float">
            <text:p>0,903769401330377</text:p>
          </table:table-cell>
          <table:table-cell office:value-type="float" office:value="0.917952980289717" calcext:value-type="float">
            <text:p>0,917952980289717</text:p>
          </table:table-cell>
          <table:table-cell office:value-type="float" office:value="0.871245536651964" calcext:value-type="float">
            <text:p>0,871245536651964</text:p>
          </table:table-cell>
          <table:table-cell office:value-type="float" office:value="0.975222993062438" calcext:value-type="float">
            <text:p>0,975222993062438</text:p>
          </table:table-cell>
          <table:table-cell office:value-type="float" office:value="0.978905359179019" calcext:value-type="float">
            <text:p>0,978905359179019</text:p>
          </table:table-cell>
          <table:table-cell office:value-type="float" office:value="0.964580873671783" calcext:value-type="float">
            <text:p>0,964580873671783</text:p>
          </table:table-cell>
          <table:table-cell office:value-type="float" office:value="0.954173764906303" calcext:value-type="float">
            <text:p>0,954173764906303</text:p>
          </table:table-cell>
          <table:table-cell office:value-type="float" office:value="0.958036010896286" calcext:value-type="float">
            <text:p>0,958036010896286</text:p>
          </table:table-cell>
          <table:table-cell office:value-type="float" office:value="0.931829209121785" calcext:value-type="float">
            <text:p>0,931829209121785</text:p>
          </table:table-cell>
          <table:table-cell office:value-type="float" office:value="0.930567762348391" calcext:value-type="float">
            <text:p>0,930567762348391</text:p>
          </table:table-cell>
          <table:table-cell office:value-type="float" office:value="0.97143337254243" calcext:value-type="float">
            <text:p>0,97143337254243</text:p>
          </table:table-cell>
          <table:table-cell office:value-type="float" office:value="0.0436765479740396" calcext:value-type="float">
            <text:p>0,0436765479740396</text:p>
          </table:table-cell>
          <table:table-cell office:value-type="float" office:value="0" calcext:value-type="float">
            <text:p>0</text:p>
          </table:table-cell>
          <table:table-cell office:value-type="float" office:value="0.674679929999079" calcext:value-type="float">
            <text:p>0,674679929999079</text:p>
          </table:table-cell>
          <table:table-cell office:value-type="float" office:value="0.818507890961262" calcext:value-type="float">
            <text:p>0,818507890961262</text:p>
          </table:table-cell>
          <table:table-cell office:value-type="float" office:value="0.430523917995444" calcext:value-type="float">
            <text:p>0,430523917995444</text:p>
          </table:table-cell>
          <table:table-cell office:value-type="float" office:value="0.322969011725293" calcext:value-type="float">
            <text:p>0,322969011725293</text:p>
          </table:table-cell>
          <table:table-cell office:value-type="float" office:value="0" calcext:value-type="float">
            <text:p>0</text:p>
          </table:table-cell>
          <table:table-cell office:value-type="float" office:value="0.713814886020324" calcext:value-type="float">
            <text:p>0,713814886020324</text:p>
          </table:table-cell>
          <table:table-cell office:value-type="float" office:value="0.943381389252949" calcext:value-type="float">
            <text:p>0,943381389252949</text:p>
          </table:table-cell>
          <table:table-cell office:value-type="float" office:value="1" calcext:value-type="float">
            <text:p>1</text:p>
          </table:table-cell>
          <table:table-cell office:value-type="float" office:value="0.80984555984556" calcext:value-type="float">
            <text:p>0,80984555984556</text:p>
          </table:table-cell>
          <table:table-cell office:value-type="float" office:value="0.925925925925926" calcext:value-type="float">
            <text:p>0,925925925925926</text:p>
          </table:table-cell>
          <table:table-cell office:value-type="float" office:value="0.850283944243676" calcext:value-type="float">
            <text:p>0,850283944243676</text:p>
          </table:table-cell>
          <table:table-cell office:value-type="float" office:value="0.750351947442515" calcext:value-type="float">
            <text:p>0,750351947442515</text:p>
          </table:table-cell>
          <table:table-cell office:value-type="float" office:value="0.789349511290866" calcext:value-type="float">
            <text:p>0,789349511290866</text:p>
          </table:table-cell>
          <table:table-cell office:value-type="float" office:value="0.750287686996548" calcext:value-type="float">
            <text:p>0,750287686996548</text:p>
          </table:table-cell>
          <table:table-cell office:value-type="float" office:value="0.829158638407193" calcext:value-type="float">
            <text:p>0,829158638407193</text:p>
          </table:table-cell>
          <table:table-cell office:value-type="float" office:value="0.87117903930131" calcext:value-type="float">
            <text:p>0,87117903930131</text:p>
          </table:table-cell>
          <table:table-cell office:value-type="float" office:value="0.569966682532127" calcext:value-type="float">
            <text:p>0,569966682532127</text:p>
          </table:table-cell>
          <table:table-cell office:value-type="float" office:value="0.687891784889475" calcext:value-type="float">
            <text:p>0,687891784889475</text:p>
          </table:table-cell>
          <table:table-cell office:value-type="float" office:value="0.782694848084544" calcext:value-type="float">
            <text:p>0,782694848084544</text:p>
          </table:table-cell>
          <table:table-cell office:value-type="float" office:value="0.18720503408495" calcext:value-type="float">
            <text:p>0,18720503408495</text:p>
          </table:table-cell>
          <table:table-cell office:value-type="float" office:value="0.568060836501901" calcext:value-type="float">
            <text:p>0,568060836501901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60674157303371" calcext:value-type="float">
            <text:p>0,960674157303371</text:p>
          </table:table-cell>
          <table:table-cell office:value-type="float" office:value="0.736196319018405" calcext:value-type="float">
            <text:p>0,736196319018405</text:p>
          </table:table-cell>
          <table:table-cell office:value-type="float" office:value="0.582181259600614" calcext:value-type="float">
            <text:p>0,582181259600614</text:p>
          </table:table-cell>
          <table:table-cell office:value-type="float" office:value="0.675" calcext:value-type="float">
            <text:p>0,675</text:p>
          </table:table-cell>
          <table:table-cell office:value-type="float" office:value="0.840749414519906" calcext:value-type="float">
            <text:p>0,840749414519906</text:p>
          </table:table-cell>
          <table:table-cell office:value-type="float" office:value="0.404399870592041" calcext:value-type="float">
            <text:p>0,404399870592041</text:p>
          </table:table-cell>
          <table:table-cell office:value-type="float" office:value="0.800967261904762" calcext:value-type="float">
            <text:p>0,800967261904762</text:p>
          </table:table-cell>
          <table:table-cell office:value-type="float" office:value="0.838280450358239" calcext:value-type="float">
            <text:p>0,838280450358239</text:p>
          </table:table-cell>
          <table:table-cell office:value-type="float" office:value="0.915031900304096" calcext:value-type="float">
            <text:p>0,915031900304096</text:p>
          </table:table-cell>
          <table:table-cell office:value-type="float" office:value="0.667955886578116" calcext:value-type="float">
            <text:p>0,667955886578116</text:p>
          </table:table-cell>
          <table:table-cell office:value-type="float" office:value="0.896381578947368" calcext:value-type="float">
            <text:p>0,896381578947368</text:p>
          </table:table-cell>
          <table:table-cell office:value-type="float" office:value="0.344409519533004" calcext:value-type="float">
            <text:p>0,344409519533004</text:p>
          </table:table-cell>
          <table:table-cell office:value-type="float" office:value="0.771844660194175" calcext:value-type="float">
            <text:p>0,771844660194175</text:p>
          </table:table-cell>
          <table:table-cell office:value-type="float" office:value="0.748466257668712" calcext:value-type="float">
            <text:p>0,748466257668712</text:p>
          </table:table-cell>
          <table:table-cell office:value-type="float" office:value="0.718390804597701" calcext:value-type="float">
            <text:p>0,718390804597701</text:p>
          </table:table-cell>
          <table:table-cell office:value-type="float" office:value="0.793221793221793" calcext:value-type="float">
            <text:p>0,793221793221793</text:p>
          </table:table-cell>
          <table:table-cell office:value-type="float" office:value="0.777663407102419" calcext:value-type="float">
            <text:p>0,777663407102419</text:p>
          </table:table-cell>
          <table:table-cell office:value-type="float" office:value="0.634527280299875" calcext:value-type="float">
            <text:p>0,634527280299875</text:p>
          </table:table-cell>
          <table:table-cell office:value-type="float" office:value="0.61151832460733" calcext:value-type="float">
            <text:p>0,61151832460733</text:p>
          </table:table-cell>
          <table:table-cell office:value-type="float" office:value="0.902439024390244" calcext:value-type="float">
            <text:p>0,902439024390244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5416" calcext:value-type="float">
            <text:p>0,5416</text:p>
          </table:table-cell>
          <table:table-cell office:value-type="float" office:value="0.706543967280164" calcext:value-type="float">
            <text:p>0,706543967280164</text:p>
          </table:table-cell>
          <table:table-cell office:value-type="float" office:value="0.4625520110957" calcext:value-type="float">
            <text:p>0,4625520110957</text:p>
          </table:table-cell>
          <table:table-cell office:value-type="float" office:value="0.560396741055615" calcext:value-type="float">
            <text:p>0,560396741055615</text:p>
          </table:table-cell>
          <table:table-cell office:value-type="float" office:value="0.756812981069274" calcext:value-type="float">
            <text:p>0,756812981069274</text:p>
          </table:table-cell>
          <table:table-cell office:value-type="float" office:value="0.80006105006105" calcext:value-type="float">
            <text:p>0,80006105006105</text:p>
          </table:table-cell>
          <table:table-cell office:value-type="float" office:value="0.71993607670795" calcext:value-type="float">
            <text:p>0,71993607670795</text:p>
          </table:table-cell>
          <table:table-cell office:value-type="float" office:value="0.50263435194942" calcext:value-type="float">
            <text:p>0,50263435194942</text:p>
          </table:table-cell>
          <table:table-cell office:value-type="float" office:value="0.752920560747663" calcext:value-type="float">
            <text:p>0,752920560747663</text:p>
          </table:table-cell>
          <table:table-cell office:value-type="float" office:value="0.764337892446379" calcext:value-type="float">
            <text:p>0,764337892446379</text:p>
          </table:table-cell>
          <table:table-cell office:value-type="float" office:value="0.844694307800422" calcext:value-type="float">
            <text:p>0,844694307800422</text:p>
          </table:table-cell>
          <table:table-cell office:value-type="float" office:value="0.411444141689373" calcext:value-type="float">
            <text:p>0,411444141689373</text:p>
          </table:table-cell>
          <table:table-cell office:value-type="float" office:value="0.888711607499003" calcext:value-type="float">
            <text:p>0,888711607499003</text:p>
          </table:table-cell>
          <table:table-cell office:value-type="float" office:value="0.889624139756485" calcext:value-type="float">
            <text:p>0,889624139756485</text:p>
          </table:table-cell>
          <table:table-cell office:value-type="float" office:value="0.679065478020289" calcext:value-type="float">
            <text:p>0,679065478020289</text:p>
          </table:table-cell>
          <table:table-cell office:value-type="float" office:value="0.565650467853909" calcext:value-type="float">
            <text:p>0,565650467853909</text:p>
          </table:table-cell>
          <table:table-cell office:value-type="float" office:value="0.901041666666667" calcext:value-type="float">
            <text:p>0,901041666666667</text:p>
          </table:table-cell>
          <table:table-cell office:value-type="float" office:value="0.756981132075472" calcext:value-type="float">
            <text:p>0,756981132075472</text:p>
          </table:table-cell>
          <table:table-cell office:value-type="float" office:value="0.746013667425968" calcext:value-type="float">
            <text:p>0,746013667425968</text:p>
          </table:table-cell>
          <table:table-cell office:value-type="float" office:value="0.628548256285483" calcext:value-type="float">
            <text:p>0,628548256285483</text:p>
          </table:table-cell>
          <table:table-cell office:value-type="float" office:value="0.24199843871975" calcext:value-type="float">
            <text:p>0,24199843871975</text:p>
          </table:table-cell>
          <table:table-cell office:value-type="float" office:value="0.331491712707182" calcext:value-type="float">
            <text:p>0,331491712707182</text:p>
          </table:table-cell>
          <table:table-cell office:value-type="float" office:value="0.645460160592959" calcext:value-type="float">
            <text:p>0,645460160592959</text:p>
          </table:table-cell>
          <table:table-cell office:value-type="float" office:value="0.718480138169257" calcext:value-type="float">
            <text:p>0,718480138169257</text:p>
          </table:table-cell>
          <table:table-cell office:value-type="float" office:value="0.930811509860976" calcext:value-type="float">
            <text:p>0,930811509860976</text:p>
          </table:table-cell>
          <table:table-cell office:value-type="float" office:value="0.532633158289572" calcext:value-type="float">
            <text:p>0,532633158289572</text:p>
          </table:table-cell>
          <table:table-cell office:value-type="float" office:value="0.792763157894737" calcext:value-type="float">
            <text:p>0,792763157894737</text:p>
          </table:table-cell>
          <table:table-cell office:value-type="float" office:value="0.827733199598796" calcext:value-type="float">
            <text:p>0,827733199598796</text:p>
          </table:table-cell>
          <table:table-cell office:value-type="float" office:value="0.706388206388206" calcext:value-type="float">
            <text:p>0,706388206388206</text:p>
          </table:table-cell>
          <table:table-cell office:value-type="float" office:value="0.888178913738019" calcext:value-type="float">
            <text:p>0,888178913738019</text:p>
          </table:table-cell>
        </table:table-row>
        <table:table-row table:style-name="ro1">
          <table:table-cell office:value-type="string" calcext:value-type="string">
            <text:p>ratio_FS</text:p>
          </table:table-cell>
          <table:table-cell office:value-type="float" office:value="0.5" calcext:value-type="float">
            <text:p>0,5</text:p>
          </table:table-cell>
          <table:table-cell office:value-type="float" office:value="0.400646073010564" calcext:value-type="float">
            <text:p>0,400646073010564</text:p>
          </table:table-cell>
          <table:table-cell office:value-type="float" office:value="0.796990084531227" calcext:value-type="float">
            <text:p>0,796990084531227</text:p>
          </table:table-cell>
          <table:table-cell office:value-type="float" office:value="0.219929636218072" calcext:value-type="float">
            <text:p>0,219929636218072</text:p>
          </table:table-cell>
          <table:table-cell office:value-type="float" office:value="0.148100628607739" calcext:value-type="float">
            <text:p>0,148100628607739</text:p>
          </table:table-cell>
          <table:table-cell office:value-type="float" office:value="0.248932032517735" calcext:value-type="float">
            <text:p>0,248932032517735</text:p>
          </table:table-cell>
          <table:table-cell office:value-type="float" office:value="0.247599063576042" calcext:value-type="float">
            <text:p>0,247599063576042</text:p>
          </table:table-cell>
          <table:table-cell office:value-type="float" office:value="0.405271628546262" calcext:value-type="float">
            <text:p>0,405271628546262</text:p>
          </table:table-cell>
          <table:table-cell office:value-type="float" office:value="0.20404944112326" calcext:value-type="float">
            <text:p>0,20404944112326</text:p>
          </table:table-cell>
          <table:table-cell office:value-type="float" office:value="0.234819573729229" calcext:value-type="float">
            <text:p>0,234819573729229</text:p>
          </table:table-cell>
          <table:table-cell office:value-type="float" office:value="0.50131325305113" calcext:value-type="float">
            <text:p>0,50131325305113</text:p>
          </table:table-cell>
          <table:table-cell office:value-type="float" office:value="0.324947246397332" calcext:value-type="float">
            <text:p>0,324947246397332</text:p>
          </table:table-cell>
          <table:table-cell office:value-type="float" office:value="0.253517449552887" calcext:value-type="float">
            <text:p>0,253517449552887</text:p>
          </table:table-cell>
          <table:table-cell office:value-type="float" office:value="0.439658939236018" calcext:value-type="float">
            <text:p>0,439658939236018</text:p>
          </table:table-cell>
          <table:table-cell office:value-type="float" office:value="0.259067364078585" calcext:value-type="float">
            <text:p>0,259067364078585</text:p>
          </table:table-cell>
          <table:table-cell office:value-type="float" office:value="0.288008090124699" calcext:value-type="float">
            <text:p>0,288008090124699</text:p>
          </table:table-cell>
          <table:table-cell office:value-type="float" office:value="0.479586763418774" calcext:value-type="float">
            <text:p>0,479586763418774</text:p>
          </table:table-cell>
          <table:table-cell office:value-type="float" office:value="0.377439757262785" calcext:value-type="float">
            <text:p>0,377439757262785</text:p>
          </table:table-cell>
          <table:table-cell office:value-type="float" office:value="0.169755020264603" calcext:value-type="float">
            <text:p>0,169755020264603</text:p>
          </table:table-cell>
          <table:table-cell office:value-type="float" office:value="0.364221540932978" calcext:value-type="float">
            <text:p>0,364221540932978</text:p>
          </table:table-cell>
          <table:table-cell office:value-type="float" office:value="0.317045369355482" calcext:value-type="float">
            <text:p>0,317045369355482</text:p>
          </table:table-cell>
          <table:table-cell office:value-type="float" office:value="0.303775964760387" calcext:value-type="float">
            <text:p>0,303775964760387</text:p>
          </table:table-cell>
          <table:table-cell office:value-type="float" office:value="0.822677244136264" calcext:value-type="float">
            <text:p>0,822677244136264</text:p>
          </table:table-cell>
          <table:table-cell office:value-type="float" office:value="0.532703096969558" calcext:value-type="float">
            <text:p>0,532703096969558</text:p>
          </table:table-cell>
          <table:table-cell office:value-type="float" office:value="0.555574621360921" calcext:value-type="float">
            <text:p>0,555574621360921</text:p>
          </table:table-cell>
          <table:table-cell office:value-type="float" office:value="0.492907517979762" calcext:value-type="float">
            <text:p>0,492907517979762</text:p>
          </table:table-cell>
          <table:table-cell office:value-type="float" office:value="0.101373932473756" calcext:value-type="float">
            <text:p>0,101373932473756</text:p>
          </table:table-cell>
          <table:table-cell office:value-type="float" office:value="0.287636244910631" calcext:value-type="float">
            <text:p>0,287636244910631</text:p>
          </table:table-cell>
          <table:table-cell office:value-type="float" office:value="0.285244568189145" calcext:value-type="float">
            <text:p>0,285244568189145</text:p>
          </table:table-cell>
          <table:table-cell office:value-type="float" office:value="0.641528066581073" calcext:value-type="float">
            <text:p>0,641528066581073</text:p>
          </table:table-cell>
          <table:table-cell office:value-type="float" office:value="0.0787226089591783" calcext:value-type="float">
            <text:p>0,0787226089591783</text:p>
          </table:table-cell>
          <table:table-cell office:value-type="float" office:value="0.262445139458924" calcext:value-type="float">
            <text:p>0,262445139458924</text:p>
          </table:table-cell>
          <table:table-cell office:value-type="float" office:value="0.525398645225534" calcext:value-type="float">
            <text:p>0,525398645225534</text:p>
          </table:table-cell>
          <table:table-cell office:value-type="float" office:value="0.328298193332567" calcext:value-type="float">
            <text:p>0,328298193332567</text:p>
          </table:table-cell>
          <table:table-cell office:value-type="float" office:value="0.272883775476248" calcext:value-type="float">
            <text:p>0,272883775476248</text:p>
          </table:table-cell>
          <table:table-cell office:value-type="float" office:value="0.537935899762849" calcext:value-type="float">
            <text:p>0,537935899762849</text:p>
          </table:table-cell>
          <table:table-cell office:value-type="float" office:value="0.310707662840031" calcext:value-type="float">
            <text:p>0,310707662840031</text:p>
          </table:table-cell>
          <table:table-cell office:value-type="float" office:value="0.224983696446914" calcext:value-type="float">
            <text:p>0,224983696446914</text:p>
          </table:table-cell>
          <table:table-cell office:value-type="float" office:value="0.496843252336061" calcext:value-type="float">
            <text:p>0,496843252336061</text:p>
          </table:table-cell>
          <table:table-cell office:value-type="float" office:value="0.194894737487852" calcext:value-type="float">
            <text:p>0,194894737487852</text:p>
          </table:table-cell>
          <table:table-cell office:value-type="float" office:value="0.371959995115748" calcext:value-type="float">
            <text:p>0,371959995115748</text:p>
          </table:table-cell>
          <table:table-cell office:value-type="float" office:value="0.306977065147557" calcext:value-type="float">
            <text:p>0,306977065147557</text:p>
          </table:table-cell>
          <table:table-cell office:value-type="float" office:value="1" calcext:value-type="float">
            <text:p>1</text:p>
          </table:table-cell>
          <table:table-cell office:value-type="float" office:value="0.280664516779698" calcext:value-type="float">
            <text:p>0,280664516779698</text:p>
          </table:table-cell>
          <table:table-cell office:value-type="float" office:value="0.588710005799531" calcext:value-type="float">
            <text:p>0,588710005799531</text:p>
          </table:table-cell>
          <table:table-cell office:value-type="float" office:value="0.169143221906282" calcext:value-type="float">
            <text:p>0,169143221906282</text:p>
          </table:table-cell>
          <table:table-cell office:value-type="float" office:value="0" calcext:value-type="float">
            <text:p>0</text:p>
          </table:table-cell>
          <table:table-cell office:value-type="float" office:value="0.446897849337707" calcext:value-type="float">
            <text:p>0,446897849337707</text:p>
          </table:table-cell>
          <table:table-cell office:value-type="float" office:value="0.59434264264964" calcext:value-type="float">
            <text:p>0,59434264264964</text:p>
          </table:table-cell>
          <table:table-cell office:value-type="float" office:value="0.122784871247007" calcext:value-type="float">
            <text:p>0,122784871247007</text:p>
          </table:table-cell>
          <table:table-cell office:value-type="float" office:value="0.363072308173997" calcext:value-type="float">
            <text:p>0,363072308173997</text:p>
          </table:table-cell>
          <table:table-cell office:value-type="float" office:value="1" calcext:value-type="float">
            <text:p>1</text:p>
          </table:table-cell>
          <table:table-cell office:value-type="float" office:value="0.412808286211033" calcext:value-type="float">
            <text:p>0,412808286211033</text:p>
          </table:table-cell>
          <table:table-cell office:value-type="float" office:value="0.204671210470765" calcext:value-type="float">
            <text:p>0,204671210470765</text:p>
          </table:table-cell>
          <table:table-cell office:value-type="float" office:value="0.160150244540909" calcext:value-type="float">
            <text:p>0,160150244540909</text:p>
          </table:table-cell>
          <table:table-cell office:value-type="float" office:value="0.0540039934112105" calcext:value-type="float">
            <text:p>0,0540039934112105</text:p>
          </table:table-cell>
          <table:table-cell office:value-type="float" office:value="0.0919356616679128" calcext:value-type="float">
            <text:p>0,0919356616679128</text:p>
          </table:table-cell>
          <table:table-cell office:value-type="float" office:value="0.731498055665415" calcext:value-type="float">
            <text:p>0,731498055665415</text:p>
          </table:table-cell>
          <table:table-cell office:value-type="float" office:value="0.13649626450746" calcext:value-type="float">
            <text:p>0,13649626450746</text:p>
          </table:table-cell>
          <table:table-cell office:value-type="float" office:value="1" calcext:value-type="float">
            <text:p>1</text:p>
          </table:table-cell>
          <table:table-cell office:value-type="float" office:value="0.0579069069294085" calcext:value-type="float">
            <text:p>0,0579069069294085</text:p>
          </table:table-cell>
          <table:table-cell office:value-type="float" office:value="0.300371744123181" calcext:value-type="float">
            <text:p>0,300371744123181</text:p>
          </table:table-cell>
          <table:table-cell office:value-type="float" office:value="0.237288174935098" calcext:value-type="float">
            <text:p>0,237288174935098</text:p>
          </table:table-cell>
          <table:table-cell office:value-type="float" office:value="0.0640734222266241" calcext:value-type="float">
            <text:p>0,0640734222266241</text:p>
          </table:table-cell>
          <table:table-cell office:value-type="float" office:value="0.460178219161529" calcext:value-type="float">
            <text:p>0,460178219161529</text:p>
          </table:table-cell>
          <table:table-cell office:value-type="float" office:value="0.0333069304855008" calcext:value-type="float">
            <text:p>0,0333069304855008</text:p>
          </table:table-cell>
          <table:table-cell office:value-type="float" office:value="0.0610414722052291" calcext:value-type="float">
            <text:p>0,0610414722052291</text:p>
          </table:table-cell>
          <table:table-cell office:value-type="float" office:value="0.117687948337462" calcext:value-type="float">
            <text:p>0,117687948337462</text:p>
          </table:table-cell>
          <table:table-cell office:value-type="float" office:value="0.117936612447334" calcext:value-type="float">
            <text:p>0,117936612447334</text:p>
          </table:table-cell>
          <table:table-cell office:value-type="float" office:value="0.554685912665582" calcext:value-type="float">
            <text:p>0,554685912665582</text:p>
          </table:table-cell>
          <table:table-cell office:value-type="float" office:value="0.149259915730407" calcext:value-type="float">
            <text:p>0,149259915730407</text:p>
          </table:table-cell>
          <table:table-cell office:value-type="float" office:value="0.123371064329593" calcext:value-type="float">
            <text:p>0,123371064329593</text:p>
          </table:table-cell>
          <table:table-cell office:value-type="float" office:value="0.862470026337657" calcext:value-type="float">
            <text:p>0,862470026337657</text:p>
          </table:table-cell>
          <table:table-cell office:value-type="float" office:value="0.181048027970945" calcext:value-type="float">
            <text:p>0,181048027970945</text:p>
          </table:table-cell>
          <table:table-cell office:value-type="float" office:value="0.372393993514987" calcext:value-type="float">
            <text:p>0,372393993514987</text:p>
          </table:table-cell>
          <table:table-cell office:value-type="float" office:value="0.257875332097656" calcext:value-type="float">
            <text:p>0,257875332097656</text:p>
          </table:table-cell>
          <table:table-cell office:value-type="float" office:value="0.080692442377921" calcext:value-type="float">
            <text:p>0,080692442377921</text:p>
          </table:table-cell>
          <table:table-cell office:value-type="float" office:value="0.718743355926983" calcext:value-type="float">
            <text:p>0,718743355926983</text:p>
          </table:table-cell>
          <table:table-cell office:value-type="float" office:value="0.412372510808323" calcext:value-type="float">
            <text:p>0,412372510808323</text:p>
          </table:table-cell>
          <table:table-cell office:value-type="float" office:value="0.394108943180976" calcext:value-type="float">
            <text:p>0,394108943180976</text:p>
          </table:table-cell>
          <table:table-cell office:value-type="float" office:value="0.559545284156989" calcext:value-type="float">
            <text:p>0,559545284156989</text:p>
          </table:table-cell>
          <table:table-cell office:value-type="float" office:value="0.236464649060791" calcext:value-type="float">
            <text:p>0,236464649060791</text:p>
          </table:table-cell>
          <table:table-cell office:value-type="float" office:value="0.22246570526686" calcext:value-type="float">
            <text:p>0,22246570526686</text:p>
          </table:table-cell>
          <table:table-cell office:value-type="float" office:value="0.456769216370963" calcext:value-type="float">
            <text:p>0,456769216370963</text:p>
          </table:table-cell>
          <table:table-cell office:value-type="float" office:value="0.296784728462981" calcext:value-type="float">
            <text:p>0,296784728462981</text:p>
          </table:table-cell>
          <table:table-cell office:value-type="float" office:value="0.551697531075619" calcext:value-type="float">
            <text:p>0,551697531075619</text:p>
          </table:table-cell>
          <table:table-cell office:value-type="float" office:value="0.441155985708795" calcext:value-type="float">
            <text:p>0,441155985708795</text:p>
          </table:table-cell>
          <table:table-cell office:value-type="float" office:value="0.333651440750588" calcext:value-type="float">
            <text:p>0,333651440750588</text:p>
          </table:table-cell>
          <table:table-cell office:value-type="float" office:value="0.635186226155403" calcext:value-type="float">
            <text:p>0,635186226155403</text:p>
          </table:table-cell>
          <table:table-cell office:value-type="float" office:value="0.101389915414562" calcext:value-type="float">
            <text:p>0,101389915414562</text:p>
          </table:table-cell>
          <table:table-cell office:value-type="float" office:value="0.17566554736746" calcext:value-type="float">
            <text:p>0,17566554736746</text:p>
          </table:table-cell>
          <table:table-cell office:value-type="float" office:value="0.387471281173423" calcext:value-type="float">
            <text:p>0,387471281173423</text:p>
          </table:table-cell>
          <table:table-cell office:value-type="float" office:value="0.271382035412143" calcext:value-type="float">
            <text:p>0,271382035412143</text:p>
          </table:table-cell>
          <table:table-cell office:value-type="float" office:value="0.422072233573565" calcext:value-type="float">
            <text:p>0,422072233573565</text:p>
          </table:table-cell>
          <table:table-cell office:value-type="float" office:value="0.314368386405797" calcext:value-type="float">
            <text:p>0,314368386405797</text:p>
          </table:table-cell>
          <table:table-cell office:value-type="float" office:value="0.340000595182636" calcext:value-type="float">
            <text:p>0,340000595182636</text:p>
          </table:table-cell>
          <table:table-cell office:value-type="float" office:value="0.461815571996917" calcext:value-type="float">
            <text:p>0,461815571996917</text:p>
          </table:table-cell>
          <table:table-cell office:value-type="float" office:value="0.717422668606252" calcext:value-type="float">
            <text:p>0,717422668606252</text:p>
          </table:table-cell>
          <table:table-cell office:value-type="float" office:value="0.242609130317899" calcext:value-type="float">
            <text:p>0,242609130317899</text:p>
          </table:table-cell>
          <table:table-cell office:value-type="float" office:value="0.520112716642731" calcext:value-type="float">
            <text:p>0,520112716642731</text:p>
          </table:table-cell>
          <table:table-cell office:value-type="float" office:value="0.635718092437915" calcext:value-type="float">
            <text:p>0,635718092437915</text:p>
          </table:table-cell>
          <table:table-cell office:value-type="float" office:value="0.481512107516174" calcext:value-type="float">
            <text:p>0,481512107516174</text:p>
          </table:table-cell>
          <table:table-cell office:value-type="float" office:value="0.972350280987123" calcext:value-type="float">
            <text:p>0,972350280987123</text:p>
          </table:table-cell>
          <table:table-cell office:value-type="float" office:value="0.307670742481104" calcext:value-type="float">
            <text:p>0,307670742481104</text:p>
          </table:table-cell>
          <table:table-cell office:value-type="float" office:value="0.180449556849182" calcext:value-type="float">
            <text:p>0,180449556849182</text:p>
          </table:table-cell>
          <table:table-cell office:value-type="float" office:value="0.535892625905727" calcext:value-type="float">
            <text:p>0,535892625905727</text:p>
          </table:table-cell>
          <table:table-cell office:value-type="float" office:value="0.147068830814502" calcext:value-type="float">
            <text:p>0,147068830814502</text:p>
          </table:table-cell>
          <table:table-cell office:value-type="float" office:value="0.306744929295692" calcext:value-type="float">
            <text:p>0,306744929295692</text:p>
          </table:table-cell>
          <table:table-cell office:value-type="float" office:value="0.287281005180939" calcext:value-type="float">
            <text:p>0,287281005180939</text:p>
          </table:table-cell>
          <table:table-cell office:value-type="float" office:value="0.370533114147386" calcext:value-type="float">
            <text:p>0,370533114147386</text:p>
          </table:table-cell>
          <table:table-cell office:value-type="float" office:value="0.207287829889846" calcext:value-type="float">
            <text:p>0,207287829889846</text:p>
          </table:table-cell>
          <table:table-cell office:value-type="float" office:value="1" calcext:value-type="float">
            <text:p>1</text:p>
          </table:table-cell>
          <table:table-cell office:value-type="float" office:value="0.728464374462765" calcext:value-type="float">
            <text:p>0,728464374462765</text:p>
          </table:table-cell>
          <table:table-cell office:value-type="float" office:value="0.0233418519279862" calcext:value-type="float">
            <text:p>0,0233418519279862</text:p>
          </table:table-cell>
          <table:table-cell office:value-type="float" office:value="0.374963607159341" calcext:value-type="float">
            <text:p>0,374963607159341</text:p>
          </table:table-cell>
          <table:table-cell office:value-type="float" office:value="0.21595014902662" calcext:value-type="float">
            <text:p>0,21595014902662</text:p>
          </table:table-cell>
          <table:table-cell office:value-type="float" office:value="0.124274544611699" calcext:value-type="float">
            <text:p>0,124274544611699</text:p>
          </table:table-cell>
          <table:table-cell office:value-type="float" office:value="0.46480965931571" calcext:value-type="float">
            <text:p>0,46480965931571</text:p>
          </table:table-cell>
          <table:table-cell office:value-type="float" office:value="0.58931229741535" calcext:value-type="float">
            <text:p>0,58931229741535</text:p>
          </table:table-cell>
          <table:table-cell office:value-type="float" office:value="0.599481794502978" calcext:value-type="float">
            <text:p>0,599481794502978</text:p>
          </table:table-cell>
          <table:table-cell office:value-type="float" office:value="0.406986972028971" calcext:value-type="float">
            <text:p>0,406986972028971</text:p>
          </table:table-cell>
          <table:table-cell office:value-type="float" office:value="0.132068795059342" calcext:value-type="float">
            <text:p>0,132068795059342</text:p>
          </table:table-cell>
          <table:table-cell office:value-type="float" office:value="0.514836097037755" calcext:value-type="float">
            <text:p>0,514836097037755</text:p>
          </table:table-cell>
          <table:table-cell office:value-type="float" office:value="0.322507442578155" calcext:value-type="float">
            <text:p>0,322507442578155</text:p>
          </table:table-cell>
          <table:table-cell office:value-type="float" office:value="0.5335769932107" calcext:value-type="float">
            <text:p>0,5335769932107</text:p>
          </table:table-cell>
          <table:table-cell office:value-type="float" office:value="0.629761507441601" calcext:value-type="float">
            <text:p>0,629761507441601</text:p>
          </table:table-cell>
          <table:table-cell office:value-type="float" office:value="0.704698132809894" calcext:value-type="float">
            <text:p>0,704698132809894</text:p>
          </table:table-cell>
          <table:table-cell office:value-type="float" office:value="0.357158476922373" calcext:value-type="float">
            <text:p>0,357158476922373</text:p>
          </table:table-cell>
          <table:table-cell office:value-type="float" office:value="0.507921777576755" calcext:value-type="float">
            <text:p>0,507921777576755</text:p>
          </table:table-cell>
          <table:table-cell office:value-type="float" office:value="0.354513861077007" calcext:value-type="float">
            <text:p>0,354513861077007</text:p>
          </table:table-cell>
          <table:table-cell office:value-type="float" office:value="0.39036211283385" calcext:value-type="float">
            <text:p>0,39036211283385</text:p>
          </table:table-cell>
          <table:table-cell office:value-type="float" office:value="0.268783731628545" calcext:value-type="float">
            <text:p>0,268783731628545</text:p>
          </table:table-cell>
          <table:table-cell office:value-type="float" office:value="0.0756217471692898" calcext:value-type="float">
            <text:p>0,0756217471692898</text:p>
          </table:table-cell>
          <table:table-cell office:value-type="float" office:value="0.0120495815936323" calcext:value-type="float">
            <text:p>0,0120495815936323</text:p>
          </table:table-cell>
          <table:table-cell office:value-type="float" office:value="0.275549967263963" calcext:value-type="float">
            <text:p>0,275549967263963</text:p>
          </table:table-cell>
          <table:table-cell office:value-type="float" office:value="0.234110511755282" calcext:value-type="float">
            <text:p>0,234110511755282</text:p>
          </table:table-cell>
          <table:table-cell office:value-type="float" office:value="0.172223897193148" calcext:value-type="float">
            <text:p>0,172223897193148</text:p>
          </table:table-cell>
          <table:table-cell office:value-type="float" office:value="0.417076179212415" calcext:value-type="float">
            <text:p>0,417076179212415</text:p>
          </table:table-cell>
          <table:table-cell office:value-type="float" office:value="0.101341389039614" calcext:value-type="float">
            <text:p>0,101341389039614</text:p>
          </table:table-cell>
          <table:table-cell office:value-type="float" office:value="0.0445838256147202" calcext:value-type="float">
            <text:p>0,0445838256147202</text:p>
          </table:table-cell>
          <table:table-cell office:value-type="float" office:value="0.458126428029631" calcext:value-type="float">
            <text:p>0,458126428029631</text:p>
          </table:table-cell>
          <table:table-cell office:value-type="float" office:value="0.159936034225802" calcext:value-type="float">
            <text:p>0,159936034225802</text:p>
          </table:table-cell>
          <table:table-cell office:value-type="float" office:value="0.139204441915925" calcext:value-type="float">
            <text:p>0,139204441915925</text:p>
          </table:table-cell>
          <table:table-cell office:value-type="float" office:value="0.179237617956212" calcext:value-type="float">
            <text:p>0,179237617956212</text:p>
          </table:table-cell>
          <table:table-cell office:value-type="float" office:value="0.161476709718119" calcext:value-type="float">
            <text:p>0,161476709718119</text:p>
          </table:table-cell>
          <table:table-cell office:value-type="float" office:value="0.437370109592704" calcext:value-type="float">
            <text:p>0,437370109592704</text:p>
          </table:table-cell>
          <table:table-cell office:value-type="float" office:value="0.819933975776233" calcext:value-type="float">
            <text:p>0,819933975776233</text:p>
          </table:table-cell>
          <table:table-cell office:value-type="float" office:value="0.106819081442086" calcext:value-type="float">
            <text:p>0,106819081442086</text:p>
          </table:table-cell>
          <table:table-cell office:value-type="float" office:value="0.144575560060021" calcext:value-type="float">
            <text:p>0,144575560060021</text:p>
          </table:table-cell>
          <table:table-cell office:value-type="float" office:value="0.347645046697359" calcext:value-type="float">
            <text:p>0,347645046697359</text:p>
          </table:table-cell>
          <table:table-cell office:value-type="float" office:value="0.30262048249896" calcext:value-type="float">
            <text:p>0,30262048249896</text:p>
          </table:table-cell>
          <table:table-cell office:value-type="float" office:value="0.291856450130382" calcext:value-type="float">
            <text:p>0,291856450130382</text:p>
          </table:table-cell>
          <table:table-cell office:value-type="float" office:value="0.745414023763552" calcext:value-type="float">
            <text:p>0,745414023763552</text:p>
          </table:table-cell>
          <table:table-cell office:value-type="float" office:value="0.100567138627122" calcext:value-type="float">
            <text:p>0,100567138627122</text:p>
          </table:table-cell>
          <table:table-cell office:value-type="float" office:value="0.269859620570022" calcext:value-type="float">
            <text:p>0,269859620570022</text:p>
          </table:table-cell>
          <table:table-cell office:value-type="float" office:value="0.496587301914221" calcext:value-type="float">
            <text:p>0,496587301914221</text:p>
          </table:table-cell>
          <table:table-cell office:value-type="float" office:value="0.347150173220699" calcext:value-type="float">
            <text:p>0,347150173220699</text:p>
          </table:table-cell>
          <table:table-cell office:value-type="float" office:value="0.342038036846756" calcext:value-type="float">
            <text:p>0,342038036846756</text:p>
          </table:table-cell>
          <table:table-cell office:value-type="float" office:value="0.323120138012525" calcext:value-type="float">
            <text:p>0,323120138012525</text:p>
          </table:table-cell>
          <table:table-cell office:value-type="float" office:value="0.486792452830189" calcext:value-type="float">
            <text:p>0,486792452830189</text:p>
          </table:table-cell>
          <table:table-cell office:value-type="float" office:value="0.131728051280081" calcext:value-type="float">
            <text:p>0,131728051280081</text:p>
          </table:table-cell>
          <table:table-cell office:value-type="float" office:value="0.515151722135689" calcext:value-type="float">
            <text:p>0,515151722135689</text:p>
          </table:table-cell>
          <table:table-cell office:value-type="float" office:value="0.15298904436684" calcext:value-type="float">
            <text:p>0,15298904436684</text:p>
          </table:table-cell>
          <table:table-cell office:value-type="float" office:value="0.224413436104316" calcext:value-type="float">
            <text:p>0,224413436104316</text:p>
          </table:table-cell>
          <table:table-cell office:value-type="float" office:value="0.486769270357183" calcext:value-type="float">
            <text:p>0,486769270357183</text:p>
          </table:table-cell>
          <table:table-cell office:value-type="float" office:value="0.143951223045145" calcext:value-type="float">
            <text:p>0,143951223045145</text:p>
          </table:table-cell>
          <table:table-cell office:value-type="float" office:value="0.422602154821643" calcext:value-type="float">
            <text:p>0,422602154821643</text:p>
          </table:table-cell>
          <table:table-cell office:value-type="float" office:value="0.314628075381191" calcext:value-type="float">
            <text:p>0,314628075381191</text:p>
          </table:table-cell>
          <table:table-cell office:value-type="float" office:value="0.221450438513241" calcext:value-type="float">
            <text:p>0,221450438513241</text:p>
          </table:table-cell>
          <table:table-cell office:value-type="float" office:value="0.27839111183965" calcext:value-type="float">
            <text:p>0,27839111183965</text:p>
          </table:table-cell>
          <table:table-cell office:value-type="float" office:value="0.185965774505812" calcext:value-type="float">
            <text:p>0,185965774505812</text:p>
          </table:table-cell>
          <table:table-cell office:value-type="float" office:value="0.263550817581947" calcext:value-type="float">
            <text:p>0,263550817581947</text:p>
          </table:table-cell>
          <table:table-cell office:value-type="float" office:value="0.182452973314086" calcext:value-type="float">
            <text:p>0,182452973314086</text:p>
          </table:table-cell>
          <table:table-cell office:value-type="float" office:value="0.473026218399418" calcext:value-type="float">
            <text:p>0,473026218399418</text:p>
          </table:table-cell>
          <table:table-cell office:value-type="float" office:value="0.718833736442325" calcext:value-type="float">
            <text:p>0,718833736442325</text:p>
          </table:table-cell>
          <table:table-cell office:value-type="float" office:value="0.362100517133448" calcext:value-type="float">
            <text:p>0,362100517133448</text:p>
          </table:table-cell>
          <table:table-cell office:value-type="float" office:value="0.265848504296354" calcext:value-type="float">
            <text:p>0,265848504296354</text:p>
          </table:table-cell>
          <table:table-cell office:value-type="float" office:value="0.404174370227188" calcext:value-type="float">
            <text:p>0,404174370227188</text:p>
          </table:table-cell>
          <table:table-cell office:value-type="float" office:value="0.310287475519036" calcext:value-type="float">
            <text:p>0,310287475519036</text:p>
          </table:table-cell>
          <table:table-cell office:value-type="float" office:value="0.815813941415382" calcext:value-type="float">
            <text:p>0,815813941415382</text:p>
          </table:table-cell>
          <table:table-cell office:value-type="float" office:value="0.299265835563517" calcext:value-type="float">
            <text:p>0,299265835563517</text:p>
          </table:table-cell>
          <table:table-cell office:value-type="float" office:value="0.312137593442618" calcext:value-type="float">
            <text:p>0,312137593442618</text:p>
          </table:table-cell>
          <table:table-cell office:value-type="float" office:value="0.536425748293348" calcext:value-type="float">
            <text:p>0,536425748293348</text:p>
          </table:table-cell>
          <table:table-cell office:value-type="float" office:value="0" calcext:value-type="float">
            <text:p>0</text:p>
          </table:table-cell>
          <table:table-cell office:value-type="float" office:value="0.0782468061516337" calcext:value-type="float">
            <text:p>0,0782468061516337</text:p>
          </table:table-cell>
          <table:table-cell office:value-type="float" office:value="0.0748505491713319" calcext:value-type="float">
            <text:p>0,0748505491713319</text:p>
          </table:table-cell>
          <table:table-cell office:value-type="float" office:value="0.17210626251997" calcext:value-type="float">
            <text:p>0,17210626251997</text:p>
          </table:table-cell>
          <table:table-cell office:value-type="float" office:value="0.503548077106815" calcext:value-type="float">
            <text:p>0,503548077106815</text:p>
          </table:table-cell>
          <table:table-cell office:value-type="float" office:value="0.108146960400643" calcext:value-type="float">
            <text:p>0,108146960400643</text:p>
          </table:table-cell>
          <table:table-cell office:value-type="float" office:value="0.24687574966972" calcext:value-type="float">
            <text:p>0,24687574966972</text:p>
          </table:table-cell>
          <table:table-cell office:value-type="float" office:value="0.243364898122974" calcext:value-type="float">
            <text:p>0,243364898122974</text:p>
          </table:table-cell>
          <table:table-cell office:value-type="float" office:value="0.288911407161217" calcext:value-type="float">
            <text:p>0,288911407161217</text:p>
          </table:table-cell>
          <table:table-cell office:value-type="float" office:value="0.694667268631475" calcext:value-type="float">
            <text:p>0,694667268631475</text:p>
          </table:table-cell>
          <table:table-cell office:value-type="float" office:value="0.377470462008426" calcext:value-type="float">
            <text:p>0,377470462008426</text:p>
          </table:table-cell>
          <table:table-cell office:value-type="float" office:value="0.555749662141481" calcext:value-type="float">
            <text:p>0,555749662141481</text:p>
          </table:table-cell>
          <table:table-cell office:value-type="float" office:value="0.285615550911252" calcext:value-type="float">
            <text:p>0,285615550911252</text:p>
          </table:table-cell>
          <table:table-cell office:value-type="float" office:value="0.267163019677966" calcext:value-type="float">
            <text:p>0,267163019677966</text:p>
          </table:table-cell>
          <table:table-cell office:value-type="float" office:value="0.563717288690814" calcext:value-type="float">
            <text:p>0,563717288690814</text:p>
          </table:table-cell>
          <table:table-cell office:value-type="float" office:value="0.0713626581196412" calcext:value-type="float">
            <text:p>0,0713626581196412</text:p>
          </table:table-cell>
          <table:table-cell office:value-type="float" office:value="0.575567942973417" calcext:value-type="float">
            <text:p>0,575567942973417</text:p>
          </table:table-cell>
          <table:table-cell office:value-type="float" office:value="0.236628404801269" calcext:value-type="float">
            <text:p>0,236628404801269</text:p>
          </table:table-cell>
          <table:table-cell office:value-type="float" office:value="0.148678878686336" calcext:value-type="float">
            <text:p>0,148678878686336</text:p>
          </table:table-cell>
          <table:table-cell office:value-type="float" office:value="0" calcext:value-type="float">
            <text:p>0</text:p>
          </table:table-cell>
          <table:table-cell office:value-type="float" office:value="0.741626723786665" calcext:value-type="float">
            <text:p>0,741626723786665</text:p>
          </table:table-cell>
          <table:table-cell office:value-type="float" office:value="0.362364644443951" calcext:value-type="float">
            <text:p>0,362364644443951</text:p>
          </table:table-cell>
          <table:table-cell office:value-type="float" office:value="0.125025597376319" calcext:value-type="float">
            <text:p>0,125025597376319</text:p>
          </table:table-cell>
          <table:table-cell office:value-type="float" office:value="0.0468305961666388" calcext:value-type="float">
            <text:p>0,0468305961666388</text:p>
          </table:table-cell>
          <table:table-cell office:value-type="float" office:value="0.140279495973977" calcext:value-type="float">
            <text:p>0,140279495973977</text:p>
          </table:table-cell>
          <table:table-cell office:value-type="float" office:value="0.46911034390959" calcext:value-type="float">
            <text:p>0,46911034390959</text:p>
          </table:table-cell>
          <table:table-cell office:value-type="float" office:value="0.770373565226289" calcext:value-type="float">
            <text:p>0,770373565226289</text:p>
          </table:table-cell>
          <table:table-cell office:value-type="float" office:value="0.475745698741356" calcext:value-type="float">
            <text:p>0,475745698741356</text:p>
          </table:table-cell>
          <table:table-cell office:value-type="float" office:value="0.157354161549637" calcext:value-type="float">
            <text:p>0,157354161549637</text:p>
          </table:table-cell>
          <table:table-cell office:value-type="float" office:value="0.164592751231513" calcext:value-type="float">
            <text:p>0,164592751231513</text:p>
          </table:table-cell>
          <table:table-cell office:value-type="float" office:value="0.377533460005074" calcext:value-type="float">
            <text:p>0,377533460005074</text:p>
          </table:table-cell>
          <table:table-cell office:value-type="float" office:value="0.188282448830991" calcext:value-type="float">
            <text:p>0,188282448830991</text:p>
          </table:table-cell>
          <table:table-cell office:value-type="float" office:value="0.250593278126987" calcext:value-type="float">
            <text:p>0,250593278126987</text:p>
          </table:table-cell>
          <table:table-cell office:value-type="float" office:value="0.145834168979324" calcext:value-type="float">
            <text:p>0,145834168979324</text:p>
          </table:table-cell>
          <table:table-cell office:value-type="float" office:value="0.21834270686383" calcext:value-type="float">
            <text:p>0,21834270686383</text:p>
          </table:table-cell>
          <table:table-cell office:value-type="float" office:value="0.255064329017427" calcext:value-type="float">
            <text:p>0,255064329017427</text:p>
          </table:table-cell>
          <table:table-cell office:value-type="float" office:value="0.534180998095469" calcext:value-type="float">
            <text:p>0,534180998095469</text:p>
          </table:table-cell>
          <table:table-cell office:value-type="float" office:value="0.325549846745034" calcext:value-type="float">
            <text:p>0,325549846745034</text:p>
          </table:table-cell>
          <table:table-cell office:value-type="float" office:value="0.658173029527802" calcext:value-type="float">
            <text:p>0,658173029527802</text:p>
          </table:table-cell>
          <table:table-cell office:value-type="float" office:value="0.249573986886763" calcext:value-type="float">
            <text:p>0,249573986886763</text:p>
          </table:table-cell>
          <table:table-cell office:value-type="float" office:value="0.254616481737825" calcext:value-type="float">
            <text:p>0,254616481737825</text:p>
          </table:table-cell>
          <table:table-cell office:value-type="float" office:value="1" calcext:value-type="float">
            <text:p>1</text:p>
          </table:table-cell>
          <table:table-cell office:value-type="float" office:value="0.425704930416879" calcext:value-type="float">
            <text:p>0,425704930416879</text:p>
          </table:table-cell>
          <table:table-cell office:value-type="float" office:value="0.557780490755748" calcext:value-type="float">
            <text:p>0,557780490755748</text:p>
          </table:table-cell>
          <table:table-cell office:value-type="float" office:value="1" calcext:value-type="float">
            <text:p>1</text:p>
          </table:table-cell>
          <table:table-cell office:value-type="float" office:value="0.245341079622633" calcext:value-type="float">
            <text:p>0,245341079622633</text:p>
          </table:table-cell>
          <table:table-cell office:value-type="float" office:value="0.369838075505857" calcext:value-type="float">
            <text:p>0,369838075505857</text:p>
          </table:table-cell>
          <table:table-cell office:value-type="float" office:value="0.666594728523739" calcext:value-type="float">
            <text:p>0,666594728523739</text:p>
          </table:table-cell>
          <table:table-cell office:value-type="float" office:value="1" calcext:value-type="float">
            <text:p>1</text:p>
          </table:table-cell>
          <table:table-cell office:value-type="float" office:value="0.292385766764242" calcext:value-type="float">
            <text:p>0,292385766764242</text:p>
          </table:table-cell>
          <table:table-cell office:value-type="float" office:value="0.232124114973419" calcext:value-type="float">
            <text:p>0,232124114973419</text:p>
          </table:table-cell>
          <table:table-cell office:value-type="float" office:value="0.373081759106736" calcext:value-type="float">
            <text:p>0,373081759106736</text:p>
          </table:table-cell>
          <table:table-cell office:value-type="float" office:value="0.268891671042643" calcext:value-type="float">
            <text:p>0,268891671042643</text:p>
          </table:table-cell>
          <table:table-cell office:value-type="float" office:value="0.202320467898307" calcext:value-type="float">
            <text:p>0,202320467898307</text:p>
          </table:table-cell>
          <table:table-cell office:value-type="float" office:value="0.221249731790963" calcext:value-type="float">
            <text:p>0,221249731790963</text:p>
          </table:table-cell>
          <table:table-cell office:value-type="float" office:value="0.371103449676473" calcext:value-type="float">
            <text:p>0,371103449676473</text:p>
          </table:table-cell>
          <table:table-cell office:value-type="float" office:value="0.492543914768426" calcext:value-type="float">
            <text:p>0,492543914768426</text:p>
          </table:table-cell>
          <table:table-cell office:value-type="float" office:value="0.721254899983211" calcext:value-type="float">
            <text:p>0,721254899983211</text:p>
          </table:table-cell>
          <table:table-cell office:value-type="float" office:value="0.184681045986887" calcext:value-type="float">
            <text:p>0,184681045986887</text:p>
          </table:table-cell>
          <table:table-cell office:value-type="float" office:value="0.18259211203" calcext:value-type="float">
            <text:p>0,18259211203</text:p>
          </table:table-cell>
          <table:table-cell office:value-type="float" office:value="0.190606055641986" calcext:value-type="float">
            <text:p>0,190606055641986</text:p>
          </table:table-cell>
          <table:table-cell office:value-type="float" office:value="0.821940195058017" calcext:value-type="float">
            <text:p>0,821940195058017</text:p>
          </table:table-cell>
          <table:table-cell office:value-type="float" office:value="0.331770384640062" calcext:value-type="float">
            <text:p>0,331770384640062</text:p>
          </table:table-cell>
          <table:table-cell office:value-type="float" office:value="0.439330925056139" calcext:value-type="float">
            <text:p>0,439330925056139</text:p>
          </table:table-cell>
          <table:table-cell office:value-type="float" office:value="0.232376922421459" calcext:value-type="float">
            <text:p>0,232376922421459</text:p>
          </table:table-cell>
          <table:table-cell office:value-type="float" office:value="0.261587417048709" calcext:value-type="float">
            <text:p>0,261587417048709</text:p>
          </table:table-cell>
          <table:table-cell office:value-type="float" office:value="0.109206228339594" calcext:value-type="float">
            <text:p>0,109206228339594</text:p>
          </table:table-cell>
          <table:table-cell office:value-type="float" office:value="0.172031918221083" calcext:value-type="float">
            <text:p>0,172031918221083</text:p>
          </table:table-cell>
          <table:table-cell office:value-type="float" office:value="1" calcext:value-type="float">
            <text:p>1</text:p>
          </table:table-cell>
          <table:table-cell office:value-type="float" office:value="0.77181947878116" calcext:value-type="float">
            <text:p>0,77181947878116</text:p>
          </table:table-cell>
          <table:table-cell office:value-type="float" office:value="0.187646274742738" calcext:value-type="float">
            <text:p>0,187646274742738</text:p>
          </table:table-cell>
          <table:table-cell office:value-type="float" office:value="0.425658115565178" calcext:value-type="float">
            <text:p>0,425658115565178</text:p>
          </table:table-cell>
          <table:table-cell office:value-type="float" office:value="0.962279600313933" calcext:value-type="float">
            <text:p>0,962279600313933</text:p>
          </table:table-cell>
          <table:table-cell office:value-type="float" office:value="0.354620179886482" calcext:value-type="float">
            <text:p>0,354620179886482</text:p>
          </table:table-cell>
          <table:table-cell office:value-type="float" office:value="0.157287453455718" calcext:value-type="float">
            <text:p>0,157287453455718</text:p>
          </table:table-cell>
          <table:table-cell office:value-type="float" office:value="0.282263378971165" calcext:value-type="float">
            <text:p>0,282263378971165</text:p>
          </table:table-cell>
          <table:table-cell office:value-type="float" office:value="0.611498216618644" calcext:value-type="float">
            <text:p>0,611498216618644</text:p>
          </table:table-cell>
          <table:table-cell office:value-type="float" office:value="0.111217503009813" calcext:value-type="float">
            <text:p>0,111217503009813</text:p>
          </table:table-cell>
          <table:table-cell office:value-type="float" office:value="0.289049190460434" calcext:value-type="float">
            <text:p>0,289049190460434</text:p>
          </table:table-cell>
          <table:table-cell office:value-type="float" office:value="0.32426849884099" calcext:value-type="float">
            <text:p>0,32426849884099</text:p>
          </table:table-cell>
          <table:table-cell office:value-type="float" office:value="0.0370155929182497" calcext:value-type="float">
            <text:p>0,0370155929182497</text:p>
          </table:table-cell>
          <table:table-cell office:value-type="float" office:value="0.233087881066924" calcext:value-type="float">
            <text:p>0,233087881066924</text:p>
          </table:table-cell>
          <table:table-cell office:value-type="float" office:value="0.324145429408598" calcext:value-type="float">
            <text:p>0,324145429408598</text:p>
          </table:table-cell>
          <table:table-cell office:value-type="float" office:value="0.200709971365707" calcext:value-type="float">
            <text:p>0,200709971365707</text:p>
          </table:table-cell>
          <table:table-cell office:value-type="float" office:value="1" calcext:value-type="float">
            <text:p>1</text:p>
          </table:table-cell>
          <table:table-cell office:value-type="float" office:value="0.450871634827419" calcext:value-type="float">
            <text:p>0,450871634827419</text:p>
          </table:table-cell>
          <table:table-cell office:value-type="float" office:value="0.563799075364658" calcext:value-type="float">
            <text:p>0,563799075364658</text:p>
          </table:table-cell>
          <table:table-cell office:value-type="float" office:value="0.362569757784678" calcext:value-type="float">
            <text:p>0,362569757784678</text:p>
          </table:table-cell>
          <table:table-cell office:value-type="float" office:value="0.293526915181396" calcext:value-type="float">
            <text:p>0,293526915181396</text:p>
          </table:table-cell>
          <table:table-cell office:value-type="float" office:value="1" calcext:value-type="float">
            <text:p>1</text:p>
          </table:table-cell>
          <table:table-cell office:value-type="float" office:value="0.662425581411245" calcext:value-type="float">
            <text:p>0,662425581411245</text:p>
          </table:table-cell>
          <table:table-cell office:value-type="float" office:value="1" calcext:value-type="float">
            <text:p>1</text:p>
          </table:table-cell>
          <table:table-cell office:value-type="float" office:value="0.249905295039665" calcext:value-type="float">
            <text:p>0,249905295039665</text:p>
          </table:table-cell>
          <table:table-cell office:value-type="float" office:value="0.371457341670341" calcext:value-type="float">
            <text:p>0,371457341670341</text:p>
          </table:table-cell>
          <table:table-cell office:value-type="float" office:value="0.291712445783542" calcext:value-type="float">
            <text:p>0,291712445783542</text:p>
          </table:table-cell>
          <table:table-cell office:value-type="float" office:value="0.311826121743462" calcext:value-type="float">
            <text:p>0,311826121743462</text:p>
          </table:table-cell>
          <table:table-cell office:value-type="float" office:value="0.608147096043087" calcext:value-type="float">
            <text:p>0,608147096043087</text:p>
          </table:table-cell>
          <table:table-cell office:value-type="float" office:value="1" calcext:value-type="float">
            <text:p>1</text:p>
          </table:table-cell>
          <table:table-cell office:value-type="float" office:value="0.207301171273165" calcext:value-type="float">
            <text:p>0,207301171273165</text:p>
          </table:table-cell>
          <table:table-cell office:value-type="float" office:value="0.229467656950259" calcext:value-type="float">
            <text:p>0,229467656950259</text:p>
          </table:table-cell>
          <table:table-cell office:value-type="float" office:value="0.110100531776153" calcext:value-type="float">
            <text:p>0,110100531776153</text:p>
          </table:table-cell>
          <table:table-cell office:value-type="float" office:value="0.480108821744873" calcext:value-type="float">
            <text:p>0,480108821744873</text:p>
          </table:table-cell>
          <table:table-cell office:value-type="float" office:value="0.0680502637920681" calcext:value-type="float">
            <text:p>0,0680502637920681</text:p>
          </table:table-cell>
          <table:table-cell office:value-type="float" office:value="0.23149785127485" calcext:value-type="float">
            <text:p>0,23149785127485</text:p>
          </table:table-cell>
          <table:table-cell office:value-type="float" office:value="0.683470251985415" calcext:value-type="float">
            <text:p>0,683470251985415</text:p>
          </table:table-cell>
          <table:table-cell office:value-type="float" office:value="0.277653290964814" calcext:value-type="float">
            <text:p>0,277653290964814</text:p>
          </table:table-cell>
          <table:table-cell office:value-type="float" office:value="0.266423076415473" calcext:value-type="float">
            <text:p>0,266423076415473</text:p>
          </table:table-cell>
          <table:table-cell office:value-type="float" office:value="0.251652506249583" calcext:value-type="float">
            <text:p>0,251652506249583</text:p>
          </table:table-cell>
          <table:table-cell office:value-type="float" office:value="0.266332796745201" calcext:value-type="float">
            <text:p>0,266332796745201</text:p>
          </table:table-cell>
          <table:table-cell office:value-type="float" office:value="0.210801551363299" calcext:value-type="float">
            <text:p>0,210801551363299</text:p>
          </table:table-cell>
          <table:table-cell office:value-type="float" office:value="0.227226425503248" calcext:value-type="float">
            <text:p>0,227226425503248</text:p>
          </table:table-cell>
          <table:table-cell office:value-type="float" office:value="0.599528854810152" calcext:value-type="float">
            <text:p>0,599528854810152</text:p>
          </table:table-cell>
          <table:table-cell office:value-type="float" office:value="0.714655038669196" calcext:value-type="float">
            <text:p>0,714655038669196</text:p>
          </table:table-cell>
          <table:table-cell office:value-type="float" office:value="0.391020945857611" calcext:value-type="float">
            <text:p>0,391020945857611</text:p>
          </table:table-cell>
          <table:table-cell office:value-type="float" office:value="0.118835438483094" calcext:value-type="float">
            <text:p>0,118835438483094</text:p>
          </table:table-cell>
          <table:table-cell office:value-type="float" office:value="0.307364789327745" calcext:value-type="float">
            <text:p>0,307364789327745</text:p>
          </table:table-cell>
          <table:table-cell office:value-type="float" office:value="1" calcext:value-type="float">
            <text:p>1</text:p>
          </table:table-cell>
          <table:table-cell office:value-type="float" office:value="0.661195841984444" calcext:value-type="float">
            <text:p>0,661195841984444</text:p>
          </table:table-cell>
          <table:table-cell office:value-type="float" office:value="0.192873371623874" calcext:value-type="float">
            <text:p>0,192873371623874</text:p>
          </table:table-cell>
          <table:table-cell office:value-type="float" office:value="0.49257900109138" calcext:value-type="float">
            <text:p>0,49257900109138</text:p>
          </table:table-cell>
          <table:table-cell office:value-type="float" office:value="0.153482978834456" calcext:value-type="float">
            <text:p>0,153482978834456</text:p>
          </table:table-cell>
          <table:table-cell office:value-type="float" office:value="0.334488578629275" calcext:value-type="float">
            <text:p>0,334488578629275</text:p>
          </table:table-cell>
          <table:table-cell office:value-type="float" office:value="0.920189902559744" calcext:value-type="float">
            <text:p>0,920189902559744</text:p>
          </table:table-cell>
          <table:table-cell office:value-type="float" office:value="0.513386687620039" calcext:value-type="float">
            <text:p>0,513386687620039</text:p>
          </table:table-cell>
          <table:table-cell office:value-type="float" office:value="0.385724662620084" calcext:value-type="float">
            <text:p>0,385724662620084</text:p>
          </table:table-cell>
          <table:table-cell office:value-type="float" office:value="0.639638790724965" calcext:value-type="float">
            <text:p>0,639638790724965</text:p>
          </table:table-cell>
          <table:table-cell office:value-type="float" office:value="0.346728646582451" calcext:value-type="float">
            <text:p>0,346728646582451</text:p>
          </table:table-cell>
          <table:table-cell office:value-type="float" office:value="0.242666736883885" calcext:value-type="float">
            <text:p>0,242666736883885</text:p>
          </table:table-cell>
          <table:table-cell office:value-type="float" office:value="0.30611251451888" calcext:value-type="float">
            <text:p>0,30611251451888</text:p>
          </table:table-cell>
          <table:table-cell office:value-type="float" office:value="0.395446884315295" calcext:value-type="float">
            <text:p>0,395446884315295</text:p>
          </table:table-cell>
          <table:table-cell office:value-type="float" office:value="0.662523684826808" calcext:value-type="float">
            <text:p>0,662523684826808</text:p>
          </table:table-cell>
          <table:table-cell office:value-type="float" office:value="0.228885044339452" calcext:value-type="float">
            <text:p>0,228885044339452</text:p>
          </table:table-cell>
          <table:table-cell office:value-type="float" office:value="0.381727307717555" calcext:value-type="float">
            <text:p>0,381727307717555</text:p>
          </table:table-cell>
          <table:table-cell office:value-type="float" office:value="0.37395650106308" calcext:value-type="float">
            <text:p>0,37395650106308</text:p>
          </table:table-cell>
          <table:table-cell office:value-type="float" office:value="0.0879492690051296" calcext:value-type="float">
            <text:p>0,0879492690051296</text:p>
          </table:table-cell>
          <table:table-cell office:value-type="float" office:value="0.432429373998225" calcext:value-type="float">
            <text:p>0,432429373998225</text:p>
          </table:table-cell>
          <table:table-cell office:value-type="float" office:value="0.186561171227209" calcext:value-type="float">
            <text:p>0,186561171227209</text:p>
          </table:table-cell>
          <table:table-cell office:value-type="float" office:value="0.768978670053458" calcext:value-type="float">
            <text:p>0,768978670053458</text:p>
          </table:table-cell>
          <table:table-cell office:value-type="float" office:value="0.837275554653517" calcext:value-type="float">
            <text:p>0,837275554653517</text:p>
          </table:table-cell>
          <table:table-cell office:value-type="float" office:value="0.434789834779818" calcext:value-type="float">
            <text:p>0,434789834779818</text:p>
          </table:table-cell>
          <table:table-cell office:value-type="float" office:value="1" calcext:value-type="float">
            <text:p>1</text:p>
          </table:table-cell>
          <table:table-cell office:value-type="float" office:value="0.142091397557704" calcext:value-type="float">
            <text:p>0,142091397557704</text:p>
          </table:table-cell>
          <table:table-cell office:value-type="float" office:value="0.390944796024793" calcext:value-type="float">
            <text:p>0,390944796024793</text:p>
          </table:table-cell>
          <table:table-cell office:value-type="float" office:value="0.385377371105498" calcext:value-type="float">
            <text:p>0,385377371105498</text:p>
          </table:table-cell>
          <table:table-cell office:value-type="float" office:value="1" calcext:value-type="float">
            <text:p>1</text:p>
          </table:table-cell>
          <table:table-cell office:value-type="float" office:value="0.2020056201201" calcext:value-type="float">
            <text:p>0,2020056201201</text:p>
          </table:table-cell>
          <table:table-cell office:value-type="float" office:value="0.330482074092241" calcext:value-type="float">
            <text:p>0,330482074092241</text:p>
          </table:table-cell>
          <table:table-cell office:value-type="float" office:value="0.298046877235076" calcext:value-type="float">
            <text:p>0,298046877235076</text:p>
          </table:table-cell>
          <table:table-cell office:value-type="float" office:value="0.412059129934169" calcext:value-type="float">
            <text:p>0,412059129934169</text:p>
          </table:table-cell>
          <table:table-cell office:value-type="float" office:value="0.224500652171955" calcext:value-type="float">
            <text:p>0,224500652171955</text:p>
          </table:table-cell>
          <table:table-cell office:value-type="float" office:value="0.170555047537124" calcext:value-type="float">
            <text:p>0,170555047537124</text:p>
          </table:table-cell>
          <table:table-cell office:value-type="float" office:value="0" calcext:value-type="float">
            <text:p>0</text:p>
          </table:table-cell>
          <table:table-cell office:value-type="float" office:value="0.207130987189585" calcext:value-type="float">
            <text:p>0,207130987189585</text:p>
          </table:table-cell>
          <table:table-cell office:value-type="float" office:value="0.790323819707711" calcext:value-type="float">
            <text:p>0,790323819707711</text:p>
          </table:table-cell>
          <table:table-cell office:value-type="float" office:value="0.687975999941546" calcext:value-type="float">
            <text:p>0,687975999941546</text:p>
          </table:table-cell>
          <table:table-cell office:value-type="float" office:value="0.794006221657032" calcext:value-type="float">
            <text:p>0,794006221657032</text:p>
          </table:table-cell>
          <table:table-cell office:value-type="float" office:value="0.853517702800362" calcext:value-type="float">
            <text:p>0,853517702800362</text:p>
          </table:table-cell>
          <table:table-cell office:value-type="float" office:value="0.185085995408338" calcext:value-type="float">
            <text:p>0,185085995408338</text:p>
          </table:table-cell>
          <table:table-cell office:value-type="float" office:value="0.218534500548953" calcext:value-type="float">
            <text:p>0,218534500548953</text:p>
          </table:table-cell>
          <table:table-cell office:value-type="float" office:value="0.237927397913396" calcext:value-type="float">
            <text:p>0,237927397913396</text:p>
          </table:table-cell>
          <table:table-cell office:value-type="float" office:value="0.223794035911763" calcext:value-type="float">
            <text:p>0,223794035911763</text:p>
          </table:table-cell>
          <table:table-cell office:value-type="float" office:value="0.390537438759411" calcext:value-type="float">
            <text:p>0,390537438759411</text:p>
          </table:table-cell>
          <table:table-cell office:value-type="float" office:value="0.291159795027755" calcext:value-type="float">
            <text:p>0,291159795027755</text:p>
          </table:table-cell>
          <table:table-cell office:value-type="float" office:value="0.487079527210048" calcext:value-type="float">
            <text:p>0,487079527210048</text:p>
          </table:table-cell>
          <table:table-cell office:value-type="float" office:value="0.723719805029527" calcext:value-type="float">
            <text:p>0,723719805029527</text:p>
          </table:table-cell>
          <table:table-cell office:value-type="float" office:value="0.521460549612837" calcext:value-type="float">
            <text:p>0,521460549612837</text:p>
          </table:table-cell>
          <table:table-cell office:value-type="float" office:value="0.894450606369801" calcext:value-type="float">
            <text:p>0,894450606369801</text:p>
          </table:table-cell>
          <table:table-cell office:value-type="float" office:value="0.298442603312783" calcext:value-type="float">
            <text:p>0,298442603312783</text:p>
          </table:table-cell>
          <table:table-cell office:value-type="float" office:value="0.396069530562813" calcext:value-type="float">
            <text:p>0,396069530562813</text:p>
          </table:table-cell>
          <table:table-cell office:value-type="float" office:value="0.693032450178804" calcext:value-type="float">
            <text:p>0,693032450178804</text:p>
          </table:table-cell>
          <table:table-cell office:value-type="float" office:value="0.328748755860296" calcext:value-type="float">
            <text:p>0,328748755860296</text:p>
          </table:table-cell>
          <table:table-cell office:value-type="float" office:value="0.407047068202434" calcext:value-type="float">
            <text:p>0,407047068202434</text:p>
          </table:table-cell>
          <table:table-cell office:value-type="float" office:value="0.600297545784583" calcext:value-type="float">
            <text:p>0,600297545784583</text:p>
          </table:table-cell>
          <table:table-cell office:value-type="float" office:value="0.31181320411611" calcext:value-type="float">
            <text:p>0,31181320411611</text:p>
          </table:table-cell>
          <table:table-cell office:value-type="float" office:value="0.395823319633005" calcext:value-type="float">
            <text:p>0,395823319633005</text:p>
          </table:table-cell>
          <table:table-cell office:value-type="float" office:value="0.396262402414507" calcext:value-type="float">
            <text:p>0,396262402414507</text:p>
          </table:table-cell>
          <table:table-cell office:value-type="float" office:value="0.294522037973417" calcext:value-type="float">
            <text:p>0,294522037973417</text:p>
          </table:table-cell>
          <table:table-cell office:value-type="float" office:value="0.497214962472122" calcext:value-type="float">
            <text:p>0,497214962472122</text:p>
          </table:table-cell>
          <table:table-cell office:value-type="float" office:value="0.242296684178255" calcext:value-type="float">
            <text:p>0,242296684178255</text:p>
          </table:table-cell>
          <table:table-cell office:value-type="float" office:value="0.806778070972291" calcext:value-type="float">
            <text:p>0,806778070972291</text:p>
          </table:table-cell>
          <table:table-cell office:value-type="float" office:value="0.146130528695644" calcext:value-type="float">
            <text:p>0,146130528695644</text:p>
          </table:table-cell>
          <table:table-cell office:value-type="float" office:value="0.194877357810125" calcext:value-type="float">
            <text:p>0,194877357810125</text:p>
          </table:table-cell>
          <table:table-cell office:value-type="float" office:value="0.361528890522217" calcext:value-type="float">
            <text:p>0,361528890522217</text:p>
          </table:table-cell>
          <table:table-cell office:value-type="float" office:value="0.585690659849038" calcext:value-type="float">
            <text:p>0,585690659849038</text:p>
          </table:table-cell>
          <table:table-cell office:value-type="float" office:value="0.38237213576784" calcext:value-type="float">
            <text:p>0,38237213576784</text:p>
          </table:table-cell>
          <table:table-cell office:value-type="float" office:value="0.512850100439436" calcext:value-type="float">
            <text:p>0,512850100439436</text:p>
          </table:table-cell>
          <table:table-cell office:value-type="float" office:value="0.234929280915599" calcext:value-type="float">
            <text:p>0,234929280915599</text:p>
          </table:table-cell>
          <table:table-cell office:value-type="float" office:value="0.759235412273331" calcext:value-type="float">
            <text:p>0,759235412273331</text:p>
          </table:table-cell>
          <table:table-cell office:value-type="float" office:value="0.206555124357918" calcext:value-type="float">
            <text:p>0,206555124357918</text:p>
          </table:table-cell>
          <table:table-cell office:value-type="float" office:value="0.440604322548864" calcext:value-type="float">
            <text:p>0,440604322548864</text:p>
          </table:table-cell>
          <table:table-cell office:value-type="float" office:value="0.40643894093032" calcext:value-type="float">
            <text:p>0,40643894093032</text:p>
          </table:table-cell>
          <table:table-cell office:value-type="float" office:value="0.583300629956416" calcext:value-type="float">
            <text:p>0,583300629956416</text:p>
          </table:table-cell>
          <table:table-cell office:value-type="float" office:value="0.677351668550345" calcext:value-type="float">
            <text:p>0,677351668550345</text:p>
          </table:table-cell>
          <table:table-cell office:value-type="float" office:value="0.679856813323069" calcext:value-type="float">
            <text:p>0,679856813323069</text:p>
          </table:table-cell>
          <table:table-cell office:value-type="float" office:value="0.173180315559599" calcext:value-type="float">
            <text:p>0,173180315559599</text:p>
          </table:table-cell>
          <table:table-cell office:value-type="float" office:value="0.130655392308344" calcext:value-type="float">
            <text:p>0,130655392308344</text:p>
          </table:table-cell>
          <table:table-cell office:value-type="float" office:value="0.786999649948269" calcext:value-type="float">
            <text:p>0,786999649948269</text:p>
          </table:table-cell>
          <table:table-cell office:value-type="float" office:value="0.456325439971459" calcext:value-type="float">
            <text:p>0,456325439971459</text:p>
          </table:table-cell>
          <table:table-cell office:value-type="float" office:value="0.318306260771649" calcext:value-type="float">
            <text:p>0,318306260771649</text:p>
          </table:table-cell>
          <table:table-cell office:value-type="float" office:value="0.451539857377253" calcext:value-type="float">
            <text:p>0,451539857377253</text:p>
          </table:table-cell>
          <table:table-cell office:value-type="float" office:value="0.280609653691797" calcext:value-type="float">
            <text:p>0,280609653691797</text:p>
          </table:table-cell>
          <table:table-cell office:value-type="float" office:value="0.577070073685692" calcext:value-type="float">
            <text:p>0,577070073685692</text:p>
          </table:table-cell>
          <table:table-cell office:value-type="float" office:value="0.7675468880519" calcext:value-type="float">
            <text:p>0,7675468880519</text:p>
          </table:table-cell>
          <table:table-cell office:value-type="float" office:value="0.889460650929209" calcext:value-type="float">
            <text:p>0,889460650929209</text:p>
          </table:table-cell>
          <table:table-cell office:value-type="float" office:value="0.53111831550366" calcext:value-type="float">
            <text:p>0,53111831550366</text:p>
          </table:table-cell>
          <table:table-cell office:value-type="float" office:value="0.299430237395293" calcext:value-type="float">
            <text:p>0,299430237395293</text:p>
          </table:table-cell>
          <table:table-cell office:value-type="float" office:value="0.84852275739298" calcext:value-type="float">
            <text:p>0,84852275739298</text:p>
          </table:table-cell>
          <table:table-cell office:value-type="float" office:value="0.358827240112235" calcext:value-type="float">
            <text:p>0,358827240112235</text:p>
          </table:table-cell>
          <table:table-cell office:value-type="float" office:value="0.540504529158512" calcext:value-type="float">
            <text:p>0,540504529158512</text:p>
          </table:table-cell>
          <table:table-cell office:value-type="float" office:value="0.580959445587722" calcext:value-type="float">
            <text:p>0,580959445587722</text:p>
          </table:table-cell>
          <table:table-cell office:value-type="float" office:value="0.306936056983389" calcext:value-type="float">
            <text:p>0,306936056983389</text:p>
          </table:table-cell>
          <table:table-cell office:value-type="float" office:value="0.215568596280181" calcext:value-type="float">
            <text:p>0,215568596280181</text:p>
          </table:table-cell>
          <table:table-cell office:value-type="float" office:value="0.155642480827578" calcext:value-type="float">
            <text:p>0,155642480827578</text:p>
          </table:table-cell>
          <table:table-cell office:value-type="float" office:value="0.23187274327763" calcext:value-type="float">
            <text:p>0,23187274327763</text:p>
          </table:table-cell>
          <table:table-cell office:value-type="float" office:value="0.337944101822665" calcext:value-type="float">
            <text:p>0,337944101822665</text:p>
          </table:table-cell>
          <table:table-cell office:value-type="float" office:value="0.334387351778656" calcext:value-type="float">
            <text:p>0,334387351778656</text:p>
          </table:table-cell>
          <table:table-cell office:value-type="float" office:value="0.272756866765794" calcext:value-type="float">
            <text:p>0,272756866765794</text:p>
          </table:table-cell>
          <table:table-cell office:value-type="float" office:value="0.332452975331028" calcext:value-type="float">
            <text:p>0,332452975331028</text:p>
          </table:table-cell>
          <table:table-cell office:value-type="float" office:value="0.166227175146562" calcext:value-type="float">
            <text:p>0,166227175146562</text:p>
          </table:table-cell>
          <table:table-cell office:value-type="float" office:value="0.251276824590399" calcext:value-type="float">
            <text:p>0,251276824590399</text:p>
          </table:table-cell>
          <table:table-cell office:value-type="float" office:value="0.238939850323762" calcext:value-type="float">
            <text:p>0,238939850323762</text:p>
          </table:table-cell>
          <table:table-cell office:value-type="float" office:value="0.221769035082764" calcext:value-type="float">
            <text:p>0,221769035082764</text:p>
          </table:table-cell>
          <table:table-cell office:value-type="float" office:value="0.327115050752322" calcext:value-type="float">
            <text:p>0,327115050752322</text:p>
          </table:table-cell>
          <table:table-cell office:value-type="float" office:value="0.579589024550575" calcext:value-type="float">
            <text:p>0,579589024550575</text:p>
          </table:table-cell>
          <table:table-cell office:value-type="float" office:value="0.87636126802042" calcext:value-type="float">
            <text:p>0,87636126802042</text:p>
          </table:table-cell>
          <table:table-cell office:value-type="float" office:value="0.366746739339947" calcext:value-type="float">
            <text:p>0,366746739339947</text:p>
          </table:table-cell>
          <table:table-cell office:value-type="float" office:value="0.222168248470513" calcext:value-type="float">
            <text:p>0,222168248470513</text:p>
          </table:table-cell>
          <table:table-cell office:value-type="float" office:value="0.456963667824825" calcext:value-type="float">
            <text:p>0,456963667824825</text:p>
          </table:table-cell>
          <table:table-cell office:value-type="float" office:value="0.414697129513089" calcext:value-type="float">
            <text:p>0,414697129513089</text:p>
          </table:table-cell>
          <table:table-cell office:value-type="float" office:value="0.297849745157855" calcext:value-type="float">
            <text:p>0,297849745157855</text:p>
          </table:table-cell>
          <table:table-cell office:value-type="float" office:value="0.584140332200982" calcext:value-type="float">
            <text:p>0,584140332200982</text:p>
          </table:table-cell>
          <table:table-cell office:value-type="float" office:value="0.419469425759219" calcext:value-type="float">
            <text:p>0,419469425759219</text:p>
          </table:table-cell>
          <table:table-cell office:value-type="float" office:value="0.52089437018546" calcext:value-type="float">
            <text:p>0,52089437018546</text:p>
          </table:table-cell>
          <table:table-cell office:value-type="float" office:value="0.465682564007644" calcext:value-type="float">
            <text:p>0,465682564007644</text:p>
          </table:table-cell>
          <table:table-cell office:value-type="float" office:value="0.308736909200391" calcext:value-type="float">
            <text:p>0,308736909200391</text:p>
          </table:table-cell>
          <table:table-cell office:value-type="float" office:value="0.618838960358998" calcext:value-type="float">
            <text:p>0,618838960358998</text:p>
          </table:table-cell>
          <table:table-cell office:value-type="float" office:value="0.36757153712593" calcext:value-type="float">
            <text:p>0,36757153712593</text:p>
          </table:table-cell>
          <table:table-cell office:value-type="float" office:value="0.408536529161961" calcext:value-type="float">
            <text:p>0,408536529161961</text:p>
          </table:table-cell>
          <table:table-cell office:value-type="float" office:value="0.172582321726924" calcext:value-type="float">
            <text:p>0,172582321726924</text:p>
          </table:table-cell>
          <table:table-cell office:value-type="float" office:value="0.186948074276572" calcext:value-type="float">
            <text:p>0,186948074276572</text:p>
          </table:table-cell>
          <table:table-cell office:value-type="float" office:value="0.376442461493762" calcext:value-type="float">
            <text:p>0,376442461493762</text:p>
          </table:table-cell>
          <table:table-cell office:value-type="float" office:value="0.234993796836502" calcext:value-type="float">
            <text:p>0,234993796836502</text:p>
          </table:table-cell>
          <table:table-cell office:value-type="float" office:value="0.20701455741094" calcext:value-type="float">
            <text:p>0,20701455741094</text:p>
          </table:table-cell>
          <table:table-cell office:value-type="float" office:value="0.250427216680238" calcext:value-type="float">
            <text:p>0,250427216680238</text:p>
          </table:table-cell>
          <table:table-cell office:value-type="float" office:value="0.342173676549734" calcext:value-type="float">
            <text:p>0,342173676549734</text:p>
          </table:table-cell>
          <table:table-cell office:value-type="float" office:value="0.214853500335362" calcext:value-type="float">
            <text:p>0,214853500335362</text:p>
          </table:table-cell>
          <table:table-cell office:value-type="float" office:value="0.482212422917765" calcext:value-type="float">
            <text:p>0,482212422917765</text:p>
          </table:table-cell>
          <table:table-cell office:value-type="float" office:value="0.135333795040701" calcext:value-type="float">
            <text:p>0,135333795040701</text:p>
          </table:table-cell>
          <table:table-cell office:value-type="float" office:value="0.378593194556553" calcext:value-type="float">
            <text:p>0,378593194556553</text:p>
          </table:table-cell>
          <table:table-cell office:value-type="float" office:value="0.295764688333344" calcext:value-type="float">
            <text:p>0,295764688333344</text:p>
          </table:table-cell>
          <table:table-cell office:value-type="float" office:value="0.254844532348596" calcext:value-type="float">
            <text:p>0,254844532348596</text:p>
          </table:table-cell>
          <table:table-cell office:value-type="float" office:value="0.608423754513413" calcext:value-type="float">
            <text:p>0,608423754513413</text:p>
          </table:table-cell>
          <table:table-cell office:value-type="float" office:value="0.663910007481946" calcext:value-type="float">
            <text:p>0,663910007481946</text:p>
          </table:table-cell>
          <table:table-cell office:value-type="float" office:value="0.312286693304898" calcext:value-type="float">
            <text:p>0,312286693304898</text:p>
          </table:table-cell>
          <table:table-cell office:value-type="float" office:value="0.427596112685254" calcext:value-type="float">
            <text:p>0,427596112685254</text:p>
          </table:table-cell>
          <table:table-cell office:value-type="float" office:value="0.224080865124555" calcext:value-type="float">
            <text:p>0,224080865124555</text:p>
          </table:table-cell>
          <table:table-cell office:value-type="float" office:value="0.169232763134204" calcext:value-type="float">
            <text:p>0,169232763134204</text:p>
          </table:table-cell>
          <table:table-cell office:value-type="float" office:value="0.238502155270756" calcext:value-type="float">
            <text:p>0,238502155270756</text:p>
          </table:table-cell>
          <table:table-cell office:value-type="float" office:value="0.518961096054226" calcext:value-type="float">
            <text:p>0,518961096054226</text:p>
          </table:table-cell>
          <table:table-cell office:value-type="float" office:value="0.227302292977664" calcext:value-type="float">
            <text:p>0,227302292977664</text:p>
          </table:table-cell>
          <table:table-cell office:value-type="float" office:value="0.376774581342253" calcext:value-type="float">
            <text:p>0,376774581342253</text:p>
          </table:table-cell>
          <table:table-cell office:value-type="float" office:value="0.292606020814803" calcext:value-type="float">
            <text:p>0,292606020814803</text:p>
          </table:table-cell>
          <table:table-cell office:value-type="float" office:value="0.305522718087917" calcext:value-type="float">
            <text:p>0,305522718087917</text:p>
          </table:table-cell>
          <table:table-cell office:value-type="float" office:value="0.31245269528144" calcext:value-type="float">
            <text:p>0,31245269528144</text:p>
          </table:table-cell>
          <table:table-cell office:value-type="float" office:value="0.224475044934549" calcext:value-type="float">
            <text:p>0,224475044934549</text:p>
          </table:table-cell>
          <table:table-cell office:value-type="float" office:value="0.311580938060988" calcext:value-type="float">
            <text:p>0,311580938060988</text:p>
          </table:table-cell>
          <table:table-cell office:value-type="float" office:value="0.187243930985198" calcext:value-type="float">
            <text:p>0,187243930985198</text:p>
          </table:table-cell>
          <table:table-cell office:value-type="float" office:value="0.25628827780463" calcext:value-type="float">
            <text:p>0,25628827780463</text:p>
          </table:table-cell>
          <table:table-cell office:value-type="float" office:value="0.285042608764067" calcext:value-type="float">
            <text:p>0,285042608764067</text:p>
          </table:table-cell>
          <table:table-cell office:value-type="float" office:value="0.322790993371678" calcext:value-type="float">
            <text:p>0,322790993371678</text:p>
          </table:table-cell>
          <table:table-cell office:value-type="float" office:value="0.193574348803342" calcext:value-type="float">
            <text:p>0,193574348803342</text:p>
          </table:table-cell>
          <table:table-cell office:value-type="float" office:value="0.231665123004675" calcext:value-type="float">
            <text:p>0,231665123004675</text:p>
          </table:table-cell>
          <table:table-cell office:value-type="float" office:value="0.312286098470933" calcext:value-type="float">
            <text:p>0,312286098470933</text:p>
          </table:table-cell>
          <table:table-cell office:value-type="float" office:value="0.16013977647497" calcext:value-type="float">
            <text:p>0,16013977647497</text:p>
          </table:table-cell>
          <table:table-cell office:value-type="float" office:value="0.212677401634199" calcext:value-type="float">
            <text:p>0,212677401634199</text:p>
          </table:table-cell>
          <table:table-cell office:value-type="float" office:value="0.492727250257814" calcext:value-type="float">
            <text:p>0,492727250257814</text:p>
          </table:table-cell>
          <table:table-cell office:value-type="float" office:value="0.445726094179277" calcext:value-type="float">
            <text:p>0,445726094179277</text:p>
          </table:table-cell>
          <table:table-cell office:value-type="float" office:value="0.246145865547735" calcext:value-type="float">
            <text:p>0,246145865547735</text:p>
          </table:table-cell>
          <table:table-cell office:value-type="float" office:value="0.583136089313931" calcext:value-type="float">
            <text:p>0,583136089313931</text:p>
          </table:table-cell>
          <table:table-cell office:value-type="float" office:value="0.236422267898684" calcext:value-type="float">
            <text:p>0,236422267898684</text:p>
          </table:table-cell>
          <table:table-cell office:value-type="float" office:value="0.298416060826958" calcext:value-type="float">
            <text:p>0,298416060826958</text:p>
          </table:table-cell>
          <table:table-cell office:value-type="float" office:value="0.288937158516951" calcext:value-type="float">
            <text:p>0,288937158516951</text:p>
          </table:table-cell>
          <table:table-cell office:value-type="float" office:value="0.198550163119942" calcext:value-type="float">
            <text:p>0,198550163119942</text:p>
          </table:table-cell>
          <table:table-cell office:value-type="float" office:value="0.448548673244987" calcext:value-type="float">
            <text:p>0,448548673244987</text:p>
          </table:table-cell>
          <table:table-cell office:value-type="float" office:value="0.320014119344448" calcext:value-type="float">
            <text:p>0,320014119344448</text:p>
          </table:table-cell>
          <table:table-cell office:value-type="float" office:value="0.166455571752042" calcext:value-type="float">
            <text:p>0,166455571752042</text:p>
          </table:table-cell>
          <table:table-cell office:value-type="float" office:value="0.46145076904607" calcext:value-type="float">
            <text:p>0,46145076904607</text:p>
          </table:table-cell>
          <table:table-cell office:value-type="float" office:value="0.176490142285958" calcext:value-type="float">
            <text:p>0,176490142285958</text:p>
          </table:table-cell>
          <table:table-cell office:value-type="float" office:value="0.315258820967882" calcext:value-type="float">
            <text:p>0,315258820967882</text:p>
          </table:table-cell>
          <table:table-cell office:value-type="float" office:value="0.312402000947495" calcext:value-type="float">
            <text:p>0,312402000947495</text:p>
          </table:table-cell>
          <table:table-cell office:value-type="float" office:value="0.281608585180059" calcext:value-type="float">
            <text:p>0,281608585180059</text:p>
          </table:table-cell>
          <table:table-cell office:value-type="float" office:value="0.351228306528219" calcext:value-type="float">
            <text:p>0,351228306528219</text:p>
          </table:table-cell>
          <table:table-cell office:value-type="float" office:value="0.638865078324875" calcext:value-type="float">
            <text:p>0,638865078324875</text:p>
          </table:table-cell>
          <table:table-cell office:value-type="float" office:value="0.17135600001765" calcext:value-type="float">
            <text:p>0,17135600001765</text:p>
          </table:table-cell>
          <table:table-cell office:value-type="float" office:value="0.29517182264108" calcext:value-type="float">
            <text:p>0,29517182264108</text:p>
          </table:table-cell>
          <table:table-cell office:value-type="float" office:value="0.460762309769931" calcext:value-type="float">
            <text:p>0,460762309769931</text:p>
          </table:table-cell>
          <table:table-cell office:value-type="float" office:value="0.252315141634873" calcext:value-type="float">
            <text:p>0,252315141634873</text:p>
          </table:table-cell>
          <table:table-cell office:value-type="float" office:value="0.295017263521685" calcext:value-type="float">
            <text:p>0,295017263521685</text:p>
          </table:table-cell>
          <table:table-cell office:value-type="float" office:value="0.168511980109654" calcext:value-type="float">
            <text:p>0,168511980109654</text:p>
          </table:table-cell>
          <table:table-cell office:value-type="float" office:value="0.464702938858047" calcext:value-type="float">
            <text:p>0,464702938858047</text:p>
          </table:table-cell>
          <table:table-cell office:value-type="float" office:value="0.400263213062739" calcext:value-type="float">
            <text:p>0,400263213062739</text:p>
          </table:table-cell>
          <table:table-cell office:value-type="float" office:value="0.299873130123196" calcext:value-type="float">
            <text:p>0,299873130123196</text:p>
          </table:table-cell>
          <table:table-cell office:value-type="float" office:value="0.328950238101343" calcext:value-type="float">
            <text:p>0,328950238101343</text:p>
          </table:table-cell>
          <table:table-cell office:value-type="float" office:value="0.253935884876954" calcext:value-type="float">
            <text:p>0,253935884876954</text:p>
          </table:table-cell>
          <table:table-cell office:value-type="float" office:value="0.236782644971642" calcext:value-type="float">
            <text:p>0,236782644971642</text:p>
          </table:table-cell>
          <table:table-cell office:value-type="float" office:value="0.277093667887375" calcext:value-type="float">
            <text:p>0,277093667887375</text:p>
          </table:table-cell>
          <table:table-cell office:value-type="float" office:value="0.420119269584309" calcext:value-type="float">
            <text:p>0,420119269584309</text:p>
          </table:table-cell>
          <table:table-cell office:value-type="float" office:value="0.0187988888874095" calcext:value-type="float">
            <text:p>0,0187988888874095</text:p>
          </table:table-cell>
          <table:table-cell office:value-type="float" office:value="0" calcext:value-type="float">
            <text:p>0</text:p>
          </table:table-cell>
          <table:table-cell office:value-type="float" office:value="0.558491902309173" calcext:value-type="float">
            <text:p>0,558491902309173</text:p>
          </table:table-cell>
          <table:table-cell office:value-type="float" office:value="0.663441581684584" calcext:value-type="float">
            <text:p>0,663441581684584</text:p>
          </table:table-cell>
          <table:table-cell office:value-type="float" office:value="0.36378773993515" calcext:value-type="float">
            <text:p>0,36378773993515</text:p>
          </table:table-cell>
          <table:table-cell office:value-type="float" office:value="0.0924372035763627" calcext:value-type="float">
            <text:p>0,0924372035763627</text:p>
          </table:table-cell>
          <table:table-cell office:value-type="float" office:value="0" calcext:value-type="float">
            <text:p>0</text:p>
          </table:table-cell>
          <table:table-cell office:value-type="float" office:value="0.61219542791185" calcext:value-type="float">
            <text:p>0,61219542791185</text:p>
          </table:table-cell>
          <table:table-cell office:value-type="float" office:value="0.615420302521991" calcext:value-type="float">
            <text:p>0,615420302521991</text:p>
          </table:table-cell>
          <table:table-cell office:value-type="float" office:value="1" calcext:value-type="float">
            <text:p>1</text:p>
          </table:table-cell>
          <table:table-cell office:value-type="float" office:value="0.391515375221717" calcext:value-type="float">
            <text:p>0,391515375221717</text:p>
          </table:table-cell>
          <table:table-cell office:value-type="float" office:value="0.486617076977422" calcext:value-type="float">
            <text:p>0,486617076977422</text:p>
          </table:table-cell>
          <table:table-cell office:value-type="float" office:value="0.361838073196309" calcext:value-type="float">
            <text:p>0,361838073196309</text:p>
          </table:table-cell>
          <table:table-cell office:value-type="float" office:value="0.454055414669254" calcext:value-type="float">
            <text:p>0,454055414669254</text:p>
          </table:table-cell>
          <table:table-cell office:value-type="float" office:value="0.365759961481535" calcext:value-type="float">
            <text:p>0,365759961481535</text:p>
          </table:table-cell>
          <table:table-cell office:value-type="float" office:value="0.280786745412434" calcext:value-type="float">
            <text:p>0,280786745412434</text:p>
          </table:table-cell>
          <table:table-cell office:value-type="float" office:value="0.341920777355171" calcext:value-type="float">
            <text:p>0,341920777355171</text:p>
          </table:table-cell>
          <table:table-cell office:value-type="float" office:value="0.312901259775531" calcext:value-type="float">
            <text:p>0,312901259775531</text:p>
          </table:table-cell>
          <table:table-cell office:value-type="float" office:value="0.146248229717847" calcext:value-type="float">
            <text:p>0,146248229717847</text:p>
          </table:table-cell>
          <table:table-cell office:value-type="float" office:value="0.219075348193585" calcext:value-type="float">
            <text:p>0,219075348193585</text:p>
          </table:table-cell>
          <table:table-cell office:value-type="float" office:value="0.399092981350348" calcext:value-type="float">
            <text:p>0,399092981350348</text:p>
          </table:table-cell>
          <table:table-cell office:value-type="float" office:value="0.0290622569673827" calcext:value-type="float">
            <text:p>0,0290622569673827</text:p>
          </table:table-cell>
          <table:table-cell office:value-type="float" office:value="0.0915242391354689" calcext:value-type="float">
            <text:p>0,0915242391354689</text:p>
          </table:table-cell>
          <table:table-cell office:value-type="float" office:value="0.425782948521662" calcext:value-type="float">
            <text:p>0,425782948521662</text:p>
          </table:table-cell>
          <table:table-cell office:value-type="float" office:value="0.789055057535838" calcext:value-type="float">
            <text:p>0,789055057535838</text:p>
          </table:table-cell>
          <table:table-cell office:value-type="float" office:value="0.379919993668492" calcext:value-type="float">
            <text:p>0,379919993668492</text:p>
          </table:table-cell>
          <table:table-cell office:value-type="float" office:value="0.51682713868937" calcext:value-type="float">
            <text:p>0,51682713868937</text:p>
          </table:table-cell>
          <table:table-cell office:value-type="float" office:value="0.134281379060876" calcext:value-type="float">
            <text:p>0,134281379060876</text:p>
          </table:table-cell>
          <table:table-cell office:value-type="float" office:value="0.446656855243809" calcext:value-type="float">
            <text:p>0,446656855243809</text:p>
          </table:table-cell>
          <table:table-cell office:value-type="float" office:value="0.201840700996047" calcext:value-type="float">
            <text:p>0,201840700996047</text:p>
          </table:table-cell>
          <table:table-cell office:value-type="float" office:value="0.186779577312851" calcext:value-type="float">
            <text:p>0,186779577312851</text:p>
          </table:table-cell>
          <table:table-cell office:value-type="float" office:value="0.322282456000389" calcext:value-type="float">
            <text:p>0,322282456000389</text:p>
          </table:table-cell>
          <table:table-cell office:value-type="float" office:value="0.543165725975714" calcext:value-type="float">
            <text:p>0,543165725975714</text:p>
          </table:table-cell>
          <table:table-cell office:value-type="float" office:value="0.132549421421522" calcext:value-type="float">
            <text:p>0,132549421421522</text:p>
          </table:table-cell>
          <table:table-cell office:value-type="float" office:value="0.451861910226094" calcext:value-type="float">
            <text:p>0,451861910226094</text:p>
          </table:table-cell>
          <table:table-cell office:value-type="float" office:value="0.157438240293449" calcext:value-type="float">
            <text:p>0,157438240293449</text:p>
          </table:table-cell>
          <table:table-cell office:value-type="float" office:value="0.282274440755508" calcext:value-type="float">
            <text:p>0,282274440755508</text:p>
          </table:table-cell>
          <table:table-cell office:value-type="float" office:value="0.328986164942013" calcext:value-type="float">
            <text:p>0,328986164942013</text:p>
          </table:table-cell>
          <table:table-cell office:value-type="float" office:value="0.329706268411307" calcext:value-type="float">
            <text:p>0,329706268411307</text:p>
          </table:table-cell>
          <table:table-cell office:value-type="float" office:value="0.444065462538195" calcext:value-type="float">
            <text:p>0,444065462538195</text:p>
          </table:table-cell>
          <table:table-cell office:value-type="float" office:value="0.293324521428561" calcext:value-type="float">
            <text:p>0,293324521428561</text:p>
          </table:table-cell>
          <table:table-cell office:value-type="float" office:value="0.159172690458354" calcext:value-type="float">
            <text:p>0,159172690458354</text:p>
          </table:table-cell>
          <table:table-cell office:value-type="float" office:value="0.225494782483834" calcext:value-type="float">
            <text:p>0,225494782483834</text:p>
          </table:table-cell>
          <table:table-cell office:value-type="float" office:value="0.519357330897119" calcext:value-type="float">
            <text:p>0,519357330897119</text:p>
          </table:table-cell>
          <table:table-cell office:value-type="float" office:value="0.363805139320076" calcext:value-type="float">
            <text:p>0,363805139320076</text:p>
          </table:table-cell>
          <table:table-cell office:value-type="float" office:value="0.224359513210535" calcext:value-type="float">
            <text:p>0,224359513210535</text:p>
          </table:table-cell>
          <table:table-cell office:value-type="float" office:value="0.567361097668107" calcext:value-type="float">
            <text:p>0,567361097668107</text:p>
          </table:table-cell>
          <table:table-cell office:value-type="float" office:value="0.206951624252992" calcext:value-type="float">
            <text:p>0,206951624252992</text:p>
          </table:table-cell>
          <table:table-cell office:value-type="float" office:value="0.197524814506253" calcext:value-type="float">
            <text:p>0,197524814506253</text:p>
          </table:table-cell>
          <table:table-cell office:value-type="float" office:value="0.104574650408422" calcext:value-type="float">
            <text:p>0,104574650408422</text:p>
          </table:table-cell>
          <table:table-cell office:value-type="float" office:value="0.26829143670487" calcext:value-type="float">
            <text:p>0,26829143670487</text:p>
          </table:table-cell>
          <table:table-cell office:value-type="float" office:value="0.232544133232133" calcext:value-type="float">
            <text:p>0,232544133232133</text:p>
          </table:table-cell>
          <table:table-cell office:value-type="float" office:value="0.261906417637898" calcext:value-type="float">
            <text:p>0,261906417637898</text:p>
          </table:table-cell>
          <table:table-cell office:value-type="float" office:value="0.394901589614485" calcext:value-type="float">
            <text:p>0,394901589614485</text:p>
          </table:table-cell>
          <table:table-cell office:value-type="float" office:value="0.206889220939332" calcext:value-type="float">
            <text:p>0,206889220939332</text:p>
          </table:table-cell>
          <table:table-cell office:value-type="float" office:value="0.346343002720456" calcext:value-type="float">
            <text:p>0,346343002720456</text:p>
          </table:table-cell>
          <table:table-cell office:value-type="float" office:value="0.213421685805026" calcext:value-type="float">
            <text:p>0,213421685805026</text:p>
          </table:table-cell>
          <table:table-cell office:value-type="float" office:value="0.527721592934894" calcext:value-type="float">
            <text:p>0,527721592934894</text:p>
          </table:table-cell>
          <table:table-cell office:value-type="float" office:value="0.530046552513104" calcext:value-type="float">
            <text:p>0,530046552513104</text:p>
          </table:table-cell>
          <table:table-cell office:value-type="float" office:value="0.465084672725589" calcext:value-type="float">
            <text:p>0,465084672725589</text:p>
          </table:table-cell>
          <table:table-cell office:value-type="float" office:value="0.232252299541749" calcext:value-type="float">
            <text:p>0,232252299541749</text:p>
          </table:table-cell>
          <table:table-cell office:value-type="float" office:value="0.630971676219822" calcext:value-type="float">
            <text:p>0,630971676219822</text:p>
          </table:table-cell>
          <table:table-cell office:value-type="float" office:value="0.265381318466212" calcext:value-type="float">
            <text:p>0,265381318466212</text:p>
          </table:table-cell>
          <table:table-cell office:value-type="float" office:value="0.409593064130704" calcext:value-type="float">
            <text:p>0,409593064130704</text:p>
          </table:table-cell>
          <table:table-cell office:value-type="float" office:value="0.201287928410209" calcext:value-type="float">
            <text:p>0,201287928410209</text:p>
          </table:table-cell>
          <table:table-cell office:value-type="float" office:value="0.0748340384124153" calcext:value-type="float">
            <text:p>0,0748340384124153</text:p>
          </table:table-cell>
          <table:table-cell office:value-type="float" office:value="0.187709228490365" calcext:value-type="float">
            <text:p>0,187709228490365</text:p>
          </table:table-cell>
          <table:table-cell office:value-type="float" office:value="0.212998542090567" calcext:value-type="float">
            <text:p>0,212998542090567</text:p>
          </table:table-cell>
          <table:table-cell office:value-type="float" office:value="0.613429791528867" calcext:value-type="float">
            <text:p>0,613429791528867</text:p>
          </table:table-cell>
          <table:table-cell office:value-type="float" office:value="0.758837439104246" calcext:value-type="float">
            <text:p>0,758837439104246</text:p>
          </table:table-cell>
          <table:table-cell office:value-type="float" office:value="0.113748450584478" calcext:value-type="float">
            <text:p>0,113748450584478</text:p>
          </table:table-cell>
          <table:table-cell office:value-type="float" office:value="0.546938001230861" calcext:value-type="float">
            <text:p>0,546938001230861</text:p>
          </table:table-cell>
          <table:table-cell office:value-type="float" office:value="0.395845508316264" calcext:value-type="float">
            <text:p>0,395845508316264</text:p>
          </table:table-cell>
          <table:table-cell office:value-type="float" office:value="0.274935560384548" calcext:value-type="float">
            <text:p>0,274935560384548</text:p>
          </table:table-cell>
          <table:table-cell office:value-type="float" office:value="0.446268379271906" calcext:value-type="float">
            <text:p>0,446268379271906</text:p>
          </table:table-cell>
        </table:table-row>
        <table:table-row table:style-name="ro1">
          <table:table-cell office:value-type="string" calcext:value-type="string">
            <text:p>diff_FS</text:p>
          </table:table-cell>
          <table:table-cell office:value-type="float" office:value="1" calcext:value-type="float">
            <text:p>1</text:p>
          </table:table-cell>
          <table:table-cell office:value-type="float" office:value="977.868544600939" calcext:value-type="float">
            <text:p>977,868544600939</text:p>
          </table:table-cell>
          <table:table-cell office:value-type="float" office:value="305.296803652968" calcext:value-type="float">
            <text:p>305,296803652968</text:p>
          </table:table-cell>
          <table:table-cell office:value-type="float" office:value="166.937663015128" calcext:value-type="float">
            <text:p>166,937663015128</text:p>
          </table:table-cell>
          <table:table-cell office:value-type="float" office:value="284.238693467337" calcext:value-type="float">
            <text:p>284,238693467337</text:p>
          </table:table-cell>
          <table:table-cell office:value-type="float" office:value="165.75117370892" calcext:value-type="float">
            <text:p>165,75117370892</text:p>
          </table:table-cell>
          <table:table-cell office:value-type="float" office:value="322.582786287381" calcext:value-type="float">
            <text:p>322,582786287381</text:p>
          </table:table-cell>
          <table:table-cell office:value-type="float" office:value="156.650882479552" calcext:value-type="float">
            <text:p>156,650882479552</text:p>
          </table:table-cell>
          <table:table-cell office:value-type="float" office:value="61.0347502828511" calcext:value-type="float">
            <text:p>61,0347502828511</text:p>
          </table:table-cell>
          <table:table-cell office:value-type="float" office:value="147.553170144462" calcext:value-type="float">
            <text:p>147,553170144462</text:p>
          </table:table-cell>
          <table:table-cell office:value-type="float" office:value="43.1701454775459" calcext:value-type="float">
            <text:p>43,1701454775459</text:p>
          </table:table-cell>
          <table:table-cell office:value-type="float" office:value="77.988986784141" calcext:value-type="float">
            <text:p>77,988986784141</text:p>
          </table:table-cell>
          <table:table-cell office:value-type="float" office:value="297.391844660194" calcext:value-type="float">
            <text:p>297,391844660194</text:p>
          </table:table-cell>
          <table:table-cell office:value-type="float" office:value="172.483554246441" calcext:value-type="float">
            <text:p>172,483554246441</text:p>
          </table:table-cell>
          <table:table-cell office:value-type="float" office:value="77.2071360361142" calcext:value-type="float">
            <text:p>77,2071360361142</text:p>
          </table:table-cell>
          <table:table-cell office:value-type="float" office:value="258.613758509495" calcext:value-type="float">
            <text:p>258,613758509495</text:p>
          </table:table-cell>
          <table:table-cell office:value-type="float" office:value="175.46200917899" calcext:value-type="float">
            <text:p>175,46200917899</text:p>
          </table:table-cell>
          <table:table-cell office:value-type="float" office:value="96.9834341831167" calcext:value-type="float">
            <text:p>96,9834341831167</text:p>
          </table:table-cell>
          <table:table-cell office:value-type="float" office:value="529.26497277677" calcext:value-type="float">
            <text:p>529,26497277677</text:p>
          </table:table-cell>
          <table:table-cell office:value-type="float" office:value="174.604681978799" calcext:value-type="float">
            <text:p>174,604681978799</text:p>
          </table:table-cell>
          <table:table-cell office:value-type="float" office:value="62.7692951265426" calcext:value-type="float">
            <text:p>62,7692951265426</text:p>
          </table:table-cell>
          <table:table-cell office:value-type="float" office:value="747.330188679245" calcext:value-type="float">
            <text:p>747,330188679245</text:p>
          </table:table-cell>
          <table:table-cell office:value-type="float" office:value="41.3734939759036" calcext:value-type="float">
            <text:p>41,3734939759036</text:p>
          </table:table-cell>
          <table:table-cell office:value-type="float" office:value="20.1529756574127" calcext:value-type="float">
            <text:p>20,1529756574127</text:p>
          </table:table-cell>
          <table:table-cell office:value-type="float" office:value="91.1375722543353" calcext:value-type="float">
            <text:p>91,1375722543353</text:p>
          </table:table-cell>
          <table:table-cell office:value-type="float" office:value="377.395833333333" calcext:value-type="float">
            <text:p>377,395833333333</text:p>
          </table:table-cell>
          <table:table-cell office:value-type="float" office:value="50.9993262968785" calcext:value-type="float">
            <text:p>50,9993262968785</text:p>
          </table:table-cell>
          <table:table-cell office:value-type="float" office:value="14.6496815286624" calcext:value-type="float">
            <text:p>14,6496815286624</text:p>
          </table:table-cell>
          <table:table-cell office:value-type="float" office:value="182.599795291709" calcext:value-type="float">
            <text:p>182,599795291709</text:p>
          </table:table-cell>
          <table:table-cell office:value-type="float" office:value="104.222504230118" calcext:value-type="float">
            <text:p>104,222504230118</text:p>
          </table:table-cell>
          <table:table-cell office:value-type="float" office:value="128.338254080908" calcext:value-type="float">
            <text:p>128,338254080908</text:p>
          </table:table-cell>
          <table:table-cell office:value-type="float" office:value="206.208396178984" calcext:value-type="float">
            <text:p>206,208396178984</text:p>
          </table:table-cell>
          <table:table-cell office:value-type="float" office:value="100.994406463642" calcext:value-type="float">
            <text:p>100,994406463642</text:p>
          </table:table-cell>
          <table:table-cell office:value-type="float" office:value="248.027718550107" calcext:value-type="float">
            <text:p>248,027718550107</text:p>
          </table:table-cell>
          <table:table-cell office:value-type="float" office:value="95.6879293424926" calcext:value-type="float">
            <text:p>95,6879293424926</text:p>
          </table:table-cell>
          <table:table-cell office:value-type="float" office:value="102.370550161812" calcext:value-type="float">
            <text:p>102,370550161812</text:p>
          </table:table-cell>
          <table:table-cell office:value-type="float" office:value="647.955974842767" calcext:value-type="float">
            <text:p>647,955974842767</text:p>
          </table:table-cell>
          <table:table-cell office:value-type="float" office:value="125.843057176196" calcext:value-type="float">
            <text:p>125,843057176196</text:p>
          </table:table-cell>
          <table:table-cell office:value-type="float" office:value="86.2068965517241" calcext:value-type="float">
            <text:p>86,2068965517241</text:p>
          </table:table-cell>
          <table:table-cell office:value-type="float" office:value="81.9186038442856" calcext:value-type="float">
            <text:p>81,9186038442856</text:p>
          </table:table-cell>
          <table:table-cell office:value-type="float" office:value="33.7121212121212" calcext:value-type="float">
            <text:p>33,7121212121212</text:p>
          </table:table-cell>
          <table:table-cell office:value-type="float" office:value="38.4384615384615" calcext:value-type="float">
            <text:p>38,4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555.71916971917" calcext:value-type="float">
            <text:p>555,71916971917</text:p>
          </table:table-cell>
          <table:table-cell office:value-type="float" office:value="34.4332855093257" calcext:value-type="float">
            <text:p>34,4332855093257</text:p>
          </table:table-cell>
          <table:table-cell office:value-type="float" office:value="477.362689393939" calcext:value-type="float">
            <text:p>477,362689393939</text:p>
          </table:table-cell>
          <table:table-cell office:value-type="float" office:value="1705.7689133425" calcext:value-type="float">
            <text:p>1705,7689133425</text:p>
          </table:table-cell>
          <table:table-cell office:value-type="float" office:value="95.3071895424837" calcext:value-type="float">
            <text:p>95,3071895424837</text:p>
          </table:table-cell>
          <table:table-cell office:value-type="float" office:value="15.9609120521173" calcext:value-type="float">
            <text:p>15,9609120521173</text:p>
          </table:table-cell>
          <table:table-cell office:value-type="float" office:value="780.260651629073" calcext:value-type="float">
            <text:p>780,260651629073</text:p>
          </table:table-cell>
          <table:table-cell office:value-type="float" office:value="22.8167303019785" calcext:value-type="float">
            <text:p>22,8167303019785</text:p>
          </table:table-cell>
          <table:table-cell office:value-type="float" office:value="0" calcext:value-type="float">
            <text:p>0</text:p>
          </table:table-cell>
          <table:table-cell office:value-type="float" office:value="49.256157635468" calcext:value-type="float">
            <text:p>49,256157635468</text:p>
          </table:table-cell>
          <table:table-cell office:value-type="float" office:value="1335.64828614009" calcext:value-type="float">
            <text:p>1335,64828614009</text:p>
          </table:table-cell>
          <table:table-cell office:value-type="float" office:value="1208.23395613323" calcext:value-type="float">
            <text:p>1208,23395613323</text:p>
          </table:table-cell>
          <table:table-cell office:value-type="float" office:value="322.171166845196" calcext:value-type="float">
            <text:p>322,171166845196</text:p>
          </table:table-cell>
          <table:table-cell office:value-type="float" office:value="830.71286701209" calcext:value-type="float">
            <text:p>830,71286701209</text:p>
          </table:table-cell>
          <table:table-cell office:value-type="float" office:value="115.275689223058" calcext:value-type="float">
            <text:p>115,275689223058</text:p>
          </table:table-cell>
          <table:table-cell office:value-type="float" office:value="31.4038642789821" calcext:value-type="float">
            <text:p>31,4038642789821</text:p>
          </table:table-cell>
          <table:table-cell office:value-type="float" office:value="0" calcext:value-type="float">
            <text:p>0</text:p>
          </table:table-cell>
          <table:table-cell office:value-type="float" office:value="662.332892124" calcext:value-type="float">
            <text:p>662,332892124</text:p>
          </table:table-cell>
          <table:table-cell office:value-type="float" office:value="544.72049689441" calcext:value-type="float">
            <text:p>544,72049689441</text:p>
          </table:table-cell>
          <table:table-cell office:value-type="float" office:value="92.9555555555556" calcext:value-type="float">
            <text:p>92,9555555555556</text:p>
          </table:table-cell>
          <table:table-cell office:value-type="float" office:value="1330.72748629601" calcext:value-type="float">
            <text:p>1330,72748629601</text:p>
          </table:table-cell>
          <table:table-cell office:value-type="float" office:value="39.689292543021" calcext:value-type="float">
            <text:p>39,689292543021</text:p>
          </table:table-cell>
          <table:table-cell office:value-type="float" office:value="705.475490196078" calcext:value-type="float">
            <text:p>705,475490196078</text:p>
          </table:table-cell>
          <table:table-cell office:value-type="float" office:value="1237.15154586923" calcext:value-type="float">
            <text:p>1237,15154586923</text:p>
          </table:table-cell>
          <table:table-cell office:value-type="float" office:value="1037.98657718121" calcext:value-type="float">
            <text:p>1037,98657718121</text:p>
          </table:table-cell>
          <table:table-cell office:value-type="float" office:value="2510.34591194969" calcext:value-type="float">
            <text:p>2510,34591194969</text:p>
          </table:table-cell>
          <table:table-cell office:value-type="float" office:value="376.67714884696" calcext:value-type="float">
            <text:p>376,67714884696</text:p>
          </table:table-cell>
          <table:table-cell office:value-type="float" office:value="778.75" calcext:value-type="float">
            <text:p>778,75</text:p>
          </table:table-cell>
          <table:table-cell office:value-type="float" office:value="1018.98913043478" calcext:value-type="float">
            <text:p>1018,98913043478</text:p>
          </table:table-cell>
          <table:table-cell office:value-type="float" office:value="4.99723909442297" calcext:value-type="float">
            <text:p>4,99723909442297</text:p>
          </table:table-cell>
          <table:table-cell office:value-type="float" office:value="82.4075382803298" calcext:value-type="float">
            <text:p>82,4075382803298</text:p>
          </table:table-cell>
          <table:table-cell office:value-type="float" office:value="1673.32411674347" calcext:value-type="float">
            <text:p>1673,32411674347</text:p>
          </table:table-cell>
          <table:table-cell office:value-type="float" office:value="1056.40050697085" calcext:value-type="float">
            <text:p>1056,40050697085</text:p>
          </table:table-cell>
          <table:table-cell office:value-type="float" office:value="713.356065573771" calcext:value-type="float">
            <text:p>713,356065573771</text:p>
          </table:table-cell>
          <table:table-cell office:value-type="float" office:value="23.2261072261072" calcext:value-type="float">
            <text:p>23,2261072261072</text:p>
          </table:table-cell>
          <table:table-cell office:value-type="float" office:value="57.4085106382979" calcext:value-type="float">
            <text:p>57,4085106382979</text:p>
          </table:table-cell>
          <table:table-cell office:value-type="float" office:value="597.42380952381" calcext:value-type="float">
            <text:p>597,42380952381</text:p>
          </table:table-cell>
          <table:table-cell office:value-type="float" office:value="37.9721166032953" calcext:value-type="float">
            <text:p>37,9721166032953</text:p>
          </table:table-cell>
          <table:table-cell office:value-type="float" office:value="1704.38411649535" calcext:value-type="float">
            <text:p>1704,38411649535</text:p>
          </table:table-cell>
          <table:table-cell office:value-type="float" office:value="57.9449275362319" calcext:value-type="float">
            <text:p>57,9449275362319</text:p>
          </table:table-cell>
          <table:table-cell office:value-type="float" office:value="42.5769603097773" calcext:value-type="float">
            <text:p>42,5769603097773</text:p>
          </table:table-cell>
          <table:table-cell office:value-type="float" office:value="785.759493670886" calcext:value-type="float">
            <text:p>785,759493670886</text:p>
          </table:table-cell>
          <table:table-cell office:value-type="float" office:value="537.101984310106" calcext:value-type="float">
            <text:p>537,101984310106</text:p>
          </table:table-cell>
          <table:table-cell office:value-type="float" office:value="814.513350559862" calcext:value-type="float">
            <text:p>814,513350559862</text:p>
          </table:table-cell>
          <table:table-cell office:value-type="float" office:value="698.480810234542" calcext:value-type="float">
            <text:p>698,480810234542</text:p>
          </table:table-cell>
          <table:table-cell office:value-type="float" office:value="509.433962264151" calcext:value-type="float">
            <text:p>509,433962264151</text:p>
          </table:table-cell>
          <table:table-cell office:value-type="float" office:value="1340.74889867841" calcext:value-type="float">
            <text:p>1340,74889867841</text:p>
          </table:table-cell>
          <table:table-cell office:value-type="float" office:value="1419.64605067064" calcext:value-type="float">
            <text:p>1419,64605067064</text:p>
          </table:table-cell>
          <table:table-cell office:value-type="float" office:value="343.767313019391" calcext:value-type="float">
            <text:p>343,767313019391</text:p>
          </table:table-cell>
          <table:table-cell office:value-type="float" office:value="893.173493173493" calcext:value-type="float">
            <text:p>893,173493173493</text:p>
          </table:table-cell>
          <table:table-cell office:value-type="float" office:value="527.045454545454" calcext:value-type="float">
            <text:p>527,045454545454</text:p>
          </table:table-cell>
          <table:table-cell office:value-type="float" office:value="528.061224489796" calcext:value-type="float">
            <text:p>528,061224489796</text:p>
          </table:table-cell>
          <table:table-cell office:value-type="float" office:value="1196.65321676754" calcext:value-type="float">
            <text:p>1196,65321676754</text:p>
          </table:table-cell>
          <table:table-cell office:value-type="float" office:value="1041.97183098592" calcext:value-type="float">
            <text:p>1041,97183098592</text:p>
          </table:table-cell>
          <table:table-cell office:value-type="float" office:value="394.897959183673" calcext:value-type="float">
            <text:p>394,897959183673</text:p>
          </table:table-cell>
          <table:table-cell office:value-type="float" office:value="993.939929328622" calcext:value-type="float">
            <text:p>993,939929328622</text:p>
          </table:table-cell>
          <table:table-cell office:value-type="float" office:value="742.599742599743" calcext:value-type="float">
            <text:p>742,599742599743</text:p>
          </table:table-cell>
          <table:table-cell office:value-type="float" office:value="1850" calcext:value-type="float">
            <text:p>1850</text:p>
          </table:table-cell>
          <table:table-cell office:value-type="float" office:value="708.827404479578" calcext:value-type="float">
            <text:p>708,827404479578</text:p>
          </table:table-cell>
          <table:table-cell office:value-type="float" office:value="12.3893805309735" calcext:value-type="float">
            <text:p>12,3893805309735</text:p>
          </table:table-cell>
          <table:table-cell office:value-type="float" office:value="730.886850152905" calcext:value-type="float">
            <text:p>730,886850152905</text:p>
          </table:table-cell>
          <table:table-cell office:value-type="float" office:value="895.102270594858" calcext:value-type="float">
            <text:p>895,102270594858</text:p>
          </table:table-cell>
          <table:table-cell office:value-type="float" office:value="535.818287711124" calcext:value-type="float">
            <text:p>535,818287711124</text:p>
          </table:table-cell>
          <table:table-cell office:value-type="float" office:value="1136.80154142582" calcext:value-type="float">
            <text:p>1136,80154142582</text:p>
          </table:table-cell>
          <table:table-cell office:value-type="float" office:value="817.79810059796" calcext:value-type="float">
            <text:p>817,79810059796</text:p>
          </table:table-cell>
          <table:table-cell office:value-type="float" office:value="504.444444444444" calcext:value-type="float">
            <text:p>504,444444444444</text:p>
          </table:table-cell>
          <table:table-cell office:value-type="float" office:value="348.493626882966" calcext:value-type="float">
            <text:p>348,493626882966</text:p>
          </table:table-cell>
          <table:table-cell office:value-type="float" office:value="852.181400688863" calcext:value-type="float">
            <text:p>852,181400688863</text:p>
          </table:table-cell>
          <table:table-cell office:value-type="float" office:value="0" calcext:value-type="float">
            <text:p>0</text:p>
          </table:table-cell>
          <table:table-cell office:value-type="float" office:value="103.050288540808" calcext:value-type="float">
            <text:p>103,050288540808</text:p>
          </table:table-cell>
          <table:table-cell office:value-type="float" office:value="1731.62453760789" calcext:value-type="float">
            <text:p>1731,62453760789</text:p>
          </table:table-cell>
          <table:table-cell office:value-type="float" office:value="1133.2762903671" calcext:value-type="float">
            <text:p>1133,2762903671</text:p>
          </table:table-cell>
          <table:table-cell office:value-type="float" office:value="870.807652621313" calcext:value-type="float">
            <text:p>870,807652621313</text:p>
          </table:table-cell>
          <table:table-cell office:value-type="float" office:value="1051.69628432956" calcext:value-type="float">
            <text:p>1051,69628432956</text:p>
          </table:table-cell>
          <table:table-cell office:value-type="float" office:value="1559.902200489" calcext:value-type="float">
            <text:p>1559,902200489</text:p>
          </table:table-cell>
          <table:table-cell office:value-type="float" office:value="556.32183908046" calcext:value-type="float">
            <text:p>556,32183908046</text:p>
          </table:table-cell>
          <table:table-cell office:value-type="float" office:value="329.051987767584" calcext:value-type="float">
            <text:p>329,051987767584</text:p>
          </table:table-cell>
          <table:table-cell office:value-type="float" office:value="1555.34950071327" calcext:value-type="float">
            <text:p>1555,34950071327</text:p>
          </table:table-cell>
          <table:table-cell office:value-type="float" office:value="1494.56866537718" calcext:value-type="float">
            <text:p>1494,56866537718</text:p>
          </table:table-cell>
          <table:table-cell office:value-type="float" office:value="2172.99578059072" calcext:value-type="float">
            <text:p>2172,99578059072</text:p>
          </table:table-cell>
          <table:table-cell office:value-type="float" office:value="518.43137254902" calcext:value-type="float">
            <text:p>518,43137254902</text:p>
          </table:table-cell>
          <table:table-cell office:value-type="float" office:value="537.413235611123" calcext:value-type="float">
            <text:p>537,413235611123</text:p>
          </table:table-cell>
          <table:table-cell office:value-type="float" office:value="478.740157480315" calcext:value-type="float">
            <text:p>478,740157480315</text:p>
          </table:table-cell>
          <table:table-cell office:value-type="float" office:value="390.572390572391" calcext:value-type="float">
            <text:p>390,572390572391</text:p>
          </table:table-cell>
          <table:table-cell office:value-type="float" office:value="645.627394636015" calcext:value-type="float">
            <text:p>645,627394636015</text:p>
          </table:table-cell>
          <table:table-cell office:value-type="float" office:value="338.476887263053" calcext:value-type="float">
            <text:p>338,476887263053</text:p>
          </table:table-cell>
          <table:table-cell office:value-type="float" office:value="690.33733407022" calcext:value-type="float">
            <text:p>690,33733407022</text:p>
          </table:table-cell>
          <table:table-cell office:value-type="float" office:value="1300.74599708879" calcext:value-type="float">
            <text:p>1300,74599708879</text:p>
          </table:table-cell>
          <table:table-cell office:value-type="float" office:value="1622.95731268012" calcext:value-type="float">
            <text:p>1622,95731268012</text:p>
          </table:table-cell>
          <table:table-cell office:value-type="float" office:value="534.934294901582" calcext:value-type="float">
            <text:p>534,934294901582</text:p>
          </table:table-cell>
          <table:table-cell office:value-type="float" office:value="463.690147981461" calcext:value-type="float">
            <text:p>463,690147981461</text:p>
          </table:table-cell>
          <table:table-cell office:value-type="float" office:value="1086.94582881907" calcext:value-type="float">
            <text:p>1086,94582881907</text:p>
          </table:table-cell>
          <table:table-cell office:value-type="float" office:value="1688.28634361233" calcext:value-type="float">
            <text:p>1688,28634361233</text:p>
          </table:table-cell>
          <table:table-cell office:value-type="float" office:value="551.041176470588" calcext:value-type="float">
            <text:p>551,041176470588</text:p>
          </table:table-cell>
          <table:table-cell office:value-type="float" office:value="1225.38226299694" calcext:value-type="float">
            <text:p>1225,38226299694</text:p>
          </table:table-cell>
          <table:table-cell office:value-type="float" office:value="2231.52570253598" calcext:value-type="float">
            <text:p>2231,52570253598</text:p>
          </table:table-cell>
          <table:table-cell office:value-type="float" office:value="658.808056872038" calcext:value-type="float">
            <text:p>658,808056872038</text:p>
          </table:table-cell>
          <table:table-cell office:value-type="float" office:value="1321.35837651123" calcext:value-type="float">
            <text:p>1321,35837651123</text:p>
          </table:table-cell>
          <table:table-cell office:value-type="float" office:value="2785.8119687771" calcext:value-type="float">
            <text:p>2785,8119687771</text:p>
          </table:table-cell>
          <table:table-cell office:value-type="float" office:value="992.426367461431" calcext:value-type="float">
            <text:p>992,426367461431</text:p>
          </table:table-cell>
          <table:table-cell office:value-type="float" office:value="1980.05882352941" calcext:value-type="float">
            <text:p>1980,05882352941</text:p>
          </table:table-cell>
          <table:table-cell office:value-type="float" office:value="627.466981132075" calcext:value-type="float">
            <text:p>627,466981132075</text:p>
          </table:table-cell>
          <table:table-cell office:value-type="float" office:value="623.288598574822" calcext:value-type="float">
            <text:p>623,288598574822</text:p>
          </table:table-cell>
          <table:table-cell office:value-type="float" office:value="88.5625965996909" calcext:value-type="float">
            <text:p>88,5625965996909</text:p>
          </table:table-cell>
          <table:table-cell office:value-type="float" office:value="501.706543291474" calcext:value-type="float">
            <text:p>501,706543291474</text:p>
          </table:table-cell>
          <table:table-cell office:value-type="float" office:value="1400.47393648892" calcext:value-type="float">
            <text:p>1400,47393648892</text:p>
          </table:table-cell>
          <table:table-cell office:value-type="float" office:value="623.324396782842" calcext:value-type="float">
            <text:p>623,324396782842</text:p>
          </table:table-cell>
          <table:table-cell office:value-type="float" office:value="814.599451303155" calcext:value-type="float">
            <text:p>814,599451303155</text:p>
          </table:table-cell>
          <table:table-cell office:value-type="float" office:value="808.080222582889" calcext:value-type="float">
            <text:p>808,080222582889</text:p>
          </table:table-cell>
          <table:table-cell office:value-type="float" office:value="266.666666666667" calcext:value-type="float">
            <text:p>266,666666666667</text:p>
          </table:table-cell>
          <table:table-cell office:value-type="float" office:value="2080.99079457364" calcext:value-type="float">
            <text:p>2080,99079457364</text:p>
          </table:table-cell>
          <table:table-cell office:value-type="float" office:value="596.344086021505" calcext:value-type="float">
            <text:p>596,344086021505</text:p>
          </table:table-cell>
          <table:table-cell office:value-type="float" office:value="1061.00795755968" calcext:value-type="float">
            <text:p>1061,00795755968</text:p>
          </table:table-cell>
          <table:table-cell office:value-type="float" office:value="1453.88040712468" calcext:value-type="float">
            <text:p>1453,88040712468</text:p>
          </table:table-cell>
          <table:table-cell office:value-type="float" office:value="556.821862348178" calcext:value-type="float">
            <text:p>556,821862348178</text:p>
          </table:table-cell>
          <table:table-cell office:value-type="float" office:value="679.929494712103" calcext:value-type="float">
            <text:p>679,929494712103</text:p>
          </table:table-cell>
          <table:table-cell office:value-type="float" office:value="433.962264150943" calcext:value-type="float">
            <text:p>433,962264150943</text:p>
          </table:table-cell>
          <table:table-cell office:value-type="float" office:value="554.324396782842" calcext:value-type="float">
            <text:p>554,324396782842</text:p>
          </table:table-cell>
          <table:table-cell office:value-type="float" office:value="593.057921635434" calcext:value-type="float">
            <text:p>593,057921635434</text:p>
          </table:table-cell>
          <table:table-cell office:value-type="float" office:value="572.949550128535" calcext:value-type="float">
            <text:p>572,949550128535</text:p>
          </table:table-cell>
          <table:table-cell office:value-type="float" office:value="1698.61660079051" calcext:value-type="float">
            <text:p>1698,61660079051</text:p>
          </table:table-cell>
          <table:table-cell office:value-type="float" office:value="1074.24390243902" calcext:value-type="float">
            <text:p>1074,24390243902</text:p>
          </table:table-cell>
          <table:table-cell office:value-type="float" office:value="1208.28741473853" calcext:value-type="float">
            <text:p>1208,28741473853</text:p>
          </table:table-cell>
          <table:table-cell office:value-type="float" office:value="574.328358208955" calcext:value-type="float">
            <text:p>574,328358208955</text:p>
          </table:table-cell>
          <table:table-cell office:value-type="float" office:value="1062.02957565366" calcext:value-type="float">
            <text:p>1062,02957565366</text:p>
          </table:table-cell>
          <table:table-cell office:value-type="float" office:value="1992.07021791768" calcext:value-type="float">
            <text:p>1992,07021791768</text:p>
          </table:table-cell>
          <table:table-cell office:value-type="float" office:value="2384.48748261474" calcext:value-type="float">
            <text:p>2384,48748261474</text:p>
          </table:table-cell>
          <table:table-cell office:value-type="float" office:value="554.912318322611" calcext:value-type="float">
            <text:p>554,912318322611</text:p>
          </table:table-cell>
          <table:table-cell office:value-type="float" office:value="1723.47472194135" calcext:value-type="float">
            <text:p>1723,47472194135</text:p>
          </table:table-cell>
          <table:table-cell office:value-type="float" office:value="2093.67193675889" calcext:value-type="float">
            <text:p>2093,67193675889</text:p>
          </table:table-cell>
          <table:table-cell office:value-type="float" office:value="1188.31123919308" calcext:value-type="float">
            <text:p>1188,31123919308</text:p>
          </table:table-cell>
          <table:table-cell office:value-type="float" office:value="212.222222222222" calcext:value-type="float">
            <text:p>212,222222222222</text:p>
          </table:table-cell>
          <table:table-cell office:value-type="float" office:value="1369.03876739563" calcext:value-type="float">
            <text:p>1369,03876739563</text:p>
          </table:table-cell>
          <table:table-cell office:value-type="float" office:value="2121.94660894661" calcext:value-type="float">
            <text:p>2121,94660894661</text:p>
          </table:table-cell>
          <table:table-cell office:value-type="float" office:value="849.396551724138" calcext:value-type="float">
            <text:p>849,396551724138</text:p>
          </table:table-cell>
          <table:table-cell office:value-type="float" office:value="907.52636282395" calcext:value-type="float">
            <text:p>907,52636282395</text:p>
          </table:table-cell>
          <table:table-cell office:value-type="float" office:value="119.37984496124" calcext:value-type="float">
            <text:p>119,37984496124</text:p>
          </table:table-cell>
          <table:table-cell office:value-type="float" office:value="1342.15646258503" calcext:value-type="float">
            <text:p>1342,15646258503</text:p>
          </table:table-cell>
          <table:table-cell office:value-type="float" office:value="1620.89743589744" calcext:value-type="float">
            <text:p>1620,89743589744</text:p>
          </table:table-cell>
          <table:table-cell office:value-type="float" office:value="785.381818181818" calcext:value-type="float">
            <text:p>785,381818181818</text:p>
          </table:table-cell>
          <table:table-cell office:value-type="float" office:value="502.587155963303" calcext:value-type="float">
            <text:p>502,587155963303</text:p>
          </table:table-cell>
          <table:table-cell office:value-type="float" office:value="526.34128440367" calcext:value-type="float">
            <text:p>526,34128440367</text:p>
          </table:table-cell>
          <table:table-cell office:value-type="float" office:value="1757.09740867936" calcext:value-type="float">
            <text:p>1757,09740867936</text:p>
          </table:table-cell>
          <table:table-cell office:value-type="float" office:value="1357.35222319093" calcext:value-type="float">
            <text:p>1357,35222319093</text:p>
          </table:table-cell>
          <table:table-cell office:value-type="float" office:value="459.166666666667" calcext:value-type="float">
            <text:p>459,166666666667</text:p>
          </table:table-cell>
          <table:table-cell office:value-type="float" office:value="1673.79170963085" calcext:value-type="float">
            <text:p>1673,79170963085</text:p>
          </table:table-cell>
          <table:table-cell office:value-type="float" office:value="935.340909090909" calcext:value-type="float">
            <text:p>935,340909090909</text:p>
          </table:table-cell>
          <table:table-cell office:value-type="float" office:value="1229.39834770115" calcext:value-type="float">
            <text:p>1229,39834770115</text:p>
          </table:table-cell>
          <table:table-cell office:value-type="float" office:value="703.571333244361" calcext:value-type="float">
            <text:p>703,571333244361</text:p>
          </table:table-cell>
          <table:table-cell office:value-type="float" office:value="740.740740740741" calcext:value-type="float">
            <text:p>740,740740740741</text:p>
          </table:table-cell>
          <table:table-cell office:value-type="float" office:value="1326.48201027984" calcext:value-type="float">
            <text:p>1326,48201027984</text:p>
          </table:table-cell>
          <table:table-cell office:value-type="float" office:value="367.850053937433" calcext:value-type="float">
            <text:p>367,850053937433</text:p>
          </table:table-cell>
          <table:table-cell office:value-type="float" office:value="576.599496221662" calcext:value-type="float">
            <text:p>576,599496221662</text:p>
          </table:table-cell>
          <table:table-cell office:value-type="float" office:value="2564.632885212" calcext:value-type="float">
            <text:p>2564,632885212</text:p>
          </table:table-cell>
          <table:table-cell office:value-type="float" office:value="1204.95586380832" calcext:value-type="float">
            <text:p>1204,95586380832</text:p>
          </table:table-cell>
          <table:table-cell office:value-type="float" office:value="1680.62070175439" calcext:value-type="float">
            <text:p>1680,62070175439</text:p>
          </table:table-cell>
          <table:table-cell office:value-type="float" office:value="771.241830065359" calcext:value-type="float">
            <text:p>771,241830065359</text:p>
          </table:table-cell>
          <table:table-cell office:value-type="float" office:value="1584.30379746835" calcext:value-type="float">
            <text:p>1584,30379746835</text:p>
          </table:table-cell>
          <table:table-cell office:value-type="float" office:value="2598.05429864253" calcext:value-type="float">
            <text:p>2598,05429864253</text:p>
          </table:table-cell>
          <table:table-cell office:value-type="float" office:value="1034.64473684211" calcext:value-type="float">
            <text:p>1034,64473684211</text:p>
          </table:table-cell>
          <table:table-cell office:value-type="float" office:value="866.551126516464" calcext:value-type="float">
            <text:p>866,551126516464</text:p>
          </table:table-cell>
          <table:table-cell office:value-type="float" office:value="686.570950788342" calcext:value-type="float">
            <text:p>686,570950788342</text:p>
          </table:table-cell>
          <table:table-cell office:value-type="float" office:value="1059.39703153989" calcext:value-type="float">
            <text:p>1059,39703153989</text:p>
          </table:table-cell>
          <table:table-cell office:value-type="float" office:value="1431.14798973482" calcext:value-type="float">
            <text:p>1431,14798973482</text:p>
          </table:table-cell>
          <table:table-cell office:value-type="float" office:value="1297.42433035714" calcext:value-type="float">
            <text:p>1297,42433035714</text:p>
          </table:table-cell>
          <table:table-cell office:value-type="float" office:value="598.845610804174" calcext:value-type="float">
            <text:p>598,845610804174</text:p>
          </table:table-cell>
          <table:table-cell office:value-type="float" office:value="469.311203319502" calcext:value-type="float">
            <text:p>469,311203319502</text:p>
          </table:table-cell>
          <table:table-cell office:value-type="float" office:value="1380.82099596231" calcext:value-type="float">
            <text:p>1380,82099596231</text:p>
          </table:table-cell>
          <table:table-cell office:value-type="float" office:value="1665.71759121922" calcext:value-type="float">
            <text:p>1665,71759121922</text:p>
          </table:table-cell>
          <table:table-cell office:value-type="float" office:value="1973.60597519729" calcext:value-type="float">
            <text:p>1973,60597519729</text:p>
          </table:table-cell>
          <table:table-cell office:value-type="float" office:value="1812.75964391691" calcext:value-type="float">
            <text:p>1812,75964391691</text:p>
          </table:table-cell>
          <table:table-cell office:value-type="float" office:value="2211.60449438202" calcext:value-type="float">
            <text:p>2211,60449438202</text:p>
          </table:table-cell>
          <table:table-cell office:value-type="float" office:value="1170.55712128837" calcext:value-type="float">
            <text:p>1170,55712128837</text:p>
          </table:table-cell>
          <table:table-cell office:value-type="float" office:value="1289.1539503386" calcext:value-type="float">
            <text:p>1289,1539503386</text:p>
          </table:table-cell>
          <table:table-cell office:value-type="float" office:value="1042.61363636364" calcext:value-type="float">
            <text:p>1042,61363636364</text:p>
          </table:table-cell>
          <table:table-cell office:value-type="float" office:value="2543.67696267696" calcext:value-type="float">
            <text:p>2543,67696267696</text:p>
          </table:table-cell>
          <table:table-cell office:value-type="float" office:value="184.65089440277" calcext:value-type="float">
            <text:p>184,65089440277</text:p>
          </table:table-cell>
          <table:table-cell office:value-type="float" office:value="949.910746812386" calcext:value-type="float">
            <text:p>949,910746812386</text:p>
          </table:table-cell>
          <table:table-cell office:value-type="float" office:value="195.372596153846" calcext:value-type="float">
            <text:p>195,372596153846</text:p>
          </table:table-cell>
          <table:table-cell office:value-type="float" office:value="751.98865784499" calcext:value-type="float">
            <text:p>751,98865784499</text:p>
          </table:table-cell>
          <table:table-cell office:value-type="float" office:value="925.020517395183" calcext:value-type="float">
            <text:p>925,020517395183</text:p>
          </table:table-cell>
          <table:table-cell office:value-type="float" office:value="0" calcext:value-type="float">
            <text:p>0</text:p>
          </table:table-cell>
          <table:table-cell office:value-type="float" office:value="577.993355481727" calcext:value-type="float">
            <text:p>577,993355481727</text:p>
          </table:table-cell>
          <table:table-cell office:value-type="float" office:value="603.108974358974" calcext:value-type="float">
            <text:p>603,108974358974</text:p>
          </table:table-cell>
          <table:table-cell office:value-type="float" office:value="0" calcext:value-type="float">
            <text:p>0</text:p>
          </table:table-cell>
          <table:table-cell office:value-type="float" office:value="2100.43729263437" calcext:value-type="float">
            <text:p>2100,43729263437</text:p>
          </table:table-cell>
          <table:table-cell office:value-type="float" office:value="605.976991150443" calcext:value-type="float">
            <text:p>605,976991150443</text:p>
          </table:table-cell>
          <table:table-cell office:value-type="float" office:value="972.51572327044" calcext:value-type="float">
            <text:p>972,51572327044</text:p>
          </table:table-cell>
          <table:table-cell office:value-type="float" office:value="0" calcext:value-type="float">
            <text:p>0</text:p>
          </table:table-cell>
          <table:table-cell office:value-type="float" office:value="273.274260571987" calcext:value-type="float">
            <text:p>273,274260571987</text:p>
          </table:table-cell>
          <table:table-cell office:value-type="float" office:value="1330.72817366682" calcext:value-type="float">
            <text:p>1330,72817366682</text:p>
          </table:table-cell>
          <table:table-cell office:value-type="float" office:value="1079.59897360704" calcext:value-type="float">
            <text:p>1079,59897360704</text:p>
          </table:table-cell>
          <table:table-cell office:value-type="float" office:value="1138.60155382908" calcext:value-type="float">
            <text:p>1138,60155382908</text:p>
          </table:table-cell>
          <table:table-cell office:value-type="float" office:value="1145.0807748538" calcext:value-type="float">
            <text:p>1145,0807748538</text:p>
          </table:table-cell>
          <table:table-cell office:value-type="float" office:value="900.256658595642" calcext:value-type="float">
            <text:p>900,256658595642</text:p>
          </table:table-cell>
          <table:table-cell office:value-type="float" office:value="2666.2688713156" calcext:value-type="float">
            <text:p>2666,2688713156</text:p>
          </table:table-cell>
          <table:table-cell office:value-type="float" office:value="410.313901345292" calcext:value-type="float">
            <text:p>410,313901345292</text:p>
          </table:table-cell>
          <table:table-cell office:value-type="float" office:value="224.45652173913" calcext:value-type="float">
            <text:p>224,45652173913</text:p>
          </table:table-cell>
          <table:table-cell office:value-type="float" office:value="1566.71455340412" calcext:value-type="float">
            <text:p>1566,71455340412</text:p>
          </table:table-cell>
          <table:table-cell office:value-type="float" office:value="328.542361190941" calcext:value-type="float">
            <text:p>328,542361190941</text:p>
          </table:table-cell>
          <table:table-cell office:value-type="float" office:value="1385.86895748398" calcext:value-type="float">
            <text:p>1385,86895748398</text:p>
          </table:table-cell>
          <table:table-cell office:value-type="float" office:value="177.147239263804" calcext:value-type="float">
            <text:p>177,147239263804</text:p>
          </table:table-cell>
          <table:table-cell office:value-type="float" office:value="892.963382737576" calcext:value-type="float">
            <text:p>892,963382737576</text:p>
          </table:table-cell>
          <table:table-cell office:value-type="float" office:value="1182.70788381743" calcext:value-type="float">
            <text:p>1182,70788381743</text:p>
          </table:table-cell>
          <table:table-cell office:value-type="float" office:value="663.972067039106" calcext:value-type="float">
            <text:p>663,972067039106</text:p>
          </table:table-cell>
          <table:table-cell office:value-type="float" office:value="585.466666666667" calcext:value-type="float">
            <text:p>585,466666666667</text:p>
          </table:table-cell>
          <table:table-cell office:value-type="float" office:value="1547.18002392344" calcext:value-type="float">
            <text:p>1547,18002392344</text:p>
          </table:table-cell>
          <table:table-cell office:value-type="float" office:value="765.474137931034" calcext:value-type="float">
            <text:p>765,474137931034</text:p>
          </table:table-cell>
          <table:table-cell office:value-type="float" office:value="0" calcext:value-type="float">
            <text:p>0</text:p>
          </table:table-cell>
          <table:table-cell office:value-type="float" office:value="339.209401709402" calcext:value-type="float">
            <text:p>339,209401709402</text:p>
          </table:table-cell>
          <table:table-cell office:value-type="float" office:value="533.326565143824" calcext:value-type="float">
            <text:p>533,326565143824</text:p>
          </table:table-cell>
          <table:table-cell office:value-type="float" office:value="1313.77133105802" calcext:value-type="float">
            <text:p>1313,77133105802</text:p>
          </table:table-cell>
          <table:table-cell office:value-type="float" office:value="30.6033519553073" calcext:value-type="float">
            <text:p>30,6033519553073</text:p>
          </table:table-cell>
          <table:table-cell office:value-type="float" office:value="317.280341880342" calcext:value-type="float">
            <text:p>317,280341880342</text:p>
          </table:table-cell>
          <table:table-cell office:value-type="float" office:value="1420.28853754941" calcext:value-type="float">
            <text:p>1420,28853754941</text:p>
          </table:table-cell>
          <table:table-cell office:value-type="float" office:value="1863.23966942149" calcext:value-type="float">
            <text:p>1863,23966942149</text:p>
          </table:table-cell>
          <table:table-cell office:value-type="float" office:value="441.591823491239" calcext:value-type="float">
            <text:p>441,591823491239</text:p>
          </table:table-cell>
          <table:table-cell office:value-type="float" office:value="2433.70917573872" calcext:value-type="float">
            <text:p>2433,70917573872</text:p>
          </table:table-cell>
          <table:table-cell office:value-type="float" office:value="1157.00322372663" calcext:value-type="float">
            <text:p>1157,00322372663</text:p>
          </table:table-cell>
          <table:table-cell office:value-type="float" office:value="1025.47550432277" calcext:value-type="float">
            <text:p>1025,47550432277</text:p>
          </table:table-cell>
          <table:table-cell office:value-type="float" office:value="657.82594280978" calcext:value-type="float">
            <text:p>657,82594280978</text:p>
          </table:table-cell>
          <table:table-cell office:value-type="float" office:value="1328.84047533309" calcext:value-type="float">
            <text:p>1328,84047533309</text:p>
          </table:table-cell>
          <table:table-cell office:value-type="float" office:value="600.368852459016" calcext:value-type="float">
            <text:p>600,368852459016</text:p>
          </table:table-cell>
          <table:table-cell office:value-type="float" office:value="1720.15960912052" calcext:value-type="float">
            <text:p>1720,15960912052</text:p>
          </table:table-cell>
          <table:table-cell office:value-type="float" office:value="0" calcext:value-type="float">
            <text:p>0</text:p>
          </table:table-cell>
          <table:table-cell office:value-type="float" office:value="406.004016064257" calcext:value-type="float">
            <text:p>406,004016064257</text:p>
          </table:table-cell>
          <table:table-cell office:value-type="float" office:value="270.454545454545" calcext:value-type="float">
            <text:p>270,454545454545</text:p>
          </table:table-cell>
          <table:table-cell office:value-type="float" office:value="363.896755162242" calcext:value-type="float">
            <text:p>363,896755162242</text:p>
          </table:table-cell>
          <table:table-cell office:value-type="float" office:value="607.476635514019" calcext:value-type="float">
            <text:p>607,476635514019</text:p>
          </table:table-cell>
          <table:table-cell office:value-type="float" office:value="0" calcext:value-type="float">
            <text:p>0</text:p>
          </table:table-cell>
          <table:table-cell office:value-type="float" office:value="183.925257731959" calcext:value-type="float">
            <text:p>183,925257731959</text:p>
          </table:table-cell>
          <table:table-cell office:value-type="float" office:value="0" calcext:value-type="float">
            <text:p>0</text:p>
          </table:table-cell>
          <table:table-cell office:value-type="float" office:value="1315.84706657877" calcext:value-type="float">
            <text:p>1315,84706657877</text:p>
          </table:table-cell>
          <table:table-cell office:value-type="float" office:value="172.708213670304" calcext:value-type="float">
            <text:p>172,708213670304</text:p>
          </table:table-cell>
          <table:table-cell office:value-type="float" office:value="1325.7883099404" calcext:value-type="float">
            <text:p>1325,7883099404</text:p>
          </table:table-cell>
          <table:table-cell office:value-type="float" office:value="1110.1732979664" calcext:value-type="float">
            <text:p>1110,1732979664</text:p>
          </table:table-cell>
          <table:table-cell office:value-type="float" office:value="593.124592302674" calcext:value-type="float">
            <text:p>593,124592302674</text:p>
          </table:table-cell>
          <table:table-cell office:value-type="float" office:value="0" calcext:value-type="float">
            <text:p>0</text:p>
          </table:table-cell>
          <table:table-cell office:value-type="float" office:value="1199.6298031865" calcext:value-type="float">
            <text:p>1199,6298031865</text:p>
          </table:table-cell>
          <table:table-cell office:value-type="float" office:value="2981.22270742358" calcext:value-type="float">
            <text:p>2981,22270742358</text:p>
          </table:table-cell>
          <table:table-cell office:value-type="float" office:value="1806.63143124415" calcext:value-type="float">
            <text:p>1806,63143124415</text:p>
          </table:table-cell>
          <table:table-cell office:value-type="float" office:value="527.227581521739" calcext:value-type="float">
            <text:p>527,227581521739</text:p>
          </table:table-cell>
          <table:table-cell office:value-type="float" office:value="560.623629112662" calcext:value-type="float">
            <text:p>560,623629112662</text:p>
          </table:table-cell>
          <table:table-cell office:value-type="float" office:value="676.962183331294" calcext:value-type="float">
            <text:p>676,962183331294</text:p>
          </table:table-cell>
          <table:table-cell office:value-type="float" office:value="381.145124716553" calcext:value-type="float">
            <text:p>381,145124716553</text:p>
          </table:table-cell>
          <table:table-cell office:value-type="float" office:value="810.235028712059" calcext:value-type="float">
            <text:p>810,235028712059</text:p>
          </table:table-cell>
          <table:table-cell office:value-type="float" office:value="748.52140077821" calcext:value-type="float">
            <text:p>748,52140077821</text:p>
          </table:table-cell>
          <table:table-cell office:value-type="float" office:value="1695.39138576779" calcext:value-type="float">
            <text:p>1695,39138576779</text:p>
          </table:table-cell>
          <table:table-cell office:value-type="float" office:value="2765.42508710801" calcext:value-type="float">
            <text:p>2765,42508710801</text:p>
          </table:table-cell>
          <table:table-cell office:value-type="float" office:value="839.944489795918" calcext:value-type="float">
            <text:p>839,944489795918</text:p>
          </table:table-cell>
          <table:table-cell office:value-type="float" office:value="1025.88611859838" calcext:value-type="float">
            <text:p>1025,88611859838</text:p>
          </table:table-cell>
          <table:table-cell office:value-type="float" office:value="330.719132893497" calcext:value-type="float">
            <text:p>330,719132893497</text:p>
          </table:table-cell>
          <table:table-cell office:value-type="float" office:value="164.007352941176" calcext:value-type="float">
            <text:p>164,007352941176</text:p>
          </table:table-cell>
          <table:table-cell office:value-type="float" office:value="452.414513677812" calcext:value-type="float">
            <text:p>452,414513677812</text:p>
          </table:table-cell>
          <table:table-cell office:value-type="float" office:value="1840.67709637046" calcext:value-type="float">
            <text:p>1840,67709637046</text:p>
          </table:table-cell>
          <table:table-cell office:value-type="float" office:value="1089.02617801047" calcext:value-type="float">
            <text:p>1089,02617801047</text:p>
          </table:table-cell>
          <table:table-cell office:value-type="float" office:value="0" calcext:value-type="float">
            <text:p>0</text:p>
          </table:table-cell>
          <table:table-cell office:value-type="float" office:value="469.786535303777" calcext:value-type="float">
            <text:p>469,786535303777</text:p>
          </table:table-cell>
          <table:table-cell office:value-type="float" office:value="578.445162680457" calcext:value-type="float">
            <text:p>578,445162680457</text:p>
          </table:table-cell>
          <table:table-cell office:value-type="float" office:value="268.896475770925" calcext:value-type="float">
            <text:p>268,896475770925</text:p>
          </table:table-cell>
          <table:table-cell office:value-type="float" office:value="1020.78633150039" calcext:value-type="float">
            <text:p>1020,78633150039</text:p>
          </table:table-cell>
          <table:table-cell office:value-type="float" office:value="681.088201603665" calcext:value-type="float">
            <text:p>681,088201603665</text:p>
          </table:table-cell>
          <table:table-cell office:value-type="float" office:value="7.93650793650794" calcext:value-type="float">
            <text:p>7,93650793650794</text:p>
          </table:table-cell>
          <table:table-cell office:value-type="float" office:value="1256.46415552855" calcext:value-type="float">
            <text:p>1256,46415552855</text:p>
          </table:table-cell>
          <table:table-cell office:value-type="float" office:value="1610.54572271386" calcext:value-type="float">
            <text:p>1610,54572271386</text:p>
          </table:table-cell>
          <table:table-cell office:value-type="float" office:value="420.115331491713" calcext:value-type="float">
            <text:p>420,115331491713</text:p>
          </table:table-cell>
          <table:table-cell office:value-type="float" office:value="435.494736842105" calcext:value-type="float">
            <text:p>435,494736842105</text:p>
          </table:table-cell>
          <table:table-cell office:value-type="float" office:value="899.879632562559" calcext:value-type="float">
            <text:p>899,879632562559</text:p>
          </table:table-cell>
          <table:table-cell office:value-type="float" office:value="459.446318156268" calcext:value-type="float">
            <text:p>459,446318156268</text:p>
          </table:table-cell>
          <table:table-cell office:value-type="float" office:value="762.186625194401" calcext:value-type="float">
            <text:p>762,186625194401</text:p>
          </table:table-cell>
          <table:table-cell office:value-type="float" office:value="83.5294117647059" calcext:value-type="float">
            <text:p>83,5294117647059</text:p>
          </table:table-cell>
          <table:table-cell office:value-type="float" office:value="1193.59708737864" calcext:value-type="float">
            <text:p>1193,59708737864</text:p>
          </table:table-cell>
          <table:table-cell office:value-type="float" office:value="407.100741897696" calcext:value-type="float">
            <text:p>407,100741897696</text:p>
          </table:table-cell>
          <table:table-cell office:value-type="float" office:value="1110.31746031746" calcext:value-type="float">
            <text:p>1110,31746031746</text:p>
          </table:table-cell>
          <table:table-cell office:value-type="float" office:value="777.098909364423" calcext:value-type="float">
            <text:p>777,098909364423</text:p>
          </table:table-cell>
          <table:table-cell office:value-type="float" office:value="977.905405405405" calcext:value-type="float">
            <text:p>977,905405405405</text:p>
          </table:table-cell>
          <table:table-cell office:value-type="float" office:value="1342.54475183076" calcext:value-type="float">
            <text:p>1342,54475183076</text:p>
          </table:table-cell>
          <table:table-cell office:value-type="float" office:value="336.598837209302" calcext:value-type="float">
            <text:p>336,598837209302</text:p>
          </table:table-cell>
          <table:table-cell office:value-type="float" office:value="96.1965134706815" calcext:value-type="float">
            <text:p>96,1965134706815</text:p>
          </table:table-cell>
          <table:table-cell office:value-type="float" office:value="1238.74501992032" calcext:value-type="float">
            <text:p>1238,74501992032</text:p>
          </table:table-cell>
          <table:table-cell office:value-type="float" office:value="0" calcext:value-type="float">
            <text:p>0</text:p>
          </table:table-cell>
          <table:table-cell office:value-type="float" office:value="1491.39235412475" calcext:value-type="float">
            <text:p>1491,39235412475</text:p>
          </table:table-cell>
          <table:table-cell office:value-type="float" office:value="373.692077727952" calcext:value-type="float">
            <text:p>373,692077727952</text:p>
          </table:table-cell>
          <table:table-cell office:value-type="float" office:value="674.334763948498" calcext:value-type="float">
            <text:p>674,334763948498</text:p>
          </table:table-cell>
          <table:table-cell office:value-type="float" office:value="0" calcext:value-type="float">
            <text:p>0</text:p>
          </table:table-cell>
          <table:table-cell office:value-type="float" office:value="1509.54628422425" calcext:value-type="float">
            <text:p>1509,54628422425</text:p>
          </table:table-cell>
          <table:table-cell office:value-type="float" office:value="1133.49170437406" calcext:value-type="float">
            <text:p>1133,49170437406</text:p>
          </table:table-cell>
          <table:table-cell office:value-type="float" office:value="2494.71326164875" calcext:value-type="float">
            <text:p>2494,71326164875</text:p>
          </table:table-cell>
          <table:table-cell office:value-type="float" office:value="912.365391014975" calcext:value-type="float">
            <text:p>912,365391014975</text:p>
          </table:table-cell>
          <table:table-cell office:value-type="float" office:value="1181.5289648623" calcext:value-type="float">
            <text:p>1181,5289648623</text:p>
          </table:table-cell>
          <table:table-cell office:value-type="float" office:value="526.436672967864" calcext:value-type="float">
            <text:p>526,436672967864</text:p>
          </table:table-cell>
          <table:table-cell office:value-type="float" office:value="1219.34306569343" calcext:value-type="float">
            <text:p>1219,34306569343</text:p>
          </table:table-cell>
          <table:table-cell office:value-type="float" office:value="1818.96311146752" calcext:value-type="float">
            <text:p>1818,96311146752</text:p>
          </table:table-cell>
          <table:table-cell office:value-type="float" office:value="159.633027522936" calcext:value-type="float">
            <text:p>159,633027522936</text:p>
          </table:table-cell>
          <table:table-cell office:value-type="float" office:value="496.48" calcext:value-type="float">
            <text:p>496,48</text:p>
          </table:table-cell>
          <table:table-cell office:value-type="float" office:value="146.827794561934" calcext:value-type="float">
            <text:p>146,827794561934</text:p>
          </table:table-cell>
          <table:table-cell office:value-type="float" office:value="99.2990654205607" calcext:value-type="float">
            <text:p>99,2990654205607</text:p>
          </table:table-cell>
          <table:table-cell office:value-type="float" office:value="1079.6462841016" calcext:value-type="float">
            <text:p>1079,6462841016</text:p>
          </table:table-cell>
          <table:table-cell office:value-type="float" office:value="742.372881355932" calcext:value-type="float">
            <text:p>742,372881355932</text:p>
          </table:table-cell>
          <table:table-cell office:value-type="float" office:value="1710.17453250223" calcext:value-type="float">
            <text:p>1710,17453250223</text:p>
          </table:table-cell>
          <table:table-cell office:value-type="float" office:value="233.801766437684" calcext:value-type="float">
            <text:p>233,801766437684</text:p>
          </table:table-cell>
          <table:table-cell office:value-type="float" office:value="936.065420560748" calcext:value-type="float">
            <text:p>936,065420560748</text:p>
          </table:table-cell>
          <table:table-cell office:value-type="float" office:value="866.844650205761" calcext:value-type="float">
            <text:p>866,844650205761</text:p>
          </table:table-cell>
          <table:table-cell office:value-type="float" office:value="912.529694061188" calcext:value-type="float">
            <text:p>912,529694061188</text:p>
          </table:table-cell>
          <table:table-cell office:value-type="float" office:value="200.868983957219" calcext:value-type="float">
            <text:p>200,868983957219</text:p>
          </table:table-cell>
          <table:table-cell office:value-type="float" office:value="992.788778877888" calcext:value-type="float">
            <text:p>992,788778877888</text:p>
          </table:table-cell>
          <table:table-cell office:value-type="float" office:value="32.1958456973294" calcext:value-type="float">
            <text:p>32,1958456973294</text:p>
          </table:table-cell>
          <table:table-cell office:value-type="float" office:value="2748.50107066381" calcext:value-type="float">
            <text:p>2748,50107066381</text:p>
          </table:table-cell>
          <table:table-cell office:value-type="float" office:value="994.023929471033" calcext:value-type="float">
            <text:p>994,023929471033</text:p>
          </table:table-cell>
          <table:table-cell office:value-type="float" office:value="431.497797356828" calcext:value-type="float">
            <text:p>431,497797356828</text:p>
          </table:table-cell>
          <table:table-cell office:value-type="float" office:value="859.954887218045" calcext:value-type="float">
            <text:p>859,954887218045</text:p>
          </table:table-cell>
          <table:table-cell office:value-type="float" office:value="1797.68595041322" calcext:value-type="float">
            <text:p>1797,68595041322</text:p>
          </table:table-cell>
          <table:table-cell office:value-type="float" office:value="259.459459459459" calcext:value-type="float">
            <text:p>259,459459459459</text:p>
          </table:table-cell>
          <table:table-cell office:value-type="float" office:value="941.295546558704" calcext:value-type="float">
            <text:p>941,295546558704</text:p>
          </table:table-cell>
          <table:table-cell office:value-type="float" office:value="1201.10493398193" calcext:value-type="float">
            <text:p>1201,10493398193</text:p>
          </table:table-cell>
          <table:table-cell office:value-type="float" office:value="1079.05280348394" calcext:value-type="float">
            <text:p>1079,05280348394</text:p>
          </table:table-cell>
          <table:table-cell office:value-type="float" office:value="319.2836715239" calcext:value-type="float">
            <text:p>319,2836715239</text:p>
          </table:table-cell>
          <table:table-cell office:value-type="float" office:value="388.792299148463" calcext:value-type="float">
            <text:p>388,792299148463</text:p>
          </table:table-cell>
          <table:table-cell office:value-type="float" office:value="1927.90258449304" calcext:value-type="float">
            <text:p>1927,90258449304</text:p>
          </table:table-cell>
          <table:table-cell office:value-type="float" office:value="322.927879440258" calcext:value-type="float">
            <text:p>322,927879440258</text:p>
          </table:table-cell>
          <table:table-cell office:value-type="float" office:value="2912.26529850746" calcext:value-type="float">
            <text:p>2912,26529850746</text:p>
          </table:table-cell>
          <table:table-cell office:value-type="float" office:value="1138.5958314454" calcext:value-type="float">
            <text:p>1138,5958314454</text:p>
          </table:table-cell>
          <table:table-cell office:value-type="float" office:value="2329.990234375" calcext:value-type="float">
            <text:p>2329,990234375</text:p>
          </table:table-cell>
          <table:table-cell office:value-type="float" office:value="383.988402061856" calcext:value-type="float">
            <text:p>383,988402061856</text:p>
          </table:table-cell>
          <table:table-cell office:value-type="float" office:value="942.420212765957" calcext:value-type="float">
            <text:p>942,420212765957</text:p>
          </table:table-cell>
          <table:table-cell office:value-type="float" office:value="177.193747728099" calcext:value-type="float">
            <text:p>177,193747728099</text:p>
          </table:table-cell>
          <table:table-cell office:value-type="float" office:value="885.113937466879" calcext:value-type="float">
            <text:p>885,113937466879</text:p>
          </table:table-cell>
          <table:table-cell office:value-type="float" office:value="390.693069306931" calcext:value-type="float">
            <text:p>390,693069306931</text:p>
          </table:table-cell>
          <table:table-cell office:value-type="float" office:value="1620.6983328923" calcext:value-type="float">
            <text:p>1620,6983328923</text:p>
          </table:table-cell>
          <table:table-cell office:value-type="float" office:value="652.80487804878" calcext:value-type="float">
            <text:p>652,80487804878</text:p>
          </table:table-cell>
          <table:table-cell office:value-type="float" office:value="1023.56821829856" calcext:value-type="float">
            <text:p>1023,56821829856</text:p>
          </table:table-cell>
          <table:table-cell office:value-type="float" office:value="246.947483588621" calcext:value-type="float">
            <text:p>246,947483588621</text:p>
          </table:table-cell>
          <table:table-cell office:value-type="float" office:value="286.48322147651" calcext:value-type="float">
            <text:p>286,48322147651</text:p>
          </table:table-cell>
          <table:table-cell office:value-type="float" office:value="1392.97820823245" calcext:value-type="float">
            <text:p>1392,97820823245</text:p>
          </table:table-cell>
          <table:table-cell office:value-type="float" office:value="2137.66233766234" calcext:value-type="float">
            <text:p>2137,66233766234</text:p>
          </table:table-cell>
          <table:table-cell office:value-type="float" office:value="1049.53302961276" calcext:value-type="float">
            <text:p>1049,53302961276</text:p>
          </table:table-cell>
          <table:table-cell office:value-type="float" office:value="222.692867540029" calcext:value-type="float">
            <text:p>222,692867540029</text:p>
          </table:table-cell>
          <table:table-cell office:value-type="float" office:value="765.655858511422" calcext:value-type="float">
            <text:p>765,655858511422</text:p>
          </table:table-cell>
          <table:table-cell office:value-type="float" office:value="823.668989547038" calcext:value-type="float">
            <text:p>823,668989547038</text:p>
          </table:table-cell>
          <table:table-cell office:value-type="float" office:value="603.064066852368" calcext:value-type="float">
            <text:p>603,064066852368</text:p>
          </table:table-cell>
          <table:table-cell office:value-type="float" office:value="555.259373981089" calcext:value-type="float">
            <text:p>555,259373981089</text:p>
          </table:table-cell>
          <table:table-cell office:value-type="float" office:value="607.005494505494" calcext:value-type="float">
            <text:p>607,005494505494</text:p>
          </table:table-cell>
          <table:table-cell office:value-type="float" office:value="303.149606299213" calcext:value-type="float">
            <text:p>303,149606299213</text:p>
          </table:table-cell>
          <table:table-cell office:value-type="float" office:value="416.666666666667" calcext:value-type="float">
            <text:p>416,666666666667</text:p>
          </table:table-cell>
          <table:table-cell office:value-type="float" office:value="1804.64646464646" calcext:value-type="float">
            <text:p>1804,64646464646</text:p>
          </table:table-cell>
          <table:table-cell office:value-type="float" office:value="1439.77072310406" calcext:value-type="float">
            <text:p>1439,77072310406</text:p>
          </table:table-cell>
          <table:table-cell office:value-type="float" office:value="433.884297520661" calcext:value-type="float">
            <text:p>433,884297520661</text:p>
          </table:table-cell>
          <table:table-cell office:value-type="float" office:value="2351.66794871795" calcext:value-type="float">
            <text:p>2351,66794871795</text:p>
          </table:table-cell>
          <table:table-cell office:value-type="float" office:value="501.33779264214" calcext:value-type="float">
            <text:p>501,33779264214</text:p>
          </table:table-cell>
          <table:table-cell office:value-type="float" office:value="1009.05309734513" calcext:value-type="float">
            <text:p>1009,05309734513</text:p>
          </table:table-cell>
          <table:table-cell office:value-type="float" office:value="471.472392638037" calcext:value-type="float">
            <text:p>471,472392638037</text:p>
          </table:table-cell>
          <table:table-cell office:value-type="float" office:value="1017.10794297352" calcext:value-type="float">
            <text:p>1017,10794297352</text:p>
          </table:table-cell>
          <table:table-cell office:value-type="float" office:value="563.61087267525" calcext:value-type="float">
            <text:p>563,61087267525</text:p>
          </table:table-cell>
          <table:table-cell office:value-type="float" office:value="723.871733966746" calcext:value-type="float">
            <text:p>723,871733966746</text:p>
          </table:table-cell>
          <table:table-cell office:value-type="float" office:value="503.584626755358" calcext:value-type="float">
            <text:p>503,584626755358</text:p>
          </table:table-cell>
          <table:table-cell office:value-type="float" office:value="772.727272727273" calcext:value-type="float">
            <text:p>772,727272727273</text:p>
          </table:table-cell>
          <table:table-cell office:value-type="float" office:value="1715.63846587704" calcext:value-type="float">
            <text:p>1715,63846587704</text:p>
          </table:table-cell>
          <table:table-cell office:value-type="float" office:value="726.621454993835" calcext:value-type="float">
            <text:p>726,621454993835</text:p>
          </table:table-cell>
          <table:table-cell office:value-type="float" office:value="3449.8276797829" calcext:value-type="float">
            <text:p>3449,8276797829</text:p>
          </table:table-cell>
          <table:table-cell office:value-type="float" office:value="1512.66790628486" calcext:value-type="float">
            <text:p>1512,66790628486</text:p>
          </table:table-cell>
          <table:table-cell office:value-type="float" office:value="1543.25018341893" calcext:value-type="float">
            <text:p>1543,25018341893</text:p>
          </table:table-cell>
          <table:table-cell office:value-type="float" office:value="1813.00604148486" calcext:value-type="float">
            <text:p>1813,00604148486</text:p>
          </table:table-cell>
          <table:table-cell office:value-type="float" office:value="1290.8687992003" calcext:value-type="float">
            <text:p>1290,8687992003</text:p>
          </table:table-cell>
          <table:table-cell office:value-type="float" office:value="491.09634551495" calcext:value-type="float">
            <text:p>491,09634551495</text:p>
          </table:table-cell>
          <table:table-cell office:value-type="float" office:value="87.7342419080068" calcext:value-type="float">
            <text:p>87,7342419080068</text:p>
          </table:table-cell>
          <table:table-cell office:value-type="float" office:value="1053.83445661331" calcext:value-type="float">
            <text:p>1053,83445661331</text:p>
          </table:table-cell>
          <table:table-cell office:value-type="float" office:value="2089.14527461653" calcext:value-type="float">
            <text:p>2089,14527461653</text:p>
          </table:table-cell>
          <table:table-cell office:value-type="float" office:value="785.522971652004" calcext:value-type="float">
            <text:p>785,522971652004</text:p>
          </table:table-cell>
          <table:table-cell office:value-type="float" office:value="576.908211390551" calcext:value-type="float">
            <text:p>576,908211390551</text:p>
          </table:table-cell>
          <table:table-cell office:value-type="float" office:value="1912.71017386241" calcext:value-type="float">
            <text:p>1912,71017386241</text:p>
          </table:table-cell>
          <table:table-cell office:value-type="float" office:value="532.029131550018" calcext:value-type="float">
            <text:p>532,029131550018</text:p>
          </table:table-cell>
          <table:table-cell office:value-type="float" office:value="1304.40347546729" calcext:value-type="float">
            <text:p>1304,40347546729</text:p>
          </table:table-cell>
          <table:table-cell office:value-type="float" office:value="1199.09289959337" calcext:value-type="float">
            <text:p>1199,09289959337</text:p>
          </table:table-cell>
          <table:table-cell office:value-type="float" office:value="817.63102310231" calcext:value-type="float">
            <text:p>817,63102310231</text:p>
          </table:table-cell>
          <table:table-cell office:value-type="float" office:value="1675.34792203016" calcext:value-type="float">
            <text:p>1675,34792203016</text:p>
          </table:table-cell>
          <table:table-cell office:value-type="float" office:value="401.83087543144" calcext:value-type="float">
            <text:p>401,83087543144</text:p>
          </table:table-cell>
          <table:table-cell office:value-type="float" office:value="898.951923076923" calcext:value-type="float">
            <text:p>898,951923076923</text:p>
          </table:table-cell>
          <table:table-cell office:value-type="float" office:value="699.253584018801" calcext:value-type="float">
            <text:p>699,253584018801</text:p>
          </table:table-cell>
          <table:table-cell office:value-type="float" office:value="1245.79955825511" calcext:value-type="float">
            <text:p>1245,79955825511</text:p>
          </table:table-cell>
          <table:table-cell office:value-type="float" office:value="2458.35834595004" calcext:value-type="float">
            <text:p>2458,35834595004</text:p>
          </table:table-cell>
          <table:table-cell office:value-type="float" office:value="857.654337592468" calcext:value-type="float">
            <text:p>857,654337592468</text:p>
          </table:table-cell>
          <table:table-cell office:value-type="float" office:value="1501.50343200343" calcext:value-type="float">
            <text:p>1501,50343200343</text:p>
          </table:table-cell>
          <table:table-cell office:value-type="float" office:value="2156.77607624759" calcext:value-type="float">
            <text:p>2156,77607624759</text:p>
          </table:table-cell>
          <table:table-cell office:value-type="float" office:value="1074.18777943368" calcext:value-type="float">
            <text:p>1074,18777943368</text:p>
          </table:table-cell>
          <table:table-cell office:value-type="float" office:value="1312.82533054976" calcext:value-type="float">
            <text:p>1312,82533054976</text:p>
          </table:table-cell>
          <table:table-cell office:value-type="float" office:value="2920.92317924842" calcext:value-type="float">
            <text:p>2920,92317924842</text:p>
          </table:table-cell>
          <table:table-cell office:value-type="float" office:value="701.895858189876" calcext:value-type="float">
            <text:p>701,895858189876</text:p>
          </table:table-cell>
          <table:table-cell office:value-type="float" office:value="2214.01138931574" calcext:value-type="float">
            <text:p>2214,01138931574</text:p>
          </table:table-cell>
          <table:table-cell office:value-type="float" office:value="1101.41896719714" calcext:value-type="float">
            <text:p>1101,41896719714</text:p>
          </table:table-cell>
          <table:table-cell office:value-type="float" office:value="1835.0050955414" calcext:value-type="float">
            <text:p>1835,0050955414</text:p>
          </table:table-cell>
          <table:table-cell office:value-type="float" office:value="1889.55741875795" calcext:value-type="float">
            <text:p>1889,55741875795</text:p>
          </table:table-cell>
          <table:table-cell office:value-type="float" office:value="663.619990224829" calcext:value-type="float">
            <text:p>663,619990224829</text:p>
          </table:table-cell>
          <table:table-cell office:value-type="float" office:value="653.323886639676" calcext:value-type="float">
            <text:p>653,323886639676</text:p>
          </table:table-cell>
          <table:table-cell office:value-type="float" office:value="2095.81855240511" calcext:value-type="float">
            <text:p>2095,81855240511</text:p>
          </table:table-cell>
          <table:table-cell office:value-type="float" office:value="757.879166666667" calcext:value-type="float">
            <text:p>757,879166666667</text:p>
          </table:table-cell>
          <table:table-cell office:value-type="float" office:value="3131.06699640288" calcext:value-type="float">
            <text:p>3131,06699640288</text:p>
          </table:table-cell>
          <table:table-cell office:value-type="float" office:value="2810.42191097467" calcext:value-type="float">
            <text:p>2810,42191097467</text:p>
          </table:table-cell>
          <table:table-cell office:value-type="float" office:value="3130.72224746327" calcext:value-type="float">
            <text:p>3130,72224746327</text:p>
          </table:table-cell>
          <table:table-cell office:value-type="float" office:value="582.766740250184" calcext:value-type="float">
            <text:p>582,766740250184</text:p>
          </table:table-cell>
          <table:table-cell office:value-type="float" office:value="1786.03335584065" calcext:value-type="float">
            <text:p>1786,03335584065</text:p>
          </table:table-cell>
          <table:table-cell office:value-type="float" office:value="1048.08397565923" calcext:value-type="float">
            <text:p>1048,08397565923</text:p>
          </table:table-cell>
          <table:table-cell office:value-type="float" office:value="2191.26552795031" calcext:value-type="float">
            <text:p>2191,26552795031</text:p>
          </table:table-cell>
          <table:table-cell office:value-type="float" office:value="1481.04106945976" calcext:value-type="float">
            <text:p>1481,04106945976</text:p>
          </table:table-cell>
          <table:table-cell office:value-type="float" office:value="2091.99740708729" calcext:value-type="float">
            <text:p>2091,99740708729</text:p>
          </table:table-cell>
          <table:table-cell office:value-type="float" office:value="1611.7207819386" calcext:value-type="float">
            <text:p>1611,7207819386</text:p>
          </table:table-cell>
          <table:table-cell office:value-type="float" office:value="1594.64432989691" calcext:value-type="float">
            <text:p>1594,64432989691</text:p>
          </table:table-cell>
          <table:table-cell office:value-type="float" office:value="2851.23111992071" calcext:value-type="float">
            <text:p>2851,23111992071</text:p>
          </table:table-cell>
          <table:table-cell office:value-type="float" office:value="3245.21963562753" calcext:value-type="float">
            <text:p>3245,21963562753</text:p>
          </table:table-cell>
          <table:table-cell office:value-type="float" office:value="1636.57901134522" calcext:value-type="float">
            <text:p>1636,57901134522</text:p>
          </table:table-cell>
          <table:table-cell office:value-type="float" office:value="1789.63636363636" calcext:value-type="float">
            <text:p>1789,63636363636</text:p>
          </table:table-cell>
          <table:table-cell office:value-type="float" office:value="4285.60558530987" calcext:value-type="float">
            <text:p>4285,60558530987</text:p>
          </table:table-cell>
          <table:table-cell office:value-type="float" office:value="3424.75403551251" calcext:value-type="float">
            <text:p>3424,75403551251</text:p>
          </table:table-cell>
          <table:table-cell office:value-type="float" office:value="2179.61262798635" calcext:value-type="float">
            <text:p>2179,61262798635</text:p>
          </table:table-cell>
          <table:table-cell office:value-type="float" office:value="5068.50461320085" calcext:value-type="float">
            <text:p>5068,50461320085</text:p>
          </table:table-cell>
          <table:table-cell office:value-type="float" office:value="1669.2752643628" calcext:value-type="float">
            <text:p>1669,2752643628</text:p>
          </table:table-cell>
          <table:table-cell office:value-type="float" office:value="728.029279279279" calcext:value-type="float">
            <text:p>728,029279279279</text:p>
          </table:table-cell>
          <table:table-cell office:value-type="float" office:value="1551.07142857143" calcext:value-type="float">
            <text:p>1551,07142857143</text:p>
          </table:table-cell>
          <table:table-cell office:value-type="float" office:value="2483.78017751479" calcext:value-type="float">
            <text:p>2483,78017751479</text:p>
          </table:table-cell>
          <table:table-cell office:value-type="float" office:value="702.972865123703" calcext:value-type="float">
            <text:p>702,972865123703</text:p>
          </table:table-cell>
          <table:table-cell office:value-type="float" office:value="1907.89668457873" calcext:value-type="float">
            <text:p>1907,89668457873</text:p>
          </table:table-cell>
          <table:table-cell office:value-type="float" office:value="1369.34223918575" calcext:value-type="float">
            <text:p>1369,34223918575</text:p>
          </table:table-cell>
          <table:table-cell office:value-type="float" office:value="1392.66054436822" calcext:value-type="float">
            <text:p>1392,66054436822</text:p>
          </table:table-cell>
          <table:table-cell office:value-type="float" office:value="3657.43017260704" calcext:value-type="float">
            <text:p>3657,43017260704</text:p>
          </table:table-cell>
          <table:table-cell office:value-type="float" office:value="1079.48010160881" calcext:value-type="float">
            <text:p>1079,48010160881</text:p>
          </table:table-cell>
          <table:table-cell office:value-type="float" office:value="2125.45367412141" calcext:value-type="float">
            <text:p>2125,45367412141</text:p>
          </table:table-cell>
          <table:table-cell office:value-type="float" office:value="5951.33675213675" calcext:value-type="float">
            <text:p>5951,33675213675</text:p>
          </table:table-cell>
          <table:table-cell office:value-type="float" office:value="1649.62657738862" calcext:value-type="float">
            <text:p>1649,62657738862</text:p>
          </table:table-cell>
          <table:table-cell office:value-type="float" office:value="2284.18876448635" calcext:value-type="float">
            <text:p>2284,18876448635</text:p>
          </table:table-cell>
          <table:table-cell office:value-type="float" office:value="1698.06466302368" calcext:value-type="float">
            <text:p>1698,06466302368</text:p>
          </table:table-cell>
          <table:table-cell office:value-type="float" office:value="2229.35409457901" calcext:value-type="float">
            <text:p>2229,35409457901</text:p>
          </table:table-cell>
          <table:table-cell office:value-type="float" office:value="1399.76203866432" calcext:value-type="float">
            <text:p>1399,76203866432</text:p>
          </table:table-cell>
          <table:table-cell office:value-type="float" office:value="1895.28087269646" calcext:value-type="float">
            <text:p>1895,28087269646</text:p>
          </table:table-cell>
          <table:table-cell office:value-type="float" office:value="420.69134458356" calcext:value-type="float">
            <text:p>420,69134458356</text:p>
          </table:table-cell>
          <table:table-cell office:value-type="float" office:value="4922.6804217415" calcext:value-type="float">
            <text:p>4922,6804217415</text:p>
          </table:table-cell>
          <table:table-cell office:value-type="float" office:value="2282.59039128281" calcext:value-type="float">
            <text:p>2282,59039128281</text:p>
          </table:table-cell>
          <table:table-cell office:value-type="float" office:value="1842.80365974283" calcext:value-type="float">
            <text:p>1842,80365974283</text:p>
          </table:table-cell>
          <table:table-cell office:value-type="float" office:value="4194.66252771619" calcext:value-type="float">
            <text:p>4194,66252771619</text:p>
          </table:table-cell>
          <table:table-cell office:value-type="float" office:value="1338.9086915222" calcext:value-type="float">
            <text:p>1338,9086915222</text:p>
          </table:table-cell>
          <table:table-cell office:value-type="float" office:value="3162.41860953581" calcext:value-type="float">
            <text:p>3162,41860953581</text:p>
          </table:table-cell>
          <table:table-cell office:value-type="float" office:value="1486.35282457879" calcext:value-type="float">
            <text:p>1486,35282457879</text:p>
          </table:table-cell>
          <table:table-cell office:value-type="float" office:value="1462.33181299886" calcext:value-type="float">
            <text:p>1462,33181299886</text:p>
          </table:table-cell>
          <table:table-cell office:value-type="float" office:value="1354.23636363636" calcext:value-type="float">
            <text:p>1354,23636363636</text:p>
          </table:table-cell>
          <table:table-cell office:value-type="float" office:value="2055.51379897785" calcext:value-type="float">
            <text:p>2055,51379897785</text:p>
          </table:table-cell>
          <table:table-cell office:value-type="float" office:value="1783.03829645871" calcext:value-type="float">
            <text:p>1783,03829645871</text:p>
          </table:table-cell>
          <table:table-cell office:value-type="float" office:value="2953.75024260068" calcext:value-type="float">
            <text:p>2953,75024260068</text:p>
          </table:table-cell>
          <table:table-cell office:value-type="float" office:value="2401.9499033222" calcext:value-type="float">
            <text:p>2401,9499033222</text:p>
          </table:table-cell>
          <table:table-cell office:value-type="float" office:value="1299.1045202487" calcext:value-type="float">
            <text:p>1299,1045202487</text:p>
          </table:table-cell>
          <table:table-cell office:value-type="float" office:value="575.123662515348" calcext:value-type="float">
            <text:p>575,123662515348</text:p>
          </table:table-cell>
          <table:table-cell office:value-type="float" office:value="220.543179103703" calcext:value-type="float">
            <text:p>220,543179103703</text:p>
          </table:table-cell>
          <table:table-cell office:value-type="float" office:value="177.857603389518" calcext:value-type="float">
            <text:p>177,857603389518</text:p>
          </table:table-cell>
          <table:table-cell office:value-type="float" office:value="181.045751633987" calcext:value-type="float">
            <text:p>181,045751633987</text:p>
          </table:table-cell>
          <table:table-cell office:value-type="float" office:value="231.607461675799" calcext:value-type="float">
            <text:p>231,607461675799</text:p>
          </table:table-cell>
          <table:table-cell office:value-type="float" office:value="575.938965661642" calcext:value-type="float">
            <text:p>575,938965661642</text:p>
          </table:table-cell>
          <table:table-cell office:value-type="float" office:value="746.363784932178" calcext:value-type="float">
            <text:p>746,363784932178</text:p>
          </table:table-cell>
          <table:table-cell office:value-type="float" office:value="349.263022979035" calcext:value-type="float">
            <text:p>349,263022979035</text:p>
          </table:table-cell>
          <table:table-cell office:value-type="float" office:value="14.2723460026212" calcext:value-type="float">
            <text:p>14,2723460026212</text:p>
          </table:table-cell>
          <table:table-cell office:value-type="float" office:value="0" calcext:value-type="float">
            <text:p>0</text:p>
          </table:table-cell>
          <table:table-cell office:value-type="float" office:value="1307.91505791506" calcext:value-type="float">
            <text:p>1307,91505791506</text:p>
          </table:table-cell>
          <table:table-cell office:value-type="float" office:value="1311.85185185185" calcext:value-type="float">
            <text:p>1311,85185185185</text:p>
          </table:table-cell>
          <table:table-cell office:value-type="float" office:value="602.219927723283" calcext:value-type="float">
            <text:p>602,219927723283</text:p>
          </table:table-cell>
          <table:table-cell office:value-type="float" office:value="597.356405443454" calcext:value-type="float">
            <text:p>597,356405443454</text:p>
          </table:table-cell>
          <table:table-cell office:value-type="float" office:value="764.341085271318" calcext:value-type="float">
            <text:p>764,341085271318</text:p>
          </table:table-cell>
          <table:table-cell office:value-type="float" office:value="862.293824319141" calcext:value-type="float">
            <text:p>862,293824319141</text:p>
          </table:table-cell>
          <table:table-cell office:value-type="float" office:value="877.199743095697" calcext:value-type="float">
            <text:p>877,199743095697</text:p>
          </table:table-cell>
          <table:table-cell office:value-type="float" office:value="1157.20524017467" calcext:value-type="float">
            <text:p>1157,20524017467</text:p>
          </table:table-cell>
          <table:table-cell office:value-type="float" office:value="1636.70871013803" calcext:value-type="float">
            <text:p>1636,70871013803</text:p>
          </table:table-cell>
          <table:table-cell office:value-type="float" office:value="1190.42890135269" calcext:value-type="float">
            <text:p>1190,42890135269</text:p>
          </table:table-cell>
          <table:table-cell office:value-type="float" office:value="975.814619110524" calcext:value-type="float">
            <text:p>975,814619110524</text:p>
          </table:table-cell>
          <table:table-cell office:value-type="float" office:value="1026.06187729418" calcext:value-type="float">
            <text:p>1026,06187729418</text:p>
          </table:table-cell>
          <table:table-cell office:value-type="float" office:value="150.501209816799" calcext:value-type="float">
            <text:p>150,501209816799</text:p>
          </table:table-cell>
          <table:table-cell office:value-type="float" office:value="1539.68253968254" calcext:value-type="float">
            <text:p>1539,68253968254</text:p>
          </table:table-cell>
          <table:table-cell office:value-type="float" office:value="455.056179775281" calcext:value-type="float">
            <text:p>455,056179775281</text:p>
          </table:table-cell>
          <table:table-cell office:value-type="float" office:value="1798.49693251534" calcext:value-type="float">
            <text:p>1798,49693251534</text:p>
          </table:table-cell>
          <table:table-cell office:value-type="float" office:value="534.715821812596" calcext:value-type="float">
            <text:p>534,715821812596</text:p>
          </table:table-cell>
          <table:table-cell office:value-type="float" office:value="2007.35119047619" calcext:value-type="float">
            <text:p>2007,35119047619</text:p>
          </table:table-cell>
          <table:table-cell office:value-type="float" office:value="566.733021077283" calcext:value-type="float">
            <text:p>566,733021077283</text:p>
          </table:table-cell>
          <table:table-cell office:value-type="float" office:value="573.794888385636" calcext:value-type="float">
            <text:p>573,794888385636</text:p>
          </table:table-cell>
          <table:table-cell office:value-type="float" office:value="378.351934523809" calcext:value-type="float">
            <text:p>378,351934523809</text:p>
          </table:table-cell>
          <table:table-cell office:value-type="float" office:value="1335.20982599795" calcext:value-type="float">
            <text:p>1335,20982599795</text:p>
          </table:table-cell>
          <table:table-cell office:value-type="float" office:value="267.026414644326" calcext:value-type="float">
            <text:p>267,026414644326</text:p>
          </table:table-cell>
          <table:table-cell office:value-type="float" office:value="781.938614714788" calcext:value-type="float">
            <text:p>781,938614714788</text:p>
          </table:table-cell>
          <table:table-cell office:value-type="float" office:value="1240.84429824561" calcext:value-type="float">
            <text:p>1240,84429824561</text:p>
          </table:table-cell>
          <table:table-cell office:value-type="float" office:value="994.52177817692" calcext:value-type="float">
            <text:p>994,52177817692</text:p>
          </table:table-cell>
          <table:table-cell office:value-type="float" office:value="525.388349514563" calcext:value-type="float">
            <text:p>525,388349514563</text:p>
          </table:table-cell>
          <table:table-cell office:value-type="float" office:value="659.509202453988" calcext:value-type="float">
            <text:p>659,509202453988</text:p>
          </table:table-cell>
          <table:table-cell office:value-type="float" office:value="1438.69731800766" calcext:value-type="float">
            <text:p>1438,69731800766</text:p>
          </table:table-cell>
          <table:table-cell office:value-type="float" office:value="667.438867438867" calcext:value-type="float">
            <text:p>667,438867438867</text:p>
          </table:table-cell>
          <table:table-cell office:value-type="float" office:value="725.445187853834" calcext:value-type="float">
            <text:p>725,445187853834</text:p>
          </table:table-cell>
          <table:table-cell office:value-type="float" office:value="615.57413577676" calcext:value-type="float">
            <text:p>615,57413577676</text:p>
          </table:table-cell>
          <table:table-cell office:value-type="float" office:value="1292.98429319372" calcext:value-type="float">
            <text:p>1292,98429319372</text:p>
          </table:table-cell>
          <table:table-cell office:value-type="float" office:value="424.20177383592" calcext:value-type="float">
            <text:p>424,20177383592</text:p>
          </table:table-cell>
          <table:table-cell office:value-type="float" office:value="684.153439153439" calcext:value-type="float">
            <text:p>684,153439153439</text:p>
          </table:table-cell>
          <table:table-cell office:value-type="float" office:value="1479.26" calcext:value-type="float">
            <text:p>1479,26</text:p>
          </table:table-cell>
          <table:table-cell office:value-type="float" office:value="456.032719836401" calcext:value-type="float">
            <text:p>456,032719836401</text:p>
          </table:table-cell>
          <table:table-cell office:value-type="float" office:value="601.941747572816" calcext:value-type="float">
            <text:p>601,941747572816</text:p>
          </table:table-cell>
          <table:table-cell office:value-type="float" office:value="1102.17321997875" calcext:value-type="float">
            <text:p>1102,17321997875</text:p>
          </table:table-cell>
          <table:table-cell office:value-type="float" office:value="760.536717287289" calcext:value-type="float">
            <text:p>760,536717287289</text:p>
          </table:table-cell>
          <table:table-cell office:value-type="float" office:value="638.736263736264" calcext:value-type="float">
            <text:p>638,736263736264</text:p>
          </table:table-cell>
          <table:table-cell office:value-type="float" office:value="2114.10307630843" calcext:value-type="float">
            <text:p>2114,10307630843</text:p>
          </table:table-cell>
          <table:table-cell office:value-type="float" office:value="739.05865823674" calcext:value-type="float">
            <text:p>739,05865823674</text:p>
          </table:table-cell>
          <table:table-cell office:value-type="float" office:value="404.760514018692" calcext:value-type="float">
            <text:p>404,760514018692</text:p>
          </table:table-cell>
          <table:table-cell office:value-type="float" office:value="968.366101958346" calcext:value-type="float">
            <text:p>968,366101958346</text:p>
          </table:table-cell>
          <table:table-cell office:value-type="float" office:value="1286.81658468025" calcext:value-type="float">
            <text:p>1286,81658468025</text:p>
          </table:table-cell>
          <table:table-cell office:value-type="float" office:value="485.524523160763" calcext:value-type="float">
            <text:p>485,524523160763</text:p>
          </table:table-cell>
          <table:table-cell office:value-type="float" office:value="491.822895891504" calcext:value-type="float">
            <text:p>491,822895891504</text:p>
          </table:table-cell>
          <table:table-cell office:value-type="float" office:value="635.136315510852" calcext:value-type="float">
            <text:p>635,136315510852</text:p>
          </table:table-cell>
          <table:table-cell office:value-type="float" office:value="328.61973562865" calcext:value-type="float">
            <text:p>328,61973562865</text:p>
          </table:table-cell>
          <table:table-cell office:value-type="float" office:value="400.694234832478" calcext:value-type="float">
            <text:p>400,694234832478</text:p>
          </table:table-cell>
          <table:table-cell office:value-type="float" office:value="615.729166666667" calcext:value-type="float">
            <text:p>615,729166666667</text:p>
          </table:table-cell>
          <table:table-cell office:value-type="float" office:value="840.679245283019" calcext:value-type="float">
            <text:p>840,679245283019</text:p>
          </table:table-cell>
          <table:table-cell office:value-type="float" office:value="423.310554290053" calcext:value-type="float">
            <text:p>423,310554290053</text:p>
          </table:table-cell>
          <table:table-cell office:value-type="float" office:value="937.177615571776" calcext:value-type="float">
            <text:p>937,177615571776</text:p>
          </table:table-cell>
          <table:table-cell office:value-type="float" office:value="1374.70725995316" calcext:value-type="float">
            <text:p>1374,70725995316</text:p>
          </table:table-cell>
          <table:table-cell office:value-type="float" office:value="1709.11602209945" calcext:value-type="float">
            <text:p>1709,11602209945</text:p>
          </table:table-cell>
          <table:table-cell office:value-type="float" office:value="1030.61766522545" calcext:value-type="float">
            <text:p>1030,61766522545</text:p>
          </table:table-cell>
          <table:table-cell office:value-type="float" office:value="518.134715025907" calcext:value-type="float">
            <text:p>518,134715025907</text:p>
          </table:table-cell>
          <table:table-cell office:value-type="float" office:value="182.670546395086" calcext:value-type="float">
            <text:p>182,670546395086</text:p>
          </table:table-cell>
          <table:table-cell office:value-type="float" office:value="585.708927231808" calcext:value-type="float">
            <text:p>585,708927231808</text:p>
          </table:table-cell>
          <table:table-cell office:value-type="float" office:value="1570.72368421053" calcext:value-type="float">
            <text:p>1570,72368421053</text:p>
          </table:table-cell>
          <table:table-cell office:value-type="float" office:value="841.436810431294" calcext:value-type="float">
            <text:p>841,436810431294</text:p>
          </table:table-cell>
          <table:table-cell office:value-type="float" office:value="1029.14823914824" calcext:value-type="float">
            <text:p>1029,14823914824</text:p>
          </table:table-cell>
          <table:table-cell office:value-type="float" office:value="765.388711395101" calcext:value-type="float">
            <text:p>765,388711395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8-12T16:23:36.597073640</dc:date>
    <meta:editing-duration>PT31M39S</meta:editing-duration>
    <meta:editing-cycles>5</meta:editing-cycles>
    <meta:document-statistic meta:table-count="1" meta:cell-count="5094" meta:object-count="0"/>
  </office:meta>
</office:document-meta>
</file>